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o" table:style-name="ta1">
        <table:shapes>
          <draw:frame draw:z-index="0" draw:style-name="gr1" draw:text-style-name="P1" svg:width="879.19pt" svg:height="372.13pt" svg:x="337.92pt" svg:y="13.52pt">
            <draw:object draw:notify-on-update-of-ranges="foo.B1:foo.B128 foo.C1:foo.C1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79.19pt" svg:height="372.13pt" svg:x="1189.22pt" svg:y="197.94pt">
            <draw:object draw:notify-on-update-of-ranges="foo.B1:foo.B128 foo.E1:foo.E1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67.8pt" svg:height="485.63pt" svg:x="357.36pt" svg:y="367.43pt">
            <draw:object draw:notify-on-update-of-ranges="foo.B1:foo.B128 foo.F1:foo.F1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914" calcext:value-type="float">
            <text:p>0.000914</text:p>
          </table:table-cell>
          <table:table-cell table:formula="of:=[.C1]/[.D1]" office:value-type="float" office:value="0.206783369803063" calcext:value-type="float">
            <text:p>0.20678336980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44444.444/2048)*[.A2]" office:value-type="float" office:value="21.701388671875" calcext:value-type="float">
            <text:p>21.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959" calcext:value-type="float">
            <text:p>0.000959</text:p>
          </table:table-cell>
          <table:table-cell table:formula="of:=[.C2]/[.D2]" office:value-type="float" office:value="0.124087591240876" calcext:value-type="float">
            <text:p>0.124087591240876</text:p>
          </table:table-cell>
          <table:table-cell table:formula="of:=[.E2]-[.E1]" office:value-type="float" office:value="-0.0826957785621875" calcext:value-type="float">
            <text:p>-0.082695778562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44444.444/2048)*[.A3]" office:value-type="float" office:value="43.40277734375" calcext:value-type="float">
            <text:p>43.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94" calcext:value-type="float">
            <text:p>0.00094</text:p>
          </table:table-cell>
          <table:table-cell table:formula="of:=[.C3]/[.D3]" office:value-type="float" office:value="0.0606382978723404" calcext:value-type="float">
            <text:p>0.060638297872341</text:p>
          </table:table-cell>
          <table:table-cell table:formula="of:=[.E3]-[.E2]" office:value-type="float" office:value="-0.0634492933685355" calcext:value-type="float">
            <text:p>-0.063449293368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44444.444/2048)*[.A4]" office:value-type="float" office:value="65.104166015625" calcext:value-type="float">
            <text:p>65.1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921" calcext:value-type="float">
            <text:p>0.000921</text:p>
          </table:table-cell>
          <table:table-cell table:formula="of:=[.C4]/[.D4]" office:value-type="float" office:value="0.120521172638437" calcext:value-type="float">
            <text:p>0.120521172638437</text:p>
          </table:table-cell>
          <table:table-cell table:formula="of:=[.E4]-[.E3]" office:value-type="float" office:value="0.0598828747660961" calcext:value-type="float">
            <text:p>0.0598828747660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44444.444/2048)*[.A5]" office:value-type="float" office:value="86.8055546875" calcext:value-type="float">
            <text:p>86.8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959" calcext:value-type="float">
            <text:p>0.000959</text:p>
          </table:table-cell>
          <table:table-cell table:formula="of:=[.C5]/[.D5]" office:value-type="float" office:value="0.32533889468196" calcext:value-type="float">
            <text:p>0.32533889468196</text:p>
          </table:table-cell>
          <table:table-cell table:formula="of:=[.E5]-[.E4]" office:value-type="float" office:value="0.204817722043524" calcext:value-type="float">
            <text:p>0.204817722043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44444.444/2048)*[.A6]" office:value-type="float" office:value="108.506943359375" calcext:value-type="float">
            <text:p>108.5</text:p>
          </table:table-cell>
          <table:table-cell office:value-type="float" office:value="0.001324" calcext:value-type="float">
            <text:p>0.001324</text:p>
          </table:table-cell>
          <table:table-cell office:value-type="float" office:value="0.000953" calcext:value-type="float">
            <text:p>0.000953</text:p>
          </table:table-cell>
          <table:table-cell table:formula="of:=[.C6]/[.D6]" office:value-type="float" office:value="1.38929695697796" calcext:value-type="float">
            <text:p>1.38929695697796</text:p>
          </table:table-cell>
          <table:table-cell table:formula="of:=[.E6]-[.E5]" office:value-type="float" office:value="1.063958062296" calcext:value-type="float">
            <text:p>1.063958062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44444.444/2048)*[.A7]" office:value-type="float" office:value="130.20833203125" calcext:value-type="float">
            <text:p>130.2</text:p>
          </table:table-cell>
          <table:table-cell office:value-type="float" office:value="0.001957" calcext:value-type="float">
            <text:p>0.001957</text:p>
          </table:table-cell>
          <table:table-cell office:value-type="float" office:value="0.000913" calcext:value-type="float">
            <text:p>0.000913</text:p>
          </table:table-cell>
          <table:table-cell table:formula="of:=[.C7]/[.D7]" office:value-type="float" office:value="2.1434830230011" calcext:value-type="float">
            <text:p>2.1434830230011</text:p>
          </table:table-cell>
          <table:table-cell table:formula="of:=[.E7]-[.E6]" office:value-type="float" office:value="0.754186066023131" calcext:value-type="float">
            <text:p>0.7541860660231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44444.444/2048)*[.A8]" office:value-type="float" office:value="151.909720703125" calcext:value-type="float">
            <text:p>151.9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.000882" calcext:value-type="float">
            <text:p>0.000882</text:p>
          </table:table-cell>
          <table:table-cell table:formula="of:=[.C8]/[.D8]" office:value-type="float" office:value="1.09410430839002" calcext:value-type="float">
            <text:p>1.09410430839002</text:p>
          </table:table-cell>
          <table:table-cell table:formula="of:=[.E8]-[.E7]" office:value-type="float" office:value="-1.04937871461107" calcext:value-type="float">
            <text:p>-1.04937871461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44444.444/2048)*[.A9]" office:value-type="float" office:value="173.611109375" calcext:value-type="float">
            <text:p>173.6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0852" calcext:value-type="float">
            <text:p>0.000852</text:p>
          </table:table-cell>
          <table:table-cell table:formula="of:=[.C9]/[.D9]" office:value-type="float" office:value="2.98708920187793" calcext:value-type="float">
            <text:p>2.98708920187793</text:p>
          </table:table-cell>
          <table:table-cell table:formula="of:=[.E9]-[.E8]" office:value-type="float" office:value="1.89298489348791" calcext:value-type="float">
            <text:p>1.89298489348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44444.444/2048)*[.A10]" office:value-type="float" office:value="195.312498046875" calcext:value-type="float">
            <text:p>195.3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00828" calcext:value-type="float">
            <text:p>0.000828</text:p>
          </table:table-cell>
          <table:table-cell table:formula="of:=[.C10]/[.D10]" office:value-type="float" office:value="1.98550724637681" calcext:value-type="float">
            <text:p>1.98550724637681</text:p>
          </table:table-cell>
          <table:table-cell table:formula="of:=[.E10]-[.E9]" office:value-type="float" office:value="-1.00158195550112" calcext:value-type="float">
            <text:p>-1.001581955501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44444.444/2048)*[.A11]" office:value-type="float" office:value="217.01388671875" calcext:value-type="float">
            <text:p>217.0</text:p>
          </table:table-cell>
          <table:table-cell office:value-type="float" office:value="0.002132" calcext:value-type="float">
            <text:p>0.002132</text:p>
          </table:table-cell>
          <table:table-cell office:value-type="float" office:value="0.000813" calcext:value-type="float">
            <text:p>0.000813</text:p>
          </table:table-cell>
          <table:table-cell table:formula="of:=[.C11]/[.D11]" office:value-type="float" office:value="2.62238622386224" calcext:value-type="float">
            <text:p>2.62238622386224</text:p>
          </table:table-cell>
          <table:table-cell table:formula="of:=[.E11]-[.E10]" office:value-type="float" office:value="0.636878977485427" calcext:value-type="float">
            <text:p>0.6368789774854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44444.444/2048)*[.A12]" office:value-type="float" office:value="238.715275390625" calcext:value-type="float">
            <text:p>238.7</text:p>
          </table:table-cell>
          <table:table-cell office:value-type="float" office:value="0.00132" calcext:value-type="float">
            <text:p>0.00132</text:p>
          </table:table-cell>
          <table:table-cell office:value-type="float" office:value="0.000852" calcext:value-type="float">
            <text:p>0.000852</text:p>
          </table:table-cell>
          <table:table-cell table:formula="of:=[.C12]/[.D12]" office:value-type="float" office:value="1.54929577464789" calcext:value-type="float">
            <text:p>1.54929577464789</text:p>
          </table:table-cell>
          <table:table-cell table:formula="of:=[.E12]-[.E11]" office:value-type="float" office:value="-1.07309044921435" calcext:value-type="float">
            <text:p>-1.073090449214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44444.444/2048)*[.A13]" office:value-type="float" office:value="260.4166640625" calcext:value-type="float">
            <text:p>260.4</text:p>
          </table:table-cell>
          <table:table-cell office:value-type="float" office:value="0.001576" calcext:value-type="float">
            <text:p>0.001576</text:p>
          </table:table-cell>
          <table:table-cell office:value-type="float" office:value="0.000853" calcext:value-type="float">
            <text:p>0.000853</text:p>
          </table:table-cell>
          <table:table-cell table:formula="of:=[.C13]/[.D13]" office:value-type="float" office:value="1.84759671746776" calcext:value-type="float">
            <text:p>1.84759671746776</text:p>
          </table:table-cell>
          <table:table-cell table:formula="of:=[.E13]-[.E12]" office:value-type="float" office:value="0.298300942819873" calcext:value-type="float">
            <text:p>0.2983009428198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44444.444/2048)*[.A14]" office:value-type="float" office:value="282.118052734375" calcext:value-type="float">
            <text:p>282.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83" calcext:value-type="float">
            <text:p>0.00083</text:p>
          </table:table-cell>
          <table:table-cell table:formula="of:=[.C14]/[.D14]" office:value-type="float" office:value="0.2" calcext:value-type="float">
            <text:p>0.2</text:p>
          </table:table-cell>
          <table:table-cell table:formula="of:=[.E14]-[.E13]" office:value-type="float" office:value="-1.64759671746776" calcext:value-type="float">
            <text:p>-1.647596717467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44444.444/2048)*[.A15]" office:value-type="float" office:value="303.81944140625" calcext:value-type="float">
            <text:p>303.8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81" calcext:value-type="float">
            <text:p>0.00081</text:p>
          </table:table-cell>
          <table:table-cell table:formula="of:=[.C15]/[.D15]" office:value-type="float" office:value="0.274074074074074" calcext:value-type="float">
            <text:p>0.274074074074074</text:p>
          </table:table-cell>
          <table:table-cell table:formula="of:=[.E15]-[.E14]" office:value-type="float" office:value="0.0740740740740741" calcext:value-type="float">
            <text:p>0.0740740740740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44444.444/2048)*[.A16]" office:value-type="float" office:value="325.520830078125" calcext:value-type="float">
            <text:p>325.5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8" calcext:value-type="float">
            <text:p>0.0008</text:p>
          </table:table-cell>
          <table:table-cell table:formula="of:=[.C16]/[.D16]" office:value-type="float" office:value="0.15625" calcext:value-type="float">
            <text:p>0.15625</text:p>
          </table:table-cell>
          <table:table-cell table:formula="of:=[.E16]-[.E15]" office:value-type="float" office:value="-0.117824074074074" calcext:value-type="float">
            <text:p>-0.1178240740740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44444.444/2048)*[.A17]" office:value-type="float" office:value="347.22221875" calcext:value-type="float">
            <text:p>347.2</text:p>
          </table:table-cell>
          <table:table-cell office:value-type="float" office:value="0.000777" calcext:value-type="float">
            <text:p>0.000777</text:p>
          </table:table-cell>
          <table:table-cell office:value-type="float" office:value="0.000789" calcext:value-type="float">
            <text:p>0.000789</text:p>
          </table:table-cell>
          <table:table-cell table:formula="of:=[.C17]/[.D17]" office:value-type="float" office:value="0.984790874524715" calcext:value-type="float">
            <text:p>0.984790874524715</text:p>
          </table:table-cell>
          <table:table-cell table:formula="of:=[.E17]-[.E16]" office:value-type="float" office:value="0.828540874524715" calcext:value-type="float">
            <text:p>0.8285408745247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44444.444/2048)*[.A18]" office:value-type="float" office:value="368.923607421875" calcext:value-type="float">
            <text:p>368.9</text:p>
          </table:table-cell>
          <table:table-cell office:value-type="float" office:value="0.001727" calcext:value-type="float">
            <text:p>0.001727</text:p>
          </table:table-cell>
          <table:table-cell office:value-type="float" office:value="0.000789" calcext:value-type="float">
            <text:p>0.000789</text:p>
          </table:table-cell>
          <table:table-cell table:formula="of:=[.C18]/[.D18]" office:value-type="float" office:value="2.18884664131812" calcext:value-type="float">
            <text:p>2.18884664131812</text:p>
          </table:table-cell>
          <table:table-cell table:formula="of:=[.E18]-[.E17]" office:value-type="float" office:value="1.20405576679341" calcext:value-type="float">
            <text:p>1.20405576679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44444.444/2048)*[.A19]" office:value-type="float" office:value="390.62499609375" calcext:value-type="float">
            <text:p>390.6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000802" calcext:value-type="float">
            <text:p>0.000802</text:p>
          </table:table-cell>
          <table:table-cell table:formula="of:=[.C19]/[.D19]" office:value-type="float" office:value="0.745635910224439" calcext:value-type="float">
            <text:p>0.745635910224439</text:p>
          </table:table-cell>
          <table:table-cell table:formula="of:=[.E19]-[.E18]" office:value-type="float" office:value="-1.44321073109369" calcext:value-type="float">
            <text:p>-1.443210731093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44444.444/2048)*[.A20]" office:value-type="float" office:value="412.326384765625" calcext:value-type="float">
            <text:p>412.3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812" calcext:value-type="float">
            <text:p>0.000812</text:p>
          </table:table-cell>
          <table:table-cell table:formula="of:=[.C20]/[.D20]" office:value-type="float" office:value="0.687192118226601" calcext:value-type="float">
            <text:p>0.687192118226601</text:p>
          </table:table-cell>
          <table:table-cell table:formula="of:=[.E20]-[.E19]" office:value-type="float" office:value="-0.058443791997838" calcext:value-type="float">
            <text:p>-0.0584437919978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44444.444/2048)*[.A21]" office:value-type="float" office:value="434.0277734375" calcext:value-type="float">
            <text:p>434.0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0811" calcext:value-type="float">
            <text:p>0.000811</text:p>
          </table:table-cell>
          <table:table-cell table:formula="of:=[.C21]/[.D21]" office:value-type="float" office:value="2.10604192355117" calcext:value-type="float">
            <text:p>2.10604192355117</text:p>
          </table:table-cell>
          <table:table-cell table:formula="of:=[.E21]-[.E20]" office:value-type="float" office:value="1.41884980532457" calcext:value-type="float">
            <text:p>1.418849805324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44444.444/2048)*[.A22]" office:value-type="float" office:value="455.729162109375" calcext:value-type="float">
            <text:p>455.7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000808" calcext:value-type="float">
            <text:p>0.000808</text:p>
          </table:table-cell>
          <table:table-cell table:formula="of:=[.C22]/[.D22]" office:value-type="float" office:value="1.01856435643564" calcext:value-type="float">
            <text:p>1.01856435643564</text:p>
          </table:table-cell>
          <table:table-cell table:formula="of:=[.E22]-[.E21]" office:value-type="float" office:value="-1.08747756711553" calcext:value-type="float">
            <text:p>-1.087477567115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44444.444/2048)*[.A23]" office:value-type="float" office:value="477.43055078125" calcext:value-type="float">
            <text:p>477.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771" calcext:value-type="float">
            <text:p>0.000771</text:p>
          </table:table-cell>
          <table:table-cell table:formula="of:=[.C23]/[.D23]" office:value-type="float" office:value="0.0557717250324254" calcext:value-type="float">
            <text:p>0.055771725032426</text:p>
          </table:table-cell>
          <table:table-cell table:formula="of:=[.E23]-[.E22]" office:value-type="float" office:value="-0.962792631403218" calcext:value-type="float">
            <text:p>-0.9627926314032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44444.444/2048)*[.A24]" office:value-type="float" office:value="499.131939453125" calcext:value-type="float">
            <text:p>499.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.00073" calcext:value-type="float">
            <text:p>0.00073</text:p>
          </table:table-cell>
          <table:table-cell table:formula="of:=[.C24]/[.D24]" office:value-type="float" office:value="0.232876712328767" calcext:value-type="float">
            <text:p>0.232876712328767</text:p>
          </table:table-cell>
          <table:table-cell table:formula="of:=[.E24]-[.E23]" office:value-type="float" office:value="0.177104987296342" calcext:value-type="float">
            <text:p>0.1771049872963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44444.444/2048)*[.A25]" office:value-type="float" office:value="520.833328125" calcext:value-type="float">
            <text:p>520.8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834" calcext:value-type="float">
            <text:p>0.000834</text:p>
          </table:table-cell>
          <table:table-cell table:formula="of:=[.C25]/[.D25]" office:value-type="float" office:value="0.155875299760192" calcext:value-type="float">
            <text:p>0.155875299760192</text:p>
          </table:table-cell>
          <table:table-cell table:formula="of:=[.E25]-[.E24]" office:value-type="float" office:value="-0.0770014125685752" calcext:value-type="float">
            <text:p>-0.077001412568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44444.444/2048)*[.A26]" office:value-type="float" office:value="542.534716796875" calcext:value-type="float">
            <text:p>542.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894" calcext:value-type="float">
            <text:p>0.000894</text:p>
          </table:table-cell>
          <table:table-cell table:formula="of:=[.C26]/[.D26]" office:value-type="float" office:value="0.25503355704698" calcext:value-type="float">
            <text:p>0.25503355704698</text:p>
          </table:table-cell>
          <table:table-cell table:formula="of:=[.E26]-[.E25]" office:value-type="float" office:value="0.099158257286788" calcext:value-type="float">
            <text:p>0.09915825728678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44444.444/2048)*[.A27]" office:value-type="float" office:value="564.23610546875" calcext:value-type="float">
            <text:p>564.2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863" calcext:value-type="float">
            <text:p>0.000863</text:p>
          </table:table-cell>
          <table:table-cell table:formula="of:=[.C27]/[.D27]" office:value-type="float" office:value="0.47856315179606" calcext:value-type="float">
            <text:p>0.47856315179606</text:p>
          </table:table-cell>
          <table:table-cell table:formula="of:=[.E27]-[.E26]" office:value-type="float" office:value="0.22352959474908" calcext:value-type="float">
            <text:p>0.2235295947490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44444.444/2048)*[.A28]" office:value-type="float" office:value="585.937494140625" calcext:value-type="float">
            <text:p>585.9</text:p>
          </table:table-cell>
          <table:table-cell office:value-type="float" office:value="0.001906" calcext:value-type="float">
            <text:p>0.001906</text:p>
          </table:table-cell>
          <table:table-cell office:value-type="float" office:value="0.000816" calcext:value-type="float">
            <text:p>0.000816</text:p>
          </table:table-cell>
          <table:table-cell table:formula="of:=[.C28]/[.D28]" office:value-type="float" office:value="2.33578431372549" calcext:value-type="float">
            <text:p>2.33578431372549</text:p>
          </table:table-cell>
          <table:table-cell table:formula="of:=[.E28]-[.E27]" office:value-type="float" office:value="1.85722116192943" calcext:value-type="float">
            <text:p>1.8572211619294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44444.444/2048)*[.A29]" office:value-type="float" office:value="607.6388828125" calcext:value-type="float">
            <text:p>607.6</text:p>
          </table:table-cell>
          <table:table-cell office:value-type="float" office:value="0.000878" calcext:value-type="float">
            <text:p>0.000878</text:p>
          </table:table-cell>
          <table:table-cell office:value-type="float" office:value="0.000785" calcext:value-type="float">
            <text:p>0.000785</text:p>
          </table:table-cell>
          <table:table-cell table:formula="of:=[.C29]/[.D29]" office:value-type="float" office:value="1.11847133757962" calcext:value-type="float">
            <text:p>1.11847133757962</text:p>
          </table:table-cell>
          <table:table-cell table:formula="of:=[.E29]-[.E28]" office:value-type="float" office:value="-1.21731297614587" calcext:value-type="float">
            <text:p>-1.217312976145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44444.444/2048)*[.A30]" office:value-type="float" office:value="629.340271484375" calcext:value-type="float">
            <text:p>629.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738" calcext:value-type="float">
            <text:p>0.000738</text:p>
          </table:table-cell>
          <table:table-cell table:formula="of:=[.C30]/[.D30]" office:value-type="float" office:value="0.227642276422764" calcext:value-type="float">
            <text:p>0.227642276422764</text:p>
          </table:table-cell>
          <table:table-cell table:formula="of:=[.E30]-[.E29]" office:value-type="float" office:value="-0.890829061156854" calcext:value-type="float">
            <text:p>-0.89082906115685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44444.444/2048)*[.A31]" office:value-type="float" office:value="651.04166015625" calcext:value-type="float">
            <text:p>651.0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738" calcext:value-type="float">
            <text:p>0.000738</text:p>
          </table:table-cell>
          <table:table-cell table:formula="of:=[.C31]/[.D31]" office:value-type="float" office:value="0.306233062330623" calcext:value-type="float">
            <text:p>0.306233062330623</text:p>
          </table:table-cell>
          <table:table-cell table:formula="of:=[.E31]-[.E30]" office:value-type="float" office:value="0.0785907859078591" calcext:value-type="float">
            <text:p>0.0785907859078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44444.444/2048)*[.A32]" office:value-type="float" office:value="672.743048828125" calcext:value-type="float">
            <text:p>672.7</text:p>
          </table:table-cell>
          <table:table-cell office:value-type="float" office:value="0.000487" calcext:value-type="float">
            <text:p>0.000487</text:p>
          </table:table-cell>
          <table:table-cell office:value-type="float" office:value="0.000732" calcext:value-type="float">
            <text:p>0.000732</text:p>
          </table:table-cell>
          <table:table-cell table:formula="of:=[.C32]/[.D32]" office:value-type="float" office:value="0.665300546448087" calcext:value-type="float">
            <text:p>0.665300546448087</text:p>
          </table:table-cell>
          <table:table-cell table:formula="of:=[.E32]-[.E31]" office:value-type="float" office:value="0.359067484117464" calcext:value-type="float">
            <text:p>0.3590674841174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44444.444/2048)*[.A33]" office:value-type="float" office:value="694.4444375" calcext:value-type="float">
            <text:p>694.4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73" calcext:value-type="float">
            <text:p>0.00073</text:p>
          </table:table-cell>
          <table:table-cell table:formula="of:=[.C33]/[.D33]" office:value-type="float" office:value="0.591780821917808" calcext:value-type="float">
            <text:p>0.591780821917808</text:p>
          </table:table-cell>
          <table:table-cell table:formula="of:=[.E33]-[.E32]" office:value-type="float" office:value="-0.0735197245302792" calcext:value-type="float">
            <text:p>-0.0735197245302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44444.444/2048)*[.A34]" office:value-type="float" office:value="716.145826171875" calcext:value-type="float">
            <text:p>716.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708" calcext:value-type="float">
            <text:p>0.000708</text:p>
          </table:table-cell>
          <table:table-cell table:formula="of:=[.C34]/[.D34]" office:value-type="float" office:value="0.247175141242938" calcext:value-type="float">
            <text:p>0.247175141242938</text:p>
          </table:table-cell>
          <table:table-cell table:formula="of:=[.E34]-[.E33]" office:value-type="float" office:value="-0.34460568067487" calcext:value-type="float">
            <text:p>-0.3446056806748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44444.444/2048)*[.A35]" office:value-type="float" office:value="737.84721484375" calcext:value-type="float">
            <text:p>737.8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657" calcext:value-type="float">
            <text:p>0.000657</text:p>
          </table:table-cell>
          <table:table-cell table:formula="of:=[.C35]/[.D35]" office:value-type="float" office:value="0.834094368340944" calcext:value-type="float">
            <text:p>0.834094368340944</text:p>
          </table:table-cell>
          <table:table-cell table:formula="of:=[.E35]-[.E34]" office:value-type="float" office:value="0.586919227098006" calcext:value-type="float">
            <text:p>0.58691922709800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44444.444/2048)*[.A36]" office:value-type="float" office:value="759.548603515625" calcext:value-type="float">
            <text:p>759.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648" calcext:value-type="float">
            <text:p>0.000648</text:p>
          </table:table-cell>
          <table:table-cell table:formula="of:=[.C36]/[.D36]" office:value-type="float" office:value="0.628086419753086" calcext:value-type="float">
            <text:p>0.628086419753086</text:p>
          </table:table-cell>
          <table:table-cell table:formula="of:=[.E36]-[.E35]" office:value-type="float" office:value="-0.206007948587857" calcext:value-type="float">
            <text:p>-0.20600794858785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44444.444/2048)*[.A37]" office:value-type="float" office:value="781.2499921875" calcext:value-type="float">
            <text:p>781.2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65" calcext:value-type="float">
            <text:p>0.00065</text:p>
          </table:table-cell>
          <table:table-cell table:formula="of:=[.C37]/[.D37]" office:value-type="float" office:value="0.12" calcext:value-type="float">
            <text:p>0.12</text:p>
          </table:table-cell>
          <table:table-cell table:formula="of:=[.E37]-[.E36]" office:value-type="float" office:value="-0.508086419753086" calcext:value-type="float">
            <text:p>-0.50808641975308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44444.444/2048)*[.A38]" office:value-type="float" office:value="802.951380859375" calcext:value-type="float">
            <text:p>803.0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21" calcext:value-type="float">
            <text:p>0.000621</text:p>
          </table:table-cell>
          <table:table-cell table:formula="of:=[.C38]/[.D38]" office:value-type="float" office:value="0.352657004830918" calcext:value-type="float">
            <text:p>0.352657004830918</text:p>
          </table:table-cell>
          <table:table-cell table:formula="of:=[.E38]-[.E37]" office:value-type="float" office:value="0.232657004830918" calcext:value-type="float">
            <text:p>0.2326570048309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44444.444/2048)*[.A39]" office:value-type="float" office:value="824.65276953125" calcext:value-type="float">
            <text:p>824.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65" calcext:value-type="float">
            <text:p>0.00065</text:p>
          </table:table-cell>
          <table:table-cell table:formula="of:=[.C39]/[.D39]" office:value-type="float" office:value="0.146153846153846" calcext:value-type="float">
            <text:p>0.146153846153846</text:p>
          </table:table-cell>
          <table:table-cell table:formula="of:=[.E39]-[.E38]" office:value-type="float" office:value="-0.206503158677072" calcext:value-type="float">
            <text:p>-0.2065031586770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44444.444/2048)*[.A40]" office:value-type="float" office:value="846.354158203125" calcext:value-type="float">
            <text:p>846.4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000696" calcext:value-type="float">
            <text:p>0.000696</text:p>
          </table:table-cell>
          <table:table-cell table:formula="of:=[.C40]/[.D40]" office:value-type="float" office:value="0.864942528735632" calcext:value-type="float">
            <text:p>0.864942528735632</text:p>
          </table:table-cell>
          <table:table-cell table:formula="of:=[.E40]-[.E39]" office:value-type="float" office:value="0.718788682581786" calcext:value-type="float">
            <text:p>0.7187886825817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44444.444/2048)*[.A41]" office:value-type="float" office:value="868.055546875" calcext:value-type="float">
            <text:p>868.1</text:p>
          </table:table-cell>
          <table:table-cell office:value-type="float" office:value="0.004386" calcext:value-type="float">
            <text:p>0.004386</text:p>
          </table:table-cell>
          <table:table-cell office:value-type="float" office:value="0.000704" calcext:value-type="float">
            <text:p>0.000704</text:p>
          </table:table-cell>
          <table:table-cell table:formula="of:=[.C41]/[.D41]" office:value-type="float" office:value="6.23011363636364" calcext:value-type="float">
            <text:p>6.23011363636364</text:p>
          </table:table-cell>
          <table:table-cell table:formula="of:=[.E41]-[.E40]" office:value-type="float" office:value="5.365171107628" calcext:value-type="float">
            <text:p>5.3651711076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44444.444/2048)*[.A42]" office:value-type="float" office:value="889.756935546875" calcext:value-type="float">
            <text:p>889.8</text:p>
          </table:table-cell>
          <table:table-cell office:value-type="float" office:value="0.004533" calcext:value-type="float">
            <text:p>0.004533</text:p>
          </table:table-cell>
          <table:table-cell office:value-type="float" office:value="0.000707" calcext:value-type="float">
            <text:p>0.000707</text:p>
          </table:table-cell>
          <table:table-cell table:formula="of:=[.C42]/[.D42]" office:value-type="float" office:value="6.41159830268741" calcext:value-type="float">
            <text:p>6.41159830268741</text:p>
          </table:table-cell>
          <table:table-cell table:formula="of:=[.E42]-[.E41]" office:value-type="float" office:value="0.181484666323775" calcext:value-type="float">
            <text:p>0.1814846663237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44444.444/2048)*[.A43]" office:value-type="float" office:value="911.45832421875" calcext:value-type="float">
            <text:p>911.5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712" calcext:value-type="float">
            <text:p>0.000712</text:p>
          </table:table-cell>
          <table:table-cell table:formula="of:=[.C43]/[.D43]" office:value-type="float" office:value="0.882022471910112" calcext:value-type="float">
            <text:p>0.882022471910112</text:p>
          </table:table-cell>
          <table:table-cell table:formula="of:=[.E43]-[.E42]" office:value-type="float" office:value="-5.5295758307773" calcext:value-type="float">
            <text:p>-5.52957583077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44444.444/2048)*[.A44]" office:value-type="float" office:value="933.159712890625" calcext:value-type="float">
            <text:p>933.2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0704" calcext:value-type="float">
            <text:p>0.000704</text:p>
          </table:table-cell>
          <table:table-cell table:formula="of:=[.C44]/[.D44]" office:value-type="float" office:value="0.836647727272727" calcext:value-type="float">
            <text:p>0.836647727272727</text:p>
          </table:table-cell>
          <table:table-cell table:formula="of:=[.E44]-[.E43]" office:value-type="float" office:value="-0.0453747446373851" calcext:value-type="float">
            <text:p>-0.0453747446373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44444.444/2048)*[.A45]" office:value-type="float" office:value="954.8611015625" calcext:value-type="float">
            <text:p>954.9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65" calcext:value-type="float">
            <text:p>0.00065</text:p>
          </table:table-cell>
          <table:table-cell table:formula="of:=[.C45]/[.D45]" office:value-type="float" office:value="0.452307692307692" calcext:value-type="float">
            <text:p>0.452307692307692</text:p>
          </table:table-cell>
          <table:table-cell table:formula="of:=[.E45]-[.E44]" office:value-type="float" office:value="-0.384340034965035" calcext:value-type="float">
            <text:p>-0.3843400349650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44444.444/2048)*[.A46]" office:value-type="float" office:value="976.562490234375" calcext:value-type="float">
            <text:p>976.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633" calcext:value-type="float">
            <text:p>0.000633</text:p>
          </table:table-cell>
          <table:table-cell table:formula="of:=[.C46]/[.D46]" office:value-type="float" office:value="0.042654028436019" calcext:value-type="float">
            <text:p>0.042654028436019</text:p>
          </table:table-cell>
          <table:table-cell table:formula="of:=[.E46]-[.E45]" office:value-type="float" office:value="-0.409653663871673" calcext:value-type="float">
            <text:p>-0.4096536638716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44444.444/2048)*[.A47]" office:value-type="float" office:value="998.26387890625" calcext:value-type="float">
            <text:p>998.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.000632" calcext:value-type="float">
            <text:p>0.000632</text:p>
          </table:table-cell>
          <table:table-cell table:formula="of:=[.C47]/[.D47]" office:value-type="float" office:value="0.237341772151899" calcext:value-type="float">
            <text:p>0.237341772151899</text:p>
          </table:table-cell>
          <table:table-cell table:formula="of:=[.E47]-[.E46]" office:value-type="float" office:value="0.19468774371588" calcext:value-type="float">
            <text:p>0.19468774371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44444.444/2048)*[.A48]" office:value-type="float" office:value="1019.96526757813" calcext:value-type="float">
            <text:p>1020.0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627" calcext:value-type="float">
            <text:p>0.000627</text:p>
          </table:table-cell>
          <table:table-cell table:formula="of:=[.C48]/[.D48]" office:value-type="float" office:value="0.0606060606060606" calcext:value-type="float">
            <text:p>0.060606060606061</text:p>
          </table:table-cell>
          <table:table-cell table:formula="of:=[.E48]-[.E47]" office:value-type="float" office:value="-0.176735711545838" calcext:value-type="float">
            <text:p>-0.176735711545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44444.444/2048)*[.A49]" office:value-type="float" office:value="1041.66665625" calcext:value-type="float">
            <text:p>1041.7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614" calcext:value-type="float">
            <text:p>0.000614</text:p>
          </table:table-cell>
          <table:table-cell table:formula="of:=[.C49]/[.D49]" office:value-type="float" office:value="0.0749185667752443" calcext:value-type="float">
            <text:p>0.074918566775244</text:p>
          </table:table-cell>
          <table:table-cell table:formula="of:=[.E49]-[.E48]" office:value-type="float" office:value="0.0143125061691837" calcext:value-type="float">
            <text:p>0.0143125061691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44444.444/2048)*[.A50]" office:value-type="float" office:value="1063.36804492188" calcext:value-type="float">
            <text:p>1063.4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602" calcext:value-type="float">
            <text:p>0.000602</text:p>
          </table:table-cell>
          <table:table-cell table:formula="of:=[.C50]/[.D50]" office:value-type="float" office:value="0.101328903654485" calcext:value-type="float">
            <text:p>0.101328903654485</text:p>
          </table:table-cell>
          <table:table-cell table:formula="of:=[.E50]-[.E49]" office:value-type="float" office:value="0.0264103368792407" calcext:value-type="float">
            <text:p>0.026410336879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44444.444/2048)*[.A51]" office:value-type="float" office:value="1085.06943359375" calcext:value-type="float">
            <text:p>1085.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598" calcext:value-type="float">
            <text:p>0.000598</text:p>
          </table:table-cell>
          <table:table-cell table:formula="of:=[.C51]/[.D51]" office:value-type="float" office:value="0.0668896321070234" calcext:value-type="float">
            <text:p>0.066889632107024</text:p>
          </table:table-cell>
          <table:table-cell table:formula="of:=[.E51]-[.E50]" office:value-type="float" office:value="-0.0344392715474616" calcext:value-type="float">
            <text:p>-0.0344392715474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44444.444/2048)*[.A52]" office:value-type="float" office:value="1106.77082226563" calcext:value-type="float">
            <text:p>1106.8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584" calcext:value-type="float">
            <text:p>0.000584</text:p>
          </table:table-cell>
          <table:table-cell table:formula="of:=[.C52]/[.D52]" office:value-type="float" office:value="0.511986301369863" calcext:value-type="float">
            <text:p>0.511986301369863</text:p>
          </table:table-cell>
          <table:table-cell table:formula="of:=[.E52]-[.E51]" office:value-type="float" office:value="0.44509666926284" calcext:value-type="float">
            <text:p>0.445096669262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44444.444/2048)*[.A53]" office:value-type="float" office:value="1128.4722109375" calcext:value-type="float">
            <text:p>1128.5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572" calcext:value-type="float">
            <text:p>0.000572</text:p>
          </table:table-cell>
          <table:table-cell table:formula="of:=[.C53]/[.D53]" office:value-type="float" office:value="1.06468531468531" calcext:value-type="float">
            <text:p>1.06468531468531</text:p>
          </table:table-cell>
          <table:table-cell table:formula="of:=[.E53]-[.E52]" office:value-type="float" office:value="0.552699013315452" calcext:value-type="float">
            <text:p>0.5526990133154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44444.444/2048)*[.A54]" office:value-type="float" office:value="1150.17359960938" calcext:value-type="float">
            <text:p>1150.2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000572" calcext:value-type="float">
            <text:p>0.000572</text:p>
          </table:table-cell>
          <table:table-cell table:formula="of:=[.C54]/[.D54]" office:value-type="float" office:value="1.35314685314685" calcext:value-type="float">
            <text:p>1.35314685314685</text:p>
          </table:table-cell>
          <table:table-cell table:formula="of:=[.E54]-[.E53]" office:value-type="float" office:value="0.288461538461538" calcext:value-type="float">
            <text:p>0.2884615384615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44444.444/2048)*[.A55]" office:value-type="float" office:value="1171.87498828125" calcext:value-type="float">
            <text:p>1171.9</text:p>
          </table:table-cell>
          <table:table-cell office:value-type="float" office:value="0.00177" calcext:value-type="float">
            <text:p>0.00177</text:p>
          </table:table-cell>
          <table:table-cell office:value-type="float" office:value="0.000568" calcext:value-type="float">
            <text:p>0.000568</text:p>
          </table:table-cell>
          <table:table-cell table:formula="of:=[.C55]/[.D55]" office:value-type="float" office:value="3.11619718309859" calcext:value-type="float">
            <text:p>3.11619718309859</text:p>
          </table:table-cell>
          <table:table-cell table:formula="of:=[.E55]-[.E54]" office:value-type="float" office:value="1.76305032995174" calcext:value-type="float">
            <text:p>1.763050329951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44444.444/2048)*[.A56]" office:value-type="float" office:value="1193.57637695313" calcext:value-type="float">
            <text:p>1193.6</text:p>
          </table:table-cell>
          <table:table-cell office:value-type="float" office:value="0.001573" calcext:value-type="float">
            <text:p>0.001573</text:p>
          </table:table-cell>
          <table:table-cell office:value-type="float" office:value="0.000569" calcext:value-type="float">
            <text:p>0.000569</text:p>
          </table:table-cell>
          <table:table-cell table:formula="of:=[.C56]/[.D56]" office:value-type="float" office:value="2.76449912126538" calcext:value-type="float">
            <text:p>2.76449912126538</text:p>
          </table:table-cell>
          <table:table-cell table:formula="of:=[.E56]-[.E55]" office:value-type="float" office:value="-0.351698061833214" calcext:value-type="float">
            <text:p>-0.3516980618332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44444.444/2048)*[.A57]" office:value-type="float" office:value="1215.277765625" calcext:value-type="float">
            <text:p>1215.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555" calcext:value-type="float">
            <text:p>0.000555</text:p>
          </table:table-cell>
          <table:table-cell table:formula="of:=[.C57]/[.D57]" office:value-type="float" office:value="0.735135135135135" calcext:value-type="float">
            <text:p>0.735135135135135</text:p>
          </table:table-cell>
          <table:table-cell table:formula="of:=[.E57]-[.E56]" office:value-type="float" office:value="-2.02936398613024" calcext:value-type="float">
            <text:p>-2.0293639861302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44444.444/2048)*[.A58]" office:value-type="float" office:value="1236.97915429688" calcext:value-type="float">
            <text:p>1237.0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426" calcext:value-type="float">
            <text:p>0.000426</text:p>
          </table:table-cell>
          <table:table-cell table:formula="of:=[.C58]/[.D58]" office:value-type="float" office:value="0.565727699530516" calcext:value-type="float">
            <text:p>0.565727699530516</text:p>
          </table:table-cell>
          <table:table-cell table:formula="of:=[.E58]-[.E57]" office:value-type="float" office:value="-0.169407435604619" calcext:value-type="float">
            <text:p>-0.1694074356046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44444.444/2048)*[.A59]" office:value-type="float" office:value="1258.68054296875" calcext:value-type="float">
            <text:p>1258.7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0294" calcext:value-type="float">
            <text:p>0.000294</text:p>
          </table:table-cell>
          <table:table-cell table:formula="of:=[.C59]/[.D59]" office:value-type="float" office:value="1.35034013605442" calcext:value-type="float">
            <text:p>1.35034013605442</text:p>
          </table:table-cell>
          <table:table-cell table:formula="of:=[.E59]-[.E58]" office:value-type="float" office:value="0.784612436523905" calcext:value-type="float">
            <text:p>0.78461243652390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44444.444/2048)*[.A60]" office:value-type="float" office:value="1280.38193164063" calcext:value-type="float">
            <text:p>1280.4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277" calcext:value-type="float">
            <text:p>0.000277</text:p>
          </table:table-cell>
          <table:table-cell table:formula="of:=[.C60]/[.D60]" office:value-type="float" office:value="0.548736462093863" calcext:value-type="float">
            <text:p>0.548736462093863</text:p>
          </table:table-cell>
          <table:table-cell table:formula="of:=[.E60]-[.E59]" office:value-type="float" office:value="-0.801603673960559" calcext:value-type="float">
            <text:p>-0.8016036739605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44444.444/2048)*[.A61]" office:value-type="float" office:value="1302.0833203125" calcext:value-type="float">
            <text:p>1302.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261" calcext:value-type="float">
            <text:p>0.000261</text:p>
          </table:table-cell>
          <table:table-cell table:formula="of:=[.C61]/[.D61]" office:value-type="float" office:value="0.467432950191571" calcext:value-type="float">
            <text:p>0.467432950191571</text:p>
          </table:table-cell>
          <table:table-cell table:formula="of:=[.E61]-[.E60]" office:value-type="float" office:value="-0.0813035119022918" calcext:value-type="float">
            <text:p>-0.0813035119022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44444.444/2048)*[.A62]" office:value-type="float" office:value="1323.78470898438" calcext:value-type="float">
            <text:p>1323.8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253" calcext:value-type="float">
            <text:p>0.000253</text:p>
          </table:table-cell>
          <table:table-cell table:formula="of:=[.C62]/[.D62]" office:value-type="float" office:value="1.24505928853755" calcext:value-type="float">
            <text:p>1.24505928853755</text:p>
          </table:table-cell>
          <table:table-cell table:formula="of:=[.E62]-[.E61]" office:value-type="float" office:value="0.777626338345979" calcext:value-type="float">
            <text:p>0.7776263383459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44444.444/2048)*[.A63]" office:value-type="float" office:value="1345.48609765625" calcext:value-type="float">
            <text:p>1345.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253" calcext:value-type="float">
            <text:p>0.000253</text:p>
          </table:table-cell>
          <table:table-cell table:formula="of:=[.C63]/[.D63]" office:value-type="float" office:value="0.49802371541502" calcext:value-type="float">
            <text:p>0.49802371541502</text:p>
          </table:table-cell>
          <table:table-cell table:formula="of:=[.E63]-[.E62]" office:value-type="float" office:value="-0.74703557312253" calcext:value-type="float">
            <text:p>-0.747035573122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44444.444/2048)*[.A64]" office:value-type="float" office:value="1367.18748632813" calcext:value-type="float">
            <text:p>1367.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54" calcext:value-type="float">
            <text:p>0.000254</text:p>
          </table:table-cell>
          <table:table-cell table:formula="of:=[.C64]/[.D64]" office:value-type="float" office:value="0.275590551181102" calcext:value-type="float">
            <text:p>0.275590551181102</text:p>
          </table:table-cell>
          <table:table-cell table:formula="of:=[.E64]-[.E63]" office:value-type="float" office:value="-0.222433164233917" calcext:value-type="float">
            <text:p>-0.2224331642339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44444.444/2048)*[.A65]" office:value-type="float" office:value="1388.888875" calcext:value-type="float">
            <text:p>1388.9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254" calcext:value-type="float">
            <text:p>0.000254</text:p>
          </table:table-cell>
          <table:table-cell table:formula="of:=[.C65]/[.D65]" office:value-type="float" office:value="0.200787401574803" calcext:value-type="float">
            <text:p>0.200787401574803</text:p>
          </table:table-cell>
          <table:table-cell table:formula="of:=[.E65]-[.E64]" office:value-type="float" office:value="-0.0748031496062992" calcext:value-type="float">
            <text:p>-0.0748031496062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44444.444/2048)*[.A66]" office:value-type="float" office:value="1410.59026367188" calcext:value-type="float">
            <text:p>1410.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282" calcext:value-type="float">
            <text:p>0.000282</text:p>
          </table:table-cell>
          <table:table-cell table:formula="of:=[.C66]/[.D66]" office:value-type="float" office:value="0.152482269503546" calcext:value-type="float">
            <text:p>0.152482269503546</text:p>
          </table:table-cell>
          <table:table-cell table:formula="of:=[.E66]-[.E65]" office:value-type="float" office:value="-0.0483051320712571" calcext:value-type="float">
            <text:p>-0.0483051320712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44444.444/2048)*[.A67]" office:value-type="float" office:value="1432.29165234375" calcext:value-type="float">
            <text:p>1432.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305" calcext:value-type="float">
            <text:p>0.000305</text:p>
          </table:table-cell>
          <table:table-cell table:formula="of:=[.C67]/[.D67]" office:value-type="float" office:value="0.140983606557377" calcext:value-type="float">
            <text:p>0.140983606557377</text:p>
          </table:table-cell>
          <table:table-cell table:formula="of:=[.E67]-[.E66]" office:value-type="float" office:value="-0.0114986629461691" calcext:value-type="float">
            <text:p>-0.01149866294616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44444.444/2048)*[.A68]" office:value-type="float" office:value="1453.99304101563" calcext:value-type="float">
            <text:p>1454.0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31" calcext:value-type="float">
            <text:p>0.00031</text:p>
          </table:table-cell>
          <table:table-cell table:formula="of:=[.C68]/[.D68]" office:value-type="float" office:value="0.235483870967742" calcext:value-type="float">
            <text:p>0.235483870967742</text:p>
          </table:table-cell>
          <table:table-cell table:formula="of:=[.E68]-[.E67]" office:value-type="float" office:value="0.0945002644103649" calcext:value-type="float">
            <text:p>0.09450026441036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44444.444/2048)*[.A69]" office:value-type="float" office:value="1475.6944296875" calcext:value-type="float">
            <text:p>1475.7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303" calcext:value-type="float">
            <text:p>0.000303</text:p>
          </table:table-cell>
          <table:table-cell table:formula="of:=[.C69]/[.D69]" office:value-type="float" office:value="0.128712871287129" calcext:value-type="float">
            <text:p>0.128712871287129</text:p>
          </table:table-cell>
          <table:table-cell table:formula="of:=[.E69]-[.E68]" office:value-type="float" office:value="-0.106770999680613" calcext:value-type="float">
            <text:p>-0.1067709996806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44444.444/2048)*[.A70]" office:value-type="float" office:value="1497.39581835938" calcext:value-type="float">
            <text:p>1497.4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285" calcext:value-type="float">
            <text:p>0.000285</text:p>
          </table:table-cell>
          <table:table-cell table:formula="of:=[.C70]/[.D70]" office:value-type="float" office:value="0.252631578947368" calcext:value-type="float">
            <text:p>0.252631578947368</text:p>
          </table:table-cell>
          <table:table-cell table:formula="of:=[.E70]-[.E69]" office:value-type="float" office:value="0.12391870766024" calcext:value-type="float">
            <text:p>0.123918707660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44444.444/2048)*[.A71]" office:value-type="float" office:value="1519.09720703125" calcext:value-type="float">
            <text:p>1519.1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264" calcext:value-type="float">
            <text:p>0.000264</text:p>
          </table:table-cell>
          <table:table-cell table:formula="of:=[.C71]/[.D71]" office:value-type="float" office:value="0.234848484848485" calcext:value-type="float">
            <text:p>0.234848484848485</text:p>
          </table:table-cell>
          <table:table-cell table:formula="of:=[.E71]-[.E70]" office:value-type="float" office:value="-0.0177830940988835" calcext:value-type="float">
            <text:p>-0.0177830940988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44444.444/2048)*[.A72]" office:value-type="float" office:value="1540.79859570313" calcext:value-type="float">
            <text:p>1540.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212" calcext:value-type="float">
            <text:p>0.000212</text:p>
          </table:table-cell>
          <table:table-cell table:formula="of:=[.C72]/[.D72]" office:value-type="float" office:value="0.702830188679245" calcext:value-type="float">
            <text:p>0.702830188679245</text:p>
          </table:table-cell>
          <table:table-cell table:formula="of:=[.E72]-[.E71]" office:value-type="float" office:value="0.46798170383076" calcext:value-type="float">
            <text:p>0.467981703830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44444.444/2048)*[.A73]" office:value-type="float" office:value="1562.499984375" calcext:value-type="float">
            <text:p>1562.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65" calcext:value-type="float">
            <text:p>0.000165</text:p>
          </table:table-cell>
          <table:table-cell table:formula="of:=[.C73]/[.D73]" office:value-type="float" office:value="0.775757575757576" calcext:value-type="float">
            <text:p>0.775757575757576</text:p>
          </table:table-cell>
          <table:table-cell table:formula="of:=[.E73]-[.E72]" office:value-type="float" office:value="0.0729273870783306" calcext:value-type="float">
            <text:p>0.07292738707833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44444.444/2048)*[.A74]" office:value-type="float" office:value="1584.20137304687" calcext:value-type="float">
            <text:p>1584.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156" calcext:value-type="float">
            <text:p>0.000156</text:p>
          </table:table-cell>
          <table:table-cell table:formula="of:=[.C74]/[.D74]" office:value-type="float" office:value="0.826923076923077" calcext:value-type="float">
            <text:p>0.826923076923077</text:p>
          </table:table-cell>
          <table:table-cell table:formula="of:=[.E74]-[.E73]" office:value-type="float" office:value="0.0511655011655011" calcext:value-type="float">
            <text:p>0.05116550116550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44444.444/2048)*[.A75]" office:value-type="float" office:value="1605.90276171875" calcext:value-type="float">
            <text:p>1605.9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5" calcext:value-type="float">
            <text:p>0.00015</text:p>
          </table:table-cell>
          <table:table-cell table:formula="of:=[.C75]/[.D75]" office:value-type="float" office:value="1.18" calcext:value-type="float">
            <text:p>1.18</text:p>
          </table:table-cell>
          <table:table-cell table:formula="of:=[.E75]-[.E74]" office:value-type="float" office:value="0.353076923076923" calcext:value-type="float">
            <text:p>0.3530769230769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44444.444/2048)*[.A76]" office:value-type="float" office:value="1627.60415039063" calcext:value-type="float">
            <text:p>1627.6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139" calcext:value-type="float">
            <text:p>0.000139</text:p>
          </table:table-cell>
          <table:table-cell table:formula="of:=[.C76]/[.D76]" office:value-type="float" office:value="0.539568345323741" calcext:value-type="float">
            <text:p>0.539568345323741</text:p>
          </table:table-cell>
          <table:table-cell table:formula="of:=[.E76]-[.E75]" office:value-type="float" office:value="-0.640431654676259" calcext:value-type="float">
            <text:p>-0.64043165467625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44444.444/2048)*[.A77]" office:value-type="float" office:value="1649.3055390625" calcext:value-type="float">
            <text:p>1649.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35" calcext:value-type="float">
            <text:p>0.000135</text:p>
          </table:table-cell>
          <table:table-cell table:formula="of:=[.C77]/[.D77]" office:value-type="float" office:value="0.318518518518518" calcext:value-type="float">
            <text:p>0.318518518518518</text:p>
          </table:table-cell>
          <table:table-cell table:formula="of:=[.E77]-[.E76]" office:value-type="float" office:value="-0.221049826805222" calcext:value-type="float">
            <text:p>-0.22104982680522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44444.444/2048)*[.A78]" office:value-type="float" office:value="1671.00692773438" calcext:value-type="float">
            <text:p>1671.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33" calcext:value-type="float">
            <text:p>0.000133</text:p>
          </table:table-cell>
          <table:table-cell table:formula="of:=[.C78]/[.D78]" office:value-type="float" office:value="0.300751879699248" calcext:value-type="float">
            <text:p>0.300751879699248</text:p>
          </table:table-cell>
          <table:table-cell table:formula="of:=[.E78]-[.E77]" office:value-type="float" office:value="-0.0177666388192704" calcext:value-type="float">
            <text:p>-0.0177666388192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44444.444/2048)*[.A79]" office:value-type="float" office:value="1692.70831640625" calcext:value-type="float">
            <text:p>1692.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25" calcext:value-type="float">
            <text:p>0.000125</text:p>
          </table:table-cell>
          <table:table-cell table:formula="of:=[.C79]/[.D79]" office:value-type="float" office:value="0.384" calcext:value-type="float">
            <text:p>0.384</text:p>
          </table:table-cell>
          <table:table-cell table:formula="of:=[.E79]-[.E78]" office:value-type="float" office:value="0.0832481203007519" calcext:value-type="float">
            <text:p>0.08324812030075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44444.444/2048)*[.A80]" office:value-type="float" office:value="1714.40970507813" calcext:value-type="float">
            <text:p>1714.4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123" calcext:value-type="float">
            <text:p>0.000123</text:p>
          </table:table-cell>
          <table:table-cell table:formula="of:=[.C80]/[.D80]" office:value-type="float" office:value="1.26829268292683" calcext:value-type="float">
            <text:p>1.26829268292683</text:p>
          </table:table-cell>
          <table:table-cell table:formula="of:=[.E80]-[.E79]" office:value-type="float" office:value="0.88429268292683" calcext:value-type="float">
            <text:p>0.884292682926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44444.444/2048)*[.A81]" office:value-type="float" office:value="1736.11109375" calcext:value-type="float">
            <text:p>1736.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24" calcext:value-type="float">
            <text:p>0.000124</text:p>
          </table:table-cell>
          <table:table-cell table:formula="of:=[.C81]/[.D81]" office:value-type="float" office:value="0.459677419354839" calcext:value-type="float">
            <text:p>0.459677419354839</text:p>
          </table:table-cell>
          <table:table-cell table:formula="of:=[.E81]-[.E80]" office:value-type="float" office:value="-0.808615263571991" calcext:value-type="float">
            <text:p>-0.8086152635719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44444.444/2048)*[.A82]" office:value-type="float" office:value="1757.81248242188" calcext:value-type="float">
            <text:p>1757.8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123" calcext:value-type="float">
            <text:p>0.000123</text:p>
          </table:table-cell>
          <table:table-cell table:formula="of:=[.C82]/[.D82]" office:value-type="float" office:value="7.86178861788618" calcext:value-type="float">
            <text:p>7.86178861788618</text:p>
          </table:table-cell>
          <table:table-cell table:formula="of:=[.E82]-[.E81]" office:value-type="float" office:value="7.40211119853134" calcext:value-type="float">
            <text:p>7.4021111985313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44444.444/2048)*[.A83]" office:value-type="float" office:value="1779.51387109375" calcext:value-type="float">
            <text:p>1779.5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000122" calcext:value-type="float">
            <text:p>0.000122</text:p>
          </table:table-cell>
          <table:table-cell table:formula="of:=[.C83]/[.D83]" office:value-type="float" office:value="6.71311475409836" calcext:value-type="float">
            <text:p>6.71311475409836</text:p>
          </table:table-cell>
          <table:table-cell table:formula="of:=[.E83]-[.E82]" office:value-type="float" office:value="-1.14867386378782" calcext:value-type="float">
            <text:p>-1.148673863787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44444.444/2048)*[.A84]" office:value-type="float" office:value="1801.21525976563" calcext:value-type="float">
            <text:p>1801.2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122" calcext:value-type="float">
            <text:p>0.000122</text:p>
          </table:table-cell>
          <table:table-cell table:formula="of:=[.C84]/[.D84]" office:value-type="float" office:value="1.60655737704918" calcext:value-type="float">
            <text:p>1.60655737704918</text:p>
          </table:table-cell>
          <table:table-cell table:formula="of:=[.E84]-[.E83]" office:value-type="float" office:value="-5.10655737704918" calcext:value-type="float">
            <text:p>-5.106557377049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44444.444/2048)*[.A85]" office:value-type="float" office:value="1822.9166484375" calcext:value-type="float">
            <text:p>1822.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2" calcext:value-type="float">
            <text:p>0.00012</text:p>
          </table:table-cell>
          <table:table-cell table:formula="of:=[.C85]/[.D85]" office:value-type="float" office:value="0.541666666666667" calcext:value-type="float">
            <text:p>0.541666666666667</text:p>
          </table:table-cell>
          <table:table-cell table:formula="of:=[.E85]-[.E84]" office:value-type="float" office:value="-1.06489071038251" calcext:value-type="float">
            <text:p>-1.064890710382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44444.444/2048)*[.A86]" office:value-type="float" office:value="1844.61803710938" calcext:value-type="float">
            <text:p>1844.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119" calcext:value-type="float">
            <text:p>0.000119</text:p>
          </table:table-cell>
          <table:table-cell table:formula="of:=[.C86]/[.D86]" office:value-type="float" office:value="0.184873949579832" calcext:value-type="float">
            <text:p>0.184873949579832</text:p>
          </table:table-cell>
          <table:table-cell table:formula="of:=[.E86]-[.E85]" office:value-type="float" office:value="-0.356792717086835" calcext:value-type="float">
            <text:p>-0.35679271708683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44444.444/2048)*[.A87]" office:value-type="float" office:value="1866.31942578125" calcext:value-type="float">
            <text:p>1866.3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118" calcext:value-type="float">
            <text:p>0.000118</text:p>
          </table:table-cell>
          <table:table-cell table:formula="of:=[.C87]/[.D87]" office:value-type="float" office:value="0.567796610169492" calcext:value-type="float">
            <text:p>0.567796610169492</text:p>
          </table:table-cell>
          <table:table-cell table:formula="of:=[.E87]-[.E86]" office:value-type="float" office:value="0.38292266058966" calcext:value-type="float">
            <text:p>0.3829226605896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44444.444/2048)*[.A88]" office:value-type="float" office:value="1888.02081445313" calcext:value-type="float">
            <text:p>1888.0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16" calcext:value-type="float">
            <text:p>0.000116</text:p>
          </table:table-cell>
          <table:table-cell table:formula="of:=[.C88]/[.D88]" office:value-type="float" office:value="0.46551724137931" calcext:value-type="float">
            <text:p>0.46551724137931</text:p>
          </table:table-cell>
          <table:table-cell table:formula="of:=[.E88]-[.E87]" office:value-type="float" office:value="-0.102279368790181" calcext:value-type="float">
            <text:p>-0.1022793687901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44444.444/2048)*[.A89]" office:value-type="float" office:value="1909.722203125" calcext:value-type="float">
            <text:p>1909.7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112" calcext:value-type="float">
            <text:p>0.000112</text:p>
          </table:table-cell>
          <table:table-cell table:formula="of:=[.C89]/[.D89]" office:value-type="float" office:value="0.321428571428571" calcext:value-type="float">
            <text:p>0.321428571428571</text:p>
          </table:table-cell>
          <table:table-cell table:formula="of:=[.E89]-[.E88]" office:value-type="float" office:value="-0.144088669950739" calcext:value-type="float">
            <text:p>-0.14408866995073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44444.444/2048)*[.A90]" office:value-type="float" office:value="1931.42359179688" calcext:value-type="float">
            <text:p>1931.4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8" calcext:value-type="float">
            <text:p>0.000108</text:p>
          </table:table-cell>
          <table:table-cell table:formula="of:=[.C90]/[.D90]" office:value-type="float" office:value="0.962962962962963" calcext:value-type="float">
            <text:p>0.962962962962963</text:p>
          </table:table-cell>
          <table:table-cell table:formula="of:=[.E90]-[.E89]" office:value-type="float" office:value="0.641534391534391" calcext:value-type="float">
            <text:p>0.64153439153439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44444.444/2048)*[.A91]" office:value-type="float" office:value="1953.12498046875" calcext:value-type="float">
            <text:p>1953.1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5" calcext:value-type="float">
            <text:p>0.000105</text:p>
          </table:table-cell>
          <table:table-cell table:formula="of:=[.C91]/[.D91]" office:value-type="float" office:value="0.447619047619048" calcext:value-type="float">
            <text:p>0.447619047619048</text:p>
          </table:table-cell>
          <table:table-cell table:formula="of:=[.E91]-[.E90]" office:value-type="float" office:value="-0.515343915343915" calcext:value-type="float">
            <text:p>-0.515343915343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44444.444/2048)*[.A92]" office:value-type="float" office:value="1974.82636914063" calcext:value-type="float">
            <text:p>1974.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01" calcext:value-type="float">
            <text:p>0.000101</text:p>
          </table:table-cell>
          <table:table-cell table:formula="of:=[.C92]/[.D92]" office:value-type="float" office:value="0.455445544554455" calcext:value-type="float">
            <text:p>0.455445544554455</text:p>
          </table:table-cell>
          <table:table-cell table:formula="of:=[.E92]-[.E91]" office:value-type="float" office:value="0.00782649693540782" calcext:value-type="float">
            <text:p>0.0078264969354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44444.444/2048)*[.A93]" office:value-type="float" office:value="1996.5277578125" calcext:value-type="float">
            <text:p>1996.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104" calcext:value-type="float">
            <text:p>0.000104</text:p>
          </table:table-cell>
          <table:table-cell table:formula="of:=[.C93]/[.D93]" office:value-type="float" office:value="0.269230769230769" calcext:value-type="float">
            <text:p>0.269230769230769</text:p>
          </table:table-cell>
          <table:table-cell table:formula="of:=[.E93]-[.E92]" office:value-type="float" office:value="-0.186214775323686" calcext:value-type="float">
            <text:p>-0.1862147753236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44444.444/2048)*[.A94]" office:value-type="float" office:value="2018.22914648438" calcext:value-type="float">
            <text:p>2018.2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9" calcext:value-type="float">
            <text:p>0.000109</text:p>
          </table:table-cell>
          <table:table-cell table:formula="of:=[.C94]/[.D94]" office:value-type="float" office:value="0.431192660550459" calcext:value-type="float">
            <text:p>0.431192660550459</text:p>
          </table:table-cell>
          <table:table-cell table:formula="of:=[.E94]-[.E93]" office:value-type="float" office:value="0.16196189131969" calcext:value-type="float">
            <text:p>0.1619618913196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44444.444/2048)*[.A95]" office:value-type="float" office:value="2039.93053515625" calcext:value-type="float">
            <text:p>2039.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11" calcext:value-type="float">
            <text:p>0.00011</text:p>
          </table:table-cell>
          <table:table-cell table:formula="of:=[.C95]/[.D95]" office:value-type="float" office:value="0.263636363636364" calcext:value-type="float">
            <text:p>0.263636363636364</text:p>
          </table:table-cell>
          <table:table-cell table:formula="of:=[.E95]-[.E94]" office:value-type="float" office:value="-0.167556296914095" calcext:value-type="float">
            <text:p>-0.1675562969140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44444.444/2048)*[.A96]" office:value-type="float" office:value="2061.63192382813" calcext:value-type="float">
            <text:p>2061.6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9" calcext:value-type="float">
            <text:p>0.000109</text:p>
          </table:table-cell>
          <table:table-cell table:formula="of:=[.C96]/[.D96]" office:value-type="float" office:value="0.834862385321101" calcext:value-type="float">
            <text:p>0.834862385321101</text:p>
          </table:table-cell>
          <table:table-cell table:formula="of:=[.E96]-[.E95]" office:value-type="float" office:value="0.571226021684737" calcext:value-type="float">
            <text:p>0.5712260216847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44444.444/2048)*[.A97]" office:value-type="float" office:value="2083.3333125" calcext:value-type="float">
            <text:p>2083.3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105" calcext:value-type="float">
            <text:p>0.000105</text:p>
          </table:table-cell>
          <table:table-cell table:formula="of:=[.C97]/[.D97]" office:value-type="float" office:value="0.904761904761905" calcext:value-type="float">
            <text:p>0.904761904761905</text:p>
          </table:table-cell>
          <table:table-cell table:formula="of:=[.E97]-[.E96]" office:value-type="float" office:value="0.0698995194408039" calcext:value-type="float">
            <text:p>0.0698995194408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44444.444/2048)*[.A98]" office:value-type="float" office:value="2105.03470117187" calcext:value-type="float">
            <text:p>2105.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104" calcext:value-type="float">
            <text:p>0.000104</text:p>
          </table:table-cell>
          <table:table-cell table:formula="of:=[.C98]/[.D98]" office:value-type="float" office:value="0.182692307692308" calcext:value-type="float">
            <text:p>0.182692307692308</text:p>
          </table:table-cell>
          <table:table-cell table:formula="of:=[.E98]-[.E97]" office:value-type="float" office:value="-0.722069597069597" calcext:value-type="float">
            <text:p>-0.7220695970695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44444.444/2048)*[.A99]" office:value-type="float" office:value="2126.73608984375" calcext:value-type="float">
            <text:p>2126.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76" calcext:value-type="float">
            <text:p>7.6E-05</text:p>
          </table:table-cell>
          <table:table-cell table:formula="of:=[.C99]/[.D99]" office:value-type="float" office:value="0.131578947368421" calcext:value-type="float">
            <text:p>0.131578947368421</text:p>
          </table:table-cell>
          <table:table-cell table:formula="of:=[.E99]-[.E98]" office:value-type="float" office:value="-0.0511133603238866" calcext:value-type="float">
            <text:p>-0.05111336032388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44444.444/2048)*[.A100]" office:value-type="float" office:value="2148.43747851563" calcext:value-type="float">
            <text:p>2148.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51" calcext:value-type="float">
            <text:p>5.1E-05</text:p>
          </table:table-cell>
          <table:table-cell table:formula="of:=[.C100]/[.D100]" office:value-type="float" office:value="0.431372549019608" calcext:value-type="float">
            <text:p>0.431372549019608</text:p>
          </table:table-cell>
          <table:table-cell table:formula="of:=[.E100]-[.E99]" office:value-type="float" office:value="0.299793601651187" calcext:value-type="float">
            <text:p>0.299793601651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44444.444/2048)*[.A101]" office:value-type="float" office:value="2170.1388671875" calcext:value-type="float">
            <text:p>2170.1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46" calcext:value-type="float">
            <text:p>4.6E-05</text:p>
          </table:table-cell>
          <table:table-cell table:formula="of:=[.C101]/[.D101]" office:value-type="float" office:value="0.5" calcext:value-type="float">
            <text:p>0.5</text:p>
          </table:table-cell>
          <table:table-cell table:formula="of:=[.E101]-[.E100]" office:value-type="float" office:value="0.0686274509803922" calcext:value-type="float">
            <text:p>0.0686274509803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44444.444/2048)*[.A102]" office:value-type="float" office:value="2191.84025585937" calcext:value-type="float">
            <text:p>2191.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44" calcext:value-type="float">
            <text:p>4.4E-05</text:p>
          </table:table-cell>
          <table:table-cell table:formula="of:=[.C102]/[.D102]" office:value-type="float" office:value="0.363636363636364" calcext:value-type="float">
            <text:p>0.363636363636364</text:p>
          </table:table-cell>
          <table:table-cell table:formula="of:=[.E102]-[.E101]" office:value-type="float" office:value="-0.136363636363636" calcext:value-type="float">
            <text:p>-0.13636363636363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44444.444/2048)*[.A103]" office:value-type="float" office:value="2213.54164453125" calcext:value-type="float">
            <text:p>2213.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4" calcext:value-type="float">
            <text:p>4.4E-05</text:p>
          </table:table-cell>
          <table:table-cell table:formula="of:=[.C103]/[.D103]" office:value-type="float" office:value="0.545454545454546" calcext:value-type="float">
            <text:p>0.545454545454546</text:p>
          </table:table-cell>
          <table:table-cell table:formula="of:=[.E103]-[.E102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44444.444/2048)*[.A104]" office:value-type="float" office:value="2235.24303320313" calcext:value-type="float">
            <text:p>2235.2</text:p>
          </table:table-cell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.2E-05</text:p>
          </table:table-cell>
          <table:table-cell table:formula="of:=[.C104]/[.D104]" office:value-type="float" office:value="0" calcext:value-type="float">
            <text:p>0</text:p>
          </table:table-cell>
          <table:table-cell table:formula="of:=[.E104]-[.E103]" office:value-type="float" office:value="-0.545454545454546" calcext:value-type="float">
            <text:p>-0.5454545454545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44444.444/2048)*[.A105]" office:value-type="float" office:value="2256.944421875" calcext:value-type="float">
            <text:p>2256.9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41" calcext:value-type="float">
            <text:p>4.1E-05</text:p>
          </table:table-cell>
          <table:table-cell table:formula="of:=[.C105]/[.D105]" office:value-type="float" office:value="0.317073170731707" calcext:value-type="float">
            <text:p>0.317073170731707</text:p>
          </table:table-cell>
          <table:table-cell table:formula="of:=[.E105]-[.E104]" office:value-type="float" office:value="0.317073170731707" calcext:value-type="float">
            <text:p>0.31707317073170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44444.444/2048)*[.A106]" office:value-type="float" office:value="2278.64581054687" calcext:value-type="float">
            <text:p>2278.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4" calcext:value-type="float">
            <text:p>4E-05</text:p>
          </table:table-cell>
          <table:table-cell table:formula="of:=[.C106]/[.D106]" office:value-type="float" office:value="0.225" calcext:value-type="float">
            <text:p>0.225</text:p>
          </table:table-cell>
          <table:table-cell table:formula="of:=[.E106]-[.E105]" office:value-type="float" office:value="-0.0920731707317074" calcext:value-type="float">
            <text:p>-0.0920731707317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44444.444/2048)*[.A107]" office:value-type="float" office:value="2300.34719921875" calcext:value-type="float">
            <text:p>2300.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9" calcext:value-type="float">
            <text:p>3.9E-05</text:p>
          </table:table-cell>
          <table:table-cell table:formula="of:=[.C107]/[.D107]" office:value-type="float" office:value="0.641025641025641" calcext:value-type="float">
            <text:p>0.641025641025641</text:p>
          </table:table-cell>
          <table:table-cell table:formula="of:=[.E107]-[.E106]" office:value-type="float" office:value="0.416025641025641" calcext:value-type="float">
            <text:p>0.4160256410256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44444.444/2048)*[.A108]" office:value-type="float" office:value="2322.04858789063" calcext:value-type="float">
            <text:p>2322.0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38" calcext:value-type="float">
            <text:p>3.8E-05</text:p>
          </table:table-cell>
          <table:table-cell table:formula="of:=[.C108]/[.D108]" office:value-type="float" office:value="1.21052631578947" calcext:value-type="float">
            <text:p>1.21052631578947</text:p>
          </table:table-cell>
          <table:table-cell table:formula="of:=[.E108]-[.E107]" office:value-type="float" office:value="0.569500674763833" calcext:value-type="float">
            <text:p>0.56950067476383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44444.444/2048)*[.A109]" office:value-type="float" office:value="2343.7499765625" calcext:value-type="float">
            <text:p>2343.7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038" calcext:value-type="float">
            <text:p>3.8E-05</text:p>
          </table:table-cell>
          <table:table-cell table:formula="of:=[.C109]/[.D109]" office:value-type="float" office:value="4.60526315789474" calcext:value-type="float">
            <text:p>4.60526315789474</text:p>
          </table:table-cell>
          <table:table-cell table:formula="of:=[.E109]-[.E108]" office:value-type="float" office:value="3.39473684210526" calcext:value-type="float">
            <text:p>3.3947368421052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44444.444/2048)*[.A110]" office:value-type="float" office:value="2365.45136523438" calcext:value-type="float">
            <text:p>2365.5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039" calcext:value-type="float">
            <text:p>3.9E-05</text:p>
          </table:table-cell>
          <table:table-cell table:formula="of:=[.C110]/[.D110]" office:value-type="float" office:value="5.51282051282051" calcext:value-type="float">
            <text:p>5.51282051282051</text:p>
          </table:table-cell>
          <table:table-cell table:formula="of:=[.E110]-[.E109]" office:value-type="float" office:value="0.907557354925776" calcext:value-type="float">
            <text:p>0.90755735492577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44444.444/2048)*[.A111]" office:value-type="float" office:value="2387.15275390625" calcext:value-type="float">
            <text:p>2387.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39" calcext:value-type="float">
            <text:p>3.9E-05</text:p>
          </table:table-cell>
          <table:table-cell table:formula="of:=[.C111]/[.D111]" office:value-type="float" office:value="1.48717948717949" calcext:value-type="float">
            <text:p>1.48717948717949</text:p>
          </table:table-cell>
          <table:table-cell table:formula="of:=[.E111]-[.E110]" office:value-type="float" office:value="-4.02564102564103" calcext:value-type="float">
            <text:p>-4.0256410256410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44444.444/2048)*[.A112]" office:value-type="float" office:value="2408.85414257813" calcext:value-type="float">
            <text:p>2408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38" calcext:value-type="float">
            <text:p>3.8E-05</text:p>
          </table:table-cell>
          <table:table-cell table:formula="of:=[.C112]/[.D112]" office:value-type="float" office:value="0.394736842105263" calcext:value-type="float">
            <text:p>0.394736842105263</text:p>
          </table:table-cell>
          <table:table-cell table:formula="of:=[.E112]-[.E111]" office:value-type="float" office:value="-1.09244264507422" calcext:value-type="float">
            <text:p>-1.092442645074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44444.444/2048)*[.A113]" office:value-type="float" office:value="2430.55553125" calcext:value-type="float">
            <text:p>2430.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6" calcext:value-type="float">
            <text:p>3.6E-05</text:p>
          </table:table-cell>
          <table:table-cell table:formula="of:=[.C113]/[.D113]" office:value-type="float" office:value="0.75" calcext:value-type="float">
            <text:p>0.75</text:p>
          </table:table-cell>
          <table:table-cell table:formula="of:=[.E113]-[.E112]" office:value-type="float" office:value="0.355263157894737" calcext:value-type="float">
            <text:p>0.3552631578947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44444.444/2048)*[.A114]" office:value-type="float" office:value="2452.25691992188" calcext:value-type="float">
            <text:p>2452.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34" calcext:value-type="float">
            <text:p>3.4E-05</text:p>
          </table:table-cell>
          <table:table-cell table:formula="of:=[.C114]/[.D114]" office:value-type="float" office:value="0.970588235294117" calcext:value-type="float">
            <text:p>0.970588235294117</text:p>
          </table:table-cell>
          <table:table-cell table:formula="of:=[.E114]-[.E113]" office:value-type="float" office:value="0.220588235294118" calcext:value-type="float">
            <text:p>0.2205882352941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44444.444/2048)*[.A115]" office:value-type="float" office:value="2473.95830859375" calcext:value-type="float">
            <text:p>2474.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34" calcext:value-type="float">
            <text:p>3.4E-05</text:p>
          </table:table-cell>
          <table:table-cell table:formula="of:=[.C115]/[.D115]" office:value-type="float" office:value="0.588235294117647" calcext:value-type="float">
            <text:p>0.588235294117647</text:p>
          </table:table-cell>
          <table:table-cell table:formula="of:=[.E115]-[.E114]" office:value-type="float" office:value="-0.38235294117647" calcext:value-type="float">
            <text:p>-0.3823529411764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44444.444/2048)*[.A116]" office:value-type="float" office:value="2495.65969726562" calcext:value-type="float">
            <text:p>2495.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35" calcext:value-type="float">
            <text:p>3.5E-05</text:p>
          </table:table-cell>
          <table:table-cell table:formula="of:=[.C116]/[.D116]" office:value-type="float" office:value="0.514285714285714" calcext:value-type="float">
            <text:p>0.514285714285714</text:p>
          </table:table-cell>
          <table:table-cell table:formula="of:=[.E116]-[.E115]" office:value-type="float" office:value="-0.0739495798319327" calcext:value-type="float">
            <text:p>-0.07394957983193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44444.444/2048)*[.A117]" office:value-type="float" office:value="2517.3610859375" calcext:value-type="float">
            <text:p>2517.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34" calcext:value-type="float">
            <text:p>3.4E-05</text:p>
          </table:table-cell>
          <table:table-cell table:formula="of:=[.C117]/[.D117]" office:value-type="float" office:value="0.676470588235294" calcext:value-type="float">
            <text:p>0.676470588235294</text:p>
          </table:table-cell>
          <table:table-cell table:formula="of:=[.E117]-[.E116]" office:value-type="float" office:value="0.16218487394958" calcext:value-type="float">
            <text:p>0.1621848739495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44444.444/2048)*[.A118]" office:value-type="float" office:value="2539.06247460938" calcext:value-type="float">
            <text:p>2539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4" calcext:value-type="float">
            <text:p>3.4E-05</text:p>
          </table:table-cell>
          <table:table-cell table:formula="of:=[.C118]/[.D118]" office:value-type="float" office:value="0.352941176470588" calcext:value-type="float">
            <text:p>0.352941176470588</text:p>
          </table:table-cell>
          <table:table-cell table:formula="of:=[.E118]-[.E117]" office:value-type="float" office:value="-0.323529411764706" calcext:value-type="float">
            <text:p>-0.3235294117647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44444.444/2048)*[.A119]" office:value-type="float" office:value="2560.76386328125" calcext:value-type="float">
            <text:p>2560.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.4E-05</text:p>
          </table:table-cell>
          <table:table-cell table:formula="of:=[.C119]/[.D119]" office:value-type="float" office:value="0.147058823529412" calcext:value-type="float">
            <text:p>0.147058823529412</text:p>
          </table:table-cell>
          <table:table-cell table:formula="of:=[.E119]-[.E118]" office:value-type="float" office:value="-0.205882352941176" calcext:value-type="float">
            <text:p>-0.20588235294117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44444.444/2048)*[.A120]" office:value-type="float" office:value="2582.46525195312" calcext:value-type="float">
            <text:p>2582.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33" calcext:value-type="float">
            <text:p>3.3E-05</text:p>
          </table:table-cell>
          <table:table-cell table:formula="of:=[.C120]/[.D120]" office:value-type="float" office:value="0.484848484848485" calcext:value-type="float">
            <text:p>0.484848484848485</text:p>
          </table:table-cell>
          <table:table-cell table:formula="of:=[.E120]-[.E119]" office:value-type="float" office:value="0.337789661319073" calcext:value-type="float">
            <text:p>0.33778966131907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44444.444/2048)*[.A121]" office:value-type="float" office:value="2604.166640625" calcext:value-type="float">
            <text:p>2604.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4" calcext:value-type="float">
            <text:p>3.4E-05</text:p>
          </table:table-cell>
          <table:table-cell table:formula="of:=[.C121]/[.D121]" office:value-type="float" office:value="0.205882352941176" calcext:value-type="float">
            <text:p>0.205882352941176</text:p>
          </table:table-cell>
          <table:table-cell table:formula="of:=[.E121]-[.E120]" office:value-type="float" office:value="-0.278966131907308" calcext:value-type="float">
            <text:p>-0.2789661319073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44444.444/2048)*[.A122]" office:value-type="float" office:value="2625.86802929688" calcext:value-type="float">
            <text:p>2625.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4" calcext:value-type="float">
            <text:p>3.4E-05</text:p>
          </table:table-cell>
          <table:table-cell table:formula="of:=[.C122]/[.D122]" office:value-type="float" office:value="0.323529411764706" calcext:value-type="float">
            <text:p>0.323529411764706</text:p>
          </table:table-cell>
          <table:table-cell table:formula="of:=[.E122]-[.E121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44444.444/2048)*[.A123]" office:value-type="float" office:value="2647.56941796875" calcext:value-type="float">
            <text:p>2647.6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4" calcext:value-type="float">
            <text:p>3.4E-05</text:p>
          </table:table-cell>
          <table:table-cell table:formula="of:=[.C123]/[.D123]" office:value-type="float" office:value="1.47058823529412" calcext:value-type="float">
            <text:p>1.47058823529412</text:p>
          </table:table-cell>
          <table:table-cell table:formula="of:=[.E123]-[.E122]" office:value-type="float" office:value="1.14705882352941" calcext:value-type="float">
            <text:p>1.147058823529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44444.444/2048)*[.A124]" office:value-type="float" office:value="2669.27080664063" calcext:value-type="float">
            <text:p>2669.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4" calcext:value-type="float">
            <text:p>3.4E-05</text:p>
          </table:table-cell>
          <table:table-cell table:formula="of:=[.C124]/[.D124]" office:value-type="float" office:value="0.735294117647059" calcext:value-type="float">
            <text:p>0.735294117647059</text:p>
          </table:table-cell>
          <table:table-cell table:formula="of:=[.E124]-[.E123]" office:value-type="float" office:value="-0.735294117647059" calcext:value-type="float">
            <text:p>-0.73529411764705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44444.444/2048)*[.A125]" office:value-type="float" office:value="2690.9721953125" calcext:value-type="float">
            <text:p>2691.0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33" calcext:value-type="float">
            <text:p>3.3E-05</text:p>
          </table:table-cell>
          <table:table-cell table:formula="of:=[.C125]/[.D125]" office:value-type="float" office:value="1.3030303030303" calcext:value-type="float">
            <text:p>1.3030303030303</text:p>
          </table:table-cell>
          <table:table-cell table:formula="of:=[.E125]-[.E124]" office:value-type="float" office:value="0.567736185383244" calcext:value-type="float">
            <text:p>0.56773618538324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44444.444/2048)*[.A126]" office:value-type="float" office:value="2712.67358398438" calcext:value-type="float">
            <text:p>2712.7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28" calcext:value-type="float">
            <text:p>2.8E-05</text:p>
          </table:table-cell>
          <table:table-cell table:formula="of:=[.C126]/[.D126]" office:value-type="float" office:value="2.39285714285714" calcext:value-type="float">
            <text:p>2.39285714285714</text:p>
          </table:table-cell>
          <table:table-cell table:formula="of:=[.E126]-[.E125]" office:value-type="float" office:value="1.08982683982684" calcext:value-type="float">
            <text:p>1.089826839826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44444.444/2048)*[.A127]" office:value-type="float" office:value="2734.37497265625" calcext:value-type="float">
            <text:p>2734.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23" calcext:value-type="float">
            <text:p>2.3E-05</text:p>
          </table:table-cell>
          <table:table-cell table:formula="of:=[.C127]/[.D127]" office:value-type="float" office:value="1.34782608695652" calcext:value-type="float">
            <text:p>1.34782608695652</text:p>
          </table:table-cell>
          <table:table-cell table:formula="of:=[.E127]-[.E126]" office:value-type="float" office:value="-1.04503105590062" calcext:value-type="float">
            <text:p>-1.045031055900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44444.444/2048)*[.A128]" office:value-type="float" office:value="2756.07636132812" calcext:value-type="float">
            <text:p>2756.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2" calcext:value-type="float">
            <text:p>2.2E-05</text:p>
          </table:table-cell>
          <table:table-cell table:formula="of:=[.C128]/[.D128]" office:value-type="float" office:value="0.772727272727273" calcext:value-type="float">
            <text:p>0.772727272727273</text:p>
          </table:table-cell>
          <table:table-cell table:formula="of:=[.E128]-[.E127]" office:value-type="float" office:value="-0.575098814229249" calcext:value-type="float">
            <text:p>-0.5750988142292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44444.444/2048)*[.A129]" office:value-type="float" office:value="2777.77775" calcext:value-type="float">
            <text:p>2777.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2" calcext:value-type="float">
            <text:p>2.2E-05</text:p>
          </table:table-cell>
          <table:table-cell table:formula="of:=[.C129]/[.D129]" office:value-type="float" office:value="1.36363636363636" calcext:value-type="float">
            <text:p>1.36363636363636</text:p>
          </table:table-cell>
          <table:table-cell table:formula="of:=[.E129]-[.E128]" office:value-type="float" office:value="0.590909090909091" calcext:value-type="float">
            <text:p>0.59090909090909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44444.444/2048)*[.A130]" office:value-type="float" office:value="2799.47913867188" calcext:value-type="float">
            <text:p>2799.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2" calcext:value-type="float">
            <text:p>2.2E-05</text:p>
          </table:table-cell>
          <table:table-cell table:formula="of:=[.C130]/[.D130]" office:value-type="float" office:value="1.27272727272727" calcext:value-type="float">
            <text:p>1.27272727272727</text:p>
          </table:table-cell>
          <table:table-cell table:formula="of:=[.E130]-[.E129]" office:value-type="float" office:value="-0.090909090909091" calcext:value-type="float">
            <text:p>-0.0909090909090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44444.444/2048)*[.A131]" office:value-type="float" office:value="2821.18052734375" calcext:value-type="float">
            <text:p>2821.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  <table:table-cell table:formula="of:=[.C131]/[.D131]" office:value-type="float" office:value="0.904761904761905" calcext:value-type="float">
            <text:p>0.904761904761905</text:p>
          </table:table-cell>
          <table:table-cell table:formula="of:=[.E131]-[.E130]" office:value-type="float" office:value="-0.367965367965368" calcext:value-type="float">
            <text:p>-0.36796536796536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44444.444/2048)*[.A132]" office:value-type="float" office:value="2842.88191601563" calcext:value-type="float">
            <text:p>2842.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" calcext:value-type="float">
            <text:p>2E-05</text:p>
          </table:table-cell>
          <table:table-cell table:formula="of:=[.C132]/[.D132]" office:value-type="float" office:value="0.95" calcext:value-type="float">
            <text:p>0.95</text:p>
          </table:table-cell>
          <table:table-cell table:formula="of:=[.E132]-[.E131]" office:value-type="float" office:value="0.0452380952380952" calcext:value-type="float">
            <text:p>0.04523809523809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44444.444/2048)*[.A133]" office:value-type="float" office:value="2864.5833046875" calcext:value-type="float">
            <text:p>2864.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table:formula="of:=[.C133]/[.D133]" office:value-type="float" office:value="0.85" calcext:value-type="float">
            <text:p>0.85</text:p>
          </table:table-cell>
          <table:table-cell table:formula="of:=[.E133]-[.E132]" office:value-type="float" office:value="-0.0999999999999999" calcext:value-type="float">
            <text:p>-0.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44444.444/2048)*[.A134]" office:value-type="float" office:value="2886.28469335938" calcext:value-type="float">
            <text:p>2886.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2" calcext:value-type="float">
            <text:p>2E-05</text:p>
          </table:table-cell>
          <table:table-cell table:formula="of:=[.C134]/[.D134]" office:value-type="float" office:value="0.35" calcext:value-type="float">
            <text:p>0.35</text:p>
          </table:table-cell>
          <table:table-cell table:formula="of:=[.E134]-[.E133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44444.444/2048)*[.A135]" office:value-type="float" office:value="2907.98608203125" calcext:value-type="float">
            <text:p>2908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" calcext:value-type="float">
            <text:p>2E-05</text:p>
          </table:table-cell>
          <table:table-cell table:formula="of:=[.C135]/[.D135]" office:value-type="float" office:value="0.5" calcext:value-type="float">
            <text:p>0.5</text:p>
          </table:table-cell>
          <table:table-cell table:formula="of:=[.E135]-[.E134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44444.444/2048)*[.A136]" office:value-type="float" office:value="2929.68747070313" calcext:value-type="float">
            <text:p>2929.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2" calcext:value-type="float">
            <text:p>2E-05</text:p>
          </table:table-cell>
          <table:table-cell table:formula="of:=[.C136]/[.D136]" office:value-type="float" office:value="0.2" calcext:value-type="float">
            <text:p>0.2</text:p>
          </table:table-cell>
          <table:table-cell table:formula="of:=[.E136]-[.E135]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44444.444/2048)*[.A137]" office:value-type="float" office:value="2951.388859375" calcext:value-type="float">
            <text:p>2951.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table:formula="of:=[.C137]/[.D137]" office:value-type="float" office:value="0.85" calcext:value-type="float">
            <text:p>0.85</text:p>
          </table:table-cell>
          <table:table-cell table:formula="of:=[.E137]-[.E136]"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44444.444/2048)*[.A138]" office:value-type="float" office:value="2973.09024804688" calcext:value-type="float">
            <text:p>2973.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2" calcext:value-type="float">
            <text:p>2E-05</text:p>
          </table:table-cell>
          <table:table-cell table:formula="of:=[.C138]/[.D138]" office:value-type="float" office:value="1.1" calcext:value-type="float">
            <text:p>1.1</text:p>
          </table:table-cell>
          <table:table-cell table:formula="of:=[.E138]-[.E137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44444.444/2048)*[.A139]" office:value-type="float" office:value="2994.79163671875" calcext:value-type="float">
            <text:p>2994.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1" calcext:value-type="float">
            <text:p>2.1E-05</text:p>
          </table:table-cell>
          <table:table-cell table:formula="of:=[.C139]/[.D139]" office:value-type="float" office:value="0.857142857142857" calcext:value-type="float">
            <text:p>0.857142857142857</text:p>
          </table:table-cell>
          <table:table-cell table:formula="of:=[.E139]-[.E138]" office:value-type="float" office:value="-0.242857142857143" calcext:value-type="float">
            <text:p>-0.2428571428571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44444.444/2048)*[.A140]" office:value-type="float" office:value="3016.49302539062" calcext:value-type="float">
            <text:p>3016.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9" calcext:value-type="float">
            <text:p>1.9E-05</text:p>
          </table:table-cell>
          <table:table-cell table:formula="of:=[.C140]/[.D140]" office:value-type="float" office:value="1.21052631578947" calcext:value-type="float">
            <text:p>1.21052631578947</text:p>
          </table:table-cell>
          <table:table-cell table:formula="of:=[.E140]-[.E139]" office:value-type="float" office:value="0.353383458646617" calcext:value-type="float">
            <text:p>0.35338345864661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44444.444/2048)*[.A141]" office:value-type="float" office:value="3038.1944140625" calcext:value-type="float">
            <text:p>3038.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9" calcext:value-type="float">
            <text:p>1.9E-05</text:p>
          </table:table-cell>
          <table:table-cell table:formula="of:=[.C141]/[.D141]" office:value-type="float" office:value="0.578947368421053" calcext:value-type="float">
            <text:p>0.578947368421053</text:p>
          </table:table-cell>
          <table:table-cell table:formula="of:=[.E141]-[.E140]" office:value-type="float" office:value="-0.631578947368421" calcext:value-type="float">
            <text:p>-0.63157894736842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44444.444/2048)*[.A142]" office:value-type="float" office:value="3059.89580273437" calcext:value-type="float">
            <text:p>3059.9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8" calcext:value-type="float">
            <text:p>1.8E-05</text:p>
          </table:table-cell>
          <table:table-cell table:formula="of:=[.C142]/[.D142]" office:value-type="float" office:value="1.22222222222222" calcext:value-type="float">
            <text:p>1.22222222222222</text:p>
          </table:table-cell>
          <table:table-cell table:formula="of:=[.E142]-[.E141]" office:value-type="float" office:value="0.643274853801169" calcext:value-type="float">
            <text:p>0.64327485380116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44444.444/2048)*[.A143]" office:value-type="float" office:value="3081.59719140625" calcext:value-type="float">
            <text:p>3081.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6" calcext:value-type="float">
            <text:p>1.6E-05</text:p>
          </table:table-cell>
          <table:table-cell table:formula="of:=[.C143]/[.D143]" office:value-type="float" office:value="1.5" calcext:value-type="float">
            <text:p>1.5</text:p>
          </table:table-cell>
          <table:table-cell table:formula="of:=[.E143]-[.E142]" office:value-type="float" office:value="0.277777777777778" calcext:value-type="float">
            <text:p>0.2777777777777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44444.444/2048)*[.A144]" office:value-type="float" office:value="3103.29858007813" calcext:value-type="float">
            <text:p>3103.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6" calcext:value-type="float">
            <text:p>1.6E-05</text:p>
          </table:table-cell>
          <table:table-cell table:formula="of:=[.C144]/[.D144]" office:value-type="float" office:value="1.25" calcext:value-type="float">
            <text:p>1.25</text:p>
          </table:table-cell>
          <table:table-cell table:formula="of:=[.E144]-[.E143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44444.444/2048)*[.A145]" office:value-type="float" office:value="3124.99996875" calcext:value-type="float">
            <text:p>3125.0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6" calcext:value-type="float">
            <text:p>1.6E-05</text:p>
          </table:table-cell>
          <table:table-cell table:formula="of:=[.C145]/[.D145]" office:value-type="float" office:value="1.9375" calcext:value-type="float">
            <text:p>1.9375</text:p>
          </table:table-cell>
          <table:table-cell table:formula="of:=[.E145]-[.E144]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44444.444/2048)*[.A146]" office:value-type="float" office:value="3146.70135742188" calcext:value-type="float">
            <text:p>3146.7</text:p>
          </table:table-cell>
          <table:table-cell table:number-columns-repeated="2" office:value-type="float" office:value="0.000015" calcext:value-type="float">
            <text:p>1.5E-05</text:p>
          </table:table-cell>
          <table:table-cell table:formula="of:=[.C146]/[.D146]" office:value-type="float" office:value="1" calcext:value-type="float">
            <text:p>1</text:p>
          </table:table-cell>
          <table:table-cell table:formula="of:=[.E146]-[.E145]" office:value-type="float" office:value="-0.9375" calcext:value-type="float">
            <text:p>-0.93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44444.444/2048)*[.A147]" office:value-type="float" office:value="3168.40274609375" calcext:value-type="float">
            <text:p>3168.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table:formula="of:=[.C147]/[.D147]" office:value-type="float" office:value="0.133333333333333" calcext:value-type="float">
            <text:p>0.133333333333333</text:p>
          </table:table-cell>
          <table:table-cell table:formula="of:=[.E147]-[.E146]" office:value-type="float" office:value="-0.866666666666667" calcext:value-type="float">
            <text:p>-0.86666666666666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44444.444/2048)*[.A148]" office:value-type="float" office:value="3190.10413476563" calcext:value-type="float">
            <text:p>3190.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table:formula="of:=[.C148]/[.D148]" office:value-type="float" office:value="0.333333333333333" calcext:value-type="float">
            <text:p>0.333333333333333</text:p>
          </table:table-cell>
          <table:table-cell table:formula="of:=[.E148]-[.E14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44444.444/2048)*[.A149]" office:value-type="float" office:value="3211.8055234375" calcext:value-type="float">
            <text:p>3211.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149]/[.D149]" office:value-type="float" office:value="0.6" calcext:value-type="float">
            <text:p>0.6</text:p>
          </table:table-cell>
          <table:table-cell table:formula="of:=[.E149]-[.E148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44444.444/2048)*[.A150]" office:value-type="float" office:value="3233.50691210938" calcext:value-type="float">
            <text:p>3233.5</text:p>
          </table:table-cell>
          <table:table-cell table:number-columns-repeated="2" office:value-type="float" office:value="0.000016" calcext:value-type="float">
            <text:p>1.6E-05</text:p>
          </table:table-cell>
          <table:table-cell table:formula="of:=[.C150]/[.D150]" office:value-type="float" office:value="1" calcext:value-type="float">
            <text:p>1</text:p>
          </table:table-cell>
          <table:table-cell table:formula="of:=[.E150]-[.E149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44444.444/2048)*[.A151]" office:value-type="float" office:value="3255.20830078125" calcext:value-type="float">
            <text:p>3255.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151]/[.D151]" office:value-type="float" office:value="1.05882352941176" calcext:value-type="float">
            <text:p>1.05882352941176</text:p>
          </table:table-cell>
          <table:table-cell table:formula="of:=[.E151]-[.E150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44444.444/2048)*[.A152]" office:value-type="float" office:value="3276.90968945313" calcext:value-type="float">
            <text:p>3276.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7" calcext:value-type="float">
            <text:p>1.7E-05</text:p>
          </table:table-cell>
          <table:table-cell table:formula="of:=[.C152]/[.D152]" office:value-type="float" office:value="0.470588235294118" calcext:value-type="float">
            <text:p>0.470588235294118</text:p>
          </table:table-cell>
          <table:table-cell table:formula="of:=[.E152]-[.E151]" office:value-type="float" office:value="-0.588235294117647" calcext:value-type="float">
            <text:p>-0.58823529411764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44444.444/2048)*[.A153]" office:value-type="float" office:value="3298.611078125" calcext:value-type="float">
            <text:p>3298.6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7" calcext:value-type="float">
            <text:p>1.7E-05</text:p>
          </table:table-cell>
          <table:table-cell table:formula="of:=[.C153]/[.D153]" office:value-type="float" office:value="0.470588235294118" calcext:value-type="float">
            <text:p>0.470588235294118</text:p>
          </table:table-cell>
          <table:table-cell table:formula="of:=[.E153]-[.E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44444.444/2048)*[.A154]" office:value-type="float" office:value="3320.31246679687" calcext:value-type="float">
            <text:p>3320.3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8" calcext:value-type="float">
            <text:p>1.8E-05</text:p>
          </table:table-cell>
          <table:table-cell table:formula="of:=[.C154]/[.D154]" office:value-type="float" office:value="1.38888888888889" calcext:value-type="float">
            <text:p>1.38888888888889</text:p>
          </table:table-cell>
          <table:table-cell table:formula="of:=[.E154]-[.E153]" office:value-type="float" office:value="0.918300653594771" calcext:value-type="float">
            <text:p>0.9183006535947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44444.444/2048)*[.A155]" office:value-type="float" office:value="3342.01385546875" calcext:value-type="float">
            <text:p>3342.0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  <table:table-cell table:formula="of:=[.C155]/[.D155]" office:value-type="float" office:value="1.27777777777778" calcext:value-type="float">
            <text:p>1.27777777777778</text:p>
          </table:table-cell>
          <table:table-cell table:formula="of:=[.E155]-[.E154]" office:value-type="float" office:value="-0.111111111111111" calcext:value-type="float">
            <text:p>-0.11111111111111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44444.444/2048)*[.A156]" office:value-type="float" office:value="3363.71524414062" calcext:value-type="float">
            <text:p>3363.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7" calcext:value-type="float">
            <text:p>1.7E-05</text:p>
          </table:table-cell>
          <table:table-cell table:formula="of:=[.C156]/[.D156]" office:value-type="float" office:value="0.352941176470588" calcext:value-type="float">
            <text:p>0.352941176470588</text:p>
          </table:table-cell>
          <table:table-cell table:formula="of:=[.E156]-[.E155]" office:value-type="float" office:value="-0.924836601307189" calcext:value-type="float">
            <text:p>-0.92483660130718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44444.444/2048)*[.A157]" office:value-type="float" office:value="3385.4166328125" calcext:value-type="float">
            <text:p>3385.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7" calcext:value-type="float">
            <text:p>1.7E-05</text:p>
          </table:table-cell>
          <table:table-cell table:formula="of:=[.C157]/[.D157]" office:value-type="float" office:value="0.411764705882353" calcext:value-type="float">
            <text:p>0.411764705882353</text:p>
          </table:table-cell>
          <table:table-cell table:formula="of:=[.E157]-[.E156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44444.444/2048)*[.A158]" office:value-type="float" office:value="3407.11802148438" calcext:value-type="float">
            <text:p>3407.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table:formula="of:=[.C158]/[.D158]" office:value-type="float" office:value="0.764705882352941" calcext:value-type="float">
            <text:p>0.764705882352941</text:p>
          </table:table-cell>
          <table:table-cell table:formula="of:=[.E158]-[.E157]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44444.444/2048)*[.A159]" office:value-type="float" office:value="3428.81941015625" calcext:value-type="float">
            <text:p>3428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6" calcext:value-type="float">
            <text:p>1.6E-05</text:p>
          </table:table-cell>
          <table:table-cell table:formula="of:=[.C159]/[.D159]" office:value-type="float" office:value="0.625" calcext:value-type="float">
            <text:p>0.625</text:p>
          </table:table-cell>
          <table:table-cell table:formula="of:=[.E159]-[.E158]" office:value-type="float" office:value="-0.139705882352941" calcext:value-type="float">
            <text:p>-0.13970588235294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44444.444/2048)*[.A160]" office:value-type="float" office:value="3450.52079882813" calcext:value-type="float">
            <text:p>3450.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6" calcext:value-type="float">
            <text:p>1.6E-05</text:p>
          </table:table-cell>
          <table:table-cell table:formula="of:=[.C160]/[.D160]" office:value-type="float" office:value="0.375" calcext:value-type="float">
            <text:p>0.375</text:p>
          </table:table-cell>
          <table:table-cell table:formula="of:=[.E160]-[.E159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44444.444/2048)*[.A161]" office:value-type="float" office:value="3472.2221875" calcext:value-type="float">
            <text:p>3472.2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6" calcext:value-type="float">
            <text:p>1.6E-05</text:p>
          </table:table-cell>
          <table:table-cell table:formula="of:=[.C161]/[.D161]" office:value-type="float" office:value="1.3125" calcext:value-type="float">
            <text:p>1.3125</text:p>
          </table:table-cell>
          <table:table-cell table:formula="of:=[.E161]-[.E16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44444.444/2048)*[.A162]" office:value-type="float" office:value="3493.92357617188" calcext:value-type="float">
            <text:p>3493.9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6" calcext:value-type="float">
            <text:p>1.6E-05</text:p>
          </table:table-cell>
          <table:table-cell table:formula="of:=[.C162]/[.D162]" office:value-type="float" office:value="1.5625" calcext:value-type="float">
            <text:p>1.5625</text:p>
          </table:table-cell>
          <table:table-cell table:formula="of:=[.E162]-[.E161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44444.444/2048)*[.A163]" office:value-type="float" office:value="3515.62496484375" calcext:value-type="float">
            <text:p>3515.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6" calcext:value-type="float">
            <text:p>1.6E-05</text:p>
          </table:table-cell>
          <table:table-cell table:formula="of:=[.C163]/[.D163]" office:value-type="float" office:value="1.375" calcext:value-type="float">
            <text:p>1.375</text:p>
          </table:table-cell>
          <table:table-cell table:formula="of:=[.E163]-[.E162]" office:value-type="float" office:value="-0.1875" calcext:value-type="float">
            <text:p>-0.187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44444.444/2048)*[.A164]" office:value-type="float" office:value="3537.32635351563" calcext:value-type="float">
            <text:p>3537.3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table:formula="of:=[.C164]/[.D164]" office:value-type="float" office:value="0.875" calcext:value-type="float">
            <text:p>0.875</text:p>
          </table:table-cell>
          <table:table-cell table:formula="of:=[.E164]-[.E163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44444.444/2048)*[.A165]" office:value-type="float" office:value="3559.0277421875" calcext:value-type="float">
            <text:p>3559.0</text:p>
          </table:table-cell>
          <table:table-cell table:number-columns-repeated="2" office:value-type="float" office:value="0.000016" calcext:value-type="float">
            <text:p>1.6E-05</text:p>
          </table:table-cell>
          <table:table-cell table:formula="of:=[.C165]/[.D165]" office:value-type="float" office:value="1" calcext:value-type="float">
            <text:p>1</text:p>
          </table:table-cell>
          <table:table-cell table:formula="of:=[.E165]-[.E16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44444.444/2048)*[.A166]" office:value-type="float" office:value="3580.72913085938" calcext:value-type="float">
            <text:p>3580.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7" calcext:value-type="float">
            <text:p>1.7E-05</text:p>
          </table:table-cell>
          <table:table-cell table:formula="of:=[.C166]/[.D166]" office:value-type="float" office:value="2.88235294117647" calcext:value-type="float">
            <text:p>2.88235294117647</text:p>
          </table:table-cell>
          <table:table-cell table:formula="of:=[.E166]-[.E165]" office:value-type="float" office:value="1.88235294117647" calcext:value-type="float">
            <text:p>1.882352941176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44444.444/2048)*[.A167]" office:value-type="float" office:value="3602.43051953125" calcext:value-type="float">
            <text:p>3602.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  <table:table-cell table:formula="of:=[.C167]/[.D167]" office:value-type="float" office:value="1.27777777777778" calcext:value-type="float">
            <text:p>1.27777777777778</text:p>
          </table:table-cell>
          <table:table-cell table:formula="of:=[.E167]-[.E166]" office:value-type="float" office:value="-1.60457516339869" calcext:value-type="float">
            <text:p>-1.604575163398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44444.444/2048)*[.A168]" office:value-type="float" office:value="3624.13190820313" calcext:value-type="float">
            <text:p>3624.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8" calcext:value-type="float">
            <text:p>1.8E-05</text:p>
          </table:table-cell>
          <table:table-cell table:formula="of:=[.C168]/[.D168]" office:value-type="float" office:value="1.22222222222222" calcext:value-type="float">
            <text:p>1.22222222222222</text:p>
          </table:table-cell>
          <table:table-cell table:formula="of:=[.E168]-[.E167]" office:value-type="float" office:value="-0.0555555555555556" calcext:value-type="float">
            <text:p>-0.05555555555555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44444.444/2048)*[.A169]" office:value-type="float" office:value="3645.833296875" calcext:value-type="float">
            <text:p>3645.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8" calcext:value-type="float">
            <text:p>1.8E-05</text:p>
          </table:table-cell>
          <table:table-cell table:formula="of:=[.C169]/[.D169]" office:value-type="float" office:value="1.16666666666667" calcext:value-type="float">
            <text:p>1.16666666666667</text:p>
          </table:table-cell>
          <table:table-cell table:formula="of:=[.E169]-[.E168]" office:value-type="float" office:value="-0.0555555555555556" calcext:value-type="float">
            <text:p>-0.0555555555555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44444.444/2048)*[.A170]" office:value-type="float" office:value="3667.53468554688" calcext:value-type="float">
            <text:p>3667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8" calcext:value-type="float">
            <text:p>1.8E-05</text:p>
          </table:table-cell>
          <table:table-cell table:formula="of:=[.C170]/[.D170]" office:value-type="float" office:value="1.38888888888889" calcext:value-type="float">
            <text:p>1.38888888888889</text:p>
          </table:table-cell>
          <table:table-cell table:formula="of:=[.E170]-[.E169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44444.444/2048)*[.A171]" office:value-type="float" office:value="3689.23607421875" calcext:value-type="float">
            <text:p>3689.2</text:p>
          </table:table-cell>
          <table:table-cell table:number-columns-repeated="2" office:value-type="float" office:value="0.000018" calcext:value-type="float">
            <text:p>1.8E-05</text:p>
          </table:table-cell>
          <table:table-cell table:formula="of:=[.C171]/[.D171]" office:value-type="float" office:value="1" calcext:value-type="float">
            <text:p>1</text:p>
          </table:table-cell>
          <table:table-cell table:formula="of:=[.E171]-[.E170]" office:value-type="float" office:value="-0.388888888888889" calcext:value-type="float">
            <text:p>-0.38888888888888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44444.444/2048)*[.A172]" office:value-type="float" office:value="3710.93746289063" calcext:value-type="float">
            <text:p>3710.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8" calcext:value-type="float">
            <text:p>1.8E-05</text:p>
          </table:table-cell>
          <table:table-cell table:formula="of:=[.C172]/[.D172]" office:value-type="float" office:value="0.777777777777778" calcext:value-type="float">
            <text:p>0.777777777777778</text:p>
          </table:table-cell>
          <table:table-cell table:formula="of:=[.E172]-[.E171]" office:value-type="float" office:value="-0.222222222222222" calcext:value-type="float">
            <text:p>-0.2222222222222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44444.444/2048)*[.A173]" office:value-type="float" office:value="3732.6388515625" calcext:value-type="float">
            <text:p>3732.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8" calcext:value-type="float">
            <text:p>1.8E-05</text:p>
          </table:table-cell>
          <table:table-cell table:formula="of:=[.C173]/[.D173]" office:value-type="float" office:value="0.166666666666667" calcext:value-type="float">
            <text:p>0.166666666666667</text:p>
          </table:table-cell>
          <table:table-cell table:formula="of:=[.E173]-[.E172]" office:value-type="float" office:value="-0.611111111111111" calcext:value-type="float">
            <text:p>-0.61111111111111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44444.444/2048)*[.A174]" office:value-type="float" office:value="3754.34024023438" calcext:value-type="float">
            <text:p>3754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8" calcext:value-type="float">
            <text:p>1.8E-05</text:p>
          </table:table-cell>
          <table:table-cell table:formula="of:=[.C174]/[.D174]" office:value-type="float" office:value="0.222222222222222" calcext:value-type="float">
            <text:p>0.222222222222222</text:p>
          </table:table-cell>
          <table:table-cell table:formula="of:=[.E174]-[.E173]"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44444.444/2048)*[.A175]" office:value-type="float" office:value="3776.04162890625" calcext:value-type="float">
            <text:p>3776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8" calcext:value-type="float">
            <text:p>1.8E-05</text:p>
          </table:table-cell>
          <table:table-cell table:formula="of:=[.C175]/[.D175]" office:value-type="float" office:value="0.555555555555556" calcext:value-type="float">
            <text:p>0.555555555555556</text:p>
          </table:table-cell>
          <table:table-cell table:formula="of:=[.E175]-[.E17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44444.444/2048)*[.A176]" office:value-type="float" office:value="3797.74301757813" calcext:value-type="float">
            <text:p>3797.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  <table:table-cell table:formula="of:=[.C176]/[.D176]" office:value-type="float" office:value="0.944444444444444" calcext:value-type="float">
            <text:p>0.944444444444444</text:p>
          </table:table-cell>
          <table:table-cell table:formula="of:=[.E176]-[.E175]"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44444.444/2048)*[.A177]" office:value-type="float" office:value="3819.44440625" calcext:value-type="float">
            <text:p>3819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8" calcext:value-type="float">
            <text:p>1.8E-05</text:p>
          </table:table-cell>
          <table:table-cell table:formula="of:=[.C177]/[.D177]" office:value-type="float" office:value="0.777777777777778" calcext:value-type="float">
            <text:p>0.777777777777778</text:p>
          </table:table-cell>
          <table:table-cell table:formula="of:=[.E177]-[.E176]" office:value-type="float" office:value="-0.166666666666667" calcext:value-type="float">
            <text:p>-0.16666666666666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44444.444/2048)*[.A178]" office:value-type="float" office:value="3841.14579492187" calcext:value-type="float">
            <text:p>3841.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9" calcext:value-type="float">
            <text:p>1.9E-05</text:p>
          </table:table-cell>
          <table:table-cell table:formula="of:=[.C178]/[.D178]" office:value-type="float" office:value="1.15789473684211" calcext:value-type="float">
            <text:p>1.15789473684211</text:p>
          </table:table-cell>
          <table:table-cell table:formula="of:=[.E178]-[.E177]" office:value-type="float" office:value="0.380116959064327" calcext:value-type="float">
            <text:p>0.3801169590643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44444.444/2048)*[.A179]" office:value-type="float" office:value="3862.84718359375" calcext:value-type="float">
            <text:p>3862.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9" calcext:value-type="float">
            <text:p>1.9E-05</text:p>
          </table:table-cell>
          <table:table-cell table:formula="of:=[.C179]/[.D179]" office:value-type="float" office:value="1.10526315789474" calcext:value-type="float">
            <text:p>1.10526315789474</text:p>
          </table:table-cell>
          <table:table-cell table:formula="of:=[.E179]-[.E178]" office:value-type="float" office:value="-0.0526315789473684" calcext:value-type="float">
            <text:p>-0.0526315789473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44444.444/2048)*[.A180]" office:value-type="float" office:value="3884.54857226563" calcext:value-type="float">
            <text:p>3884.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9" calcext:value-type="float">
            <text:p>1.9E-05</text:p>
          </table:table-cell>
          <table:table-cell table:formula="of:=[.C180]/[.D180]" office:value-type="float" office:value="1.05263157894737" calcext:value-type="float">
            <text:p>1.05263157894737</text:p>
          </table:table-cell>
          <table:table-cell table:formula="of:=[.E180]-[.E179]" office:value-type="float" office:value="-0.0526315789473684" calcext:value-type="float">
            <text:p>-0.0526315789473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44444.444/2048)*[.A181]" office:value-type="float" office:value="3906.2499609375" calcext:value-type="float">
            <text:p>3906.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9" calcext:value-type="float">
            <text:p>1.9E-05</text:p>
          </table:table-cell>
          <table:table-cell table:formula="of:=[.C181]/[.D181]" office:value-type="float" office:value="0.578947368421053" calcext:value-type="float">
            <text:p>0.578947368421053</text:p>
          </table:table-cell>
          <table:table-cell table:formula="of:=[.E181]-[.E180]" office:value-type="float" office:value="-0.473684210526316" calcext:value-type="float">
            <text:p>-0.4736842105263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44444.444/2048)*[.A182]" office:value-type="float" office:value="3927.95134960938" calcext:value-type="float">
            <text:p>3928.0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2" calcext:value-type="float">
            <text:p>2E-05</text:p>
          </table:table-cell>
          <table:table-cell table:formula="of:=[.C182]/[.D182]" office:value-type="float" office:value="1.1" calcext:value-type="float">
            <text:p>1.1</text:p>
          </table:table-cell>
          <table:table-cell table:formula="of:=[.E182]-[.E181]" office:value-type="float" office:value="0.521052631578947" calcext:value-type="float">
            <text:p>0.5210526315789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44444.444/2048)*[.A183]" office:value-type="float" office:value="3949.65273828125" calcext:value-type="float">
            <text:p>3949.7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9" calcext:value-type="float">
            <text:p>1.9E-05</text:p>
          </table:table-cell>
          <table:table-cell table:formula="of:=[.C183]/[.D183]" office:value-type="float" office:value="2.21052631578947" calcext:value-type="float">
            <text:p>2.21052631578947</text:p>
          </table:table-cell>
          <table:table-cell table:formula="of:=[.E183]-[.E182]" office:value-type="float" office:value="1.11052631578947" calcext:value-type="float">
            <text:p>1.1105263157894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44444.444/2048)*[.A184]" office:value-type="float" office:value="3971.35412695313" calcext:value-type="float">
            <text:p>3971.4</text:p>
          </table:table-cell>
          <table:table-cell table:number-columns-repeated="2" office:value-type="float" office:value="0.000018" calcext:value-type="float">
            <text:p>1.8E-05</text:p>
          </table:table-cell>
          <table:table-cell table:formula="of:=[.C184]/[.D184]" office:value-type="float" office:value="1" calcext:value-type="float">
            <text:p>1</text:p>
          </table:table-cell>
          <table:table-cell table:formula="of:=[.E184]-[.E183]" office:value-type="float" office:value="-1.21052631578947" calcext:value-type="float">
            <text:p>-1.210526315789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44444.444/2048)*[.A185]" office:value-type="float" office:value="3993.055515625" calcext:value-type="float">
            <text:p>3993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8" calcext:value-type="float">
            <text:p>1.8E-05</text:p>
          </table:table-cell>
          <table:table-cell table:formula="of:=[.C185]/[.D185]" office:value-type="float" office:value="0.888888888888889" calcext:value-type="float">
            <text:p>0.888888888888889</text:p>
          </table:table-cell>
          <table:table-cell table:formula="of:=[.E185]-[.E184]" office:value-type="float" office:value="-0.111111111111111" calcext:value-type="float">
            <text:p>-0.11111111111111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44444.444/2048)*[.A186]" office:value-type="float" office:value="4014.75690429688" calcext:value-type="float">
            <text:p>4014.8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  <table:table-cell table:formula="of:=[.C186]/[.D186]" office:value-type="float" office:value="1.27777777777778" calcext:value-type="float">
            <text:p>1.27777777777778</text:p>
          </table:table-cell>
          <table:table-cell table:formula="of:=[.E186]-[.E185]" office:value-type="float" office:value="0.388888888888889" calcext:value-type="float">
            <text:p>0.38888888888888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44444.444/2048)*[.A187]" office:value-type="float" office:value="4036.45829296875" calcext:value-type="float">
            <text:p>4036.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187]/[.D187]" office:value-type="float" office:value="1.05882352941176" calcext:value-type="float">
            <text:p>1.05882352941176</text:p>
          </table:table-cell>
          <table:table-cell table:formula="of:=[.E187]-[.E186]" office:value-type="float" office:value="-0.218954248366013" calcext:value-type="float">
            <text:p>-0.2189542483660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44444.444/2048)*[.A188]" office:value-type="float" office:value="4058.15968164063" calcext:value-type="float">
            <text:p>4058.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188]/[.D188]" office:value-type="float" office:value="1.05882352941176" calcext:value-type="float">
            <text:p>1.05882352941176</text:p>
          </table:table-cell>
          <table:table-cell table:formula="of:=[.E188]-[.E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44444.444/2048)*[.A189]" office:value-type="float" office:value="4079.8610703125" calcext:value-type="float">
            <text:p>4079.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  <table:table-cell table:formula="of:=[.C189]/[.D189]" office:value-type="float" office:value="1.35294117647059" calcext:value-type="float">
            <text:p>1.35294117647059</text:p>
          </table:table-cell>
          <table:table-cell table:formula="of:=[.E189]-[.E188]" office:value-type="float" office:value="0.294117647058824" calcext:value-type="float">
            <text:p>0.2941176470588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44444.444/2048)*[.A190]" office:value-type="float" office:value="4101.56245898438" calcext:value-type="float">
            <text:p>4101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7" calcext:value-type="float">
            <text:p>1.7E-05</text:p>
          </table:table-cell>
          <table:table-cell table:formula="of:=[.C190]/[.D190]" office:value-type="float" office:value="0.588235294117647" calcext:value-type="float">
            <text:p>0.588235294117647</text:p>
          </table:table-cell>
          <table:table-cell table:formula="of:=[.E190]-[.E189]" office:value-type="float" office:value="-0.764705882352941" calcext:value-type="float">
            <text:p>-0.76470588235294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44444.444/2048)*[.A191]" office:value-type="float" office:value="4123.26384765625" calcext:value-type="float">
            <text:p>4123.3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7" calcext:value-type="float">
            <text:p>1.7E-05</text:p>
          </table:table-cell>
          <table:table-cell table:formula="of:=[.C191]/[.D191]" office:value-type="float" office:value="0.705882352941176" calcext:value-type="float">
            <text:p>0.705882352941176</text:p>
          </table:table-cell>
          <table:table-cell table:formula="of:=[.E191]-[.E190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44444.444/2048)*[.A192]" office:value-type="float" office:value="4144.96523632813" calcext:value-type="float">
            <text:p>4145.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7" calcext:value-type="float">
            <text:p>1.7E-05</text:p>
          </table:table-cell>
          <table:table-cell table:formula="of:=[.C192]/[.D192]" office:value-type="float" office:value="0.352941176470588" calcext:value-type="float">
            <text:p>0.352941176470588</text:p>
          </table:table-cell>
          <table:table-cell table:formula="of:=[.E192]-[.E191]" office:value-type="float" office:value="-0.352941176470588" calcext:value-type="float">
            <text:p>-0.35294117647058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44444.444/2048)*[.A193]" office:value-type="float" office:value="4166.666625" calcext:value-type="float">
            <text:p>4166.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7" calcext:value-type="float">
            <text:p>1.7E-05</text:p>
          </table:table-cell>
          <table:table-cell table:formula="of:=[.C193]/[.D193]" office:value-type="float" office:value="0.529411764705882" calcext:value-type="float">
            <text:p>0.529411764705882</text:p>
          </table:table-cell>
          <table:table-cell table:formula="of:=[.E193]-[.E19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44444.444/2048)*[.A194]" office:value-type="float" office:value="4188.36801367188" calcext:value-type="float">
            <text:p>4188.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6" calcext:value-type="float">
            <text:p>1.6E-05</text:p>
          </table:table-cell>
          <table:table-cell table:formula="of:=[.C194]/[.D194]" office:value-type="float" office:value="2.125" calcext:value-type="float">
            <text:p>2.125</text:p>
          </table:table-cell>
          <table:table-cell table:formula="of:=[.E194]-[.E193]" office:value-type="float" office:value="1.59558823529412" calcext:value-type="float">
            <text:p>1.595588235294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44444.444/2048)*[.A195]" office:value-type="float" office:value="4210.06940234375" calcext:value-type="float">
            <text:p>4210.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6" calcext:value-type="float">
            <text:p>1.6E-05</text:p>
          </table:table-cell>
          <table:table-cell table:formula="of:=[.C195]/[.D195]" office:value-type="float" office:value="2" calcext:value-type="float">
            <text:p>2</text:p>
          </table:table-cell>
          <table:table-cell table:formula="of:=[.E195]-[.E194]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44444.444/2048)*[.A196]" office:value-type="float" office:value="4231.77079101563" calcext:value-type="float">
            <text:p>4231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table:formula="of:=[.C196]/[.D196]" office:value-type="float" office:value="0.8125" calcext:value-type="float">
            <text:p>0.8125</text:p>
          </table:table-cell>
          <table:table-cell table:formula="of:=[.E196]-[.E195]" office:value-type="float" office:value="-1.1875" calcext:value-type="float">
            <text:p>-1.187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44444.444/2048)*[.A197]" office:value-type="float" office:value="4253.4721796875" calcext:value-type="float">
            <text:p>4253.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6" calcext:value-type="float">
            <text:p>1.6E-05</text:p>
          </table:table-cell>
          <table:table-cell table:formula="of:=[.C197]/[.D197]" office:value-type="float" office:value="1.625" calcext:value-type="float">
            <text:p>1.625</text:p>
          </table:table-cell>
          <table:table-cell table:formula="of:=[.E197]-[.E196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44444.444/2048)*[.A198]" office:value-type="float" office:value="4275.17356835938" calcext:value-type="float">
            <text:p>4275.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16" calcext:value-type="float">
            <text:p>1.6E-05</text:p>
          </table:table-cell>
          <table:table-cell table:formula="of:=[.C198]/[.D198]" office:value-type="float" office:value="1.9375" calcext:value-type="float">
            <text:p>1.9375</text:p>
          </table:table-cell>
          <table:table-cell table:formula="of:=[.E198]-[.E197]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44444.444/2048)*[.A199]" office:value-type="float" office:value="4296.87495703125" calcext:value-type="float">
            <text:p>4296.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  <table:table-cell table:formula="of:=[.C199]/[.D199]" office:value-type="float" office:value="1.13333333333333" calcext:value-type="float">
            <text:p>1.13333333333333</text:p>
          </table:table-cell>
          <table:table-cell table:formula="of:=[.E199]-[.E198]" office:value-type="float" office:value="-0.804166666666667" calcext:value-type="float">
            <text:p>-0.80416666666666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44444.444/2048)*[.A200]" office:value-type="float" office:value="4318.57634570313" calcext:value-type="float">
            <text:p>4318.6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200]/[.D200]" office:value-type="float" office:value="1" calcext:value-type="float">
            <text:p>1</text:p>
          </table:table-cell>
          <table:table-cell table:formula="of:=[.E200]-[.E199]" office:value-type="float" office:value="-0.133333333333334" calcext:value-type="float">
            <text:p>-0.1333333333333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44444.444/2048)*[.A201]" office:value-type="float" office:value="4340.277734375" calcext:value-type="float">
            <text:p>4340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formula="of:=[.C201]/[.D201]" office:value-type="float" office:value="0.642857142857143" calcext:value-type="float">
            <text:p>0.642857142857143</text:p>
          </table:table-cell>
          <table:table-cell table:formula="of:=[.E201]-[.E200]" office:value-type="float" office:value="-0.357142857142857" calcext:value-type="float">
            <text:p>-0.35714285714285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44444.444/2048)*[.A202]" office:value-type="float" office:value="4361.97912304688" calcext:value-type="float">
            <text:p>4362.0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table:formula="of:=[.C202]/[.D202]" office:value-type="float" office:value="1.07142857142857" calcext:value-type="float">
            <text:p>1.07142857142857</text:p>
          </table:table-cell>
          <table:table-cell table:formula="of:=[.E202]-[.E201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44444.444/2048)*[.A203]" office:value-type="float" office:value="4383.68051171875" calcext:value-type="float">
            <text:p>4383.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203]/[.D203]" office:value-type="float" office:value="0.461538461538462" calcext:value-type="float">
            <text:p>0.461538461538462</text:p>
          </table:table-cell>
          <table:table-cell table:formula="of:=[.E203]-[.E202]" office:value-type="float" office:value="-0.60989010989011" calcext:value-type="float">
            <text:p>-0.609890109890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44444.444/2048)*[.A204]" office:value-type="float" office:value="4405.38190039063" calcext:value-type="float">
            <text:p>4405.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204]/[.D204]" office:value-type="float" office:value="0.769230769230769" calcext:value-type="float">
            <text:p>0.769230769230769</text:p>
          </table:table-cell>
          <table:table-cell table:formula="of:=[.E204]-[.E203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44444.444/2048)*[.A205]" office:value-type="float" office:value="4427.0832890625" calcext:value-type="float">
            <text:p>4427.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table:formula="of:=[.C205]/[.D205]" office:value-type="float" office:value="0.153846153846154" calcext:value-type="float">
            <text:p>0.153846153846154</text:p>
          </table:table-cell>
          <table:table-cell table:formula="of:=[.E205]-[.E204]" office:value-type="float" office:value="-0.615384615384616" calcext:value-type="float">
            <text:p>-0.6153846153846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44444.444/2048)*[.A206]" office:value-type="float" office:value="4448.78467773438" calcext:value-type="float">
            <text:p>4448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table:formula="of:=[.C206]/[.D206]" office:value-type="float" office:value="0.333333333333333" calcext:value-type="float">
            <text:p>0.333333333333333</text:p>
          </table:table-cell>
          <table:table-cell table:formula="of:=[.E206]-[.E205]" office:value-type="float" office:value="0.179487179487179" calcext:value-type="float">
            <text:p>0.1794871794871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44444.444/2048)*[.A207]" office:value-type="float" office:value="4470.48606640625" calcext:value-type="float">
            <text:p>4470.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table:formula="of:=[.C207]/[.D207]" office:value-type="float" office:value="0.583333333333333" calcext:value-type="float">
            <text:p>0.583333333333333</text:p>
          </table:table-cell>
          <table:table-cell table:formula="of:=[.E207]-[.E20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44444.444/2048)*[.A208]" office:value-type="float" office:value="4492.18745507813" calcext:value-type="float">
            <text:p>4492.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2" calcext:value-type="float">
            <text:p>1.2E-05</text:p>
          </table:table-cell>
          <table:table-cell table:formula="of:=[.C208]/[.D208]" office:value-type="float" office:value="0.75" calcext:value-type="float">
            <text:p>0.75</text:p>
          </table:table-cell>
          <table:table-cell table:formula="of:=[.E208]-[.E207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44444.444/2048)*[.A209]" office:value-type="float" office:value="4513.88884375" calcext:value-type="float">
            <text:p>4513.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table:formula="of:=[.C209]/[.D209]" office:value-type="float" office:value="1.07692307692308" calcext:value-type="float">
            <text:p>1.07692307692308</text:p>
          </table:table-cell>
          <table:table-cell table:formula="of:=[.E209]-[.E208]" office:value-type="float" office:value="0.326923076923077" calcext:value-type="float">
            <text:p>0.32692307692307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44444.444/2048)*[.A210]" office:value-type="float" office:value="4535.59023242187" calcext:value-type="float">
            <text:p>4535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210]/[.D210]" office:value-type="float" office:value="0.769230769230769" calcext:value-type="float">
            <text:p>0.769230769230769</text:p>
          </table:table-cell>
          <table:table-cell table:formula="of:=[.E210]-[.E209]" office:value-type="float" office:value="-0.307692307692307" calcext:value-type="float">
            <text:p>-0.30769230769230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44444.444/2048)*[.A211]" office:value-type="float" office:value="4557.29162109375" calcext:value-type="float">
            <text:p>4557.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2" calcext:value-type="float">
            <text:p>1.2E-05</text:p>
          </table:table-cell>
          <table:table-cell table:formula="of:=[.C211]/[.D211]" office:value-type="float" office:value="1.58333333333333" calcext:value-type="float">
            <text:p>1.58333333333333</text:p>
          </table:table-cell>
          <table:table-cell table:formula="of:=[.E211]-[.E210]" office:value-type="float" office:value="0.814102564102564" calcext:value-type="float">
            <text:p>0.8141025641025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44444.444/2048)*[.A212]" office:value-type="float" office:value="4578.99300976563" calcext:value-type="float">
            <text:p>4579.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formula="of:=[.C212]/[.D212]" office:value-type="float" office:value="0.272727272727273" calcext:value-type="float">
            <text:p>0.272727272727273</text:p>
          </table:table-cell>
          <table:table-cell table:formula="of:=[.E212]-[.E211]" office:value-type="float" office:value="-1.31060606060606" calcext:value-type="float">
            <text:p>-1.310606060606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44444.444/2048)*[.A213]" office:value-type="float" office:value="4600.6943984375" calcext:value-type="float">
            <text:p>4600.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table:formula="of:=[.C213]/[.D213]" office:value-type="float" office:value="1.72727272727273" calcext:value-type="float">
            <text:p>1.72727272727273</text:p>
          </table:table-cell>
          <table:table-cell table:formula="of:=[.E213]-[.E212]" office:value-type="float" office:value="1.45454545454545" calcext:value-type="float">
            <text:p>1.4545454545454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44444.444/2048)*[.A214]" office:value-type="float" office:value="4622.39578710938" calcext:value-type="float">
            <text:p>4622.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1" calcext:value-type="float">
            <text:p>1.1E-05</text:p>
          </table:table-cell>
          <table:table-cell table:formula="of:=[.C214]/[.D214]" office:value-type="float" office:value="1.54545454545455" calcext:value-type="float">
            <text:p>1.54545454545455</text:p>
          </table:table-cell>
          <table:table-cell table:formula="of:=[.E214]-[.E213]" office:value-type="float" office:value="-0.181818181818182" calcext:value-type="float">
            <text:p>-0.18181818181818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44444.444/2048)*[.A215]" office:value-type="float" office:value="4644.09717578125" calcext:value-type="float">
            <text:p>4644.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" calcext:value-type="float">
            <text:p>1E-05</text:p>
          </table:table-cell>
          <table:table-cell table:formula="of:=[.C215]/[.D215]" office:value-type="float" office:value="0.5" calcext:value-type="float">
            <text:p>0.5</text:p>
          </table:table-cell>
          <table:table-cell table:formula="of:=[.E215]-[.E214]" office:value-type="float" office:value="-1.04545454545455" calcext:value-type="float">
            <text:p>-1.0454545454545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44444.444/2048)*[.A216]" office:value-type="float" office:value="4665.79856445313" calcext:value-type="float">
            <text:p>4665.8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[.C216]/[.D216]" office:value-type="float" office:value="1" calcext:value-type="float">
            <text:p>1</text:p>
          </table:table-cell>
          <table:table-cell table:formula="of:=[.E216]-[.E215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44444.444/2048)*[.A217]" office:value-type="float" office:value="4687.499953125" calcext:value-type="float">
            <text:p>4687.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" calcext:value-type="float">
            <text:p>1E-05</text:p>
          </table:table-cell>
          <table:table-cell table:formula="of:=[.C217]/[.D217]" office:value-type="float" office:value="1.1" calcext:value-type="float">
            <text:p>1.1</text:p>
          </table:table-cell>
          <table:table-cell table:formula="of:=[.E217]-[.E216]" office:value-type="float" office:value="0.0999999999999999" calcext:value-type="float">
            <text:p>0.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44444.444/2048)*[.A218]" office:value-type="float" office:value="4709.20134179688" calcext:value-type="float">
            <text:p>4709.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" calcext:value-type="float">
            <text:p>1E-05</text:p>
          </table:table-cell>
          <table:table-cell table:formula="of:=[.C218]/[.D218]" office:value-type="float" office:value="0.2" calcext:value-type="float">
            <text:p>0.2</text:p>
          </table:table-cell>
          <table:table-cell table:formula="of:=[.E218]-[.E217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44444.444/2048)*[.A219]" office:value-type="float" office:value="4730.90273046875" calcext:value-type="float">
            <text:p>4730.9</text:p>
          </table:table-cell>
          <table:table-cell table:number-columns-repeated="2" office:value-type="float" office:value="0.00001" calcext:value-type="float">
            <text:p>1E-05</text:p>
          </table:table-cell>
          <table:table-cell table:formula="of:=[.C219]/[.D219]" office:value-type="float" office:value="1" calcext:value-type="float">
            <text:p>1</text:p>
          </table:table-cell>
          <table:table-cell table:formula="of:=[.E219]-[.E218]"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44444.444/2048)*[.A220]" office:value-type="float" office:value="4752.60411914063" calcext:value-type="float">
            <text:p>4752.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" calcext:value-type="float">
            <text:p>1E-05</text:p>
          </table:table-cell>
          <table:table-cell table:formula="of:=[.C220]/[.D220]" office:value-type="float" office:value="0.1" calcext:value-type="float">
            <text:p>0.1</text:p>
          </table:table-cell>
          <table:table-cell table:formula="of:=[.E220]-[.E219]" office:value-type="float" office:value="-0.9" calcext:value-type="float">
            <text:p>-0.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44444.444/2048)*[.A221]" office:value-type="float" office:value="4774.3055078125" calcext:value-type="float">
            <text:p>4774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" calcext:value-type="float">
            <text:p>1E-05</text:p>
          </table:table-cell>
          <table:table-cell table:formula="of:=[.C221]/[.D221]" office:value-type="float" office:value="1.1" calcext:value-type="float">
            <text:p>1.1</text:p>
          </table:table-cell>
          <table:table-cell table:formula="of:=[.E221]-[.E22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44444.444/2048)*[.A222]" office:value-type="float" office:value="4796.00689648438" calcext:value-type="float">
            <text:p>4796.0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1" calcext:value-type="float">
            <text:p>1.1E-05</text:p>
          </table:table-cell>
          <table:table-cell table:formula="of:=[.C222]/[.D222]" office:value-type="float" office:value="1.09090909090909" calcext:value-type="float">
            <text:p>1.09090909090909</text:p>
          </table:table-cell>
          <table:table-cell table:formula="of:=[.E222]-[.E221]" office:value-type="float" office:value="-0.00909090909090882" calcext:value-type="float">
            <text:p>-0.00909090909090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44444.444/2048)*[.A223]" office:value-type="float" office:value="4817.70828515625" calcext:value-type="float">
            <text:p>4817.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table:formula="of:=[.C223]/[.D223]" office:value-type="float" office:value="0.454545454545455" calcext:value-type="float">
            <text:p>0.454545454545455</text:p>
          </table:table-cell>
          <table:table-cell table:formula="of:=[.E223]-[.E222]" office:value-type="float" office:value="-0.636363636363636" calcext:value-type="float">
            <text:p>-0.6363636363636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44444.444/2048)*[.A224]" office:value-type="float" office:value="4839.40967382813" calcext:value-type="float">
            <text:p>4839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table:formula="of:=[.C224]/[.D224]" office:value-type="float" office:value="1.27272727272727" calcext:value-type="float">
            <text:p>1.27272727272727</text:p>
          </table:table-cell>
          <table:table-cell table:formula="of:=[.E224]-[.E223]" office:value-type="float" office:value="0.818181818181818" calcext:value-type="float">
            <text:p>0.8181818181818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44444.444/2048)*[.A225]" office:value-type="float" office:value="4861.1110625" calcext:value-type="float">
            <text:p>4861.1</text:p>
          </table:table-cell>
          <table:table-cell table:number-columns-repeated="2" office:value-type="float" office:value="0.000012" calcext:value-type="float">
            <text:p>1.2E-05</text:p>
          </table:table-cell>
          <table:table-cell table:formula="of:=[.C225]/[.D225]" office:value-type="float" office:value="1" calcext:value-type="float">
            <text:p>1</text:p>
          </table:table-cell>
          <table:table-cell table:formula="of:=[.E225]-[.E224]" office:value-type="float" office:value="-0.272727272727273" calcext:value-type="float">
            <text:p>-0.27272727272727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44444.444/2048)*[.A226]" office:value-type="float" office:value="4882.81245117188" calcext:value-type="float">
            <text:p>4882.8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2" calcext:value-type="float">
            <text:p>1.2E-05</text:p>
          </table:table-cell>
          <table:table-cell table:formula="of:=[.C226]/[.D226]" office:value-type="float" office:value="0.916666666666667" calcext:value-type="float">
            <text:p>0.916666666666667</text:p>
          </table:table-cell>
          <table:table-cell table:formula="of:=[.E226]-[.E225]" office:value-type="float" office:value="-0.0833333333333334" calcext:value-type="float">
            <text:p>-0.08333333333333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44444.444/2048)*[.A227]" office:value-type="float" office:value="4904.51383984375" calcext:value-type="float">
            <text:p>4904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227]/[.D227]" office:value-type="float" office:value="1.36363636363636" calcext:value-type="float">
            <text:p>1.36363636363636</text:p>
          </table:table-cell>
          <table:table-cell table:formula="of:=[.E227]-[.E226]" office:value-type="float" office:value="0.446969696969697" calcext:value-type="float">
            <text:p>0.4469696969696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44444.444/2048)*[.A228]" office:value-type="float" office:value="4926.21522851563" calcext:value-type="float">
            <text:p>4926.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formula="of:=[.C228]/[.D228]" office:value-type="float" office:value="0.5" calcext:value-type="float">
            <text:p>0.5</text:p>
          </table:table-cell>
          <table:table-cell table:formula="of:=[.E228]-[.E227]" office:value-type="float" office:value="-0.863636363636364" calcext:value-type="float">
            <text:p>-0.8636363636363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44444.444/2048)*[.A229]" office:value-type="float" office:value="4947.9166171875" calcext:value-type="float">
            <text:p>4947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2" calcext:value-type="float">
            <text:p>1.2E-05</text:p>
          </table:table-cell>
          <table:table-cell table:formula="of:=[.C229]/[.D229]" office:value-type="float" office:value="1.25" calcext:value-type="float">
            <text:p>1.25</text:p>
          </table:table-cell>
          <table:table-cell table:formula="of:=[.E229]-[.E228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44444.444/2048)*[.A230]" office:value-type="float" office:value="4969.61800585938" calcext:value-type="float">
            <text:p>4969.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2" calcext:value-type="float">
            <text:p>1.2E-05</text:p>
          </table:table-cell>
          <table:table-cell table:formula="of:=[.C230]/[.D230]" office:value-type="float" office:value="1.83333333333333" calcext:value-type="float">
            <text:p>1.83333333333333</text:p>
          </table:table-cell>
          <table:table-cell table:formula="of:=[.E230]-[.E229]" office:value-type="float" office:value="0.583333333333334" calcext:value-type="float">
            <text:p>0.58333333333333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44444.444/2048)*[.A231]" office:value-type="float" office:value="4991.31939453125" calcext:value-type="float">
            <text:p>4991.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table:formula="of:=[.C231]/[.D231]" office:value-type="float" office:value="0.666666666666667" calcext:value-type="float">
            <text:p>0.666666666666667</text:p>
          </table:table-cell>
          <table:table-cell table:formula="of:=[.E231]-[.E230]" office:value-type="float" office:value="-1.16666666666667" calcext:value-type="float">
            <text:p>-1.166666666666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44444.444/2048)*[.A232]" office:value-type="float" office:value="5013.02078320313" calcext:value-type="float">
            <text:p>5013.0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2" calcext:value-type="float">
            <text:p>1.2E-05</text:p>
          </table:table-cell>
          <table:table-cell table:formula="of:=[.C232]/[.D232]" office:value-type="float" office:value="0.166666666666667" calcext:value-type="float">
            <text:p>0.166666666666667</text:p>
          </table:table-cell>
          <table:table-cell table:formula="of:=[.E232]-[.E231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44444.444/2048)*[.A233]" office:value-type="float" office:value="5034.722171875" calcext:value-type="float">
            <text:p>5034.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2" calcext:value-type="float">
            <text:p>1.2E-05</text:p>
          </table:table-cell>
          <table:table-cell table:formula="of:=[.C233]/[.D233]" office:value-type="float" office:value="0.833333333333333" calcext:value-type="float">
            <text:p>0.833333333333333</text:p>
          </table:table-cell>
          <table:table-cell table:formula="of:=[.E233]-[.E232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44444.444/2048)*[.A234]" office:value-type="float" office:value="5056.42356054688" calcext:value-type="float">
            <text:p>5056.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2" calcext:value-type="float">
            <text:p>1.2E-05</text:p>
          </table:table-cell>
          <table:table-cell table:formula="of:=[.C234]/[.D234]" office:value-type="float" office:value="1.75" calcext:value-type="float">
            <text:p>1.75</text:p>
          </table:table-cell>
          <table:table-cell table:formula="of:=[.E234]-[.E233]" office:value-type="float" office:value="0.916666666666666" calcext:value-type="float">
            <text:p>0.91666666666666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44444.444/2048)*[.A235]" office:value-type="float" office:value="5078.12494921875" calcext:value-type="float">
            <text:p>5078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235]/[.D235]" office:value-type="float" office:value="1.23076923076923" calcext:value-type="float">
            <text:p>1.23076923076923</text:p>
          </table:table-cell>
          <table:table-cell table:formula="of:=[.E235]-[.E234]" office:value-type="float" office:value="-0.519230769230769" calcext:value-type="float">
            <text:p>-0.51923076923076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44444.444/2048)*[.A236]" office:value-type="float" office:value="5099.82633789063" calcext:value-type="float">
            <text:p>5099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236]/[.D236]" office:value-type="float" office:value="0.769230769230769" calcext:value-type="float">
            <text:p>0.769230769230769</text:p>
          </table:table-cell>
          <table:table-cell table:formula="of:=[.E236]-[.E235]" office:value-type="float" office:value="-0.461538461538461" calcext:value-type="float">
            <text:p>-0.46153846153846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44444.444/2048)*[.A237]" office:value-type="float" office:value="5121.5277265625" calcext:value-type="float">
            <text:p>5121.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237]/[.D237]" office:value-type="float" office:value="0.692307692307692" calcext:value-type="float">
            <text:p>0.692307692307692</text:p>
          </table:table-cell>
          <table:table-cell table:formula="of:=[.E237]-[.E236]" office:value-type="float" office:value="-0.076923076923077" calcext:value-type="float">
            <text:p>-0.07692307692307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44444.444/2048)*[.A238]" office:value-type="float" office:value="5143.22911523438" calcext:value-type="float">
            <text:p>5143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3" calcext:value-type="float">
            <text:p>1.3E-05</text:p>
          </table:table-cell>
          <table:table-cell table:formula="of:=[.C238]/[.D238]" office:value-type="float" office:value="1.69230769230769" calcext:value-type="float">
            <text:p>1.69230769230769</text:p>
          </table:table-cell>
          <table:table-cell table:formula="of:=[.E238]-[.E23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44444.444/2048)*[.A239]" office:value-type="float" office:value="5164.93050390625" calcext:value-type="float">
            <text:p>5164.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formula="of:=[.C239]/[.D239]" office:value-type="float" office:value="0.538461538461538" calcext:value-type="float">
            <text:p>0.538461538461538</text:p>
          </table:table-cell>
          <table:table-cell table:formula="of:=[.E239]-[.E238]" office:value-type="float" office:value="-1.15384615384615" calcext:value-type="float">
            <text:p>-1.1538461538461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44444.444/2048)*[.A240]" office:value-type="float" office:value="5186.63189257813" calcext:value-type="float">
            <text:p>5186.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table:formula="of:=[.C240]/[.D240]" office:value-type="float" office:value="1.07692307692308" calcext:value-type="float">
            <text:p>1.07692307692308</text:p>
          </table:table-cell>
          <table:table-cell table:formula="of:=[.E240]-[.E239]"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44444.444/2048)*[.A241]" office:value-type="float" office:value="5208.33328125" calcext:value-type="float">
            <text:p>5208.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3" calcext:value-type="float">
            <text:p>1.3E-05</text:p>
          </table:table-cell>
          <table:table-cell table:formula="of:=[.C241]/[.D241]" office:value-type="float" office:value="1.46153846153846" calcext:value-type="float">
            <text:p>1.46153846153846</text:p>
          </table:table-cell>
          <table:table-cell table:formula="of:=[.E241]-[.E240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44444.444/2048)*[.A242]" office:value-type="float" office:value="5230.03466992188" calcext:value-type="float">
            <text:p>5230.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table:formula="of:=[.C242]/[.D242]" office:value-type="float" office:value="1.07692307692308" calcext:value-type="float">
            <text:p>1.07692307692308</text:p>
          </table:table-cell>
          <table:table-cell table:formula="of:=[.E242]-[.E241]" office:value-type="float" office:value="-0.384615384615385" calcext:value-type="float">
            <text:p>-0.3846153846153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44444.444/2048)*[.A243]" office:value-type="float" office:value="5251.73605859375" calcext:value-type="float">
            <text:p>5251.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243]/[.D243]" office:value-type="float" office:value="0.461538461538462" calcext:value-type="float">
            <text:p>0.461538461538462</text:p>
          </table:table-cell>
          <table:table-cell table:formula="of:=[.E243]-[.E242]" office:value-type="float" office:value="-0.615384615384615" calcext:value-type="float">
            <text:p>-0.61538461538461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44444.444/2048)*[.A244]" office:value-type="float" office:value="5273.43744726563" calcext:value-type="float">
            <text:p>5273.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3" calcext:value-type="float">
            <text:p>1.3E-05</text:p>
          </table:table-cell>
          <table:table-cell table:formula="of:=[.C244]/[.D244]" office:value-type="float" office:value="1.84615384615385" calcext:value-type="float">
            <text:p>1.84615384615385</text:p>
          </table:table-cell>
          <table:table-cell table:formula="of:=[.E244]-[.E243]" office:value-type="float" office:value="1.38461538461538" calcext:value-type="float">
            <text:p>1.3846153846153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44444.444/2048)*[.A245]" office:value-type="float" office:value="5295.1388359375" calcext:value-type="float">
            <text:p>5295.1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3" calcext:value-type="float">
            <text:p>1.3E-05</text:p>
          </table:table-cell>
          <table:table-cell table:formula="of:=[.C245]/[.D245]" office:value-type="float" office:value="1.69230769230769" calcext:value-type="float">
            <text:p>1.69230769230769</text:p>
          </table:table-cell>
          <table:table-cell table:formula="of:=[.E245]-[.E244]" office:value-type="float" office:value="-0.153846153846154" calcext:value-type="float">
            <text:p>-0.1538461538461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44444.444/2048)*[.A246]" office:value-type="float" office:value="5316.84022460938" calcext:value-type="float">
            <text:p>5316.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3" calcext:value-type="float">
            <text:p>1.3E-05</text:p>
          </table:table-cell>
          <table:table-cell table:formula="of:=[.C246]/[.D246]" office:value-type="float" office:value="1.61538461538462" calcext:value-type="float">
            <text:p>1.61538461538462</text:p>
          </table:table-cell>
          <table:table-cell table:formula="of:=[.E246]-[.E245]" office:value-type="float" office:value="-0.0769230769230769" calcext:value-type="float">
            <text:p>-0.0769230769230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44444.444/2048)*[.A247]" office:value-type="float" office:value="5338.54161328125" calcext:value-type="float">
            <text:p>5338.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table:formula="of:=[.C247]/[.D247]" office:value-type="float" office:value="0.384615384615385" calcext:value-type="float">
            <text:p>0.384615384615385</text:p>
          </table:table-cell>
          <table:table-cell table:formula="of:=[.E247]-[.E246]" office:value-type="float" office:value="-1.23076923076923" calcext:value-type="float">
            <text:p>-1.230769230769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44444.444/2048)*[.A248]" office:value-type="float" office:value="5360.24300195313" calcext:value-type="float">
            <text:p>5360.2</text:p>
          </table:table-cell>
          <table:table-cell table:number-columns-repeated="2" office:value-type="float" office:value="0.000013" calcext:value-type="float">
            <text:p>1.3E-05</text:p>
          </table:table-cell>
          <table:table-cell table:formula="of:=[.C248]/[.D248]" office:value-type="float" office:value="1" calcext:value-type="float">
            <text:p>1</text:p>
          </table:table-cell>
          <table:table-cell table:formula="of:=[.E248]-[.E247]"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44444.444/2048)*[.A249]" office:value-type="float" office:value="5381.944390625" calcext:value-type="float">
            <text:p>5381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249]/[.D249]" office:value-type="float" office:value="1.23076923076923" calcext:value-type="float">
            <text:p>1.23076923076923</text:p>
          </table:table-cell>
          <table:table-cell table:formula="of:=[.E249]-[.E248]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44444.444/2048)*[.A250]" office:value-type="float" office:value="5403.64577929688" calcext:value-type="float">
            <text:p>5403.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table:formula="of:=[.C250]/[.D250]" office:value-type="float" office:value="0.923076923076923" calcext:value-type="float">
            <text:p>0.923076923076923</text:p>
          </table:table-cell>
          <table:table-cell table:formula="of:=[.E250]-[.E249]" office:value-type="float" office:value="-0.307692307692308" calcext:value-type="float">
            <text:p>-0.30769230769230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44444.444/2048)*[.A251]" office:value-type="float" office:value="5425.34716796875" calcext:value-type="float">
            <text:p>5425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3" calcext:value-type="float">
            <text:p>1.3E-05</text:p>
          </table:table-cell>
          <table:table-cell table:formula="of:=[.C251]/[.D251]" office:value-type="float" office:value="0.846153846153846" calcext:value-type="float">
            <text:p>0.846153846153846</text:p>
          </table:table-cell>
          <table:table-cell table:formula="of:=[.E251]-[.E250]" office:value-type="float" office:value="-0.076923076923077" calcext:value-type="float">
            <text:p>-0.07692307692307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44444.444/2048)*[.A252]" office:value-type="float" office:value="5447.04855664063" calcext:value-type="float">
            <text:p>5447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252]/[.D252]" office:value-type="float" office:value="0.769230769230769" calcext:value-type="float">
            <text:p>0.769230769230769</text:p>
          </table:table-cell>
          <table:table-cell table:formula="of:=[.E252]-[.E251]" office:value-type="float" office:value="-0.0769230769230768" calcext:value-type="float">
            <text:p>-0.07692307692307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44444.444/2048)*[.A253]" office:value-type="float" office:value="5468.7499453125" calcext:value-type="float">
            <text:p>5468.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3" calcext:value-type="float">
            <text:p>1.3E-05</text:p>
          </table:table-cell>
          <table:table-cell table:formula="of:=[.C253]/[.D253]" office:value-type="float" office:value="1.38461538461538" calcext:value-type="float">
            <text:p>1.38461538461538</text:p>
          </table:table-cell>
          <table:table-cell table:formula="of:=[.E253]-[.E252]"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44444.444/2048)*[.A254]" office:value-type="float" office:value="5490.45133398438" calcext:value-type="float">
            <text:p>5490.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formula="of:=[.C254]/[.D254]" office:value-type="float" office:value="0.5" calcext:value-type="float">
            <text:p>0.5</text:p>
          </table:table-cell>
          <table:table-cell table:formula="of:=[.E254]-[.E253]" office:value-type="float" office:value="-0.884615384615385" calcext:value-type="float">
            <text:p>-0.8846153846153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44444.444/2048)*[.A255]" office:value-type="float" office:value="5512.15272265625" calcext:value-type="float">
            <text:p>5512.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2" calcext:value-type="float">
            <text:p>1.2E-05</text:p>
          </table:table-cell>
          <table:table-cell table:formula="of:=[.C255]/[.D255]" office:value-type="float" office:value="1.91666666666667" calcext:value-type="float">
            <text:p>1.91666666666667</text:p>
          </table:table-cell>
          <table:table-cell table:formula="of:=[.E255]-[.E254]" office:value-type="float" office:value="1.41666666666667" calcext:value-type="float">
            <text:p>1.4166666666666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44444.444/2048)*[.A256]" office:value-type="float" office:value="5533.85411132813" calcext:value-type="float">
            <text:p>5533.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2" calcext:value-type="float">
            <text:p>1.2E-05</text:p>
          </table:table-cell>
          <table:table-cell table:formula="of:=[.C256]/[.D256]" office:value-type="float" office:value="0.833333333333333" calcext:value-type="float">
            <text:p>0.833333333333333</text:p>
          </table:table-cell>
          <table:table-cell table:formula="of:=[.E256]-[.E255]" office:value-type="float" office:value="-1.08333333333333" calcext:value-type="float">
            <text:p>-1.083333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(44444.444/2048)*[.A257]" office:value-type="float" office:value="5555.5555" calcext:value-type="float">
            <text:p>5555.6</text:p>
          </table:table-cell>
          <table:table-cell table:number-columns-repeated="2" office:value-type="float" office:value="0.000012" calcext:value-type="float">
            <text:p>1.2E-05</text:p>
          </table:table-cell>
          <table:table-cell table:formula="of:=[.C257]/[.D257]" office:value-type="float" office:value="1" calcext:value-type="float">
            <text:p>1</text:p>
          </table:table-cell>
          <table:table-cell table:formula="of:=[.E257]-[.E25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(44444.444/2048)*[.A258]" office:value-type="float" office:value="5577.25688867188" calcext:value-type="float">
            <text:p>5577.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2" calcext:value-type="float">
            <text:p>1.2E-05</text:p>
          </table:table-cell>
          <table:table-cell table:formula="of:=[.C258]/[.D258]" office:value-type="float" office:value="0.0833333333333333" calcext:value-type="float">
            <text:p>0.083333333333333</text:p>
          </table:table-cell>
          <table:table-cell table:formula="of:=[.E258]-[.E257]" office:value-type="float" office:value="-0.916666666666667" calcext:value-type="float">
            <text:p>-0.91666666666666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(44444.444/2048)*[.A259]" office:value-type="float" office:value="5598.95827734375" calcext:value-type="float">
            <text:p>5599.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2" calcext:value-type="float">
            <text:p>1.2E-05</text:p>
          </table:table-cell>
          <table:table-cell table:formula="of:=[.C259]/[.D259]" office:value-type="float" office:value="1.41666666666667" calcext:value-type="float">
            <text:p>1.41666666666667</text:p>
          </table:table-cell>
          <table:table-cell table:formula="of:=[.E259]-[.E258]" office:value-type="float" office:value="1.33333333333333" calcext:value-type="float">
            <text:p>1.333333333333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(44444.444/2048)*[.A260]" office:value-type="float" office:value="5620.65966601563" calcext:value-type="float">
            <text:p>5620.7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2" calcext:value-type="float">
            <text:p>1.2E-05</text:p>
          </table:table-cell>
          <table:table-cell table:formula="of:=[.C260]/[.D260]" office:value-type="float" office:value="1.41666666666667" calcext:value-type="float">
            <text:p>1.41666666666667</text:p>
          </table:table-cell>
          <table:table-cell table:formula="of:=[.E260]-[.E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(44444.444/2048)*[.A261]" office:value-type="float" office:value="5642.3610546875" calcext:value-type="float">
            <text:p>5642.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table:formula="of:=[.C261]/[.D261]" office:value-type="float" office:value="0.666666666666667" calcext:value-type="float">
            <text:p>0.666666666666667</text:p>
          </table:table-cell>
          <table:table-cell table:formula="of:=[.E261]-[.E260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(44444.444/2048)*[.A262]" office:value-type="float" office:value="5664.06244335938" calcext:value-type="float">
            <text:p>5664.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 table:formula="of:=[.C262]/[.D262]" office:value-type="float" office:value="0.818181818181818" calcext:value-type="float">
            <text:p>0.818181818181818</text:p>
          </table:table-cell>
          <table:table-cell table:formula="of:=[.E262]-[.E261]" office:value-type="float" office:value="0.151515151515152" calcext:value-type="float">
            <text:p>0.15151515151515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(44444.444/2048)*[.A263]" office:value-type="float" office:value="5685.76383203125" calcext:value-type="float">
            <text:p>5685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263]/[.D263]" office:value-type="float" office:value="0.909090909090909" calcext:value-type="float">
            <text:p>0.909090909090909</text:p>
          </table:table-cell>
          <table:table-cell table:formula="of:=[.E263]-[.E262]"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(44444.444/2048)*[.A264]" office:value-type="float" office:value="5707.46522070313" calcext:value-type="float">
            <text:p>5707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264]/[.D264]" office:value-type="float" office:value="1.36363636363636" calcext:value-type="float">
            <text:p>1.36363636363636</text:p>
          </table:table-cell>
          <table:table-cell table:formula="of:=[.E264]-[.E263]" office:value-type="float" office:value="0.454545454545454" calcext:value-type="float">
            <text:p>0.45454545454545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(44444.444/2048)*[.A265]" office:value-type="float" office:value="5729.166609375" calcext:value-type="float">
            <text:p>5729.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table:formula="of:=[.C265]/[.D265]" office:value-type="float" office:value="1.18181818181818" calcext:value-type="float">
            <text:p>1.18181818181818</text:p>
          </table:table-cell>
          <table:table-cell table:formula="of:=[.E265]-[.E264]" office:value-type="float" office:value="-0.181818181818182" calcext:value-type="float">
            <text:p>-0.18181818181818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(44444.444/2048)*[.A266]" office:value-type="float" office:value="5750.86799804688" calcext:value-type="float">
            <text:p>5750.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table:formula="of:=[.C266]/[.D266]" office:value-type="float" office:value="0.454545454545455" calcext:value-type="float">
            <text:p>0.454545454545455</text:p>
          </table:table-cell>
          <table:table-cell table:formula="of:=[.E266]-[.E265]" office:value-type="float" office:value="-0.727272727272727" calcext:value-type="float">
            <text:p>-0.72727272727272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(44444.444/2048)*[.A267]" office:value-type="float" office:value="5772.56938671875" calcext:value-type="float">
            <text:p>5772.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  <table:table-cell table:formula="of:=[.C267]/[.D267]" office:value-type="float" office:value="1.16666666666667" calcext:value-type="float">
            <text:p>1.16666666666667</text:p>
          </table:table-cell>
          <table:table-cell table:formula="of:=[.E267]-[.E266]" office:value-type="float" office:value="0.712121212121212" calcext:value-type="float">
            <text:p>0.7121212121212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(44444.444/2048)*[.A268]" office:value-type="float" office:value="5794.27077539063" calcext:value-type="float">
            <text:p>5794.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268]/[.D268]" office:value-type="float" office:value="0.909090909090909" calcext:value-type="float">
            <text:p>0.909090909090909</text:p>
          </table:table-cell>
          <table:table-cell table:formula="of:=[.E268]-[.E267]" office:value-type="float" office:value="-0.257575757575757" calcext:value-type="float">
            <text:p>-0.25757575757575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(44444.444/2048)*[.A269]" office:value-type="float" office:value="5815.9721640625" calcext:value-type="float">
            <text:p>5816.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table:formula="of:=[.C269]/[.D269]" office:value-type="float" office:value="0.0909090909090909" calcext:value-type="float">
            <text:p>0.090909090909091</text:p>
          </table:table-cell>
          <table:table-cell table:formula="of:=[.E269]-[.E268]" office:value-type="float" office:value="-0.818181818181818" calcext:value-type="float">
            <text:p>-0.8181818181818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(44444.444/2048)*[.A270]" office:value-type="float" office:value="5837.67355273438" calcext:value-type="float">
            <text:p>5837.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table:formula="of:=[.C270]/[.D270]" office:value-type="float" office:value="0.454545454545455" calcext:value-type="float">
            <text:p>0.454545454545455</text:p>
          </table:table-cell>
          <table:table-cell table:formula="of:=[.E270]-[.E269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(44444.444/2048)*[.A271]" office:value-type="float" office:value="5859.37494140625" calcext:value-type="float">
            <text:p>5859.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formula="of:=[.C271]/[.D271]" office:value-type="float" office:value="0.363636363636364" calcext:value-type="float">
            <text:p>0.363636363636364</text:p>
          </table:table-cell>
          <table:table-cell table:formula="of:=[.E271]-[.E270]" office:value-type="float" office:value="-0.0909090909090909" calcext:value-type="float">
            <text:p>-0.09090909090909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(44444.444/2048)*[.A272]" office:value-type="float" office:value="5881.07633007813" calcext:value-type="float">
            <text:p>5881.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table:formula="of:=[.C272]/[.D272]" office:value-type="float" office:value="0.0909090909090909" calcext:value-type="float">
            <text:p>0.090909090909091</text:p>
          </table:table-cell>
          <table:table-cell table:formula="of:=[.E272]-[.E271]" office:value-type="float" office:value="-0.272727272727273" calcext:value-type="float">
            <text:p>-0.27272727272727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(44444.444/2048)*[.A273]" office:value-type="float" office:value="5902.77771875" calcext:value-type="float">
            <text:p>5902.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1" calcext:value-type="float">
            <text:p>1.1E-05</text:p>
          </table:table-cell>
          <table:table-cell table:formula="of:=[.C273]/[.D273]" office:value-type="float" office:value="1.09090909090909" calcext:value-type="float">
            <text:p>1.09090909090909</text:p>
          </table:table-cell>
          <table:table-cell table:formula="of:=[.E273]-[.E27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(44444.444/2048)*[.A274]" office:value-type="float" office:value="5924.47910742188" calcext:value-type="float">
            <text:p>5924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274]/[.D274]" office:value-type="float" office:value="1.36363636363636" calcext:value-type="float">
            <text:p>1.36363636363636</text:p>
          </table:table-cell>
          <table:table-cell table:formula="of:=[.E274]-[.E273]" office:value-type="float" office:value="0.272727272727272" calcext:value-type="float">
            <text:p>0.272727272727272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(44444.444/2048)*[.A275]" office:value-type="float" office:value="5946.18049609375" calcext:value-type="float">
            <text:p>5946.2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1" calcext:value-type="float">
            <text:p>1.1E-05</text:p>
          </table:table-cell>
          <table:table-cell table:formula="of:=[.C275]/[.D275]" office:value-type="float" office:value="1.45454545454545" calcext:value-type="float">
            <text:p>1.45454545454545</text:p>
          </table:table-cell>
          <table:table-cell table:formula="of:=[.E275]-[.E274]" office:value-type="float" office:value="0.090909090909091" calcext:value-type="float">
            <text:p>0.0909090909090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(44444.444/2048)*[.A276]" office:value-type="float" office:value="5967.88188476563" calcext:value-type="float">
            <text:p>5967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276]/[.D276]" office:value-type="float" office:value="1.36363636363636" calcext:value-type="float">
            <text:p>1.36363636363636</text:p>
          </table:table-cell>
          <table:table-cell table:formula="of:=[.E276]-[.E275]" office:value-type="float" office:value="-0.090909090909091" calcext:value-type="float">
            <text:p>-0.09090909090909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(44444.444/2048)*[.A277]" office:value-type="float" office:value="5989.5832734375" calcext:value-type="float">
            <text:p>5989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277]/[.D277]" office:value-type="float" office:value="0.909090909090909" calcext:value-type="float">
            <text:p>0.909090909090909</text:p>
          </table:table-cell>
          <table:table-cell table:formula="of:=[.E277]-[.E276]" office:value-type="float" office:value="-0.454545454545454" calcext:value-type="float">
            <text:p>-0.45454545454545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(44444.444/2048)*[.A278]" office:value-type="float" office:value="6011.28466210938" calcext:value-type="float">
            <text:p>6011.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table:formula="of:=[.C278]/[.D278]" office:value-type="float" office:value="1.18181818181818" calcext:value-type="float">
            <text:p>1.18181818181818</text:p>
          </table:table-cell>
          <table:table-cell table:formula="of:=[.E278]-[.E277]" office:value-type="float" office:value="0.272727272727273" calcext:value-type="float">
            <text:p>0.27272727272727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(44444.444/2048)*[.A279]" office:value-type="float" office:value="6032.98605078125" calcext:value-type="float">
            <text:p>6033.0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table:formula="of:=[.C279]/[.D279]" office:value-type="float" office:value="1.18181818181818" calcext:value-type="float">
            <text:p>1.18181818181818</text:p>
          </table:table-cell>
          <table:table-cell table:formula="of:=[.E279]-[.E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(44444.444/2048)*[.A280]" office:value-type="float" office:value="6054.68743945313" calcext:value-type="float">
            <text:p>6054.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280]/[.D280]" office:value-type="float" office:value="1.36363636363636" calcext:value-type="float">
            <text:p>1.36363636363636</text:p>
          </table:table-cell>
          <table:table-cell table:formula="of:=[.E280]-[.E279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(44444.444/2048)*[.A281]" office:value-type="float" office:value="6076.388828125" calcext:value-type="float">
            <text:p>6076.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table:formula="of:=[.C281]/[.D281]" office:value-type="float" office:value="0.333333333333333" calcext:value-type="float">
            <text:p>0.333333333333333</text:p>
          </table:table-cell>
          <table:table-cell table:formula="of:=[.E281]-[.E280]" office:value-type="float" office:value="-1.03030303030303" calcext:value-type="float">
            <text:p>-1.0303030303030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(44444.444/2048)*[.A282]" office:value-type="float" office:value="6098.09021679688" calcext:value-type="float">
            <text:p>6098.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2" calcext:value-type="float">
            <text:p>1.2E-05</text:p>
          </table:table-cell>
          <table:table-cell table:formula="of:=[.C282]/[.D282]" office:value-type="float" office:value="2.25" calcext:value-type="float">
            <text:p>2.25</text:p>
          </table:table-cell>
          <table:table-cell table:formula="of:=[.E282]-[.E281]" office:value-type="float" office:value="1.91666666666667" calcext:value-type="float">
            <text:p>1.9166666666666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(44444.444/2048)*[.A283]" office:value-type="float" office:value="6119.79160546875" calcext:value-type="float">
            <text:p>6119.8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2" calcext:value-type="float">
            <text:p>1.2E-05</text:p>
          </table:table-cell>
          <table:table-cell table:formula="of:=[.C283]/[.D283]" office:value-type="float" office:value="1.58333333333333" calcext:value-type="float">
            <text:p>1.58333333333333</text:p>
          </table:table-cell>
          <table:table-cell table:formula="of:=[.E283]-[.E282]" office:value-type="float" office:value="-0.666666666666667" calcext:value-type="float">
            <text:p>-0.66666666666666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(44444.444/2048)*[.A284]" office:value-type="float" office:value="6141.49299414063" calcext:value-type="float">
            <text:p>6141.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formula="of:=[.C284]/[.D284]" office:value-type="float" office:value="0.5" calcext:value-type="float">
            <text:p>0.5</text:p>
          </table:table-cell>
          <table:table-cell table:formula="of:=[.E284]-[.E283]" office:value-type="float" office:value="-1.08333333333333" calcext:value-type="float">
            <text:p>-1.0833333333333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(44444.444/2048)*[.A285]" office:value-type="float" office:value="6163.1943828125" calcext:value-type="float">
            <text:p>6163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table:formula="of:=[.C285]/[.D285]" office:value-type="float" office:value="0.25" calcext:value-type="float">
            <text:p>0.25</text:p>
          </table:table-cell>
          <table:table-cell table:formula="of:=[.E285]-[.E284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(44444.444/2048)*[.A286]" office:value-type="float" office:value="6184.89577148438" calcext:value-type="float">
            <text:p>6184.9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table:formula="of:=[.C286]/[.D286]" office:value-type="float" office:value="1.08333333333333" calcext:value-type="float">
            <text:p>1.08333333333333</text:p>
          </table:table-cell>
          <table:table-cell table:formula="of:=[.E286]-[.E285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(44444.444/2048)*[.A287]" office:value-type="float" office:value="6206.59716015625" calcext:value-type="float">
            <text:p>6206.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2" calcext:value-type="float">
            <text:p>1.2E-05</text:p>
          </table:table-cell>
          <table:table-cell table:formula="of:=[.C287]/[.D287]" office:value-type="float" office:value="1.83333333333333" calcext:value-type="float">
            <text:p>1.83333333333333</text:p>
          </table:table-cell>
          <table:table-cell table:formula="of:=[.E287]-[.E286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(44444.444/2048)*[.A288]" office:value-type="float" office:value="6228.29854882813" calcext:value-type="float">
            <text:p>6228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288]/[.D288]" office:value-type="float" office:value="0.692307692307692" calcext:value-type="float">
            <text:p>0.692307692307692</text:p>
          </table:table-cell>
          <table:table-cell table:formula="of:=[.E288]-[.E287]" office:value-type="float" office:value="-1.14102564102564" calcext:value-type="float">
            <text:p>-1.1410256410256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(44444.444/2048)*[.A289]" office:value-type="float" office:value="6249.9999375" calcext:value-type="float">
            <text:p>6250.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table:formula="of:=[.C289]/[.D289]" office:value-type="float" office:value="0.230769230769231" calcext:value-type="float">
            <text:p>0.230769230769231</text:p>
          </table:table-cell>
          <table:table-cell table:formula="of:=[.E289]-[.E288]" office:value-type="float" office:value="-0.461538461538462" calcext:value-type="float">
            <text:p>-0.46153846153846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(44444.444/2048)*[.A290]" office:value-type="float" office:value="6271.70132617188" calcext:value-type="float">
            <text:p>6271.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290]/[.D290]" office:value-type="float" office:value="0.357142857142857" calcext:value-type="float">
            <text:p>0.357142857142857</text:p>
          </table:table-cell>
          <table:table-cell table:formula="of:=[.E290]-[.E289]" office:value-type="float" office:value="0.126373626373626" calcext:value-type="float">
            <text:p>0.1263736263736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(44444.444/2048)*[.A291]" office:value-type="float" office:value="6293.40271484375" calcext:value-type="float">
            <text:p>6293.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formula="of:=[.C291]/[.D291]" office:value-type="float" office:value="0.642857142857143" calcext:value-type="float">
            <text:p>0.642857142857143</text:p>
          </table:table-cell>
          <table:table-cell table:formula="of:=[.E291]-[.E290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(44444.444/2048)*[.A292]" office:value-type="float" office:value="6315.10410351563" calcext:value-type="float">
            <text:p>6315.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  <table:table-cell table:formula="of:=[.C292]/[.D292]" office:value-type="float" office:value="0.785714285714286" calcext:value-type="float">
            <text:p>0.785714285714286</text:p>
          </table:table-cell>
          <table:table-cell table:formula="of:=[.E292]-[.E291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(44444.444/2048)*[.A293]" office:value-type="float" office:value="6336.8054921875" calcext:value-type="float">
            <text:p>6336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table:formula="of:=[.C293]/[.D293]" office:value-type="float" office:value="0.866666666666667" calcext:value-type="float">
            <text:p>0.866666666666667</text:p>
          </table:table-cell>
          <table:table-cell table:formula="of:=[.E293]-[.E292]" office:value-type="float" office:value="0.080952380952381" calcext:value-type="float">
            <text:p>0.0809523809523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(44444.444/2048)*[.A294]" office:value-type="float" office:value="6358.50688085938" calcext:value-type="float">
            <text:p>6358.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5" calcext:value-type="float">
            <text:p>1.5E-05</text:p>
          </table:table-cell>
          <table:table-cell table:formula="of:=[.C294]/[.D294]" office:value-type="float" office:value="1.4" calcext:value-type="float">
            <text:p>1.4</text:p>
          </table:table-cell>
          <table:table-cell table:formula="of:=[.E294]-[.E293]" office:value-type="float" office:value="0.533333333333333" calcext:value-type="float">
            <text:p>0.53333333333333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(44444.444/2048)*[.A295]" office:value-type="float" office:value="6380.20826953125" calcext:value-type="float">
            <text:p>638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295]/[.D295]" office:value-type="float" office:value="0.666666666666667" calcext:value-type="float">
            <text:p>0.666666666666667</text:p>
          </table:table-cell>
          <table:table-cell table:formula="of:=[.E295]-[.E294]" office:value-type="float" office:value="-0.733333333333333" calcext:value-type="float">
            <text:p>-0.73333333333333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(44444.444/2048)*[.A296]" office:value-type="float" office:value="6401.90965820313" calcext:value-type="float">
            <text:p>6401.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5" calcext:value-type="float">
            <text:p>1.5E-05</text:p>
          </table:table-cell>
          <table:table-cell table:formula="of:=[.C296]/[.D296]" office:value-type="float" office:value="1.6" calcext:value-type="float">
            <text:p>1.6</text:p>
          </table:table-cell>
          <table:table-cell table:formula="of:=[.E296]-[.E295]" office:value-type="float" office:value="0.933333333333333" calcext:value-type="float">
            <text:p>0.93333333333333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(44444.444/2048)*[.A297]" office:value-type="float" office:value="6423.611046875" calcext:value-type="float">
            <text:p>6423.6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4" calcext:value-type="float">
            <text:p>1.4E-05</text:p>
          </table:table-cell>
          <table:table-cell table:formula="of:=[.C297]/[.D297]" office:value-type="float" office:value="2.64285714285714" calcext:value-type="float">
            <text:p>2.64285714285714</text:p>
          </table:table-cell>
          <table:table-cell table:formula="of:=[.E297]-[.E296]" office:value-type="float" office:value="1.04285714285714" calcext:value-type="float">
            <text:p>1.042857142857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(44444.444/2048)*[.A298]" office:value-type="float" office:value="6445.31243554688" calcext:value-type="float">
            <text:p>6445.3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table:formula="of:=[.C298]/[.D298]" office:value-type="float" office:value="1.06666666666667" calcext:value-type="float">
            <text:p>1.06666666666667</text:p>
          </table:table-cell>
          <table:table-cell table:formula="of:=[.E298]-[.E297]" office:value-type="float" office:value="-1.57619047619048" calcext:value-type="float">
            <text:p>-1.5761904761904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(44444.444/2048)*[.A299]" office:value-type="float" office:value="6467.01382421875" calcext:value-type="float">
            <text:p>6467.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table:formula="of:=[.C299]/[.D299]" office:value-type="float" office:value="0.266666666666667" calcext:value-type="float">
            <text:p>0.266666666666667</text:p>
          </table:table-cell>
          <table:table-cell table:formula="of:=[.E299]-[.E298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(44444.444/2048)*[.A300]" office:value-type="float" office:value="6488.71521289063" calcext:value-type="float">
            <text:p>6488.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formula="of:=[.C300]/[.D300]" office:value-type="float" office:value="0.642857142857143" calcext:value-type="float">
            <text:p>0.642857142857143</text:p>
          </table:table-cell>
          <table:table-cell table:formula="of:=[.E300]-[.E299]" office:value-type="float" office:value="0.376190476190476" calcext:value-type="float">
            <text:p>0.3761904761904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(44444.444/2048)*[.A301]" office:value-type="float" office:value="6510.4166015625" calcext:value-type="float">
            <text:p>6510.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table:formula="of:=[.C301]/[.D301]" office:value-type="float" office:value="0.133333333333333" calcext:value-type="float">
            <text:p>0.133333333333333</text:p>
          </table:table-cell>
          <table:table-cell table:formula="of:=[.E301]-[.E300]" office:value-type="float" office:value="-0.50952380952381" calcext:value-type="float">
            <text:p>-0.5095238095238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(44444.444/2048)*[.A302]" office:value-type="float" office:value="6532.11799023438" calcext:value-type="float">
            <text:p>6532.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  <table:table-cell table:formula="of:=[.C302]/[.D302]" office:value-type="float" office:value="1.13333333333333" calcext:value-type="float">
            <text:p>1.13333333333333</text:p>
          </table:table-cell>
          <table:table-cell table:formula="of:=[.E302]-[.E30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(44444.444/2048)*[.A303]" office:value-type="float" office:value="6553.81937890625" calcext:value-type="float">
            <text:p>6553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303]/[.D303]" office:value-type="float" office:value="0.666666666666667" calcext:value-type="float">
            <text:p>0.666666666666667</text:p>
          </table:table-cell>
          <table:table-cell table:formula="of:=[.E303]-[.E302]" office:value-type="float" office:value="-0.466666666666667" calcext:value-type="float">
            <text:p>-0.46666666666666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(44444.444/2048)*[.A304]" office:value-type="float" office:value="6575.52076757813" calcext:value-type="float">
            <text:p>6575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table:formula="of:=[.C304]/[.D304]" office:value-type="float" office:value="0.8" calcext:value-type="float">
            <text:p>0.8</text:p>
          </table:table-cell>
          <table:table-cell table:formula="of:=[.E304]-[.E303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(44444.444/2048)*[.A305]" office:value-type="float" office:value="6597.22215625" calcext:value-type="float">
            <text:p>6597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5" calcext:value-type="float">
            <text:p>1.5E-05</text:p>
          </table:table-cell>
          <table:table-cell table:formula="of:=[.C305]/[.D305]" office:value-type="float" office:value="1.46666666666667" calcext:value-type="float">
            <text:p>1.46666666666667</text:p>
          </table:table-cell>
          <table:table-cell table:formula="of:=[.E305]-[.E304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(44444.444/2048)*[.A306]" office:value-type="float" office:value="6618.92354492188" calcext:value-type="float">
            <text:p>6618.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5" calcext:value-type="float">
            <text:p>1.5E-05</text:p>
          </table:table-cell>
          <table:table-cell table:formula="of:=[.C306]/[.D306]" office:value-type="float" office:value="1.53333333333333" calcext:value-type="float">
            <text:p>1.53333333333333</text:p>
          </table:table-cell>
          <table:table-cell table:formula="of:=[.E306]-[.E305]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(44444.444/2048)*[.A307]" office:value-type="float" office:value="6640.62493359375" calcext:value-type="float">
            <text:p>6640.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6" calcext:value-type="float">
            <text:p>1.6E-05</text:p>
          </table:table-cell>
          <table:table-cell table:formula="of:=[.C307]/[.D307]" office:value-type="float" office:value="1.8125" calcext:value-type="float">
            <text:p>1.8125</text:p>
          </table:table-cell>
          <table:table-cell table:formula="of:=[.E307]-[.E306]" office:value-type="float" office:value="0.279166666666667" calcext:value-type="float">
            <text:p>0.2791666666666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(44444.444/2048)*[.A308]" office:value-type="float" office:value="6662.32632226563" calcext:value-type="float">
            <text:p>6662.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6" calcext:value-type="float">
            <text:p>1.6E-05</text:p>
          </table:table-cell>
          <table:table-cell table:formula="of:=[.C308]/[.D308]" office:value-type="float" office:value="1.75" calcext:value-type="float">
            <text:p>1.75</text:p>
          </table:table-cell>
          <table:table-cell table:formula="of:=[.E308]-[.E307]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(44444.444/2048)*[.A309]" office:value-type="float" office:value="6684.0277109375" calcext:value-type="float">
            <text:p>6684.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6" calcext:value-type="float">
            <text:p>1.6E-05</text:p>
          </table:table-cell>
          <table:table-cell table:formula="of:=[.C309]/[.D309]" office:value-type="float" office:value="1.25" calcext:value-type="float">
            <text:p>1.25</text:p>
          </table:table-cell>
          <table:table-cell table:formula="of:=[.E309]-[.E308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(44444.444/2048)*[.A310]" office:value-type="float" office:value="6705.72909960938" calcext:value-type="float">
            <text:p>6705.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6" calcext:value-type="float">
            <text:p>1.6E-05</text:p>
          </table:table-cell>
          <table:table-cell table:formula="of:=[.C310]/[.D310]" office:value-type="float" office:value="1.1875" calcext:value-type="float">
            <text:p>1.1875</text:p>
          </table:table-cell>
          <table:table-cell table:formula="of:=[.E310]-[.E309]" office:value-type="float" office:value="-0.0625000000000002" calcext:value-type="float">
            <text:p>-0.06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(44444.444/2048)*[.A311]" office:value-type="float" office:value="6727.43048828125" calcext:value-type="float">
            <text:p>6727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table:formula="of:=[.C311]/[.D311]" office:value-type="float" office:value="0.875" calcext:value-type="float">
            <text:p>0.875</text:p>
          </table:table-cell>
          <table:table-cell table:formula="of:=[.E311]-[.E310]" office:value-type="float" office:value="-0.3125" calcext:value-type="float">
            <text:p>-0.312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(44444.444/2048)*[.A312]" office:value-type="float" office:value="6749.13187695313" calcext:value-type="float">
            <text:p>6749.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7" calcext:value-type="float">
            <text:p>1.7E-05</text:p>
          </table:table-cell>
          <table:table-cell table:formula="of:=[.C312]/[.D312]" office:value-type="float" office:value="0.470588235294118" calcext:value-type="float">
            <text:p>0.470588235294118</text:p>
          </table:table-cell>
          <table:table-cell table:formula="of:=[.E312]-[.E311]" office:value-type="float" office:value="-0.404411764705882" calcext:value-type="float">
            <text:p>-0.40441176470588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(44444.444/2048)*[.A313]" office:value-type="float" office:value="6770.833265625" calcext:value-type="float">
            <text:p>6770.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7" calcext:value-type="float">
            <text:p>1.7E-05</text:p>
          </table:table-cell>
          <table:table-cell table:formula="of:=[.C313]/[.D313]" office:value-type="float" office:value="0.352941176470588" calcext:value-type="float">
            <text:p>0.352941176470588</text:p>
          </table:table-cell>
          <table:table-cell table:formula="of:=[.E313]-[.E312]" office:value-type="float" office:value="-0.117647058823529" calcext:value-type="float">
            <text:p>-0.1176470588235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(44444.444/2048)*[.A314]" office:value-type="float" office:value="6792.53465429688" calcext:value-type="float">
            <text:p>6792.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6" calcext:value-type="float">
            <text:p>1.6E-05</text:p>
          </table:table-cell>
          <table:table-cell table:formula="of:=[.C314]/[.D314]" office:value-type="float" office:value="1.4375" calcext:value-type="float">
            <text:p>1.4375</text:p>
          </table:table-cell>
          <table:table-cell table:formula="of:=[.E314]-[.E313]" office:value-type="float" office:value="1.08455882352941" calcext:value-type="float">
            <text:p>1.0845588235294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(44444.444/2048)*[.A315]" office:value-type="float" office:value="6814.23604296875" calcext:value-type="float">
            <text:p>6814.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5" calcext:value-type="float">
            <text:p>1.5E-05</text:p>
          </table:table-cell>
          <table:table-cell table:formula="of:=[.C315]/[.D315]" office:value-type="float" office:value="1.53333333333333" calcext:value-type="float">
            <text:p>1.53333333333333</text:p>
          </table:table-cell>
          <table:table-cell table:formula="of:=[.E315]-[.E314]" office:value-type="float" office:value="0.0958333333333334" calcext:value-type="float">
            <text:p>0.09583333333333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(44444.444/2048)*[.A316]" office:value-type="float" office:value="6835.93743164063" calcext:value-type="float">
            <text:p>6835.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6" calcext:value-type="float">
            <text:p>1.6E-05</text:p>
          </table:table-cell>
          <table:table-cell table:formula="of:=[.C316]/[.D316]" office:value-type="float" office:value="0.5" calcext:value-type="float">
            <text:p>0.5</text:p>
          </table:table-cell>
          <table:table-cell table:formula="of:=[.E316]-[.E315]" office:value-type="float" office:value="-1.03333333333333" calcext:value-type="float">
            <text:p>-1.0333333333333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(44444.444/2048)*[.A317]" office:value-type="float" office:value="6857.6388203125" calcext:value-type="float">
            <text:p>6857.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  <table:table-cell table:formula="of:=[.C317]/[.D317]" office:value-type="float" office:value="0.733333333333333" calcext:value-type="float">
            <text:p>0.733333333333333</text:p>
          </table:table-cell>
          <table:table-cell table:formula="of:=[.E317]-[.E316]" office:value-type="float" office:value="0.233333333333333" calcext:value-type="float">
            <text:p>0.23333333333333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(44444.444/2048)*[.A318]" office:value-type="float" office:value="6879.34020898438" calcext:value-type="float">
            <text:p>6879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6" calcext:value-type="float">
            <text:p>1.6E-05</text:p>
          </table:table-cell>
          <table:table-cell table:formula="of:=[.C318]/[.D318]" office:value-type="float" office:value="0.5625" calcext:value-type="float">
            <text:p>0.5625</text:p>
          </table:table-cell>
          <table:table-cell table:formula="of:=[.E318]-[.E317]" office:value-type="float" office:value="-0.170833333333333" calcext:value-type="float">
            <text:p>-0.17083333333333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(44444.444/2048)*[.A319]" office:value-type="float" office:value="6901.04159765625" calcext:value-type="float">
            <text:p>6901.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table:formula="of:=[.C319]/[.D319]" office:value-type="float" office:value="0.875" calcext:value-type="float">
            <text:p>0.875</text:p>
          </table:table-cell>
          <table:table-cell table:formula="of:=[.E319]-[.E318]" office:value-type="float" office:value="0.3125" calcext:value-type="float">
            <text:p>0.31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(44444.444/2048)*[.A320]" office:value-type="float" office:value="6922.74298632813" calcext:value-type="float">
            <text:p>6922.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table:formula="of:=[.C320]/[.D320]" office:value-type="float" office:value="0.875" calcext:value-type="float">
            <text:p>0.875</text:p>
          </table:table-cell>
          <table:table-cell table:formula="of:=[.E320]-[.E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(44444.444/2048)*[.A321]" office:value-type="float" office:value="6944.444375" calcext:value-type="float">
            <text:p>6944.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5" calcext:value-type="float">
            <text:p>1.5E-05</text:p>
          </table:table-cell>
          <table:table-cell table:formula="of:=[.C321]/[.D321]" office:value-type="float" office:value="1.26666666666667" calcext:value-type="float">
            <text:p>1.26666666666667</text:p>
          </table:table-cell>
          <table:table-cell table:formula="of:=[.E321]-[.E320]" office:value-type="float" office:value="0.391666666666667" calcext:value-type="float">
            <text:p>0.39166666666666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(44444.444/2048)*[.A322]" office:value-type="float" office:value="6966.14576367188" calcext:value-type="float">
            <text:p>6966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322]/[.D322]" office:value-type="float" office:value="0.666666666666667" calcext:value-type="float">
            <text:p>0.666666666666667</text:p>
          </table:table-cell>
          <table:table-cell table:formula="of:=[.E322]-[.E321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(44444.444/2048)*[.A323]" office:value-type="float" office:value="6987.84715234375" calcext:value-type="float">
            <text:p>6987.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5" calcext:value-type="float">
            <text:p>1.5E-05</text:p>
          </table:table-cell>
          <table:table-cell table:formula="of:=[.C323]/[.D323]" office:value-type="float" office:value="1.73333333333333" calcext:value-type="float">
            <text:p>1.73333333333333</text:p>
          </table:table-cell>
          <table:table-cell table:formula="of:=[.E323]-[.E322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(44444.444/2048)*[.A324]" office:value-type="float" office:value="7009.54854101563" calcext:value-type="float">
            <text:p>7009.5</text:p>
          </table:table-cell>
          <table:table-cell table:number-columns-repeated="2" office:value-type="float" office:value="0.000015" calcext:value-type="float">
            <text:p>1.5E-05</text:p>
          </table:table-cell>
          <table:table-cell table:formula="of:=[.C324]/[.D324]" office:value-type="float" office:value="1" calcext:value-type="float">
            <text:p>1</text:p>
          </table:table-cell>
          <table:table-cell table:formula="of:=[.E324]-[.E323]" office:value-type="float" office:value="-0.733333333333333" calcext:value-type="float">
            <text:p>-0.7333333333333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(44444.444/2048)*[.A325]" office:value-type="float" office:value="7031.2499296875" calcext:value-type="float">
            <text:p>7031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325]/[.D325]" office:value-type="float" office:value="0.714285714285714" calcext:value-type="float">
            <text:p>0.714285714285714</text:p>
          </table:table-cell>
          <table:table-cell table:formula="of:=[.E325]-[.E324]" office:value-type="float" office:value="-0.285714285714286" calcext:value-type="float">
            <text:p>-0.28571428571428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(44444.444/2048)*[.A326]" office:value-type="float" office:value="7052.95131835938" calcext:value-type="float">
            <text:p>7053.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  <table:table-cell table:formula="of:=[.C326]/[.D326]" office:value-type="float" office:value="1.14285714285714" calcext:value-type="float">
            <text:p>1.14285714285714</text:p>
          </table:table-cell>
          <table:table-cell table:formula="of:=[.E326]-[.E32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(44444.444/2048)*[.A327]" office:value-type="float" office:value="7074.65270703125" calcext:value-type="float">
            <text:p>7074.7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327]/[.D327]" office:value-type="float" office:value="1.5" calcext:value-type="float">
            <text:p>1.5</text:p>
          </table:table-cell>
          <table:table-cell table:formula="of:=[.E327]-[.E326]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(44444.444/2048)*[.A328]" office:value-type="float" office:value="7096.35409570313" calcext:value-type="float">
            <text:p>7096.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table:formula="of:=[.C328]/[.D328]" office:value-type="float" office:value="2.28571428571429" calcext:value-type="float">
            <text:p>2.28571428571429</text:p>
          </table:table-cell>
          <table:table-cell table:formula="of:=[.E328]-[.E327]"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(44444.444/2048)*[.A329]" office:value-type="float" office:value="7118.055484375" calcext:value-type="float">
            <text:p>7118.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4" calcext:value-type="float">
            <text:p>1.4E-05</text:p>
          </table:table-cell>
          <table:table-cell table:formula="of:=[.C329]/[.D329]" office:value-type="float" office:value="1.28571428571429" calcext:value-type="float">
            <text:p>1.28571428571429</text:p>
          </table:table-cell>
          <table:table-cell table:formula="of:=[.E329]-[.E328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(44444.444/2048)*[.A330]" office:value-type="float" office:value="7139.75687304688" calcext:value-type="float">
            <text:p>7139.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5" calcext:value-type="float">
            <text:p>1.5E-05</text:p>
          </table:table-cell>
          <table:table-cell table:formula="of:=[.C330]/[.D330]" office:value-type="float" office:value="0.466666666666667" calcext:value-type="float">
            <text:p>0.466666666666667</text:p>
          </table:table-cell>
          <table:table-cell table:formula="of:=[.E330]-[.E329]" office:value-type="float" office:value="-0.819047619047619" calcext:value-type="float">
            <text:p>-0.81904761904761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(44444.444/2048)*[.A331]" office:value-type="float" office:value="7161.45826171875" calcext:value-type="float">
            <text:p>7161.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5" calcext:value-type="float">
            <text:p>1.5E-05</text:p>
          </table:table-cell>
          <table:table-cell table:formula="of:=[.C331]/[.D331]" office:value-type="float" office:value="0.466666666666667" calcext:value-type="float">
            <text:p>0.466666666666667</text:p>
          </table:table-cell>
          <table:table-cell table:formula="of:=[.E331]-[.E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(44444.444/2048)*[.A332]" office:value-type="float" office:value="7183.15965039063" calcext:value-type="float">
            <text:p>7183.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  <table:table-cell table:formula="of:=[.C332]/[.D332]" office:value-type="float" office:value="0.733333333333333" calcext:value-type="float">
            <text:p>0.733333333333333</text:p>
          </table:table-cell>
          <table:table-cell table:formula="of:=[.E332]-[.E331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(44444.444/2048)*[.A333]" office:value-type="float" office:value="7204.8610390625" calcext:value-type="float">
            <text:p>7204.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formula="of:=[.C333]/[.D333]" office:value-type="float" office:value="0.25" calcext:value-type="float">
            <text:p>0.25</text:p>
          </table:table-cell>
          <table:table-cell table:formula="of:=[.E333]-[.E332]" office:value-type="float" office:value="-0.483333333333333" calcext:value-type="float">
            <text:p>-0.48333333333333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(44444.444/2048)*[.A334]" office:value-type="float" office:value="7226.56242773438" calcext:value-type="float">
            <text:p>7226.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6" calcext:value-type="float">
            <text:p>1.6E-05</text:p>
          </table:table-cell>
          <table:table-cell table:formula="of:=[.C334]/[.D334]" office:value-type="float" office:value="0.75" calcext:value-type="float">
            <text:p>0.75</text:p>
          </table:table-cell>
          <table:table-cell table:formula="of:=[.E334]-[.E33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(44444.444/2048)*[.A335]" office:value-type="float" office:value="7248.26381640625" calcext:value-type="float">
            <text:p>7248.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6" calcext:value-type="float">
            <text:p>1.6E-05</text:p>
          </table:table-cell>
          <table:table-cell table:formula="of:=[.C335]/[.D335]" office:value-type="float" office:value="1.1875" calcext:value-type="float">
            <text:p>1.1875</text:p>
          </table:table-cell>
          <table:table-cell table:formula="of:=[.E335]-[.E334]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(44444.444/2048)*[.A336]" office:value-type="float" office:value="7269.96520507813" calcext:value-type="float">
            <text:p>7270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6" calcext:value-type="float">
            <text:p>1.6E-05</text:p>
          </table:table-cell>
          <table:table-cell table:formula="of:=[.C336]/[.D336]" office:value-type="float" office:value="0.5" calcext:value-type="float">
            <text:p>0.5</text:p>
          </table:table-cell>
          <table:table-cell table:formula="of:=[.E336]-[.E335]" office:value-type="float" office:value="-0.6875" calcext:value-type="float">
            <text:p>-0.68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(44444.444/2048)*[.A337]" office:value-type="float" office:value="7291.66659375" calcext:value-type="float">
            <text:p>7291.7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6" calcext:value-type="float">
            <text:p>1.6E-05</text:p>
          </table:table-cell>
          <table:table-cell table:formula="of:=[.C337]/[.D337]" office:value-type="float" office:value="0.125" calcext:value-type="float">
            <text:p>0.125</text:p>
          </table:table-cell>
          <table:table-cell table:formula="of:=[.E337]-[.E336]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(44444.444/2048)*[.A338]" office:value-type="float" office:value="7313.36798242188" calcext:value-type="float">
            <text:p>7313.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table:formula="of:=[.C338]/[.D338]" office:value-type="float" office:value="0.8125" calcext:value-type="float">
            <text:p>0.8125</text:p>
          </table:table-cell>
          <table:table-cell table:formula="of:=[.E338]-[.E337]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(44444.444/2048)*[.A339]" office:value-type="float" office:value="7335.06937109375" calcext:value-type="float">
            <text:p>7335.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6" calcext:value-type="float">
            <text:p>1.6E-05</text:p>
          </table:table-cell>
          <table:table-cell table:formula="of:=[.C339]/[.D339]" office:value-type="float" office:value="1.1875" calcext:value-type="float">
            <text:p>1.1875</text:p>
          </table:table-cell>
          <table:table-cell table:formula="of:=[.E339]-[.E338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(44444.444/2048)*[.A340]" office:value-type="float" office:value="7356.77075976563" calcext:value-type="float">
            <text:p>7356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table:formula="of:=[.C340]/[.D340]" office:value-type="float" office:value="0.764705882352941" calcext:value-type="float">
            <text:p>0.764705882352941</text:p>
          </table:table-cell>
          <table:table-cell table:formula="of:=[.E340]-[.E339]" office:value-type="float" office:value="-0.422794117647059" calcext:value-type="float">
            <text:p>-0.4227941176470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(44444.444/2048)*[.A341]" office:value-type="float" office:value="7378.4721484375" calcext:value-type="float">
            <text:p>7378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7" calcext:value-type="float">
            <text:p>1.7E-05</text:p>
          </table:table-cell>
          <table:table-cell table:formula="of:=[.C341]/[.D341]" office:value-type="float" office:value="0.705882352941176" calcext:value-type="float">
            <text:p>0.705882352941176</text:p>
          </table:table-cell>
          <table:table-cell table:formula="of:=[.E341]-[.E340]" office:value-type="float" office:value="-0.0588235294117646" calcext:value-type="float">
            <text:p>-0.05882352941176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(44444.444/2048)*[.A342]" office:value-type="float" office:value="7400.17353710938" calcext:value-type="float">
            <text:p>7400.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342]/[.D342]" office:value-type="float" office:value="1.17647058823529" calcext:value-type="float">
            <text:p>1.17647058823529</text:p>
          </table:table-cell>
          <table:table-cell table:formula="of:=[.E342]-[.E341]" office:value-type="float" office:value="0.470588235294118" calcext:value-type="float">
            <text:p>0.4705882352941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(44444.444/2048)*[.A343]" office:value-type="float" office:value="7421.87492578125" calcext:value-type="float">
            <text:p>7421.9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7" calcext:value-type="float">
            <text:p>1.7E-05</text:p>
          </table:table-cell>
          <table:table-cell table:formula="of:=[.C343]/[.D343]" office:value-type="float" office:value="0.823529411764706" calcext:value-type="float">
            <text:p>0.823529411764706</text:p>
          </table:table-cell>
          <table:table-cell table:formula="of:=[.E343]-[.E342]" office:value-type="float" office:value="-0.352941176470588" calcext:value-type="float">
            <text:p>-0.3529411764705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(44444.444/2048)*[.A344]" office:value-type="float" office:value="7443.57631445313" calcext:value-type="float">
            <text:p>7443.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344]/[.D344]" office:value-type="float" office:value="0.882352941176471" calcext:value-type="float">
            <text:p>0.882352941176471</text:p>
          </table:table-cell>
          <table:table-cell table:formula="of:=[.E344]-[.E343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(44444.444/2048)*[.A345]" office:value-type="float" office:value="7465.277703125" calcext:value-type="float">
            <text:p>7465.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7" calcext:value-type="float">
            <text:p>1.7E-05</text:p>
          </table:table-cell>
          <table:table-cell table:formula="of:=[.C345]/[.D345]" office:value-type="float" office:value="1.52941176470588" calcext:value-type="float">
            <text:p>1.52941176470588</text:p>
          </table:table-cell>
          <table:table-cell table:formula="of:=[.E345]-[.E344]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(44444.444/2048)*[.A346]" office:value-type="float" office:value="7486.97909179688" calcext:value-type="float">
            <text:p>7487.0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7" calcext:value-type="float">
            <text:p>1.7E-05</text:p>
          </table:table-cell>
          <table:table-cell table:formula="of:=[.C346]/[.D346]" office:value-type="float" office:value="1.64705882352941" calcext:value-type="float">
            <text:p>1.64705882352941</text:p>
          </table:table-cell>
          <table:table-cell table:formula="of:=[.E346]-[.E345]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(44444.444/2048)*[.A347]" office:value-type="float" office:value="7508.68048046875" calcext:value-type="float">
            <text:p>7508.7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7" calcext:value-type="float">
            <text:p>1.7E-05</text:p>
          </table:table-cell>
          <table:table-cell table:formula="of:=[.C347]/[.D347]" office:value-type="float" office:value="1.47058823529412" calcext:value-type="float">
            <text:p>1.47058823529412</text:p>
          </table:table-cell>
          <table:table-cell table:formula="of:=[.E347]-[.E346]" office:value-type="float" office:value="-0.176470588235294" calcext:value-type="float">
            <text:p>-0.17647058823529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(44444.444/2048)*[.A348]" office:value-type="float" office:value="7530.38186914063" calcext:value-type="float">
            <text:p>7530.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  <table:table-cell table:formula="of:=[.C348]/[.D348]" office:value-type="float" office:value="1.41176470588235" calcext:value-type="float">
            <text:p>1.41176470588235</text:p>
          </table:table-cell>
          <table:table-cell table:formula="of:=[.E348]-[.E347]" office:value-type="float" office:value="-0.0588235294117645" calcext:value-type="float">
            <text:p>-0.05882352941176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(44444.444/2048)*[.A349]" office:value-type="float" office:value="7552.0832578125" calcext:value-type="float">
            <text:p>7552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7" calcext:value-type="float">
            <text:p>1.7E-05</text:p>
          </table:table-cell>
          <table:table-cell table:formula="of:=[.C349]/[.D349]" office:value-type="float" office:value="0.941176470588235" calcext:value-type="float">
            <text:p>0.941176470588235</text:p>
          </table:table-cell>
          <table:table-cell table:formula="of:=[.E349]-[.E348]" office:value-type="float" office:value="-0.470588235294118" calcext:value-type="float">
            <text:p>-0.47058823529411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(44444.444/2048)*[.A350]" office:value-type="float" office:value="7573.78464648438" calcext:value-type="float">
            <text:p>7573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table:formula="of:=[.C350]/[.D350]" office:value-type="float" office:value="0.722222222222222" calcext:value-type="float">
            <text:p>0.722222222222222</text:p>
          </table:table-cell>
          <table:table-cell table:formula="of:=[.E350]-[.E349]" office:value-type="float" office:value="-0.218954248366013" calcext:value-type="float">
            <text:p>-0.2189542483660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(44444.444/2048)*[.A351]" office:value-type="float" office:value="7595.48603515625" calcext:value-type="float">
            <text:p>7595.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8" calcext:value-type="float">
            <text:p>1.8E-05</text:p>
          </table:table-cell>
          <table:table-cell table:formula="of:=[.C351]/[.D351]" office:value-type="float" office:value="0.777777777777778" calcext:value-type="float">
            <text:p>0.777777777777778</text:p>
          </table:table-cell>
          <table:table-cell table:formula="of:=[.E351]-[.E350]"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(44444.444/2048)*[.A352]" office:value-type="float" office:value="7617.18742382813" calcext:value-type="float">
            <text:p>7617.2</text:p>
          </table:table-cell>
          <table:table-cell table:number-columns-repeated="2" office:value-type="float" office:value="0.000018" calcext:value-type="float">
            <text:p>1.8E-05</text:p>
          </table:table-cell>
          <table:table-cell table:formula="of:=[.C352]/[.D352]" office:value-type="float" office:value="1" calcext:value-type="float">
            <text:p>1</text:p>
          </table:table-cell>
          <table:table-cell table:formula="of:=[.E352]-[.E351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(44444.444/2048)*[.A353]" office:value-type="float" office:value="7638.8888125" calcext:value-type="float">
            <text:p>7638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8" calcext:value-type="float">
            <text:p>1.8E-05</text:p>
          </table:table-cell>
          <table:table-cell table:formula="of:=[.C353]/[.D353]" office:value-type="float" office:value="0.833333333333333" calcext:value-type="float">
            <text:p>0.833333333333333</text:p>
          </table:table-cell>
          <table:table-cell table:formula="of:=[.E353]-[.E352]" office:value-type="float" office:value="-0.166666666666667" calcext:value-type="float">
            <text:p>-0.16666666666666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(44444.444/2048)*[.A354]" office:value-type="float" office:value="7660.59020117188" calcext:value-type="float">
            <text:p>7660.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9" calcext:value-type="float">
            <text:p>1.9E-05</text:p>
          </table:table-cell>
          <table:table-cell table:formula="of:=[.C354]/[.D354]" office:value-type="float" office:value="0.789473684210526" calcext:value-type="float">
            <text:p>0.789473684210526</text:p>
          </table:table-cell>
          <table:table-cell table:formula="of:=[.E354]-[.E353]" office:value-type="float" office:value="-0.0438596491228069" calcext:value-type="float">
            <text:p>-0.043859649122807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(44444.444/2048)*[.A355]" office:value-type="float" office:value="7682.29158984375" calcext:value-type="float">
            <text:p>7682.3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9" calcext:value-type="float">
            <text:p>1.9E-05</text:p>
          </table:table-cell>
          <table:table-cell table:formula="of:=[.C355]/[.D355]" office:value-type="float" office:value="1.47368421052632" calcext:value-type="float">
            <text:p>1.47368421052632</text:p>
          </table:table-cell>
          <table:table-cell table:formula="of:=[.E355]-[.E354]" office:value-type="float" office:value="0.68421052631579" calcext:value-type="float">
            <text:p>0.6842105263157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(44444.444/2048)*[.A356]" office:value-type="float" office:value="7703.99297851563" calcext:value-type="float">
            <text:p>7704.0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9" calcext:value-type="float">
            <text:p>1.9E-05</text:p>
          </table:table-cell>
          <table:table-cell table:formula="of:=[.C356]/[.D356]" office:value-type="float" office:value="1.94736842105263" calcext:value-type="float">
            <text:p>1.94736842105263</text:p>
          </table:table-cell>
          <table:table-cell table:formula="of:=[.E356]-[.E355]" office:value-type="float" office:value="0.473684210526316" calcext:value-type="float">
            <text:p>0.47368421052631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(44444.444/2048)*[.A357]" office:value-type="float" office:value="7725.6943671875" calcext:value-type="float">
            <text:p>7725.7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9" calcext:value-type="float">
            <text:p>1.9E-05</text:p>
          </table:table-cell>
          <table:table-cell table:formula="of:=[.C357]/[.D357]" office:value-type="float" office:value="1.57894736842105" calcext:value-type="float">
            <text:p>1.57894736842105</text:p>
          </table:table-cell>
          <table:table-cell table:formula="of:=[.E357]-[.E356]" office:value-type="float" office:value="-0.368421052631579" calcext:value-type="float">
            <text:p>-0.3684210526315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(44444.444/2048)*[.A358]" office:value-type="float" office:value="7747.39575585938" calcext:value-type="float">
            <text:p>7747.4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8" calcext:value-type="float">
            <text:p>1.8E-05</text:p>
          </table:table-cell>
          <table:table-cell table:formula="of:=[.C358]/[.D358]" office:value-type="float" office:value="1.22222222222222" calcext:value-type="float">
            <text:p>1.22222222222222</text:p>
          </table:table-cell>
          <table:table-cell table:formula="of:=[.E358]-[.E357]" office:value-type="float" office:value="-0.356725146198831" calcext:value-type="float">
            <text:p>-0.35672514619883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(44444.444/2048)*[.A359]" office:value-type="float" office:value="7769.09714453125" calcext:value-type="float">
            <text:p>7769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8" calcext:value-type="float">
            <text:p>1.8E-05</text:p>
          </table:table-cell>
          <table:table-cell table:formula="of:=[.C359]/[.D359]" office:value-type="float" office:value="0.666666666666667" calcext:value-type="float">
            <text:p>0.666666666666667</text:p>
          </table:table-cell>
          <table:table-cell table:formula="of:=[.E359]-[.E358]" office:value-type="float" office:value="-0.555555555555555" calcext:value-type="float">
            <text:p>-0.5555555555555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(44444.444/2048)*[.A360]" office:value-type="float" office:value="7790.79853320313" calcext:value-type="float">
            <text:p>7790.8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8" calcext:value-type="float">
            <text:p>1.8E-05</text:p>
          </table:table-cell>
          <table:table-cell table:formula="of:=[.C360]/[.D360]" office:value-type="float" office:value="0.777777777777778" calcext:value-type="float">
            <text:p>0.777777777777778</text:p>
          </table:table-cell>
          <table:table-cell table:formula="of:=[.E360]-[.E359]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(44444.444/2048)*[.A361]" office:value-type="float" office:value="7812.499921875" calcext:value-type="float">
            <text:p>7812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8" calcext:value-type="float">
            <text:p>1.8E-05</text:p>
          </table:table-cell>
          <table:table-cell table:formula="of:=[.C361]/[.D361]" office:value-type="float" office:value="1.38888888888889" calcext:value-type="float">
            <text:p>1.38888888888889</text:p>
          </table:table-cell>
          <table:table-cell table:formula="of:=[.E361]-[.E360]"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(44444.444/2048)*[.A362]" office:value-type="float" office:value="7834.20131054688" calcext:value-type="float">
            <text:p>7834.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table:formula="of:=[.C362]/[.D362]" office:value-type="float" office:value="0.764705882352941" calcext:value-type="float">
            <text:p>0.764705882352941</text:p>
          </table:table-cell>
          <table:table-cell table:formula="of:=[.E362]-[.E361]" office:value-type="float" office:value="-0.624183006535948" calcext:value-type="float">
            <text:p>-0.62418300653594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(44444.444/2048)*[.A363]" office:value-type="float" office:value="7855.90269921875" calcext:value-type="float">
            <text:p>7855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7" calcext:value-type="float">
            <text:p>1.7E-05</text:p>
          </table:table-cell>
          <table:table-cell table:formula="of:=[.C363]/[.D363]" office:value-type="float" office:value="0.941176470588235" calcext:value-type="float">
            <text:p>0.941176470588235</text:p>
          </table:table-cell>
          <table:table-cell table:formula="of:=[.E363]-[.E362]" office:value-type="float" office:value="0.176470588235294" calcext:value-type="float">
            <text:p>0.1764705882352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(44444.444/2048)*[.A364]" office:value-type="float" office:value="7877.60408789063" calcext:value-type="float">
            <text:p>7877.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table:formula="of:=[.C364]/[.D364]" office:value-type="float" office:value="0.294117647058823" calcext:value-type="float">
            <text:p>0.294117647058823</text:p>
          </table:table-cell>
          <table:table-cell table:formula="of:=[.E364]-[.E363]" office:value-type="float" office:value="-0.647058823529412" calcext:value-type="float">
            <text:p>-0.6470588235294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(44444.444/2048)*[.A365]" office:value-type="float" office:value="7899.3054765625" calcext:value-type="float">
            <text:p>7899.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6" calcext:value-type="float">
            <text:p>1.6E-05</text:p>
          </table:table-cell>
          <table:table-cell table:formula="of:=[.C365]/[.D365]" office:value-type="float" office:value="0.625" calcext:value-type="float">
            <text:p>0.625</text:p>
          </table:table-cell>
          <table:table-cell table:formula="of:=[.E365]-[.E364]" office:value-type="float" office:value="0.330882352941177" calcext:value-type="float">
            <text:p>0.330882352941177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(44444.444/2048)*[.A366]" office:value-type="float" office:value="7921.00686523438" calcext:value-type="float">
            <text:p>7921.0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6" calcext:value-type="float">
            <text:p>1.6E-05</text:p>
          </table:table-cell>
          <table:table-cell table:formula="of:=[.C366]/[.D366]" office:value-type="float" office:value="1.6875" calcext:value-type="float">
            <text:p>1.6875</text:p>
          </table:table-cell>
          <table:table-cell table:formula="of:=[.E366]-[.E365]" office:value-type="float" office:value="1.0625" calcext:value-type="float">
            <text:p>1.062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(44444.444/2048)*[.A367]" office:value-type="float" office:value="7942.70825390625" calcext:value-type="float">
            <text:p>7942.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6" calcext:value-type="float">
            <text:p>1.6E-05</text:p>
          </table:table-cell>
          <table:table-cell table:formula="of:=[.C367]/[.D367]" office:value-type="float" office:value="2.125" calcext:value-type="float">
            <text:p>2.125</text:p>
          </table:table-cell>
          <table:table-cell table:formula="of:=[.E367]-[.E366]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(44444.444/2048)*[.A368]" office:value-type="float" office:value="7964.40964257813" calcext:value-type="float">
            <text:p>7964.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6" calcext:value-type="float">
            <text:p>1.6E-05</text:p>
          </table:table-cell>
          <table:table-cell table:formula="of:=[.C368]/[.D368]" office:value-type="float" office:value="1.25" calcext:value-type="float">
            <text:p>1.25</text:p>
          </table:table-cell>
          <table:table-cell table:formula="of:=[.E368]-[.E367]" office:value-type="float" office:value="-0.875" calcext:value-type="float">
            <text:p>-0.87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(44444.444/2048)*[.A369]" office:value-type="float" office:value="7986.11103125" calcext:value-type="float">
            <text:p>7986.1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  <table:table-cell table:formula="of:=[.C369]/[.D369]" office:value-type="float" office:value="0.6875" calcext:value-type="float">
            <text:p>0.6875</text:p>
          </table:table-cell>
          <table:table-cell table:formula="of:=[.E369]-[.E368]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(44444.444/2048)*[.A370]" office:value-type="float" office:value="8007.81241992188" calcext:value-type="float">
            <text:p>8007.8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  <table:table-cell table:formula="of:=[.C370]/[.D370]" office:value-type="float" office:value="0.6875" calcext:value-type="float">
            <text:p>0.6875</text:p>
          </table:table-cell>
          <table:table-cell table:formula="of:=[.E370]-[.E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(44444.444/2048)*[.A371]" office:value-type="float" office:value="8029.51380859375" calcext:value-type="float">
            <text:p>8029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6" calcext:value-type="float">
            <text:p>1.6E-05</text:p>
          </table:table-cell>
          <table:table-cell table:formula="of:=[.C371]/[.D371]" office:value-type="float" office:value="0.75" calcext:value-type="float">
            <text:p>0.75</text:p>
          </table:table-cell>
          <table:table-cell table:formula="of:=[.E371]-[.E370]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(44444.444/2048)*[.A372]" office:value-type="float" office:value="8051.21519726563" calcext:value-type="float">
            <text:p>8051.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6" calcext:value-type="float">
            <text:p>1.6E-05</text:p>
          </table:table-cell>
          <table:table-cell table:formula="of:=[.C372]/[.D372]" office:value-type="float" office:value="1.4375" calcext:value-type="float">
            <text:p>1.4375</text:p>
          </table:table-cell>
          <table:table-cell table:formula="of:=[.E372]-[.E371]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(44444.444/2048)*[.A373]" office:value-type="float" office:value="8072.9165859375" calcext:value-type="float">
            <text:p>8072.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5" calcext:value-type="float">
            <text:p>1.5E-05</text:p>
          </table:table-cell>
          <table:table-cell table:formula="of:=[.C373]/[.D373]" office:value-type="float" office:value="0.533333333333333" calcext:value-type="float">
            <text:p>0.533333333333333</text:p>
          </table:table-cell>
          <table:table-cell table:formula="of:=[.E373]-[.E372]" office:value-type="float" office:value="-0.904166666666667" calcext:value-type="float">
            <text:p>-0.90416666666666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(44444.444/2048)*[.A374]" office:value-type="float" office:value="8094.61797460938" calcext:value-type="float">
            <text:p>8094.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5" calcext:value-type="float">
            <text:p>1.5E-05</text:p>
          </table:table-cell>
          <table:table-cell table:formula="of:=[.C374]/[.D374]" office:value-type="float" office:value="0.4" calcext:value-type="float">
            <text:p>0.4</text:p>
          </table:table-cell>
          <table:table-cell table:formula="of:=[.E374]-[.E373]" office:value-type="float" office:value="-0.133333333333333" calcext:value-type="float">
            <text:p>-0.13333333333333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(44444.444/2048)*[.A375]" office:value-type="float" office:value="8116.31936328125" calcext:value-type="float">
            <text:p>8116.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5" calcext:value-type="float">
            <text:p>1.5E-05</text:p>
          </table:table-cell>
          <table:table-cell table:formula="of:=[.C375]/[.D375]" office:value-type="float" office:value="0.4" calcext:value-type="float">
            <text:p>0.4</text:p>
          </table:table-cell>
          <table:table-cell table:formula="of:=[.E375]-[.E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(44444.444/2048)*[.A376]" office:value-type="float" office:value="8138.02075195313" calcext:value-type="float">
            <text:p>8138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5" calcext:value-type="float">
            <text:p>1.5E-05</text:p>
          </table:table-cell>
          <table:table-cell table:formula="of:=[.C376]/[.D376]" office:value-type="float" office:value="0.533333333333333" calcext:value-type="float">
            <text:p>0.533333333333333</text:p>
          </table:table-cell>
          <table:table-cell table:formula="of:=[.E376]-[.E375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(44444.444/2048)*[.A377]" office:value-type="float" office:value="8159.722140625" calcext:value-type="float">
            <text:p>8159.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4" calcext:value-type="float">
            <text:p>1.4E-05</text:p>
          </table:table-cell>
          <table:table-cell table:formula="of:=[.C377]/[.D377]" office:value-type="float" office:value="0.571428571428571" calcext:value-type="float">
            <text:p>0.571428571428571</text:p>
          </table:table-cell>
          <table:table-cell table:formula="of:=[.E377]-[.E376]" office:value-type="float" office:value="0.0380952380952381" calcext:value-type="float">
            <text:p>0.0380952380952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(44444.444/2048)*[.A378]" office:value-type="float" office:value="8181.42352929688" calcext:value-type="float">
            <text:p>8181.4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378]/[.D378]" office:value-type="float" office:value="1" calcext:value-type="float">
            <text:p>1</text:p>
          </table:table-cell>
          <table:table-cell table:formula="of:=[.E378]-[.E377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(44444.444/2048)*[.A379]" office:value-type="float" office:value="8203.12491796875" calcext:value-type="float">
            <text:p>8203.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4" calcext:value-type="float">
            <text:p>1.4E-05</text:p>
          </table:table-cell>
          <table:table-cell table:formula="of:=[.C379]/[.D379]" office:value-type="float" office:value="1.21428571428571" calcext:value-type="float">
            <text:p>1.21428571428571</text:p>
          </table:table-cell>
          <table:table-cell table:formula="of:=[.E379]-[.E378]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(44444.444/2048)*[.A380]" office:value-type="float" office:value="8224.82630664063" calcext:value-type="float">
            <text:p>8224.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4" calcext:value-type="float">
            <text:p>1.4E-05</text:p>
          </table:table-cell>
          <table:table-cell table:formula="of:=[.C380]/[.D380]" office:value-type="float" office:value="1.21428571428571" calcext:value-type="float">
            <text:p>1.21428571428571</text:p>
          </table:table-cell>
          <table:table-cell table:formula="of:=[.E380]-[.E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(44444.444/2048)*[.A381]" office:value-type="float" office:value="8246.5276953125" calcext:value-type="float">
            <text:p>8246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table:formula="of:=[.C381]/[.D381]" office:value-type="float" office:value="1.07142857142857" calcext:value-type="float">
            <text:p>1.07142857142857</text:p>
          </table:table-cell>
          <table:table-cell table:formula="of:=[.E381]-[.E380]" office:value-type="float" office:value="-0.142857142857143" calcext:value-type="float">
            <text:p>-0.14285714285714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(44444.444/2048)*[.A382]" office:value-type="float" office:value="8268.22908398438" calcext:value-type="float">
            <text:p>8268.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382]/[.D382]" office:value-type="float" office:value="0.357142857142857" calcext:value-type="float">
            <text:p>0.357142857142857</text:p>
          </table:table-cell>
          <table:table-cell table:formula="of:=[.E382]-[.E381]" office:value-type="float" office:value="-0.714285714285714" calcext:value-type="float">
            <text:p>-0.7142857142857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(44444.444/2048)*[.A383]" office:value-type="float" office:value="8289.93047265625" calcext:value-type="float">
            <text:p>8289.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4" calcext:value-type="float">
            <text:p>1.4E-05</text:p>
          </table:table-cell>
          <table:table-cell table:formula="of:=[.C383]/[.D383]" office:value-type="float" office:value="1.35714285714286" calcext:value-type="float">
            <text:p>1.35714285714286</text:p>
          </table:table-cell>
          <table:table-cell table:formula="of:=[.E383]-[.E38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(44444.444/2048)*[.A384]" office:value-type="float" office:value="8311.63186132813" calcext:value-type="float">
            <text:p>8311.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formula="of:=[.C384]/[.D384]" office:value-type="float" office:value="0.307692307692308" calcext:value-type="float">
            <text:p>0.307692307692308</text:p>
          </table:table-cell>
          <table:table-cell table:formula="of:=[.E384]-[.E383]" office:value-type="float" office:value="-1.04945054945055" calcext:value-type="float">
            <text:p>-1.0494505494505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(44444.444/2048)*[.A385]" office:value-type="float" office:value="8333.33325" calcext:value-type="float">
            <text:p>8333.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3" calcext:value-type="float">
            <text:p>1.3E-05</text:p>
          </table:table-cell>
          <table:table-cell table:formula="of:=[.C385]/[.D385]" office:value-type="float" office:value="1.61538461538462" calcext:value-type="float">
            <text:p>1.61538461538462</text:p>
          </table:table-cell>
          <table:table-cell table:formula="of:=[.E385]-[.E384]" office:value-type="float" office:value="1.30769230769231" calcext:value-type="float">
            <text:p>1.3076923076923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(44444.444/2048)*[.A386]" office:value-type="float" office:value="8355.03463867188" calcext:value-type="float">
            <text:p>8355.0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386]/[.D386]" office:value-type="float" office:value="1.5" calcext:value-type="float">
            <text:p>1.5</text:p>
          </table:table-cell>
          <table:table-cell table:formula="of:=[.E386]-[.E385]"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(44444.444/2048)*[.A387]" office:value-type="float" office:value="8376.73602734375" calcext:value-type="float">
            <text:p>8376.7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387]/[.D387]" office:value-type="float" office:value="1" calcext:value-type="float">
            <text:p>1</text:p>
          </table:table-cell>
          <table:table-cell table:formula="of:=[.E387]-[.E386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(44444.444/2048)*[.A388]" office:value-type="float" office:value="8398.43741601563" calcext:value-type="float">
            <text:p>8398.4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4" calcext:value-type="float">
            <text:p>1.4E-05</text:p>
          </table:table-cell>
          <table:table-cell table:formula="of:=[.C388]/[.D388]" office:value-type="float" office:value="1.28571428571429" calcext:value-type="float">
            <text:p>1.28571428571429</text:p>
          </table:table-cell>
          <table:table-cell table:formula="of:=[.E388]-[.E387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(44444.444/2048)*[.A389]" office:value-type="float" office:value="8420.1388046875" calcext:value-type="float">
            <text:p>8420.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3" calcext:value-type="float">
            <text:p>1.3E-05</text:p>
          </table:table-cell>
          <table:table-cell table:formula="of:=[.C389]/[.D389]" office:value-type="float" office:value="1.92307692307692" calcext:value-type="float">
            <text:p>1.92307692307692</text:p>
          </table:table-cell>
          <table:table-cell table:formula="of:=[.E389]-[.E388]" office:value-type="float" office:value="0.637362637362637" calcext:value-type="float">
            <text:p>0.637362637362637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(44444.444/2048)*[.A390]" office:value-type="float" office:value="8441.84019335938" calcext:value-type="float">
            <text:p>8441.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390]/[.D390]" office:value-type="float" office:value="1.23076923076923" calcext:value-type="float">
            <text:p>1.23076923076923</text:p>
          </table:table-cell>
          <table:table-cell table:formula="of:=[.E390]-[.E389]" office:value-type="float" office:value="-0.692307692307692" calcext:value-type="float">
            <text:p>-0.6923076923076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(44444.444/2048)*[.A391]" office:value-type="float" office:value="8463.54158203125" calcext:value-type="float">
            <text:p>8463.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391]/[.D391]" office:value-type="float" office:value="0.461538461538462" calcext:value-type="float">
            <text:p>0.461538461538462</text:p>
          </table:table-cell>
          <table:table-cell table:formula="of:=[.E391]-[.E390]" office:value-type="float" office:value="-0.769230769230769" calcext:value-type="float">
            <text:p>-0.7692307692307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(44444.444/2048)*[.A392]" office:value-type="float" office:value="8485.24297070313" calcext:value-type="float">
            <text:p>8485.2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3" calcext:value-type="float">
            <text:p>1.3E-05</text:p>
          </table:table-cell>
          <table:table-cell table:formula="of:=[.C392]/[.D392]" office:value-type="float" office:value="0.846153846153846" calcext:value-type="float">
            <text:p>0.846153846153846</text:p>
          </table:table-cell>
          <table:table-cell table:formula="of:=[.E392]-[.E391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(44444.444/2048)*[.A393]" office:value-type="float" office:value="8506.944359375" calcext:value-type="float">
            <text:p>8506.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4" calcext:value-type="float">
            <text:p>1.4E-05</text:p>
          </table:table-cell>
          <table:table-cell table:formula="of:=[.C393]/[.D393]" office:value-type="float" office:value="0.428571428571429" calcext:value-type="float">
            <text:p>0.428571428571429</text:p>
          </table:table-cell>
          <table:table-cell table:formula="of:=[.E393]-[.E392]" office:value-type="float" office:value="-0.417582417582418" calcext:value-type="float">
            <text:p>-0.4175824175824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(44444.444/2048)*[.A394]" office:value-type="float" office:value="8528.64574804688" calcext:value-type="float">
            <text:p>8528.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394]/[.D394]" office:value-type="float" office:value="0.928571428571429" calcext:value-type="float">
            <text:p>0.928571428571429</text:p>
          </table:table-cell>
          <table:table-cell table:formula="of:=[.E394]-[.E39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(44444.444/2048)*[.A395]" office:value-type="float" office:value="8550.34713671875" calcext:value-type="float">
            <text:p>8550.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4" calcext:value-type="float">
            <text:p>1.4E-05</text:p>
          </table:table-cell>
          <table:table-cell table:formula="of:=[.C395]/[.D395]" office:value-type="float" office:value="1.57142857142857" calcext:value-type="float">
            <text:p>1.57142857142857</text:p>
          </table:table-cell>
          <table:table-cell table:formula="of:=[.E395]-[.E394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(44444.444/2048)*[.A396]" office:value-type="float" office:value="8572.04852539063" calcext:value-type="float">
            <text:p>8572.0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396]/[.D396]" office:value-type="float" office:value="1" calcext:value-type="float">
            <text:p>1</text:p>
          </table:table-cell>
          <table:table-cell table:formula="of:=[.E396]-[.E395]" office:value-type="float" office:value="-0.571428571428571" calcext:value-type="float">
            <text:p>-0.5714285714285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(44444.444/2048)*[.A397]" office:value-type="float" office:value="8593.7499140625" calcext:value-type="float">
            <text:p>8593.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397]/[.D397]" office:value-type="float" office:value="0.714285714285714" calcext:value-type="float">
            <text:p>0.714285714285714</text:p>
          </table:table-cell>
          <table:table-cell table:formula="of:=[.E397]-[.E396]" office:value-type="float" office:value="-0.285714285714286" calcext:value-type="float">
            <text:p>-0.28571428571428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(44444.444/2048)*[.A398]" office:value-type="float" office:value="8615.45130273438" calcext:value-type="float">
            <text:p>8615.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398]/[.D398]" office:value-type="float" office:value="0.357142857142857" calcext:value-type="float">
            <text:p>0.357142857142857</text:p>
          </table:table-cell>
          <table:table-cell table:formula="of:=[.E398]-[.E397]" office:value-type="float" office:value="-0.357142857142857" calcext:value-type="float">
            <text:p>-0.35714285714285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(44444.444/2048)*[.A399]" office:value-type="float" office:value="8637.15269140625" calcext:value-type="float">
            <text:p>8637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399]/[.D399]" office:value-type="float" office:value="0.714285714285714" calcext:value-type="float">
            <text:p>0.714285714285714</text:p>
          </table:table-cell>
          <table:table-cell table:formula="of:=[.E399]-[.E398]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(44444.444/2048)*[.A400]" office:value-type="float" office:value="8658.85408007813" calcext:value-type="float">
            <text:p>8658.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4" calcext:value-type="float">
            <text:p>1.4E-05</text:p>
          </table:table-cell>
          <table:table-cell table:formula="of:=[.C400]/[.D400]" office:value-type="float" office:value="0.857142857142857" calcext:value-type="float">
            <text:p>0.857142857142857</text:p>
          </table:table-cell>
          <table:table-cell table:formula="of:=[.E400]-[.E399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(44444.444/2048)*[.A401]" office:value-type="float" office:value="8680.55546875" calcext:value-type="float">
            <text:p>8680.6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5" calcext:value-type="float">
            <text:p>1.5E-05</text:p>
          </table:table-cell>
          <table:table-cell table:formula="of:=[.C401]/[.D401]" office:value-type="float" office:value="2.13333333333333" calcext:value-type="float">
            <text:p>2.13333333333333</text:p>
          </table:table-cell>
          <table:table-cell table:formula="of:=[.E401]-[.E400]" office:value-type="float" office:value="1.27619047619048" calcext:value-type="float">
            <text:p>1.2761904761904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(44444.444/2048)*[.A402]" office:value-type="float" office:value="8702.25685742187" calcext:value-type="float">
            <text:p>8702.3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4" calcext:value-type="float">
            <text:p>1.4E-05</text:p>
          </table:table-cell>
          <table:table-cell table:formula="of:=[.C402]/[.D402]" office:value-type="float" office:value="1.92857142857143" calcext:value-type="float">
            <text:p>1.92857142857143</text:p>
          </table:table-cell>
          <table:table-cell table:formula="of:=[.E402]-[.E401]" office:value-type="float" office:value="-0.204761904761905" calcext:value-type="float">
            <text:p>-0.20476190476190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(44444.444/2048)*[.A403]" office:value-type="float" office:value="8723.95824609375" calcext:value-type="float">
            <text:p>8724.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table:formula="of:=[.C403]/[.D403]" office:value-type="float" office:value="0.214285714285714" calcext:value-type="float">
            <text:p>0.214285714285714</text:p>
          </table:table-cell>
          <table:table-cell table:formula="of:=[.E403]-[.E402]" office:value-type="float" office:value="-1.71428571428571" calcext:value-type="float">
            <text:p>-1.7142857142857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(44444.444/2048)*[.A404]" office:value-type="float" office:value="8745.65963476563" calcext:value-type="float">
            <text:p>8745.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  <table:table-cell table:formula="of:=[.C404]/[.D404]" office:value-type="float" office:value="0.785714285714286" calcext:value-type="float">
            <text:p>0.785714285714286</text:p>
          </table:table-cell>
          <table:table-cell table:formula="of:=[.E404]-[.E403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(44444.444/2048)*[.A405]" office:value-type="float" office:value="8767.3610234375" calcext:value-type="float">
            <text:p>8767.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table:formula="of:=[.C405]/[.D405]" office:value-type="float" office:value="0.384615384615385" calcext:value-type="float">
            <text:p>0.384615384615385</text:p>
          </table:table-cell>
          <table:table-cell table:formula="of:=[.E405]-[.E404]" office:value-type="float" office:value="-0.401098901098901" calcext:value-type="float">
            <text:p>-0.40109890109890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(44444.444/2048)*[.A406]" office:value-type="float" office:value="8789.06241210938" calcext:value-type="float">
            <text:p>8789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table:formula="of:=[.C406]/[.D406]" office:value-type="float" office:value="0.923076923076923" calcext:value-type="float">
            <text:p>0.923076923076923</text:p>
          </table:table-cell>
          <table:table-cell table:formula="of:=[.E406]-[.E405]" office:value-type="float" office:value="0.538461538461539" calcext:value-type="float">
            <text:p>0.53846153846153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(44444.444/2048)*[.A407]" office:value-type="float" office:value="8810.76380078125" calcext:value-type="float">
            <text:p>8810.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table:formula="of:=[.C407]/[.D407]" office:value-type="float" office:value="0.230769230769231" calcext:value-type="float">
            <text:p>0.230769230769231</text:p>
          </table:table-cell>
          <table:table-cell table:formula="of:=[.E407]-[.E406]" office:value-type="float" office:value="-0.692307692307692" calcext:value-type="float">
            <text:p>-0.6923076923076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(44444.444/2048)*[.A408]" office:value-type="float" office:value="8832.46518945313" calcext:value-type="float">
            <text:p>8832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table:formula="of:=[.C408]/[.D408]" office:value-type="float" office:value="1.15384615384615" calcext:value-type="float">
            <text:p>1.15384615384615</text:p>
          </table:table-cell>
          <table:table-cell table:formula="of:=[.E408]-[.E407]" office:value-type="float" office:value="0.923076923076923" calcext:value-type="float">
            <text:p>0.92307692307692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(44444.444/2048)*[.A409]" office:value-type="float" office:value="8854.166578125" calcext:value-type="float">
            <text:p>8854.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3" calcext:value-type="float">
            <text:p>1.3E-05</text:p>
          </table:table-cell>
          <table:table-cell table:formula="of:=[.C409]/[.D409]" office:value-type="float" office:value="2" calcext:value-type="float">
            <text:p>2</text:p>
          </table:table-cell>
          <table:table-cell table:formula="of:=[.E409]-[.E408]"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(44444.444/2048)*[.A410]" office:value-type="float" office:value="8875.86796679688" calcext:value-type="float">
            <text:p>8875.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3" calcext:value-type="float">
            <text:p>1.3E-05</text:p>
          </table:table-cell>
          <table:table-cell table:formula="of:=[.C410]/[.D410]" office:value-type="float" office:value="2" calcext:value-type="float">
            <text:p>2</text:p>
          </table:table-cell>
          <table:table-cell table:formula="of:=[.E410]-[.E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(44444.444/2048)*[.A411]" office:value-type="float" office:value="8897.56935546875" calcext:value-type="float">
            <text:p>8897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411]/[.D411]" office:value-type="float" office:value="0.769230769230769" calcext:value-type="float">
            <text:p>0.769230769230769</text:p>
          </table:table-cell>
          <table:table-cell table:formula="of:=[.E411]-[.E410]" office:value-type="float" office:value="-1.23076923076923" calcext:value-type="float">
            <text:p>-1.2307692307692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(44444.444/2048)*[.A412]" office:value-type="float" office:value="8919.27074414063" calcext:value-type="float">
            <text:p>8919.3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412]/[.D412]" office:value-type="float" office:value="1.30769230769231" calcext:value-type="float">
            <text:p>1.30769230769231</text:p>
          </table:table-cell>
          <table:table-cell table:formula="of:=[.E412]-[.E411]"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(44444.444/2048)*[.A413]" office:value-type="float" office:value="8940.9721328125" calcext:value-type="float">
            <text:p>8941.0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table:formula="of:=[.C413]/[.D413]" office:value-type="float" office:value="1.15384615384615" calcext:value-type="float">
            <text:p>1.15384615384615</text:p>
          </table:table-cell>
          <table:table-cell table:formula="of:=[.E413]-[.E412]" office:value-type="float" office:value="-0.153846153846154" calcext:value-type="float">
            <text:p>-0.15384615384615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(44444.444/2048)*[.A414]" office:value-type="float" office:value="8962.67352148438" calcext:value-type="float">
            <text:p>8962.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4" calcext:value-type="float">
            <text:p>1.4E-05</text:p>
          </table:table-cell>
          <table:table-cell table:formula="of:=[.C414]/[.D414]" office:value-type="float" office:value="1.28571428571429" calcext:value-type="float">
            <text:p>1.28571428571429</text:p>
          </table:table-cell>
          <table:table-cell table:formula="of:=[.E414]-[.E413]" office:value-type="float" office:value="0.131868131868132" calcext:value-type="float">
            <text:p>0.1318681318681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(44444.444/2048)*[.A415]" office:value-type="float" office:value="8984.37491015625" calcext:value-type="float">
            <text:p>8984.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415]/[.D415]" office:value-type="float" office:value="0.714285714285714" calcext:value-type="float">
            <text:p>0.714285714285714</text:p>
          </table:table-cell>
          <table:table-cell table:formula="of:=[.E415]-[.E414]" office:value-type="float" office:value="-0.571428571428571" calcext:value-type="float">
            <text:p>-0.57142857142857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(44444.444/2048)*[.A416]" office:value-type="float" office:value="9006.07629882813" calcext:value-type="float">
            <text:p>9006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4" calcext:value-type="float">
            <text:p>1.4E-05</text:p>
          </table:table-cell>
          <table:table-cell table:formula="of:=[.C416]/[.D416]" office:value-type="float" office:value="0.857142857142857" calcext:value-type="float">
            <text:p>0.857142857142857</text:p>
          </table:table-cell>
          <table:table-cell table:formula="of:=[.E416]-[.E415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(44444.444/2048)*[.A417]" office:value-type="float" office:value="9027.7776875" calcext:value-type="float">
            <text:p>9027.8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417]/[.D417]" office:value-type="float" office:value="1" calcext:value-type="float">
            <text:p>1</text:p>
          </table:table-cell>
          <table:table-cell table:formula="of:=[.E417]-[.E416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(44444.444/2048)*[.A418]" office:value-type="float" office:value="9049.47907617188" calcext:value-type="float">
            <text:p>9049.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418]/[.D418]" office:value-type="float" office:value="0.692307692307692" calcext:value-type="float">
            <text:p>0.692307692307692</text:p>
          </table:table-cell>
          <table:table-cell table:formula="of:=[.E418]-[.E417]" office:value-type="float" office:value="-0.307692307692308" calcext:value-type="float">
            <text:p>-0.30769230769230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(44444.444/2048)*[.A419]" office:value-type="float" office:value="9071.18046484375" calcext:value-type="float">
            <text:p>9071.2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table:formula="of:=[.C419]/[.D419]" office:value-type="float" office:value="0.923076923076923" calcext:value-type="float">
            <text:p>0.923076923076923</text:p>
          </table:table-cell>
          <table:table-cell table:formula="of:=[.E419]-[.E418]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(44444.444/2048)*[.A420]" office:value-type="float" office:value="9092.88185351563" calcext:value-type="float">
            <text:p>9092.9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420]/[.D420]" office:value-type="float" office:value="0.615384615384615" calcext:value-type="float">
            <text:p>0.615384615384615</text:p>
          </table:table-cell>
          <table:table-cell table:formula="of:=[.E420]-[.E419]" office:value-type="float" office:value="-0.307692307692308" calcext:value-type="float">
            <text:p>-0.3076923076923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(44444.444/2048)*[.A421]" office:value-type="float" office:value="9114.5832421875" calcext:value-type="float">
            <text:p>9114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421]/[.D421]" office:value-type="float" office:value="0.769230769230769" calcext:value-type="float">
            <text:p>0.769230769230769</text:p>
          </table:table-cell>
          <table:table-cell table:formula="of:=[.E421]-[.E420]" office:value-type="float" office:value="0.153846153846154" calcext:value-type="float">
            <text:p>0.1538461538461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(44444.444/2048)*[.A422]" office:value-type="float" office:value="9136.28463085938" calcext:value-type="float">
            <text:p>9136.3</text:p>
          </table:table-cell>
          <table:table-cell table:number-columns-repeated="2" office:value-type="float" office:value="0.000013" calcext:value-type="float">
            <text:p>1.3E-05</text:p>
          </table:table-cell>
          <table:table-cell table:formula="of:=[.C422]/[.D422]" office:value-type="float" office:value="1" calcext:value-type="float">
            <text:p>1</text:p>
          </table:table-cell>
          <table:table-cell table:formula="of:=[.E422]-[.E421]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(44444.444/2048)*[.A423]" office:value-type="float" office:value="9157.98601953125" calcext:value-type="float">
            <text:p>9158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423]/[.D423]" office:value-type="float" office:value="0.615384615384615" calcext:value-type="float">
            <text:p>0.615384615384615</text:p>
          </table:table-cell>
          <table:table-cell table:formula="of:=[.E423]-[.E422]" office:value-type="float" office:value="-0.384615384615385" calcext:value-type="float">
            <text:p>-0.38461538461538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(44444.444/2048)*[.A424]" office:value-type="float" office:value="9179.68740820313" calcext:value-type="float">
            <text:p>9179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424]/[.D424]" office:value-type="float" office:value="0.5" calcext:value-type="float">
            <text:p>0.5</text:p>
          </table:table-cell>
          <table:table-cell table:formula="of:=[.E424]-[.E423]" office:value-type="float" office:value="-0.115384615384615" calcext:value-type="float">
            <text:p>-0.1153846153846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(44444.444/2048)*[.A425]" office:value-type="float" office:value="9201.388796875" calcext:value-type="float">
            <text:p>9201.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table:formula="of:=[.C425]/[.D425]" office:value-type="float" office:value="1.07142857142857" calcext:value-type="float">
            <text:p>1.07142857142857</text:p>
          </table:table-cell>
          <table:table-cell table:formula="of:=[.E425]-[.E424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(44444.444/2048)*[.A426]" office:value-type="float" office:value="9223.09018554688" calcext:value-type="float">
            <text:p>9223.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3" calcext:value-type="float">
            <text:p>1.3E-05</text:p>
          </table:table-cell>
          <table:table-cell table:formula="of:=[.C426]/[.D426]" office:value-type="float" office:value="1.46153846153846" calcext:value-type="float">
            <text:p>1.46153846153846</text:p>
          </table:table-cell>
          <table:table-cell table:formula="of:=[.E426]-[.E425]" office:value-type="float" office:value="0.39010989010989" calcext:value-type="float">
            <text:p>0.3901098901098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(44444.444/2048)*[.A427]" office:value-type="float" office:value="9244.79157421875" calcext:value-type="float">
            <text:p>9244.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427]/[.D427]" office:value-type="float" office:value="1.30769230769231" calcext:value-type="float">
            <text:p>1.30769230769231</text:p>
          </table:table-cell>
          <table:table-cell table:formula="of:=[.E427]-[.E426]" office:value-type="float" office:value="-0.153846153846154" calcext:value-type="float">
            <text:p>-0.15384615384615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(44444.444/2048)*[.A428]" office:value-type="float" office:value="9266.49296289063" calcext:value-type="float">
            <text:p>9266.5</text:p>
          </table:table-cell>
          <table:table-cell table:number-columns-repeated="2" office:value-type="float" office:value="0.000013" calcext:value-type="float">
            <text:p>1.3E-05</text:p>
          </table:table-cell>
          <table:table-cell table:formula="of:=[.C428]/[.D428]" office:value-type="float" office:value="1" calcext:value-type="float">
            <text:p>1</text:p>
          </table:table-cell>
          <table:table-cell table:formula="of:=[.E428]-[.E427]" office:value-type="float" office:value="-0.307692307692308" calcext:value-type="float">
            <text:p>-0.30769230769230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(44444.444/2048)*[.A429]" office:value-type="float" office:value="9288.1943515625" calcext:value-type="float">
            <text:p>9288.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429]/[.D429]" office:value-type="float" office:value="1.30769230769231" calcext:value-type="float">
            <text:p>1.30769230769231</text:p>
          </table:table-cell>
          <table:table-cell table:formula="of:=[.E429]-[.E428]" office:value-type="float" office:value="0.307692307692308" calcext:value-type="float">
            <text:p>0.3076923076923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(44444.444/2048)*[.A430]" office:value-type="float" office:value="9309.89574023437" calcext:value-type="float">
            <text:p>9309.9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430]/[.D430]" office:value-type="float" office:value="1.30769230769231" calcext:value-type="float">
            <text:p>1.30769230769231</text:p>
          </table:table-cell>
          <table:table-cell table:formula="of:=[.E430]-[.E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(44444.444/2048)*[.A431]" office:value-type="float" office:value="9331.59712890625" calcext:value-type="float">
            <text:p>9331.6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3" calcext:value-type="float">
            <text:p>1.3E-05</text:p>
          </table:table-cell>
          <table:table-cell table:formula="of:=[.C431]/[.D431]" office:value-type="float" office:value="1.76923076923077" calcext:value-type="float">
            <text:p>1.76923076923077</text:p>
          </table:table-cell>
          <table:table-cell table:formula="of:=[.E431]-[.E430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(44444.444/2048)*[.A432]" office:value-type="float" office:value="9353.29851757813" calcext:value-type="float">
            <text:p>9353.3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432]/[.D432]" office:value-type="float" office:value="1.23076923076923" calcext:value-type="float">
            <text:p>1.23076923076923</text:p>
          </table:table-cell>
          <table:table-cell table:formula="of:=[.E432]-[.E431]" office:value-type="float" office:value="-0.538461538461539" calcext:value-type="float">
            <text:p>-0.5384615384615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(44444.444/2048)*[.A433]" office:value-type="float" office:value="9374.99990625" calcext:value-type="float">
            <text:p>9375.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formula="of:=[.C433]/[.D433]" office:value-type="float" office:value="0.538461538461538" calcext:value-type="float">
            <text:p>0.538461538461538</text:p>
          </table:table-cell>
          <table:table-cell table:formula="of:=[.E433]-[.E432]" office:value-type="float" office:value="-0.692307692307692" calcext:value-type="float">
            <text:p>-0.69230769230769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(44444.444/2048)*[.A434]" office:value-type="float" office:value="9396.70129492188" calcext:value-type="float">
            <text:p>9396.7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434]/[.D434]" office:value-type="float" office:value="0.615384615384615" calcext:value-type="float">
            <text:p>0.615384615384615</text:p>
          </table:table-cell>
          <table:table-cell table:formula="of:=[.E434]-[.E433]" office:value-type="float" office:value="0.076923076923077" calcext:value-type="float">
            <text:p>0.07692307692307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(44444.444/2048)*[.A435]" office:value-type="float" office:value="9418.40268359375" calcext:value-type="float">
            <text:p>9418.4</text:p>
          </table:table-cell>
          <table:table-cell table:number-columns-repeated="2" office:value-type="float" office:value="0.000013" calcext:value-type="float">
            <text:p>1.3E-05</text:p>
          </table:table-cell>
          <table:table-cell table:formula="of:=[.C435]/[.D435]" office:value-type="float" office:value="1" calcext:value-type="float">
            <text:p>1</text:p>
          </table:table-cell>
          <table:table-cell table:formula="of:=[.E435]-[.E434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(44444.444/2048)*[.A436]" office:value-type="float" office:value="9440.10407226562" calcext:value-type="float">
            <text:p>9440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  <table:table-cell table:formula="of:=[.C436]/[.D436]" office:value-type="float" office:value="1.14285714285714" calcext:value-type="float">
            <text:p>1.14285714285714</text:p>
          </table:table-cell>
          <table:table-cell table:formula="of:=[.E436]-[.E435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(44444.444/2048)*[.A437]" office:value-type="float" office:value="9461.8054609375" calcext:value-type="float">
            <text:p>9461.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437]/[.D437]" office:value-type="float" office:value="0.5" calcext:value-type="float">
            <text:p>0.5</text:p>
          </table:table-cell>
          <table:table-cell table:formula="of:=[.E437]-[.E436]" office:value-type="float" office:value="-0.642857142857143" calcext:value-type="float">
            <text:p>-0.64285714285714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(44444.444/2048)*[.A438]" office:value-type="float" office:value="9483.50684960938" calcext:value-type="float">
            <text:p>9483.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formula="of:=[.C438]/[.D438]" office:value-type="float" office:value="0.285714285714286" calcext:value-type="float">
            <text:p>0.285714285714286</text:p>
          </table:table-cell>
          <table:table-cell table:formula="of:=[.E438]-[.E437]" office:value-type="float" office:value="-0.214285714285714" calcext:value-type="float">
            <text:p>-0.214285714285714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(44444.444/2048)*[.A439]" office:value-type="float" office:value="9505.20823828125" calcext:value-type="float">
            <text:p>9505.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table:formula="of:=[.C439]/[.D439]" office:value-type="float" office:value="1.15384615384615" calcext:value-type="float">
            <text:p>1.15384615384615</text:p>
          </table:table-cell>
          <table:table-cell table:formula="of:=[.E439]-[.E438]" office:value-type="float" office:value="0.868131868131868" calcext:value-type="float">
            <text:p>0.86813186813186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(44444.444/2048)*[.A440]" office:value-type="float" office:value="9526.90962695313" calcext:value-type="float">
            <text:p>9526.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3" calcext:value-type="float">
            <text:p>1.3E-05</text:p>
          </table:table-cell>
          <table:table-cell table:formula="of:=[.C440]/[.D440]" office:value-type="float" office:value="1.61538461538462" calcext:value-type="float">
            <text:p>1.61538461538462</text:p>
          </table:table-cell>
          <table:table-cell table:formula="of:=[.E440]-[.E439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(44444.444/2048)*[.A441]" office:value-type="float" office:value="9548.611015625" calcext:value-type="float">
            <text:p>9548.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441]/[.D441]" office:value-type="float" office:value="0.928571428571429" calcext:value-type="float">
            <text:p>0.928571428571429</text:p>
          </table:table-cell>
          <table:table-cell table:formula="of:=[.E441]-[.E440]" office:value-type="float" office:value="-0.686813186813187" calcext:value-type="float">
            <text:p>-0.68681318681318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(44444.444/2048)*[.A442]" office:value-type="float" office:value="9570.31240429688" calcext:value-type="float">
            <text:p>9570.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442]/[.D442]" office:value-type="float" office:value="0.357142857142857" calcext:value-type="float">
            <text:p>0.357142857142857</text:p>
          </table:table-cell>
          <table:table-cell table:formula="of:=[.E442]-[.E441]" office:value-type="float" office:value="-0.571428571428571" calcext:value-type="float">
            <text:p>-0.57142857142857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(44444.444/2048)*[.A443]" office:value-type="float" office:value="9592.01379296875" calcext:value-type="float">
            <text:p>9592.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443]/[.D443]" office:value-type="float" office:value="1.30769230769231" calcext:value-type="float">
            <text:p>1.30769230769231</text:p>
          </table:table-cell>
          <table:table-cell table:formula="of:=[.E443]-[.E442]" office:value-type="float" office:value="0.950549450549451" calcext:value-type="float">
            <text:p>0.95054945054945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(44444.444/2048)*[.A444]" office:value-type="float" office:value="9613.71518164063" calcext:value-type="float">
            <text:p>9613.7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table:formula="of:=[.C444]/[.D444]" office:value-type="float" office:value="1.15384615384615" calcext:value-type="float">
            <text:p>1.15384615384615</text:p>
          </table:table-cell>
          <table:table-cell table:formula="of:=[.E444]-[.E443]" office:value-type="float" office:value="-0.153846153846154" calcext:value-type="float">
            <text:p>-0.15384615384615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(44444.444/2048)*[.A445]" office:value-type="float" office:value="9635.4165703125" calcext:value-type="float">
            <text:p>9635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table:formula="of:=[.C445]/[.D445]" office:value-type="float" office:value="1.07692307692308" calcext:value-type="float">
            <text:p>1.07692307692308</text:p>
          </table:table-cell>
          <table:table-cell table:formula="of:=[.E445]-[.E444]" office:value-type="float" office:value="-0.0769230769230769" calcext:value-type="float">
            <text:p>-0.07692307692307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(44444.444/2048)*[.A446]" office:value-type="float" office:value="9657.11795898438" calcext:value-type="float">
            <text:p>9657.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446]/[.D446]" office:value-type="float" office:value="0.615384615384615" calcext:value-type="float">
            <text:p>0.615384615384615</text:p>
          </table:table-cell>
          <table:table-cell table:formula="of:=[.E446]-[.E445]" office:value-type="float" office:value="-0.461538461538461" calcext:value-type="float">
            <text:p>-0.46153846153846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(44444.444/2048)*[.A447]" office:value-type="float" office:value="9678.81934765625" calcext:value-type="float">
            <text:p>9678.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3" calcext:value-type="float">
            <text:p>1.3E-05</text:p>
          </table:table-cell>
          <table:table-cell table:formula="of:=[.C447]/[.D447]" office:value-type="float" office:value="1.53846153846154" calcext:value-type="float">
            <text:p>1.53846153846154</text:p>
          </table:table-cell>
          <table:table-cell table:formula="of:=[.E447]-[.E446]" office:value-type="float" office:value="0.923076923076923" calcext:value-type="float">
            <text:p>0.92307692307692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(44444.444/2048)*[.A448]" office:value-type="float" office:value="9700.52073632813" calcext:value-type="float">
            <text:p>9700.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2" calcext:value-type="float">
            <text:p>1.2E-05</text:p>
          </table:table-cell>
          <table:table-cell table:formula="of:=[.C448]/[.D448]" office:value-type="float" office:value="0.833333333333333" calcext:value-type="float">
            <text:p>0.833333333333333</text:p>
          </table:table-cell>
          <table:table-cell table:formula="of:=[.E448]-[.E447]" office:value-type="float" office:value="-0.705128205128205" calcext:value-type="float">
            <text:p>-0.7051282051282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(44444.444/2048)*[.A449]" office:value-type="float" office:value="9722.222125" calcext:value-type="float">
            <text:p>9722.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2" calcext:value-type="float">
            <text:p>1.2E-05</text:p>
          </table:table-cell>
          <table:table-cell table:formula="of:=[.C449]/[.D449]" office:value-type="float" office:value="1.5" calcext:value-type="float">
            <text:p>1.5</text:p>
          </table:table-cell>
          <table:table-cell table:formula="of:=[.E449]-[.E448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(44444.444/2048)*[.A450]" office:value-type="float" office:value="9743.92351367188" calcext:value-type="float">
            <text:p>9743.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2" calcext:value-type="float">
            <text:p>1.2E-05</text:p>
          </table:table-cell>
          <table:table-cell table:formula="of:=[.C450]/[.D450]" office:value-type="float" office:value="1.75" calcext:value-type="float">
            <text:p>1.75</text:p>
          </table:table-cell>
          <table:table-cell table:formula="of:=[.E450]-[.E449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(44444.444/2048)*[.A451]" office:value-type="float" office:value="9765.62490234375" calcext:value-type="float">
            <text:p>9765.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2" calcext:value-type="float">
            <text:p>1.2E-05</text:p>
          </table:table-cell>
          <table:table-cell table:formula="of:=[.C451]/[.D451]" office:value-type="float" office:value="1.5" calcext:value-type="float">
            <text:p>1.5</text:p>
          </table:table-cell>
          <table:table-cell table:formula="of:=[.E451]-[.E450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(44444.444/2048)*[.A452]" office:value-type="float" office:value="9787.32629101563" calcext:value-type="float">
            <text:p>9787.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2" calcext:value-type="float">
            <text:p>1.2E-05</text:p>
          </table:table-cell>
          <table:table-cell table:formula="of:=[.C452]/[.D452]" office:value-type="float" office:value="1.25" calcext:value-type="float">
            <text:p>1.25</text:p>
          </table:table-cell>
          <table:table-cell table:formula="of:=[.E452]-[.E451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(44444.444/2048)*[.A453]" office:value-type="float" office:value="9809.0276796875" calcext:value-type="float">
            <text:p>9809.0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  <table:table-cell table:formula="of:=[.C453]/[.D453]" office:value-type="float" office:value="1.16666666666667" calcext:value-type="float">
            <text:p>1.16666666666667</text:p>
          </table:table-cell>
          <table:table-cell table:formula="of:=[.E453]-[.E452]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(44444.444/2048)*[.A454]" office:value-type="float" office:value="9830.72906835938" calcext:value-type="float">
            <text:p>9830.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table:formula="of:=[.C454]/[.D454]" office:value-type="float" office:value="0.333333333333333" calcext:value-type="float">
            <text:p>0.333333333333333</text:p>
          </table:table-cell>
          <table:table-cell table:formula="of:=[.E454]-[.E453]" office:value-type="float" office:value="-0.833333333333333" calcext:value-type="float">
            <text:p>-0.83333333333333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(44444.444/2048)*[.A455]" office:value-type="float" office:value="9852.43045703125" calcext:value-type="float">
            <text:p>9852.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table:formula="of:=[.C455]/[.D455]" office:value-type="float" office:value="0.666666666666667" calcext:value-type="float">
            <text:p>0.666666666666667</text:p>
          </table:table-cell>
          <table:table-cell table:formula="of:=[.E455]-[.E45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(44444.444/2048)*[.A456]" office:value-type="float" office:value="9874.13184570313" calcext:value-type="float">
            <text:p>9874.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2" calcext:value-type="float">
            <text:p>1.2E-05</text:p>
          </table:table-cell>
          <table:table-cell table:formula="of:=[.C456]/[.D456]" office:value-type="float" office:value="0.833333333333333" calcext:value-type="float">
            <text:p>0.833333333333333</text:p>
          </table:table-cell>
          <table:table-cell table:formula="of:=[.E456]-[.E455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(44444.444/2048)*[.A457]" office:value-type="float" office:value="9895.833234375" calcext:value-type="float">
            <text:p>9895.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457]/[.D457]" office:value-type="float" office:value="1.36363636363636" calcext:value-type="float">
            <text:p>1.36363636363636</text:p>
          </table:table-cell>
          <table:table-cell table:formula="of:=[.E457]-[.E456]" office:value-type="float" office:value="0.53030303030303" calcext:value-type="float">
            <text:p>0.53030303030303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(44444.444/2048)*[.A458]" office:value-type="float" office:value="9917.53462304687" calcext:value-type="float">
            <text:p>9917.5</text:p>
          </table:table-cell>
          <table:table-cell table:number-columns-repeated="2" office:value-type="float" office:value="0.000011" calcext:value-type="float">
            <text:p>1.1E-05</text:p>
          </table:table-cell>
          <table:table-cell table:formula="of:=[.C458]/[.D458]" office:value-type="float" office:value="1" calcext:value-type="float">
            <text:p>1</text:p>
          </table:table-cell>
          <table:table-cell table:formula="of:=[.E458]-[.E457]" office:value-type="float" office:value="-0.363636363636364" calcext:value-type="float">
            <text:p>-0.36363636363636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(44444.444/2048)*[.A459]" office:value-type="float" office:value="9939.23601171875" calcext:value-type="float">
            <text:p>9939.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1" calcext:value-type="float">
            <text:p>1.1E-05</text:p>
          </table:table-cell>
          <table:table-cell table:formula="of:=[.C459]/[.D459]" office:value-type="float" office:value="0.454545454545455" calcext:value-type="float">
            <text:p>0.454545454545455</text:p>
          </table:table-cell>
          <table:table-cell table:formula="of:=[.E459]-[.E458]" office:value-type="float" office:value="-0.545454545454545" calcext:value-type="float">
            <text:p>-0.5454545454545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(44444.444/2048)*[.A460]" office:value-type="float" office:value="9960.93740039063" calcext:value-type="float">
            <text:p>9960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460]/[.D460]" office:value-type="float" office:value="1.36363636363636" calcext:value-type="float">
            <text:p>1.36363636363636</text:p>
          </table:table-cell>
          <table:table-cell table:formula="of:=[.E460]-[.E459]" office:value-type="float" office:value="0.909090909090909" calcext:value-type="float">
            <text:p>0.90909090909090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(44444.444/2048)*[.A461]" office:value-type="float" office:value="9982.6387890625" calcext:value-type="float">
            <text:p>9982.6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461]/[.D461]" office:value-type="float" office:value="1.36363636363636" calcext:value-type="float">
            <text:p>1.36363636363636</text:p>
          </table:table-cell>
          <table:table-cell table:formula="of:=[.E461]-[.E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(44444.444/2048)*[.A462]" office:value-type="float" office:value="10004.3401777344" calcext:value-type="float">
            <text:p>10004.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table:formula="of:=[.C462]/[.D462]" office:value-type="float" office:value="1.08333333333333" calcext:value-type="float">
            <text:p>1.08333333333333</text:p>
          </table:table-cell>
          <table:table-cell table:formula="of:=[.E462]-[.E461]" office:value-type="float" office:value="-0.28030303030303" calcext:value-type="float">
            <text:p>-0.2803030303030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(44444.444/2048)*[.A463]" office:value-type="float" office:value="10026.0415664063" calcext:value-type="float">
            <text:p>10026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table:formula="of:=[.C463]/[.D463]" office:value-type="float" office:value="0.666666666666667" calcext:value-type="float">
            <text:p>0.666666666666667</text:p>
          </table:table-cell>
          <table:table-cell table:formula="of:=[.E463]-[.E462]" office:value-type="float" office:value="-0.416666666666667" calcext:value-type="float">
            <text:p>-0.4166666666666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(44444.444/2048)*[.A464]" office:value-type="float" office:value="10047.7429550781" calcext:value-type="float">
            <text:p>10047.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464]/[.D464]" office:value-type="float" office:value="0.909090909090909" calcext:value-type="float">
            <text:p>0.909090909090909</text:p>
          </table:table-cell>
          <table:table-cell table:formula="of:=[.E464]-[.E463]" office:value-type="float" office:value="0.242424242424243" calcext:value-type="float">
            <text:p>0.24242424242424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(44444.444/2048)*[.A465]" office:value-type="float" office:value="10069.44434375" calcext:value-type="float">
            <text:p>10069.4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table:formula="of:=[.C465]/[.D465]" office:value-type="float" office:value="1.18181818181818" calcext:value-type="float">
            <text:p>1.18181818181818</text:p>
          </table:table-cell>
          <table:table-cell table:formula="of:=[.E465]-[.E464]" office:value-type="float" office:value="0.272727272727273" calcext:value-type="float">
            <text:p>0.27272727272727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(44444.444/2048)*[.A466]" office:value-type="float" office:value="10091.1457324219" calcext:value-type="float">
            <text:p>10091.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 table:formula="of:=[.C466]/[.D466]" office:value-type="float" office:value="0.818181818181818" calcext:value-type="float">
            <text:p>0.818181818181818</text:p>
          </table:table-cell>
          <table:table-cell table:formula="of:=[.E466]-[.E465]" office:value-type="float" office:value="-0.363636363636364" calcext:value-type="float">
            <text:p>-0.36363636363636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(44444.444/2048)*[.A467]" office:value-type="float" office:value="10112.8471210938" calcext:value-type="float">
            <text:p>10112.8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1" calcext:value-type="float">
            <text:p>1.1E-05</text:p>
          </table:table-cell>
          <table:table-cell table:formula="of:=[.C467]/[.D467]" office:value-type="float" office:value="0.727272727272727" calcext:value-type="float">
            <text:p>0.727272727272727</text:p>
          </table:table-cell>
          <table:table-cell table:formula="of:=[.E467]-[.E466]" office:value-type="float" office:value="-0.0909090909090909" calcext:value-type="float">
            <text:p>-0.0909090909090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(44444.444/2048)*[.A468]" office:value-type="float" office:value="10134.5485097656" calcext:value-type="float">
            <text:p>10134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1" calcext:value-type="float">
            <text:p>1.1E-05</text:p>
          </table:table-cell>
          <table:table-cell table:formula="of:=[.C468]/[.D468]" office:value-type="float" office:value="1.09090909090909" calcext:value-type="float">
            <text:p>1.09090909090909</text:p>
          </table:table-cell>
          <table:table-cell table:formula="of:=[.E468]-[.E467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(44444.444/2048)*[.A469]" office:value-type="float" office:value="10156.2498984375" calcext:value-type="float">
            <text:p>10156.2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1" calcext:value-type="float">
            <text:p>1.1E-05</text:p>
          </table:table-cell>
          <table:table-cell table:formula="of:=[.C469]/[.D469]" office:value-type="float" office:value="1.09090909090909" calcext:value-type="float">
            <text:p>1.09090909090909</text:p>
          </table:table-cell>
          <table:table-cell table:formula="of:=[.E469]-[.E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(44444.444/2048)*[.A470]" office:value-type="float" office:value="10177.9512871094" calcext:value-type="float">
            <text:p>10178.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1" calcext:value-type="float">
            <text:p>1.1E-05</text:p>
          </table:table-cell>
          <table:table-cell table:formula="of:=[.C470]/[.D470]" office:value-type="float" office:value="0.0909090909090909" calcext:value-type="float">
            <text:p>0.090909090909091</text:p>
          </table:table-cell>
          <table:table-cell table:formula="of:=[.E470]-[.E46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(44444.444/2048)*[.A471]" office:value-type="float" office:value="10199.6526757813" calcext:value-type="float">
            <text:p>10199.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2" calcext:value-type="float">
            <text:p>1.2E-05</text:p>
          </table:table-cell>
          <table:table-cell table:formula="of:=[.C471]/[.D471]" office:value-type="float" office:value="0.916666666666667" calcext:value-type="float">
            <text:p>0.916666666666667</text:p>
          </table:table-cell>
          <table:table-cell table:formula="of:=[.E471]-[.E470]" office:value-type="float" office:value="0.825757575757576" calcext:value-type="float">
            <text:p>0.82575757575757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(44444.444/2048)*[.A472]" office:value-type="float" office:value="10221.3540644531" calcext:value-type="float">
            <text:p>10221.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table:formula="of:=[.C472]/[.D472]" office:value-type="float" office:value="0.333333333333333" calcext:value-type="float">
            <text:p>0.333333333333333</text:p>
          </table:table-cell>
          <table:table-cell table:formula="of:=[.E472]-[.E471]" office:value-type="float" office:value="-0.583333333333333" calcext:value-type="float">
            <text:p>-0.5833333333333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(44444.444/2048)*[.A473]" office:value-type="float" office:value="10243.055453125" calcext:value-type="float">
            <text:p>10243.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formula="of:=[.C473]/[.D473]" office:value-type="float" office:value="0.5" calcext:value-type="float">
            <text:p>0.5</text:p>
          </table:table-cell>
          <table:table-cell table:formula="of:=[.E473]-[.E472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(44444.444/2048)*[.A474]" office:value-type="float" office:value="10264.7568417969" calcext:value-type="float">
            <text:p>10264.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2" calcext:value-type="float">
            <text:p>1.2E-05</text:p>
          </table:table-cell>
          <table:table-cell table:formula="of:=[.C474]/[.D474]" office:value-type="float" office:value="0.75" calcext:value-type="float">
            <text:p>0.75</text:p>
          </table:table-cell>
          <table:table-cell table:formula="of:=[.E474]-[.E473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(44444.444/2048)*[.A475]" office:value-type="float" office:value="10286.4582304688" calcext:value-type="float">
            <text:p>10286.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 table:formula="of:=[.C475]/[.D475]" office:value-type="float" office:value="0.818181818181818" calcext:value-type="float">
            <text:p>0.818181818181818</text:p>
          </table:table-cell>
          <table:table-cell table:formula="of:=[.E475]-[.E474]" office:value-type="float" office:value="0.0681818181818182" calcext:value-type="float">
            <text:p>0.0681818181818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(44444.444/2048)*[.A476]" office:value-type="float" office:value="10308.1596191406" calcext:value-type="float">
            <text:p>10308.2</text:p>
          </table:table-cell>
          <table:table-cell table:number-columns-repeated="2" office:value-type="float" office:value="0.000011" calcext:value-type="float">
            <text:p>1.1E-05</text:p>
          </table:table-cell>
          <table:table-cell table:formula="of:=[.C476]/[.D476]" office:value-type="float" office:value="1" calcext:value-type="float">
            <text:p>1</text:p>
          </table:table-cell>
          <table:table-cell table:formula="of:=[.E476]-[.E475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(44444.444/2048)*[.A477]" office:value-type="float" office:value="10329.8610078125" calcext:value-type="float">
            <text:p>10329.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table:formula="of:=[.C477]/[.D477]" office:value-type="float" office:value="1.72727272727273" calcext:value-type="float">
            <text:p>1.72727272727273</text:p>
          </table:table-cell>
          <table:table-cell table:formula="of:=[.E477]-[.E476]"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(44444.444/2048)*[.A478]" office:value-type="float" office:value="10351.5623964844" calcext:value-type="float">
            <text:p>10351.6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1" calcext:value-type="float">
            <text:p>1.1E-05</text:p>
          </table:table-cell>
          <table:table-cell table:formula="of:=[.C478]/[.D478]" office:value-type="float" office:value="1.72727272727273" calcext:value-type="float">
            <text:p>1.72727272727273</text:p>
          </table:table-cell>
          <table:table-cell table:formula="of:=[.E478]-[.E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(44444.444/2048)*[.A479]" office:value-type="float" office:value="10373.2637851563" calcext:value-type="float">
            <text:p>10373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1" calcext:value-type="float">
            <text:p>1.1E-05</text:p>
          </table:table-cell>
          <table:table-cell table:formula="of:=[.C479]/[.D479]" office:value-type="float" office:value="0.818181818181818" calcext:value-type="float">
            <text:p>0.818181818181818</text:p>
          </table:table-cell>
          <table:table-cell table:formula="of:=[.E479]-[.E478]" office:value-type="float" office:value="-0.909090909090909" calcext:value-type="float">
            <text:p>-0.90909090909090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(44444.444/2048)*[.A480]" office:value-type="float" office:value="10394.9651738281" calcext:value-type="float">
            <text:p>10395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480]/[.D480]" office:value-type="float" office:value="0.909090909090909" calcext:value-type="float">
            <text:p>0.909090909090909</text:p>
          </table:table-cell>
          <table:table-cell table:formula="of:=[.E480]-[.E479]" office:value-type="float" office:value="0.0909090909090909" calcext:value-type="float">
            <text:p>0.09090909090909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(44444.444/2048)*[.A481]" office:value-type="float" office:value="10416.6665625" calcext:value-type="float">
            <text:p>10416.7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1" calcext:value-type="float">
            <text:p>1.1E-05</text:p>
          </table:table-cell>
          <table:table-cell table:formula="of:=[.C481]/[.D481]" office:value-type="float" office:value="0.272727272727273" calcext:value-type="float">
            <text:p>0.272727272727273</text:p>
          </table:table-cell>
          <table:table-cell table:formula="of:=[.E481]-[.E480]" office:value-type="float" office:value="-0.636363636363636" calcext:value-type="float">
            <text:p>-0.6363636363636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(44444.444/2048)*[.A482]" office:value-type="float" office:value="10438.3679511719" calcext:value-type="float">
            <text:p>10438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table:formula="of:=[.C482]/[.D482]" office:value-type="float" office:value="1.27272727272727" calcext:value-type="float">
            <text:p>1.27272727272727</text:p>
          </table:table-cell>
          <table:table-cell table:formula="of:=[.E482]-[.E48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(44444.444/2048)*[.A483]" office:value-type="float" office:value="10460.0693398438" calcext:value-type="float">
            <text:p>10460.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1" calcext:value-type="float">
            <text:p>1.1E-05</text:p>
          </table:table-cell>
          <table:table-cell table:formula="of:=[.C483]/[.D483]" office:value-type="float" office:value="1.63636363636364" calcext:value-type="float">
            <text:p>1.63636363636364</text:p>
          </table:table-cell>
          <table:table-cell table:formula="of:=[.E483]-[.E48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(44444.444/2048)*[.A484]" office:value-type="float" office:value="10481.7707285156" calcext:value-type="float">
            <text:p>10481.8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1" calcext:value-type="float">
            <text:p>1.1E-05</text:p>
          </table:table-cell>
          <table:table-cell table:formula="of:=[.C484]/[.D484]" office:value-type="float" office:value="2.09090909090909" calcext:value-type="float">
            <text:p>2.09090909090909</text:p>
          </table:table-cell>
          <table:table-cell table:formula="of:=[.E484]-[.E483]" office:value-type="float" office:value="0.454545454545454" calcext:value-type="float">
            <text:p>0.45454545454545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(44444.444/2048)*[.A485]" office:value-type="float" office:value="10503.4721171875" calcext:value-type="float">
            <text:p>10503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  <table:table-cell table:formula="of:=[.C485]/[.D485]" office:value-type="float" office:value="1.36363636363636" calcext:value-type="float">
            <text:p>1.36363636363636</text:p>
          </table:table-cell>
          <table:table-cell table:formula="of:=[.E485]-[.E484]" office:value-type="float" office:value="-0.727272727272727" calcext:value-type="float">
            <text:p>-0.72727272727272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(44444.444/2048)*[.A486]" office:value-type="float" office:value="10525.1735058594" calcext:value-type="float">
            <text:p>10525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1" calcext:value-type="float">
            <text:p>1.1E-05</text:p>
          </table:table-cell>
          <table:table-cell table:formula="of:=[.C486]/[.D486]" office:value-type="float" office:value="2" calcext:value-type="float">
            <text:p>2</text:p>
          </table:table-cell>
          <table:table-cell table:formula="of:=[.E486]-[.E485]" office:value-type="float" office:value="0.636363636363636" calcext:value-type="float">
            <text:p>0.63636363636363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(44444.444/2048)*[.A487]" office:value-type="float" office:value="10546.8748945313" calcext:value-type="float">
            <text:p>10546.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1" calcext:value-type="float">
            <text:p>1.1E-05</text:p>
          </table:table-cell>
          <table:table-cell table:formula="of:=[.C487]/[.D487]" office:value-type="float" office:value="2.09090909090909" calcext:value-type="float">
            <text:p>2.09090909090909</text:p>
          </table:table-cell>
          <table:table-cell table:formula="of:=[.E487]-[.E486]" office:value-type="float" office:value="0.0909090909090908" calcext:value-type="float">
            <text:p>0.09090909090909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(44444.444/2048)*[.A488]" office:value-type="float" office:value="10568.5762832031" calcext:value-type="float">
            <text:p>10568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1" calcext:value-type="float">
            <text:p>1.1E-05</text:p>
          </table:table-cell>
          <table:table-cell table:formula="of:=[.C488]/[.D488]" office:value-type="float" office:value="0.909090909090909" calcext:value-type="float">
            <text:p>0.909090909090909</text:p>
          </table:table-cell>
          <table:table-cell table:formula="of:=[.E488]-[.E487]" office:value-type="float" office:value="-1.18181818181818" calcext:value-type="float">
            <text:p>-1.181818181818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(44444.444/2048)*[.A489]" office:value-type="float" office:value="10590.277671875" calcext:value-type="float">
            <text:p>10590.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1" calcext:value-type="float">
            <text:p>1.1E-05</text:p>
          </table:table-cell>
          <table:table-cell table:formula="of:=[.C489]/[.D489]" office:value-type="float" office:value="0.727272727272727" calcext:value-type="float">
            <text:p>0.727272727272727</text:p>
          </table:table-cell>
          <table:table-cell table:formula="of:=[.E489]-[.E488]" office:value-type="float" office:value="-0.181818181818182" calcext:value-type="float">
            <text:p>-0.18181818181818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(44444.444/2048)*[.A490]" office:value-type="float" office:value="10611.9790605469" calcext:value-type="float">
            <text:p>10612.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2" calcext:value-type="float">
            <text:p>1.2E-05</text:p>
          </table:table-cell>
          <table:table-cell table:formula="of:=[.C490]/[.D490]" office:value-type="float" office:value="0.416666666666667" calcext:value-type="float">
            <text:p>0.416666666666667</text:p>
          </table:table-cell>
          <table:table-cell table:formula="of:=[.E490]-[.E489]" office:value-type="float" office:value="-0.310606060606061" calcext:value-type="float">
            <text:p>-0.31060606060606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(44444.444/2048)*[.A491]" office:value-type="float" office:value="10633.6804492188" calcext:value-type="float">
            <text:p>10633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2" calcext:value-type="float">
            <text:p>1.2E-05</text:p>
          </table:table-cell>
          <table:table-cell table:formula="of:=[.C491]/[.D491]" office:value-type="float" office:value="0.583333333333333" calcext:value-type="float">
            <text:p>0.583333333333333</text:p>
          </table:table-cell>
          <table:table-cell table:formula="of:=[.E491]-[.E490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(44444.444/2048)*[.A492]" office:value-type="float" office:value="10655.3818378906" calcext:value-type="float">
            <text:p>10655.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formula="of:=[.C492]/[.D492]" office:value-type="float" office:value="0.307692307692308" calcext:value-type="float">
            <text:p>0.307692307692308</text:p>
          </table:table-cell>
          <table:table-cell table:formula="of:=[.E492]-[.E491]" office:value-type="float" office:value="-0.275641025641026" calcext:value-type="float">
            <text:p>-0.275641025641026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(44444.444/2048)*[.A493]" office:value-type="float" office:value="10677.0832265625" calcext:value-type="float">
            <text:p>10677.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493]/[.D493]" office:value-type="float" office:value="0.461538461538462" calcext:value-type="float">
            <text:p>0.461538461538462</text:p>
          </table:table-cell>
          <table:table-cell table:formula="of:=[.E493]-[.E492]" office:value-type="float" office:value="0.153846153846154" calcext:value-type="float">
            <text:p>0.15384615384615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(44444.444/2048)*[.A494]" office:value-type="float" office:value="10698.7846152344" calcext:value-type="float">
            <text:p>10698.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2" calcext:value-type="float">
            <text:p>1.2E-05</text:p>
          </table:table-cell>
          <table:table-cell table:formula="of:=[.C494]/[.D494]" office:value-type="float" office:value="0.75" calcext:value-type="float">
            <text:p>0.75</text:p>
          </table:table-cell>
          <table:table-cell table:formula="of:=[.E494]-[.E493]" office:value-type="float" office:value="0.288461538461538" calcext:value-type="float">
            <text:p>0.28846153846153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(44444.444/2048)*[.A495]" office:value-type="float" office:value="10720.4860039063" calcext:value-type="float">
            <text:p>10720.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2" calcext:value-type="float">
            <text:p>1.2E-05</text:p>
          </table:table-cell>
          <table:table-cell table:formula="of:=[.C495]/[.D495]" office:value-type="float" office:value="0.75" calcext:value-type="float">
            <text:p>0.75</text:p>
          </table:table-cell>
          <table:table-cell table:formula="of:=[.E495]-[.E4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(44444.444/2048)*[.A496]" office:value-type="float" office:value="10742.1873925781" calcext:value-type="float">
            <text:p>10742.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2" calcext:value-type="float">
            <text:p>1.2E-05</text:p>
          </table:table-cell>
          <table:table-cell table:formula="of:=[.C496]/[.D496]" office:value-type="float" office:value="1.41666666666667" calcext:value-type="float">
            <text:p>1.41666666666667</text:p>
          </table:table-cell>
          <table:table-cell table:formula="of:=[.E496]-[.E49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(44444.444/2048)*[.A497]" office:value-type="float" office:value="10763.88878125" calcext:value-type="float">
            <text:p>10763.9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3" calcext:value-type="float">
            <text:p>1.3E-05</text:p>
          </table:table-cell>
          <table:table-cell table:formula="of:=[.C497]/[.D497]" office:value-type="float" office:value="1.46153846153846" calcext:value-type="float">
            <text:p>1.46153846153846</text:p>
          </table:table-cell>
          <table:table-cell table:formula="of:=[.E497]-[.E496]" office:value-type="float" office:value="0.0448717948717949" calcext:value-type="float">
            <text:p>0.04487179487179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(44444.444/2048)*[.A498]" office:value-type="float" office:value="10785.5901699219" calcext:value-type="float">
            <text:p>10785.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table:formula="of:=[.C498]/[.D498]" office:value-type="float" office:value="0.923076923076923" calcext:value-type="float">
            <text:p>0.923076923076923</text:p>
          </table:table-cell>
          <table:table-cell table:formula="of:=[.E498]-[.E497]" office:value-type="float" office:value="-0.538461538461538" calcext:value-type="float">
            <text:p>-0.53846153846153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(44444.444/2048)*[.A499]" office:value-type="float" office:value="10807.2915585938" calcext:value-type="float">
            <text:p>10807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formula="of:=[.C499]/[.D499]" office:value-type="float" office:value="0.307692307692308" calcext:value-type="float">
            <text:p>0.307692307692308</text:p>
          </table:table-cell>
          <table:table-cell table:formula="of:=[.E499]-[.E498]" office:value-type="float" office:value="-0.615384615384615" calcext:value-type="float">
            <text:p>-0.6153846153846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(44444.444/2048)*[.A500]" office:value-type="float" office:value="10828.9929472656" calcext:value-type="float">
            <text:p>10829.0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table:formula="of:=[.C500]/[.D500]" office:value-type="float" office:value="1.08333333333333" calcext:value-type="float">
            <text:p>1.08333333333333</text:p>
          </table:table-cell>
          <table:table-cell table:formula="of:=[.E500]-[.E499]" office:value-type="float" office:value="0.775641025641026" calcext:value-type="float">
            <text:p>0.7756410256410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(44444.444/2048)*[.A501]" office:value-type="float" office:value="10850.6943359375" calcext:value-type="float">
            <text:p>10850.7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2" calcext:value-type="float">
            <text:p>1.2E-05</text:p>
          </table:table-cell>
          <table:table-cell table:formula="of:=[.C501]/[.D501]" office:value-type="float" office:value="1.33333333333333" calcext:value-type="float">
            <text:p>1.33333333333333</text:p>
          </table:table-cell>
          <table:table-cell table:formula="of:=[.E501]-[.E500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(44444.444/2048)*[.A502]" office:value-type="float" office:value="10872.3957246094" calcext:value-type="float">
            <text:p>10872.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2" calcext:value-type="float">
            <text:p>1.2E-05</text:p>
          </table:table-cell>
          <table:table-cell table:formula="of:=[.C502]/[.D502]" office:value-type="float" office:value="0.916666666666667" calcext:value-type="float">
            <text:p>0.916666666666667</text:p>
          </table:table-cell>
          <table:table-cell table:formula="of:=[.E502]-[.E501]" office:value-type="float" office:value="-0.416666666666667" calcext:value-type="float">
            <text:p>-0.41666666666666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(44444.444/2048)*[.A503]" office:value-type="float" office:value="10894.0971132813" calcext:value-type="float">
            <text:p>10894.1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1" calcext:value-type="float">
            <text:p>1.1E-05</text:p>
          </table:table-cell>
          <table:table-cell table:formula="of:=[.C503]/[.D503]" office:value-type="float" office:value="0.181818181818182" calcext:value-type="float">
            <text:p>0.181818181818182</text:p>
          </table:table-cell>
          <table:table-cell table:formula="of:=[.E503]-[.E502]" office:value-type="float" office:value="-0.734848484848485" calcext:value-type="float">
            <text:p>-0.73484848484848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(44444.444/2048)*[.A504]" office:value-type="float" office:value="10915.7985019531" calcext:value-type="float">
            <text:p>10915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1" calcext:value-type="float">
            <text:p>1.1E-05</text:p>
          </table:table-cell>
          <table:table-cell table:formula="of:=[.C504]/[.D504]" office:value-type="float" office:value="0.363636363636364" calcext:value-type="float">
            <text:p>0.363636363636364</text:p>
          </table:table-cell>
          <table:table-cell table:formula="of:=[.E504]-[.E503]" office:value-type="float" office:value="0.181818181818182" calcext:value-type="float">
            <text:p>0.18181818181818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(44444.444/2048)*[.A505]" office:value-type="float" office:value="10937.499890625" calcext:value-type="float">
            <text:p>10937.5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2" calcext:value-type="float">
            <text:p>1.2E-05</text:p>
          </table:table-cell>
          <table:table-cell table:formula="of:=[.C505]/[.D505]" office:value-type="float" office:value="0.666666666666667" calcext:value-type="float">
            <text:p>0.666666666666667</text:p>
          </table:table-cell>
          <table:table-cell table:formula="of:=[.E505]-[.E504]" office:value-type="float" office:value="0.303030303030303" calcext:value-type="float">
            <text:p>0.30303030303030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(44444.444/2048)*[.A506]" office:value-type="float" office:value="10959.2012792969" calcext:value-type="float">
            <text:p>10959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2" calcext:value-type="float">
            <text:p>1.2E-05</text:p>
          </table:table-cell>
          <table:table-cell table:formula="of:=[.C506]/[.D506]" office:value-type="float" office:value="1.83333333333333" calcext:value-type="float">
            <text:p>1.83333333333333</text:p>
          </table:table-cell>
          <table:table-cell table:formula="of:=[.E506]-[.E505]" office:value-type="float" office:value="1.16666666666667" calcext:value-type="float">
            <text:p>1.1666666666666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(44444.444/2048)*[.A507]" office:value-type="float" office:value="10980.9026679688" calcext:value-type="float">
            <text:p>10980.9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2" calcext:value-type="float">
            <text:p>1.2E-05</text:p>
          </table:table-cell>
          <table:table-cell table:formula="of:=[.C507]/[.D507]" office:value-type="float" office:value="2.16666666666667" calcext:value-type="float">
            <text:p>2.16666666666667</text:p>
          </table:table-cell>
          <table:table-cell table:formula="of:=[.E507]-[.E506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(44444.444/2048)*[.A508]" office:value-type="float" office:value="11002.6040566406" calcext:value-type="float">
            <text:p>11002.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3" calcext:value-type="float">
            <text:p>1.3E-05</text:p>
          </table:table-cell>
          <table:table-cell table:formula="of:=[.C508]/[.D508]" office:value-type="float" office:value="1.30769230769231" calcext:value-type="float">
            <text:p>1.30769230769231</text:p>
          </table:table-cell>
          <table:table-cell table:formula="of:=[.E508]-[.E507]" office:value-type="float" office:value="-0.858974358974359" calcext:value-type="float">
            <text:p>-0.85897435897435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(44444.444/2048)*[.A509]" office:value-type="float" office:value="11024.3054453125" calcext:value-type="float">
            <text:p>11024.3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3" calcext:value-type="float">
            <text:p>1.3E-05</text:p>
          </table:table-cell>
          <table:table-cell table:formula="of:=[.C509]/[.D509]" office:value-type="float" office:value="1.53846153846154" calcext:value-type="float">
            <text:p>1.53846153846154</text:p>
          </table:table-cell>
          <table:table-cell table:formula="of:=[.E509]-[.E508]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(44444.444/2048)*[.A510]" office:value-type="float" office:value="11046.0068339844" calcext:value-type="float">
            <text:p>11046.0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formula="of:=[.C510]/[.D510]" office:value-type="float" office:value="0.538461538461538" calcext:value-type="float">
            <text:p>0.538461538461538</text:p>
          </table:table-cell>
          <table:table-cell table:formula="of:=[.E510]-[.E509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(44444.444/2048)*[.A511]" office:value-type="float" office:value="11067.7082226563" calcext:value-type="float">
            <text:p>11067.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formula="of:=[.C511]/[.D511]" office:value-type="float" office:value="0.642857142857143" calcext:value-type="float">
            <text:p>0.642857142857143</text:p>
          </table:table-cell>
          <table:table-cell table:formula="of:=[.E511]-[.E510]" office:value-type="float" office:value="0.104395604395604" calcext:value-type="float">
            <text:p>0.10439560439560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(44444.444/2048)*[.A512]" office:value-type="float" office:value="11089.4096113281" calcext:value-type="float">
            <text:p>11089.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512]/[.D512]" office:value-type="float" office:value="0.714285714285714" calcext:value-type="float">
            <text:p>0.714285714285714</text:p>
          </table:table-cell>
          <table:table-cell table:formula="of:=[.E512]-[.E511]" office:value-type="float" office:value="0.0714285714285714" calcext:value-type="float">
            <text:p>0.07142857142857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(44444.444/2048)*[.A513]" office:value-type="float" office:value="11111.111" calcext:value-type="float">
            <text:p>11111.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4" calcext:value-type="float">
            <text:p>1.4E-05</text:p>
          </table:table-cell>
          <table:table-cell table:formula="of:=[.C513]/[.D513]" office:value-type="float" office:value="1.42857142857143" calcext:value-type="float">
            <text:p>1.42857142857143</text:p>
          </table:table-cell>
          <table:table-cell table:formula="of:=[.E513]-[.E512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(44444.444/2048)*[.A514]" office:value-type="float" office:value="11132.8123886719" calcext:value-type="float">
            <text:p>11132.8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  <table:table-cell table:formula="of:=[.C514]/[.D514]" office:value-type="float" office:value="0.785714285714286" calcext:value-type="float">
            <text:p>0.785714285714286</text:p>
          </table:table-cell>
          <table:table-cell table:formula="of:=[.E514]-[.E513]" office:value-type="float" office:value="-0.642857142857143" calcext:value-type="float">
            <text:p>-0.6428571428571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(44444.444/2048)*[.A515]" office:value-type="float" office:value="11154.5137773438" calcext:value-type="float">
            <text:p>11154.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515]/[.D515]" office:value-type="float" office:value="0.714285714285714" calcext:value-type="float">
            <text:p>0.714285714285714</text:p>
          </table:table-cell>
          <table:table-cell table:formula="of:=[.E515]-[.E514]" office:value-type="float" office:value="-0.0714285714285714" calcext:value-type="float">
            <text:p>-0.07142857142857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(44444.444/2048)*[.A516]" office:value-type="float" office:value="11176.2151660156" calcext:value-type="float">
            <text:p>11176.2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5" calcext:value-type="float">
            <text:p>1.5E-05</text:p>
          </table:table-cell>
          <table:table-cell table:formula="of:=[.C516]/[.D516]" office:value-type="float" office:value="0.533333333333333" calcext:value-type="float">
            <text:p>0.533333333333333</text:p>
          </table:table-cell>
          <table:table-cell table:formula="of:=[.E516]-[.E515]" office:value-type="float" office:value="-0.180952380952381" calcext:value-type="float">
            <text:p>-0.18095238095238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(44444.444/2048)*[.A517]" office:value-type="float" office:value="11197.9165546875" calcext:value-type="float">
            <text:p>11197.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5" calcext:value-type="float">
            <text:p>1.5E-05</text:p>
          </table:table-cell>
          <table:table-cell table:formula="of:=[.C517]/[.D517]" office:value-type="float" office:value="0.466666666666667" calcext:value-type="float">
            <text:p>0.466666666666667</text:p>
          </table:table-cell>
          <table:table-cell table:formula="of:=[.E517]-[.E516]" office:value-type="float" office:value="-0.0666666666666667" calcext:value-type="float">
            <text:p>-0.06666666666666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(44444.444/2048)*[.A518]" office:value-type="float" office:value="11219.6179433594" calcext:value-type="float">
            <text:p>11219.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table:formula="of:=[.C518]/[.D518]" office:value-type="float" office:value="0.8" calcext:value-type="float">
            <text:p>0.8</text:p>
          </table:table-cell>
          <table:table-cell table:formula="of:=[.E518]-[.E51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(44444.444/2048)*[.A519]" office:value-type="float" office:value="11241.3193320313" calcext:value-type="float">
            <text:p>11241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19]/[.D519]" office:value-type="float" office:value="0.6" calcext:value-type="float">
            <text:p>0.6</text:p>
          </table:table-cell>
          <table:table-cell table:formula="of:=[.E519]-[.E518]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(44444.444/2048)*[.A520]" office:value-type="float" office:value="11263.0207207031" calcext:value-type="float">
            <text:p>11263.0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6" calcext:value-type="float">
            <text:p>1.6E-05</text:p>
          </table:table-cell>
          <table:table-cell table:formula="of:=[.C520]/[.D520]" office:value-type="float" office:value="1.375" calcext:value-type="float">
            <text:p>1.375</text:p>
          </table:table-cell>
          <table:table-cell table:formula="of:=[.E520]-[.E519]" office:value-type="float" office:value="0.775" calcext:value-type="float">
            <text:p>0.77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(44444.444/2048)*[.A521]" office:value-type="float" office:value="11284.722109375" calcext:value-type="float">
            <text:p>11284.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7" calcext:value-type="float">
            <text:p>1.7E-05</text:p>
          </table:table-cell>
          <table:table-cell table:formula="of:=[.C521]/[.D521]" office:value-type="float" office:value="1.70588235294118" calcext:value-type="float">
            <text:p>1.70588235294118</text:p>
          </table:table-cell>
          <table:table-cell table:formula="of:=[.E521]-[.E520]" office:value-type="float" office:value="0.330882352941176" calcext:value-type="float">
            <text:p>0.3308823529411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(44444.444/2048)*[.A522]" office:value-type="float" office:value="11306.4234980469" calcext:value-type="float">
            <text:p>11306.4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8" calcext:value-type="float">
            <text:p>1.8E-05</text:p>
          </table:table-cell>
          <table:table-cell table:formula="of:=[.C522]/[.D522]" office:value-type="float" office:value="0.777777777777778" calcext:value-type="float">
            <text:p>0.777777777777778</text:p>
          </table:table-cell>
          <table:table-cell table:formula="of:=[.E522]-[.E521]" office:value-type="float" office:value="-0.928104575163399" calcext:value-type="float">
            <text:p>-0.928104575163399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(44444.444/2048)*[.A523]" office:value-type="float" office:value="11328.1248867188" calcext:value-type="float">
            <text:p>11328.1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8" calcext:value-type="float">
            <text:p>1.8E-05</text:p>
          </table:table-cell>
          <table:table-cell table:formula="of:=[.C523]/[.D523]" office:value-type="float" office:value="0.833333333333333" calcext:value-type="float">
            <text:p>0.833333333333333</text:p>
          </table:table-cell>
          <table:table-cell table:formula="of:=[.E523]-[.E522]" office:value-type="float" office:value="0.0555555555555555" calcext:value-type="float">
            <text:p>0.05555555555555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(44444.444/2048)*[.A524]" office:value-type="float" office:value="11349.8262753906" calcext:value-type="float">
            <text:p>11349.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524]/[.D524]" office:value-type="float" office:value="1.17647058823529" calcext:value-type="float">
            <text:p>1.17647058823529</text:p>
          </table:table-cell>
          <table:table-cell table:formula="of:=[.E524]-[.E523]" office:value-type="float" office:value="0.343137254901961" calcext:value-type="float">
            <text:p>0.34313725490196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(44444.444/2048)*[.A525]" office:value-type="float" office:value="11371.5276640625" calcext:value-type="float">
            <text:p>11371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525]/[.D525]" office:value-type="float" office:value="0.882352941176471" calcext:value-type="float">
            <text:p>0.882352941176471</text:p>
          </table:table-cell>
          <table:table-cell table:formula="of:=[.E525]-[.E524]" office:value-type="float" office:value="-0.294117647058824" calcext:value-type="float">
            <text:p>-0.2941176470588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(44444.444/2048)*[.A526]" office:value-type="float" office:value="11393.2290527344" calcext:value-type="float">
            <text:p>11393.2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7" calcext:value-type="float">
            <text:p>1.7E-05</text:p>
          </table:table-cell>
          <table:table-cell table:formula="of:=[.C526]/[.D526]" office:value-type="float" office:value="0.705882352941176" calcext:value-type="float">
            <text:p>0.705882352941176</text:p>
          </table:table-cell>
          <table:table-cell table:formula="of:=[.E526]-[.E525]" office:value-type="float" office:value="-0.176470588235294" calcext:value-type="float">
            <text:p>-0.17647058823529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(44444.444/2048)*[.A527]" office:value-type="float" office:value="11414.9304414063" calcext:value-type="float">
            <text:p>11414.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  <table:table-cell table:formula="of:=[.C527]/[.D527]" office:value-type="float" office:value="1.35294117647059" calcext:value-type="float">
            <text:p>1.35294117647059</text:p>
          </table:table-cell>
          <table:table-cell table:formula="of:=[.E527]-[.E526]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(44444.444/2048)*[.A528]" office:value-type="float" office:value="11436.6318300781" calcext:value-type="float">
            <text:p>11436.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7" calcext:value-type="float">
            <text:p>1.7E-05</text:p>
          </table:table-cell>
          <table:table-cell table:formula="of:=[.C528]/[.D528]" office:value-type="float" office:value="0.647058823529412" calcext:value-type="float">
            <text:p>0.647058823529412</text:p>
          </table:table-cell>
          <table:table-cell table:formula="of:=[.E528]-[.E527]" office:value-type="float" office:value="-0.705882352941176" calcext:value-type="float">
            <text:p>-0.70588235294117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(44444.444/2048)*[.A529]" office:value-type="float" office:value="11458.33321875" calcext:value-type="float">
            <text:p>11458.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529]/[.D529]" office:value-type="float" office:value="0.882352941176471" calcext:value-type="float">
            <text:p>0.882352941176471</text:p>
          </table:table-cell>
          <table:table-cell table:formula="of:=[.E529]-[.E528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(44444.444/2048)*[.A530]" office:value-type="float" office:value="11480.0346074219" calcext:value-type="float">
            <text:p>11480.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530]/[.D530]" office:value-type="float" office:value="1.17647058823529" calcext:value-type="float">
            <text:p>1.17647058823529</text:p>
          </table:table-cell>
          <table:table-cell table:formula="of:=[.E530]-[.E529]" office:value-type="float" office:value="0.294117647058824" calcext:value-type="float">
            <text:p>0.29411764705882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(44444.444/2048)*[.A531]" office:value-type="float" office:value="11501.7359960938" calcext:value-type="float">
            <text:p>11501.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7" calcext:value-type="float">
            <text:p>1.7E-05</text:p>
          </table:table-cell>
          <table:table-cell table:formula="of:=[.C531]/[.D531]" office:value-type="float" office:value="1.52941176470588" calcext:value-type="float">
            <text:p>1.52941176470588</text:p>
          </table:table-cell>
          <table:table-cell table:formula="of:=[.E531]-[.E530]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(44444.444/2048)*[.A532]" office:value-type="float" office:value="11523.4373847656" calcext:value-type="float">
            <text:p>11523.4</text:p>
          </table:table-cell>
          <table:table-cell table:number-columns-repeated="2" office:value-type="float" office:value="0.000017" calcext:value-type="float">
            <text:p>1.7E-05</text:p>
          </table:table-cell>
          <table:table-cell table:formula="of:=[.C532]/[.D532]" office:value-type="float" office:value="1" calcext:value-type="float">
            <text:p>1</text:p>
          </table:table-cell>
          <table:table-cell table:formula="of:=[.E532]-[.E531]" office:value-type="float" office:value="-0.529411764705882" calcext:value-type="float">
            <text:p>-0.52941176470588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(44444.444/2048)*[.A533]" office:value-type="float" office:value="11545.1387734375" calcext:value-type="float">
            <text:p>11545.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17" calcext:value-type="float">
            <text:p>1.7E-05</text:p>
          </table:table-cell>
          <table:table-cell table:formula="of:=[.C533]/[.D533]" office:value-type="float" office:value="1.52941176470588" calcext:value-type="float">
            <text:p>1.52941176470588</text:p>
          </table:table-cell>
          <table:table-cell table:formula="of:=[.E533]-[.E532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(44444.444/2048)*[.A534]" office:value-type="float" office:value="11566.8401621094" calcext:value-type="float">
            <text:p>11566.8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7" calcext:value-type="float">
            <text:p>1.7E-05</text:p>
          </table:table-cell>
          <table:table-cell table:formula="of:=[.C534]/[.D534]" office:value-type="float" office:value="0.705882352941176" calcext:value-type="float">
            <text:p>0.705882352941176</text:p>
          </table:table-cell>
          <table:table-cell table:formula="of:=[.E534]-[.E533]" office:value-type="float" office:value="-0.823529411764706" calcext:value-type="float">
            <text:p>-0.82352941176470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(44444.444/2048)*[.A535]" office:value-type="float" office:value="11588.5415507813" calcext:value-type="float">
            <text:p>11588.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535]/[.D535]" office:value-type="float" office:value="1.05882352941176" calcext:value-type="float">
            <text:p>1.05882352941176</text:p>
          </table:table-cell>
          <table:table-cell table:formula="of:=[.E535]-[.E534]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(44444.444/2048)*[.A536]" office:value-type="float" office:value="11610.2429394531" calcext:value-type="float">
            <text:p>11610.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7" calcext:value-type="float">
            <text:p>1.7E-05</text:p>
          </table:table-cell>
          <table:table-cell table:formula="of:=[.C536]/[.D536]" office:value-type="float" office:value="1.70588235294118" calcext:value-type="float">
            <text:p>1.70588235294118</text:p>
          </table:table-cell>
          <table:table-cell table:formula="of:=[.E536]-[.E535]"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(44444.444/2048)*[.A537]" office:value-type="float" office:value="11631.944328125" calcext:value-type="float">
            <text:p>11631.9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17" calcext:value-type="float">
            <text:p>1.7E-05</text:p>
          </table:table-cell>
          <table:table-cell table:formula="of:=[.C537]/[.D537]" office:value-type="float" office:value="2.23529411764706" calcext:value-type="float">
            <text:p>2.23529411764706</text:p>
          </table:table-cell>
          <table:table-cell table:formula="of:=[.E537]-[.E536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(44444.444/2048)*[.A538]" office:value-type="float" office:value="11653.6457167969" calcext:value-type="float">
            <text:p>11653.6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7" calcext:value-type="float">
            <text:p>1.7E-05</text:p>
          </table:table-cell>
          <table:table-cell table:formula="of:=[.C538]/[.D538]" office:value-type="float" office:value="1.94117647058824" calcext:value-type="float">
            <text:p>1.94117647058824</text:p>
          </table:table-cell>
          <table:table-cell table:formula="of:=[.E538]-[.E537]" office:value-type="float" office:value="-0.294117647058823" calcext:value-type="float">
            <text:p>-0.29411764705882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(44444.444/2048)*[.A539]" office:value-type="float" office:value="11675.3471054688" calcext:value-type="float">
            <text:p>11675.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6" calcext:value-type="float">
            <text:p>1.6E-05</text:p>
          </table:table-cell>
          <table:table-cell table:formula="of:=[.C539]/[.D539]" office:value-type="float" office:value="1.375" calcext:value-type="float">
            <text:p>1.375</text:p>
          </table:table-cell>
          <table:table-cell table:formula="of:=[.E539]-[.E538]" office:value-type="float" office:value="-0.566176470588235" calcext:value-type="float">
            <text:p>-0.56617647058823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(44444.444/2048)*[.A540]" office:value-type="float" office:value="11697.0484941406" calcext:value-type="float">
            <text:p>11697.0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table:formula="of:=[.C540]/[.D540]" office:value-type="float" office:value="0.8125" calcext:value-type="float">
            <text:p>0.8125</text:p>
          </table:table-cell>
          <table:table-cell table:formula="of:=[.E540]-[.E539]" office:value-type="float" office:value="-0.5625" calcext:value-type="float">
            <text:p>-0.56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(44444.444/2048)*[.A541]" office:value-type="float" office:value="11718.7498828125" calcext:value-type="float">
            <text:p>11718.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6" calcext:value-type="float">
            <text:p>1.6E-05</text:p>
          </table:table-cell>
          <table:table-cell table:formula="of:=[.C541]/[.D541]" office:value-type="float" office:value="0.5625" calcext:value-type="float">
            <text:p>0.5625</text:p>
          </table:table-cell>
          <table:table-cell table:formula="of:=[.E541]-[.E540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(44444.444/2048)*[.A542]" office:value-type="float" office:value="11740.4512714844" calcext:value-type="float">
            <text:p>11740.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table:formula="of:=[.C542]/[.D542]" office:value-type="float" office:value="0.8125" calcext:value-type="float">
            <text:p>0.8125</text:p>
          </table:table-cell>
          <table:table-cell table:formula="of:=[.E542]-[.E541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(44444.444/2048)*[.A543]" office:value-type="float" office:value="11762.1526601563" calcext:value-type="float">
            <text:p>11762.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43]/[.D543]" office:value-type="float" office:value="0.6" calcext:value-type="float">
            <text:p>0.6</text:p>
          </table:table-cell>
          <table:table-cell table:formula="of:=[.E543]-[.E542]" office:value-type="float" office:value="-0.2125" calcext:value-type="float">
            <text:p>-0.212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(44444.444/2048)*[.A544]" office:value-type="float" office:value="11783.8540488281" calcext:value-type="float">
            <text:p>11783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table:formula="of:=[.C544]/[.D544]" office:value-type="float" office:value="1.06666666666667" calcext:value-type="float">
            <text:p>1.06666666666667</text:p>
          </table:table-cell>
          <table:table-cell table:formula="of:=[.E544]-[.E543]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(44444.444/2048)*[.A545]" office:value-type="float" office:value="11805.5554375" calcext:value-type="float">
            <text:p>11805.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45]/[.D545]" office:value-type="float" office:value="0.6" calcext:value-type="float">
            <text:p>0.6</text:p>
          </table:table-cell>
          <table:table-cell table:formula="of:=[.E545]-[.E544]" office:value-type="float" office:value="-0.466666666666667" calcext:value-type="float">
            <text:p>-0.46666666666666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(44444.444/2048)*[.A546]" office:value-type="float" office:value="11827.2568261719" calcext:value-type="float">
            <text:p>11827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formula="of:=[.C546]/[.D546]" office:value-type="float" office:value="0.25" calcext:value-type="float">
            <text:p>0.25</text:p>
          </table:table-cell>
          <table:table-cell table:formula="of:=[.E546]-[.E545]"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(44444.444/2048)*[.A547]" office:value-type="float" office:value="11848.9582148438" calcext:value-type="float">
            <text:p>11849.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6" calcext:value-type="float">
            <text:p>1.6E-05</text:p>
          </table:table-cell>
          <table:table-cell table:formula="of:=[.C547]/[.D547]" office:value-type="float" office:value="1.25" calcext:value-type="float">
            <text:p>1.25</text:p>
          </table:table-cell>
          <table:table-cell table:formula="of:=[.E547]-[.E54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(44444.444/2048)*[.A548]" office:value-type="float" office:value="11870.6596035156" calcext:value-type="float">
            <text:p>11870.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5" calcext:value-type="float">
            <text:p>1.5E-05</text:p>
          </table:table-cell>
          <table:table-cell table:formula="of:=[.C548]/[.D548]" office:value-type="float" office:value="1.53333333333333" calcext:value-type="float">
            <text:p>1.53333333333333</text:p>
          </table:table-cell>
          <table:table-cell table:formula="of:=[.E548]-[.E547]" office:value-type="float" office:value="0.283333333333333" calcext:value-type="float">
            <text:p>0.28333333333333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(44444.444/2048)*[.A549]" office:value-type="float" office:value="11892.3609921875" calcext:value-type="float">
            <text:p>11892.4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5" calcext:value-type="float">
            <text:p>1.5E-05</text:p>
          </table:table-cell>
          <table:table-cell table:formula="of:=[.C549]/[.D549]" office:value-type="float" office:value="0.133333333333333" calcext:value-type="float">
            <text:p>0.133333333333333</text:p>
          </table:table-cell>
          <table:table-cell table:formula="of:=[.E549]-[.E548]" office:value-type="float" office:value="-1.4" calcext:value-type="float">
            <text:p>-1.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(44444.444/2048)*[.A550]" office:value-type="float" office:value="11914.0623808594" calcext:value-type="float">
            <text:p>11914.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5" calcext:value-type="float">
            <text:p>1.5E-05</text:p>
          </table:table-cell>
          <table:table-cell table:formula="of:=[.C550]/[.D550]" office:value-type="float" office:value="1.2" calcext:value-type="float">
            <text:p>1.2</text:p>
          </table:table-cell>
          <table:table-cell table:formula="of:=[.E550]-[.E549]" office:value-type="float" office:value="1.06666666666667" calcext:value-type="float">
            <text:p>1.066666666666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(44444.444/2048)*[.A551]" office:value-type="float" office:value="11935.7637695313" calcext:value-type="float">
            <text:p>11935.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51]/[.D551]" office:value-type="float" office:value="0.6" calcext:value-type="float">
            <text:p>0.6</text:p>
          </table:table-cell>
          <table:table-cell table:formula="of:=[.E551]-[.E550]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(44444.444/2048)*[.A552]" office:value-type="float" office:value="11957.4651582031" calcext:value-type="float">
            <text:p>11957.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  <table:table-cell table:formula="of:=[.C552]/[.D552]" office:value-type="float" office:value="0.733333333333333" calcext:value-type="float">
            <text:p>0.733333333333333</text:p>
          </table:table-cell>
          <table:table-cell table:formula="of:=[.E552]-[.E551]" office:value-type="float" office:value="0.133333333333333" calcext:value-type="float">
            <text:p>0.13333333333333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(44444.444/2048)*[.A553]" office:value-type="float" office:value="11979.166546875" calcext:value-type="float">
            <text:p>11979.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553]/[.D553]" office:value-type="float" office:value="0.928571428571429" calcext:value-type="float">
            <text:p>0.928571428571429</text:p>
          </table:table-cell>
          <table:table-cell table:formula="of:=[.E553]-[.E552]" office:value-type="float" office:value="0.195238095238095" calcext:value-type="float">
            <text:p>0.1952380952380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(44444.444/2048)*[.A554]" office:value-type="float" office:value="12000.8679355469" calcext:value-type="float">
            <text:p>12000.9</text:p>
          </table:table-cell>
          <table:table-cell table:number-columns-repeated="2" office:value-type="float" office:value="0.000014" calcext:value-type="float">
            <text:p>1.4E-05</text:p>
          </table:table-cell>
          <table:table-cell table:formula="of:=[.C554]/[.D554]" office:value-type="float" office:value="1" calcext:value-type="float">
            <text:p>1</text:p>
          </table:table-cell>
          <table:table-cell table:formula="of:=[.E554]-[.E553]" office:value-type="float" office:value="0.0714285714285715" calcext:value-type="float">
            <text:p>0.07142857142857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(44444.444/2048)*[.A555]" office:value-type="float" office:value="12022.5693242188" calcext:value-type="float">
            <text:p>12022.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table:formula="of:=[.C555]/[.D555]" office:value-type="float" office:value="0.153846153846154" calcext:value-type="float">
            <text:p>0.153846153846154</text:p>
          </table:table-cell>
          <table:table-cell table:formula="of:=[.E555]-[.E554]" office:value-type="float" office:value="-0.846153846153846" calcext:value-type="float">
            <text:p>-0.8461538461538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(44444.444/2048)*[.A556]" office:value-type="float" office:value="12044.2707128906" calcext:value-type="float">
            <text:p>12044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556]/[.D556]" office:value-type="float" office:value="0.692307692307692" calcext:value-type="float">
            <text:p>0.692307692307692</text:p>
          </table:table-cell>
          <table:table-cell table:formula="of:=[.E556]-[.E555]" office:value-type="float" office:value="0.538461538461539" calcext:value-type="float">
            <text:p>0.538461538461539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(44444.444/2048)*[.A557]" office:value-type="float" office:value="12065.9721015625" calcext:value-type="float">
            <text:p>12066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557]/[.D557]" office:value-type="float" office:value="0.615384615384615" calcext:value-type="float">
            <text:p>0.615384615384615</text:p>
          </table:table-cell>
          <table:table-cell table:formula="of:=[.E557]-[.E556]" office:value-type="float" office:value="-0.076923076923077" calcext:value-type="float">
            <text:p>-0.07692307692307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(44444.444/2048)*[.A558]" office:value-type="float" office:value="12087.6734902344" calcext:value-type="float">
            <text:p>12087.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3" calcext:value-type="float">
            <text:p>1.3E-05</text:p>
          </table:table-cell>
          <table:table-cell table:formula="of:=[.C558]/[.D558]" office:value-type="float" office:value="0.846153846153846" calcext:value-type="float">
            <text:p>0.846153846153846</text:p>
          </table:table-cell>
          <table:table-cell table:formula="of:=[.E558]-[.E557]" office:value-type="float" office:value="0.230769230769231" calcext:value-type="float">
            <text:p>0.23076923076923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(44444.444/2048)*[.A559]" office:value-type="float" office:value="12109.3748789063" calcext:value-type="float">
            <text:p>12109.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table:formula="of:=[.C559]/[.D559]" office:value-type="float" office:value="0.384615384615385" calcext:value-type="float">
            <text:p>0.384615384615385</text:p>
          </table:table-cell>
          <table:table-cell table:formula="of:=[.E559]-[.E558]" office:value-type="float" office:value="-0.461538461538462" calcext:value-type="float">
            <text:p>-0.46153846153846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(44444.444/2048)*[.A560]" office:value-type="float" office:value="12131.0762675781" calcext:value-type="float">
            <text:p>12131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560]/[.D560]" office:value-type="float" office:value="1.23076923076923" calcext:value-type="float">
            <text:p>1.23076923076923</text:p>
          </table:table-cell>
          <table:table-cell table:formula="of:=[.E560]-[.E559]"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(44444.444/2048)*[.A561]" office:value-type="float" office:value="12152.77765625" calcext:value-type="float">
            <text:p>12152.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3" calcext:value-type="float">
            <text:p>1.3E-05</text:p>
          </table:table-cell>
          <table:table-cell table:formula="of:=[.C561]/[.D561]" office:value-type="float" office:value="1.38461538461538" calcext:value-type="float">
            <text:p>1.38461538461538</text:p>
          </table:table-cell>
          <table:table-cell table:formula="of:=[.E561]-[.E560]" office:value-type="float" office:value="0.153846153846154" calcext:value-type="float">
            <text:p>0.15384615384615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(44444.444/2048)*[.A562]" office:value-type="float" office:value="12174.4790449219" calcext:value-type="float">
            <text:p>12174.5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3" calcext:value-type="float">
            <text:p>1.3E-05</text:p>
          </table:table-cell>
          <table:table-cell table:formula="of:=[.C562]/[.D562]" office:value-type="float" office:value="1.69230769230769" calcext:value-type="float">
            <text:p>1.69230769230769</text:p>
          </table:table-cell>
          <table:table-cell table:formula="of:=[.E562]-[.E561]" office:value-type="float" office:value="0.307692307692307" calcext:value-type="float">
            <text:p>0.3076923076923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(44444.444/2048)*[.A563]" office:value-type="float" office:value="12196.1804335938" calcext:value-type="float">
            <text:p>12196.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3" calcext:value-type="float">
            <text:p>1.3E-05</text:p>
          </table:table-cell>
          <table:table-cell table:formula="of:=[.C563]/[.D563]" office:value-type="float" office:value="2.23076923076923" calcext:value-type="float">
            <text:p>2.23076923076923</text:p>
          </table:table-cell>
          <table:table-cell table:formula="of:=[.E563]-[.E562]" office:value-type="float" office:value="0.538461538461539" calcext:value-type="float">
            <text:p>0.53846153846153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(44444.444/2048)*[.A564]" office:value-type="float" office:value="12217.8818222656" calcext:value-type="float">
            <text:p>12217.9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table:formula="of:=[.C564]/[.D564]" office:value-type="float" office:value="1.08333333333333" calcext:value-type="float">
            <text:p>1.08333333333333</text:p>
          </table:table-cell>
          <table:table-cell table:formula="of:=[.E564]-[.E563]" office:value-type="float" office:value="-1.1474358974359" calcext:value-type="float">
            <text:p>-1.147435897435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(44444.444/2048)*[.A565]" office:value-type="float" office:value="12239.5832109375" calcext:value-type="float">
            <text:p>12239.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2" calcext:value-type="float">
            <text:p>1.2E-05</text:p>
          </table:table-cell>
          <table:table-cell table:formula="of:=[.C565]/[.D565]" office:value-type="float" office:value="0.333333333333333" calcext:value-type="float">
            <text:p>0.333333333333333</text:p>
          </table:table-cell>
          <table:table-cell table:formula="of:=[.E565]-[.E564]" office:value-type="float" office:value="-0.75" calcext:value-type="float">
            <text:p>-0.7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(44444.444/2048)*[.A566]" office:value-type="float" office:value="12261.2845996094" calcext:value-type="float">
            <text:p>12261.3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table:formula="of:=[.C566]/[.D566]" office:value-type="float" office:value="1.15384615384615" calcext:value-type="float">
            <text:p>1.15384615384615</text:p>
          </table:table-cell>
          <table:table-cell table:formula="of:=[.E566]-[.E565]" office:value-type="float" office:value="0.82051282051282" calcext:value-type="float">
            <text:p>0.8205128205128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(44444.444/2048)*[.A567]" office:value-type="float" office:value="12282.9859882813" calcext:value-type="float">
            <text:p>12283.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567]/[.D567]" office:value-type="float" office:value="1.23076923076923" calcext:value-type="float">
            <text:p>1.23076923076923</text:p>
          </table:table-cell>
          <table:table-cell table:formula="of:=[.E567]-[.E566]" office:value-type="float" office:value="0.0769230769230771" calcext:value-type="float">
            <text:p>0.07692307692307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(44444.444/2048)*[.A568]" office:value-type="float" office:value="12304.6873769531" calcext:value-type="float">
            <text:p>12304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568]/[.D568]" office:value-type="float" office:value="0.5" calcext:value-type="float">
            <text:p>0.5</text:p>
          </table:table-cell>
          <table:table-cell table:formula="of:=[.E568]-[.E567]" office:value-type="float" office:value="-0.730769230769231" calcext:value-type="float">
            <text:p>-0.73076923076923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(44444.444/2048)*[.A569]" office:value-type="float" office:value="12326.388765625" calcext:value-type="float">
            <text:p>12326.4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4" calcext:value-type="float">
            <text:p>1.4E-05</text:p>
          </table:table-cell>
          <table:table-cell table:formula="of:=[.C569]/[.D569]" office:value-type="float" office:value="1.35714285714286" calcext:value-type="float">
            <text:p>1.35714285714286</text:p>
          </table:table-cell>
          <table:table-cell table:formula="of:=[.E569]-[.E568]" office:value-type="float" office:value="0.857142857142857" calcext:value-type="float">
            <text:p>0.85714285714285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(44444.444/2048)*[.A570]" office:value-type="float" office:value="12348.0901542969" calcext:value-type="float">
            <text:p>12348.1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4" calcext:value-type="float">
            <text:p>1.4E-05</text:p>
          </table:table-cell>
          <table:table-cell table:formula="of:=[.C570]/[.D570]" office:value-type="float" office:value="1.78571428571429" calcext:value-type="float">
            <text:p>1.78571428571429</text:p>
          </table:table-cell>
          <table:table-cell table:formula="of:=[.E570]-[.E569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(44444.444/2048)*[.A571]" office:value-type="float" office:value="12369.7915429688" calcext:value-type="float">
            <text:p>12369.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4" calcext:value-type="float">
            <text:p>1.4E-05</text:p>
          </table:table-cell>
          <table:table-cell table:formula="of:=[.C571]/[.D571]" office:value-type="float" office:value="0.142857142857143" calcext:value-type="float">
            <text:p>0.142857142857143</text:p>
          </table:table-cell>
          <table:table-cell table:formula="of:=[.E571]-[.E570]" office:value-type="float" office:value="-1.64285714285714" calcext:value-type="float">
            <text:p>-1.6428571428571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(44444.444/2048)*[.A572]" office:value-type="float" office:value="12391.4929316406" calcext:value-type="float">
            <text:p>12391.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572]/[.D572]" office:value-type="float" office:value="0.928571428571429" calcext:value-type="float">
            <text:p>0.928571428571429</text:p>
          </table:table-cell>
          <table:table-cell table:formula="of:=[.E572]-[.E571]"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(44444.444/2048)*[.A573]" office:value-type="float" office:value="12413.1943203125" calcext:value-type="float">
            <text:p>12413.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  <table:table-cell table:formula="of:=[.C573]/[.D573]" office:value-type="float" office:value="1.13333333333333" calcext:value-type="float">
            <text:p>1.13333333333333</text:p>
          </table:table-cell>
          <table:table-cell table:formula="of:=[.E573]-[.E572]" office:value-type="float" office:value="0.204761904761905" calcext:value-type="float">
            <text:p>0.20476190476190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(44444.444/2048)*[.A574]" office:value-type="float" office:value="12434.8957089844" calcext:value-type="float">
            <text:p>12434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table:formula="of:=[.C574]/[.D574]" office:value-type="float" office:value="1.06666666666667" calcext:value-type="float">
            <text:p>1.06666666666667</text:p>
          </table:table-cell>
          <table:table-cell table:formula="of:=[.E574]-[.E573]" office:value-type="float" office:value="-0.0666666666666669" calcext:value-type="float">
            <text:p>-0.0666666666666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(44444.444/2048)*[.A575]" office:value-type="float" office:value="12456.5970976563" calcext:value-type="float">
            <text:p>12456.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575]/[.D575]" office:value-type="float" office:value="0.666666666666667" calcext:value-type="float">
            <text:p>0.666666666666667</text:p>
          </table:table-cell>
          <table:table-cell table:formula="of:=[.E575]-[.E574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(44444.444/2048)*[.A576]" office:value-type="float" office:value="12478.2984863281" calcext:value-type="float">
            <text:p>12478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5" calcext:value-type="float">
            <text:p>1.5E-05</text:p>
          </table:table-cell>
          <table:table-cell table:formula="of:=[.C576]/[.D576]" office:value-type="float" office:value="0.266666666666667" calcext:value-type="float">
            <text:p>0.266666666666667</text:p>
          </table:table-cell>
          <table:table-cell table:formula="of:=[.E576]-[.E575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(44444.444/2048)*[.A577]" office:value-type="float" office:value="12499.999875" calcext:value-type="float">
            <text:p>12500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577]/[.D577]" office:value-type="float" office:value="0.666666666666667" calcext:value-type="float">
            <text:p>0.666666666666667</text:p>
          </table:table-cell>
          <table:table-cell table:formula="of:=[.E577]-[.E576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(44444.444/2048)*[.A578]" office:value-type="float" office:value="12521.7012636719" calcext:value-type="float">
            <text:p>12521.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78]/[.D578]" office:value-type="float" office:value="0.6" calcext:value-type="float">
            <text:p>0.6</text:p>
          </table:table-cell>
          <table:table-cell table:formula="of:=[.E578]-[.E577]" office:value-type="float" office:value="-0.0666666666666667" calcext:value-type="float">
            <text:p>-0.06666666666666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(44444.444/2048)*[.A579]" office:value-type="float" office:value="12543.4026523438" calcext:value-type="float">
            <text:p>12543.4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table:formula="of:=[.C579]/[.D579]" office:value-type="float" office:value="1.06666666666667" calcext:value-type="float">
            <text:p>1.06666666666667</text:p>
          </table:table-cell>
          <table:table-cell table:formula="of:=[.E579]-[.E578]" office:value-type="float" office:value="0.466666666666667" calcext:value-type="float">
            <text:p>0.46666666666666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(44444.444/2048)*[.A580]" office:value-type="float" office:value="12565.1040410156" calcext:value-type="float">
            <text:p>12565.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580]/[.D580]" office:value-type="float" office:value="0.357142857142857" calcext:value-type="float">
            <text:p>0.357142857142857</text:p>
          </table:table-cell>
          <table:table-cell table:formula="of:=[.E580]-[.E579]" office:value-type="float" office:value="-0.70952380952381" calcext:value-type="float">
            <text:p>-0.709523809523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(44444.444/2048)*[.A581]" office:value-type="float" office:value="12586.8054296875" calcext:value-type="float">
            <text:p>12586.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4" calcext:value-type="float">
            <text:p>1.4E-05</text:p>
          </table:table-cell>
          <table:table-cell table:formula="of:=[.C581]/[.D581]" office:value-type="float" office:value="1.42857142857143" calcext:value-type="float">
            <text:p>1.42857142857143</text:p>
          </table:table-cell>
          <table:table-cell table:formula="of:=[.E581]-[.E580]" office:value-type="float" office:value="1.07142857142857" calcext:value-type="float">
            <text:p>1.071428571428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(44444.444/2048)*[.A582]" office:value-type="float" office:value="12608.5068183594" calcext:value-type="float">
            <text:p>12608.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4" calcext:value-type="float">
            <text:p>1.4E-05</text:p>
          </table:table-cell>
          <table:table-cell table:formula="of:=[.C582]/[.D582]" office:value-type="float" office:value="1.64285714285714" calcext:value-type="float">
            <text:p>1.64285714285714</text:p>
          </table:table-cell>
          <table:table-cell table:formula="of:=[.E582]-[.E581]" office:value-type="float" office:value="0.214285714285714" calcext:value-type="float">
            <text:p>0.21428571428571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(44444.444/2048)*[.A583]" office:value-type="float" office:value="12630.2082070313" calcext:value-type="float">
            <text:p>12630.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14" calcext:value-type="float">
            <text:p>1.4E-05</text:p>
          </table:table-cell>
          <table:table-cell table:formula="of:=[.C583]/[.D583]" office:value-type="float" office:value="2" calcext:value-type="float">
            <text:p>2</text:p>
          </table:table-cell>
          <table:table-cell table:formula="of:=[.E583]-[.E582]" office:value-type="float" office:value="0.357142857142857" calcext:value-type="float">
            <text:p>0.35714285714285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(44444.444/2048)*[.A584]" office:value-type="float" office:value="12651.9095957031" calcext:value-type="float">
            <text:p>12651.9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3" calcext:value-type="float">
            <text:p>1.3E-05</text:p>
          </table:table-cell>
          <table:table-cell table:formula="of:=[.C584]/[.D584]" office:value-type="float" office:value="2.53846153846154" calcext:value-type="float">
            <text:p>2.53846153846154</text:p>
          </table:table-cell>
          <table:table-cell table:formula="of:=[.E584]-[.E583]" office:value-type="float" office:value="0.538461538461538" calcext:value-type="float">
            <text:p>0.53846153846153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(44444.444/2048)*[.A585]" office:value-type="float" office:value="12673.610984375" calcext:value-type="float">
            <text:p>12673.6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585]/[.D585]" office:value-type="float" office:value="1.23076923076923" calcext:value-type="float">
            <text:p>1.23076923076923</text:p>
          </table:table-cell>
          <table:table-cell table:formula="of:=[.E585]-[.E584]" office:value-type="float" office:value="-1.30769230769231" calcext:value-type="float">
            <text:p>-1.3076923076923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(44444.444/2048)*[.A586]" office:value-type="float" office:value="12695.3123730469" calcext:value-type="float">
            <text:p>12695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3" calcext:value-type="float">
            <text:p>1.3E-05</text:p>
          </table:table-cell>
          <table:table-cell table:formula="of:=[.C586]/[.D586]" office:value-type="float" office:value="0.307692307692308" calcext:value-type="float">
            <text:p>0.307692307692308</text:p>
          </table:table-cell>
          <table:table-cell table:formula="of:=[.E586]-[.E585]" office:value-type="float" office:value="-0.923076923076923" calcext:value-type="float">
            <text:p>-0.92307692307692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(44444.444/2048)*[.A587]" office:value-type="float" office:value="12717.0137617188" calcext:value-type="float">
            <text:p>12717.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587]/[.D587]" office:value-type="float" office:value="0.692307692307692" calcext:value-type="float">
            <text:p>0.692307692307692</text:p>
          </table:table-cell>
          <table:table-cell table:formula="of:=[.E587]-[.E586]" office:value-type="float" office:value="0.384615384615385" calcext:value-type="float">
            <text:p>0.38461538461538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(44444.444/2048)*[.A588]" office:value-type="float" office:value="12738.7151503906" calcext:value-type="float">
            <text:p>12738.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3" calcext:value-type="float">
            <text:p>1.3E-05</text:p>
          </table:table-cell>
          <table:table-cell table:formula="of:=[.C588]/[.D588]" office:value-type="float" office:value="1.69230769230769" calcext:value-type="float">
            <text:p>1.69230769230769</text:p>
          </table:table-cell>
          <table:table-cell table:formula="of:=[.E588]-[.E58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(44444.444/2048)*[.A589]" office:value-type="float" office:value="12760.4165390625" calcext:value-type="float">
            <text:p>12760.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589]/[.D589]" office:value-type="float" office:value="1.5" calcext:value-type="float">
            <text:p>1.5</text:p>
          </table:table-cell>
          <table:table-cell table:formula="of:=[.E589]-[.E588]" office:value-type="float" office:value="-0.192307692307692" calcext:value-type="float">
            <text:p>-0.19230769230769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(44444.444/2048)*[.A590]" office:value-type="float" office:value="12782.1179277344" calcext:value-type="float">
            <text:p>12782.1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590]/[.D590]" office:value-type="float" office:value="1.5" calcext:value-type="float">
            <text:p>1.5</text:p>
          </table:table-cell>
          <table:table-cell table:formula="of:=[.E590]-[.E5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(44444.444/2048)*[.A591]" office:value-type="float" office:value="12803.8193164063" calcext:value-type="float">
            <text:p>12803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formula="of:=[.C591]/[.D591]" office:value-type="float" office:value="0.285714285714286" calcext:value-type="float">
            <text:p>0.285714285714286</text:p>
          </table:table-cell>
          <table:table-cell table:formula="of:=[.E591]-[.E590]" office:value-type="float" office:value="-1.21428571428571" calcext:value-type="float">
            <text:p>-1.2142857142857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(44444.444/2048)*[.A592]" office:value-type="float" office:value="12825.5207050781" calcext:value-type="float">
            <text:p>12825.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4" calcext:value-type="float">
            <text:p>1.4E-05</text:p>
          </table:table-cell>
          <table:table-cell table:formula="of:=[.C592]/[.D592]" office:value-type="float" office:value="1.21428571428571" calcext:value-type="float">
            <text:p>1.21428571428571</text:p>
          </table:table-cell>
          <table:table-cell table:formula="of:=[.E592]-[.E591]"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(44444.444/2048)*[.A593]" office:value-type="float" office:value="12847.22209375" calcext:value-type="float">
            <text:p>12847.2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4" calcext:value-type="float">
            <text:p>1.4E-05</text:p>
          </table:table-cell>
          <table:table-cell table:formula="of:=[.C593]/[.D593]" office:value-type="float" office:value="1.35714285714286" calcext:value-type="float">
            <text:p>1.35714285714286</text:p>
          </table:table-cell>
          <table:table-cell table:formula="of:=[.E593]-[.E592]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(44444.444/2048)*[.A594]" office:value-type="float" office:value="12868.9234824219" calcext:value-type="float">
            <text:p>12868.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table:formula="of:=[.C594]/[.D594]" office:value-type="float" office:value="0.214285714285714" calcext:value-type="float">
            <text:p>0.214285714285714</text:p>
          </table:table-cell>
          <table:table-cell table:formula="of:=[.E594]-[.E593]" office:value-type="float" office:value="-1.14285714285714" calcext:value-type="float">
            <text:p>-1.1428571428571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(44444.444/2048)*[.A595]" office:value-type="float" office:value="12890.6248710938" calcext:value-type="float">
            <text:p>12890.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595]/[.D595]" office:value-type="float" office:value="0.928571428571429" calcext:value-type="float">
            <text:p>0.928571428571429</text:p>
          </table:table-cell>
          <table:table-cell table:formula="of:=[.E595]-[.E59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(44444.444/2048)*[.A596]" office:value-type="float" office:value="12912.3262597656" calcext:value-type="float">
            <text:p>12912.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596]/[.D596]" office:value-type="float" office:value="0.928571428571429" calcext:value-type="float">
            <text:p>0.928571428571429</text:p>
          </table:table-cell>
          <table:table-cell table:formula="of:=[.E596]-[.E5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(44444.444/2048)*[.A597]" office:value-type="float" office:value="12934.0276484375" calcext:value-type="float">
            <text:p>12934.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5" calcext:value-type="float">
            <text:p>1.5E-05</text:p>
          </table:table-cell>
          <table:table-cell table:formula="of:=[.C597]/[.D597]" office:value-type="float" office:value="0.6" calcext:value-type="float">
            <text:p>0.6</text:p>
          </table:table-cell>
          <table:table-cell table:formula="of:=[.E597]-[.E596]" office:value-type="float" office:value="-0.328571428571428" calcext:value-type="float">
            <text:p>-0.32857142857142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(44444.444/2048)*[.A598]" office:value-type="float" office:value="12955.7290371094" calcext:value-type="float">
            <text:p>12955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598]/[.D598]" office:value-type="float" office:value="0.5" calcext:value-type="float">
            <text:p>0.5</text:p>
          </table:table-cell>
          <table:table-cell table:formula="of:=[.E598]-[.E597]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(44444.444/2048)*[.A599]" office:value-type="float" office:value="12977.4304257813" calcext:value-type="float">
            <text:p>12977.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formula="of:=[.C599]/[.D599]" office:value-type="float" office:value="0.285714285714286" calcext:value-type="float">
            <text:p>0.285714285714286</text:p>
          </table:table-cell>
          <table:table-cell table:formula="of:=[.E599]-[.E598]" office:value-type="float" office:value="-0.214285714285714" calcext:value-type="float">
            <text:p>-0.21428571428571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(44444.444/2048)*[.A600]" office:value-type="float" office:value="12999.1318144531" calcext:value-type="float">
            <text:p>12999.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4" calcext:value-type="float">
            <text:p>1.4E-05</text:p>
          </table:table-cell>
          <table:table-cell table:formula="of:=[.C600]/[.D600]" office:value-type="float" office:value="0.285714285714286" calcext:value-type="float">
            <text:p>0.285714285714286</text:p>
          </table:table-cell>
          <table:table-cell table:formula="of:=[.E600]-[.E5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(44444.444/2048)*[.A601]" office:value-type="float" office:value="13020.833203125" calcext:value-type="float">
            <text:p>13020.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13" calcext:value-type="float">
            <text:p>1.3E-05</text:p>
          </table:table-cell>
          <table:table-cell table:formula="of:=[.C601]/[.D601]" office:value-type="float" office:value="0.153846153846154" calcext:value-type="float">
            <text:p>0.153846153846154</text:p>
          </table:table-cell>
          <table:table-cell table:formula="of:=[.E601]-[.E600]" office:value-type="float" office:value="-0.131868131868132" calcext:value-type="float">
            <text:p>-0.131868131868132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(44444.444/2048)*[.A602]" office:value-type="float" office:value="13042.5345917969" calcext:value-type="float">
            <text:p>13042.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602]/[.D602]" office:value-type="float" office:value="0.928571428571429" calcext:value-type="float">
            <text:p>0.928571428571429</text:p>
          </table:table-cell>
          <table:table-cell table:formula="of:=[.E602]-[.E601]" office:value-type="float" office:value="0.774725274725275" calcext:value-type="float">
            <text:p>0.77472527472527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(44444.444/2048)*[.A603]" office:value-type="float" office:value="13064.2359804688" calcext:value-type="float">
            <text:p>13064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4" calcext:value-type="float">
            <text:p>1.4E-05</text:p>
          </table:table-cell>
          <table:table-cell table:formula="of:=[.C603]/[.D603]" office:value-type="float" office:value="0.714285714285714" calcext:value-type="float">
            <text:p>0.714285714285714</text:p>
          </table:table-cell>
          <table:table-cell table:formula="of:=[.E603]-[.E602]" office:value-type="float" office:value="-0.214285714285714" calcext:value-type="float">
            <text:p>-0.21428571428571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(44444.444/2048)*[.A604]" office:value-type="float" office:value="13085.9373691406" calcext:value-type="float">
            <text:p>13085.9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4" calcext:value-type="float">
            <text:p>1.4E-05</text:p>
          </table:table-cell>
          <table:table-cell table:formula="of:=[.C604]/[.D604]" office:value-type="float" office:value="1.64285714285714" calcext:value-type="float">
            <text:p>1.64285714285714</text:p>
          </table:table-cell>
          <table:table-cell table:formula="of:=[.E604]-[.E603]" office:value-type="float" office:value="0.928571428571429" calcext:value-type="float">
            <text:p>0.9285714285714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(44444.444/2048)*[.A605]" office:value-type="float" office:value="13107.6387578125" calcext:value-type="float">
            <text:p>13107.6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13" calcext:value-type="float">
            <text:p>1.3E-05</text:p>
          </table:table-cell>
          <table:table-cell table:formula="of:=[.C605]/[.D605]" office:value-type="float" office:value="3.46153846153846" calcext:value-type="float">
            <text:p>3.46153846153846</text:p>
          </table:table-cell>
          <table:table-cell table:formula="of:=[.E605]-[.E604]" office:value-type="float" office:value="1.81868131868132" calcext:value-type="float">
            <text:p>1.8186813186813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(44444.444/2048)*[.A606]" office:value-type="float" office:value="13129.3401464844" calcext:value-type="float">
            <text:p>13129.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3" calcext:value-type="float">
            <text:p>1.3E-05</text:p>
          </table:table-cell>
          <table:table-cell table:formula="of:=[.C606]/[.D606]" office:value-type="float" office:value="1.38461538461538" calcext:value-type="float">
            <text:p>1.38461538461538</text:p>
          </table:table-cell>
          <table:table-cell table:formula="of:=[.E606]-[.E605]" office:value-type="float" office:value="-2.07692307692308" calcext:value-type="float">
            <text:p>-2.0769230769230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(44444.444/2048)*[.A607]" office:value-type="float" office:value="13151.0415351563" calcext:value-type="float">
            <text:p>13151.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607]/[.D607]" office:value-type="float" office:value="0.769230769230769" calcext:value-type="float">
            <text:p>0.769230769230769</text:p>
          </table:table-cell>
          <table:table-cell table:formula="of:=[.E607]-[.E606]" office:value-type="float" office:value="-0.615384615384615" calcext:value-type="float">
            <text:p>-0.61538461538461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(44444.444/2048)*[.A608]" office:value-type="float" office:value="13172.7429238281" calcext:value-type="float">
            <text:p>13172.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608]/[.D608]" office:value-type="float" office:value="0.461538461538462" calcext:value-type="float">
            <text:p>0.461538461538462</text:p>
          </table:table-cell>
          <table:table-cell table:formula="of:=[.E608]-[.E607]" office:value-type="float" office:value="-0.307692307692308" calcext:value-type="float">
            <text:p>-0.30769230769230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(44444.444/2048)*[.A609]" office:value-type="float" office:value="13194.4443125" calcext:value-type="float">
            <text:p>13194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2" calcext:value-type="float">
            <text:p>1.2E-05</text:p>
          </table:table-cell>
          <table:table-cell table:formula="of:=[.C609]/[.D609]" office:value-type="float" office:value="0.25" calcext:value-type="float">
            <text:p>0.25</text:p>
          </table:table-cell>
          <table:table-cell table:formula="of:=[.E609]-[.E608]" office:value-type="float" office:value="-0.211538461538462" calcext:value-type="float">
            <text:p>-0.21153846153846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(44444.444/2048)*[.A610]" office:value-type="float" office:value="13216.1457011719" calcext:value-type="float">
            <text:p>13216.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2" calcext:value-type="float">
            <text:p>1.2E-05</text:p>
          </table:table-cell>
          <table:table-cell table:formula="of:=[.C610]/[.D610]" office:value-type="float" office:value="0.5" calcext:value-type="float">
            <text:p>0.5</text:p>
          </table:table-cell>
          <table:table-cell table:formula="of:=[.E610]-[.E609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(44444.444/2048)*[.A611]" office:value-type="float" office:value="13237.8470898438" calcext:value-type="float">
            <text:p>13237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table:formula="of:=[.C611]/[.D611]" office:value-type="float" office:value="1.08333333333333" calcext:value-type="float">
            <text:p>1.08333333333333</text:p>
          </table:table-cell>
          <table:table-cell table:formula="of:=[.E611]-[.E610]" office:value-type="float" office:value="0.583333333333333" calcext:value-type="float">
            <text:p>0.58333333333333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(44444.444/2048)*[.A612]" office:value-type="float" office:value="13259.5484785156" calcext:value-type="float">
            <text:p>13259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12" calcext:value-type="float">
            <text:p>1.2E-05</text:p>
          </table:table-cell>
          <table:table-cell table:formula="of:=[.C612]/[.D612]" office:value-type="float" office:value="2.08333333333333" calcext:value-type="float">
            <text:p>2.08333333333333</text:p>
          </table:table-cell>
          <table:table-cell table:formula="of:=[.E612]-[.E61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(44444.444/2048)*[.A613]" office:value-type="float" office:value="13281.2498671875" calcext:value-type="float">
            <text:p>13281.2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2" calcext:value-type="float">
            <text:p>1.2E-05</text:p>
          </table:table-cell>
          <table:table-cell table:formula="of:=[.C613]/[.D613]" office:value-type="float" office:value="1.41666666666667" calcext:value-type="float">
            <text:p>1.41666666666667</text:p>
          </table:table-cell>
          <table:table-cell table:formula="of:=[.E613]-[.E612]" office:value-type="float" office:value="-0.666666666666667" calcext:value-type="float">
            <text:p>-0.66666666666666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(44444.444/2048)*[.A614]" office:value-type="float" office:value="13302.9512558594" calcext:value-type="float">
            <text:p>13303.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614]/[.D614]" office:value-type="float" office:value="0.461538461538462" calcext:value-type="float">
            <text:p>0.461538461538462</text:p>
          </table:table-cell>
          <table:table-cell table:formula="of:=[.E614]-[.E613]" office:value-type="float" office:value="-0.955128205128205" calcext:value-type="float">
            <text:p>-0.9551282051282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(44444.444/2048)*[.A615]" office:value-type="float" office:value="13324.6526445313" calcext:value-type="float">
            <text:p>13324.7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615]/[.D615]" office:value-type="float" office:value="1.23076923076923" calcext:value-type="float">
            <text:p>1.23076923076923</text:p>
          </table:table-cell>
          <table:table-cell table:formula="of:=[.E615]-[.E614]" office:value-type="float" office:value="0.769230769230769" calcext:value-type="float">
            <text:p>0.76923076923076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(44444.444/2048)*[.A616]" office:value-type="float" office:value="13346.3540332031" calcext:value-type="float">
            <text:p>13346.4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3" calcext:value-type="float">
            <text:p>1.3E-05</text:p>
          </table:table-cell>
          <table:table-cell table:formula="of:=[.C616]/[.D616]" office:value-type="float" office:value="1.84615384615385" calcext:value-type="float">
            <text:p>1.84615384615385</text:p>
          </table:table-cell>
          <table:table-cell table:formula="of:=[.E616]-[.E615]" office:value-type="float" office:value="0.615384615384615" calcext:value-type="float">
            <text:p>0.61538461538461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(44444.444/2048)*[.A617]" office:value-type="float" office:value="13368.055421875" calcext:value-type="float">
            <text:p>13368.1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5" calcext:value-type="float">
            <text:p>1.5E-05</text:p>
          </table:table-cell>
          <table:table-cell table:formula="of:=[.C617]/[.D617]" office:value-type="float" office:value="1.4" calcext:value-type="float">
            <text:p>1.4</text:p>
          </table:table-cell>
          <table:table-cell table:formula="of:=[.E617]-[.E616]" office:value-type="float" office:value="-0.446153846153846" calcext:value-type="float">
            <text:p>-0.44615384615384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(44444.444/2048)*[.A618]" office:value-type="float" office:value="13389.7568105469" calcext:value-type="float">
            <text:p>13389.8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  <table:table-cell table:formula="of:=[.C618]/[.D618]" office:value-type="float" office:value="1.13333333333333" calcext:value-type="float">
            <text:p>1.13333333333333</text:p>
          </table:table-cell>
          <table:table-cell table:formula="of:=[.E618]-[.E617]" office:value-type="float" office:value="-0.266666666666667" calcext:value-type="float">
            <text:p>-0.26666666666666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(44444.444/2048)*[.A619]" office:value-type="float" office:value="13411.4581992188" calcext:value-type="float">
            <text:p>13411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table:formula="of:=[.C619]/[.D619]" office:value-type="float" office:value="0.8" calcext:value-type="float">
            <text:p>0.8</text:p>
          </table:table-cell>
          <table:table-cell table:formula="of:=[.E619]-[.E618]" office:value-type="float" office:value="-0.333333333333333" calcext:value-type="float">
            <text:p>-0.33333333333333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(44444.444/2048)*[.A620]" office:value-type="float" office:value="13433.1595878906" calcext:value-type="float">
            <text:p>13433.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table:formula="of:=[.C620]/[.D620]" office:value-type="float" office:value="0.866666666666667" calcext:value-type="float">
            <text:p>0.866666666666667</text:p>
          </table:table-cell>
          <table:table-cell table:formula="of:=[.E620]-[.E619]" office:value-type="float" office:value="0.0666666666666667" calcext:value-type="float">
            <text:p>0.06666666666666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(44444.444/2048)*[.A621]" office:value-type="float" office:value="13454.8609765625" calcext:value-type="float">
            <text:p>13454.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5" calcext:value-type="float">
            <text:p>1.5E-05</text:p>
          </table:table-cell>
          <table:table-cell table:formula="of:=[.C621]/[.D621]" office:value-type="float" office:value="0.333333333333333" calcext:value-type="float">
            <text:p>0.333333333333333</text:p>
          </table:table-cell>
          <table:table-cell table:formula="of:=[.E621]-[.E620]" office:value-type="float" office:value="-0.533333333333333" calcext:value-type="float">
            <text:p>-0.5333333333333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(44444.444/2048)*[.A622]" office:value-type="float" office:value="13476.5623652344" calcext:value-type="float">
            <text:p>13476.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4" calcext:value-type="float">
            <text:p>1.4E-05</text:p>
          </table:table-cell>
          <table:table-cell table:formula="of:=[.C622]/[.D622]" office:value-type="float" office:value="0.642857142857143" calcext:value-type="float">
            <text:p>0.642857142857143</text:p>
          </table:table-cell>
          <table:table-cell table:formula="of:=[.E622]-[.E621]" office:value-type="float" office:value="0.30952380952381" calcext:value-type="float">
            <text:p>0.3095238095238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(44444.444/2048)*[.A623]" office:value-type="float" office:value="13498.2637539063" calcext:value-type="float">
            <text:p>13498.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623]/[.D623]" office:value-type="float" office:value="0.5" calcext:value-type="float">
            <text:p>0.5</text:p>
          </table:table-cell>
          <table:table-cell table:formula="of:=[.E623]-[.E622]" office:value-type="float" office:value="-0.142857142857143" calcext:value-type="float">
            <text:p>-0.1428571428571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(44444.444/2048)*[.A624]" office:value-type="float" office:value="13519.9651425781" calcext:value-type="float">
            <text:p>13520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4" calcext:value-type="float">
            <text:p>1.4E-05</text:p>
          </table:table-cell>
          <table:table-cell table:formula="of:=[.C624]/[.D624]" office:value-type="float" office:value="0.571428571428571" calcext:value-type="float">
            <text:p>0.571428571428571</text:p>
          </table:table-cell>
          <table:table-cell table:formula="of:=[.E624]-[.E623]" office:value-type="float" office:value="0.0714285714285714" calcext:value-type="float">
            <text:p>0.07142857142857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(44444.444/2048)*[.A625]" office:value-type="float" office:value="13541.66653125" calcext:value-type="float">
            <text:p>13541.7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625]/[.D625]" office:value-type="float" office:value="0.5" calcext:value-type="float">
            <text:p>0.5</text:p>
          </table:table-cell>
          <table:table-cell table:formula="of:=[.E625]-[.E624]" office:value-type="float" office:value="-0.0714285714285714" calcext:value-type="float">
            <text:p>-0.0714285714285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(44444.444/2048)*[.A626]" office:value-type="float" office:value="13563.3679199219" calcext:value-type="float">
            <text:p>13563.4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4" calcext:value-type="float">
            <text:p>1.4E-05</text:p>
          </table:table-cell>
          <table:table-cell table:formula="of:=[.C626]/[.D626]" office:value-type="float" office:value="0.5" calcext:value-type="float">
            <text:p>0.5</text:p>
          </table:table-cell>
          <table:table-cell table:formula="of:=[.E626]-[.E6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(44444.444/2048)*[.A627]" office:value-type="float" office:value="13585.0693085938" calcext:value-type="float">
            <text:p>13585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  <table:table-cell table:formula="of:=[.C627]/[.D627]" office:value-type="float" office:value="1.14285714285714" calcext:value-type="float">
            <text:p>1.14285714285714</text:p>
          </table:table-cell>
          <table:table-cell table:formula="of:=[.E627]-[.E626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(44444.444/2048)*[.A628]" office:value-type="float" office:value="13606.7706972656" calcext:value-type="float">
            <text:p>13606.8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table:formula="of:=[.C628]/[.D628]" office:value-type="float" office:value="0.928571428571429" calcext:value-type="float">
            <text:p>0.928571428571429</text:p>
          </table:table-cell>
          <table:table-cell table:formula="of:=[.E628]-[.E627]" office:value-type="float" office:value="-0.214285714285714" calcext:value-type="float">
            <text:p>-0.214285714285714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(44444.444/2048)*[.A629]" office:value-type="float" office:value="13628.4720859375" calcext:value-type="float">
            <text:p>13628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4" calcext:value-type="float">
            <text:p>1.4E-05</text:p>
          </table:table-cell>
          <table:table-cell table:formula="of:=[.C629]/[.D629]" office:value-type="float" office:value="0.857142857142857" calcext:value-type="float">
            <text:p>0.857142857142857</text:p>
          </table:table-cell>
          <table:table-cell table:formula="of:=[.E629]-[.E628]" office:value-type="float" office:value="-0.0714285714285713" calcext:value-type="float">
            <text:p>-0.07142857142857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(44444.444/2048)*[.A630]" office:value-type="float" office:value="13650.1734746094" calcext:value-type="float">
            <text:p>13650.2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630]/[.D630]" office:value-type="float" office:value="1.5" calcext:value-type="float">
            <text:p>1.5</text:p>
          </table:table-cell>
          <table:table-cell table:formula="of:=[.E630]-[.E629]" office:value-type="float" office:value="0.642857142857143" calcext:value-type="float">
            <text:p>0.6428571428571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(44444.444/2048)*[.A631]" office:value-type="float" office:value="13671.8748632813" calcext:value-type="float">
            <text:p>13671.9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table:formula="of:=[.C631]/[.D631]" office:value-type="float" office:value="1.06666666666667" calcext:value-type="float">
            <text:p>1.06666666666667</text:p>
          </table:table-cell>
          <table:table-cell table:formula="of:=[.E631]-[.E630]" office:value-type="float" office:value="-0.433333333333333" calcext:value-type="float">
            <text:p>-0.433333333333333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(44444.444/2048)*[.A632]" office:value-type="float" office:value="13693.5762519531" calcext:value-type="float">
            <text:p>13693.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  <table:table-cell table:formula="of:=[.C632]/[.D632]" office:value-type="float" office:value="1.13333333333333" calcext:value-type="float">
            <text:p>1.13333333333333</text:p>
          </table:table-cell>
          <table:table-cell table:formula="of:=[.E632]-[.E631]" office:value-type="float" office:value="0.0666666666666669" calcext:value-type="float">
            <text:p>0.06666666666666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(44444.444/2048)*[.A633]" office:value-type="float" office:value="13715.277640625" calcext:value-type="float">
            <text:p>13715.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4" calcext:value-type="float">
            <text:p>1.4E-05</text:p>
          </table:table-cell>
          <table:table-cell table:formula="of:=[.C633]/[.D633]" office:value-type="float" office:value="2.92857142857143" calcext:value-type="float">
            <text:p>2.92857142857143</text:p>
          </table:table-cell>
          <table:table-cell table:formula="of:=[.E633]-[.E632]" office:value-type="float" office:value="1.7952380952381" calcext:value-type="float">
            <text:p>1.795238095238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(44444.444/2048)*[.A634]" office:value-type="float" office:value="13736.9790292969" calcext:value-type="float">
            <text:p>13737.0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4" calcext:value-type="float">
            <text:p>1.4E-05</text:p>
          </table:table-cell>
          <table:table-cell table:formula="of:=[.C634]/[.D634]" office:value-type="float" office:value="2.35714285714286" calcext:value-type="float">
            <text:p>2.35714285714286</text:p>
          </table:table-cell>
          <table:table-cell table:formula="of:=[.E634]-[.E633]" office:value-type="float" office:value="-0.571428571428572" calcext:value-type="float">
            <text:p>-0.57142857142857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(44444.444/2048)*[.A635]" office:value-type="float" office:value="13758.6804179688" calcext:value-type="float">
            <text:p>13758.7</text:p>
          </table:table-cell>
          <table:table-cell table:number-columns-repeated="2" office:value-type="float" office:value="0.000013" calcext:value-type="float">
            <text:p>1.3E-05</text:p>
          </table:table-cell>
          <table:table-cell table:formula="of:=[.C635]/[.D635]" office:value-type="float" office:value="1" calcext:value-type="float">
            <text:p>1</text:p>
          </table:table-cell>
          <table:table-cell table:formula="of:=[.E635]-[.E634]" office:value-type="float" office:value="-1.35714285714286" calcext:value-type="float">
            <text:p>-1.3571428571428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(44444.444/2048)*[.A636]" office:value-type="float" office:value="13780.3818066406" calcext:value-type="float">
            <text:p>1378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table:formula="of:=[.C636]/[.D636]" office:value-type="float" office:value="0.230769230769231" calcext:value-type="float">
            <text:p>0.230769230769231</text:p>
          </table:table-cell>
          <table:table-cell table:formula="of:=[.E636]-[.E635]" office:value-type="float" office:value="-0.769230769230769" calcext:value-type="float">
            <text:p>-0.76923076923076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(44444.444/2048)*[.A637]" office:value-type="float" office:value="13802.0831953125" calcext:value-type="float">
            <text:p>13802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table:formula="of:=[.C637]/[.D637]" office:value-type="float" office:value="1.23076923076923" calcext:value-type="float">
            <text:p>1.23076923076923</text:p>
          </table:table-cell>
          <table:table-cell table:formula="of:=[.E637]-[.E63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(44444.444/2048)*[.A638]" office:value-type="float" office:value="13823.7845839844" calcext:value-type="float">
            <text:p>13823.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3" calcext:value-type="float">
            <text:p>1.3E-05</text:p>
          </table:table-cell>
          <table:table-cell table:formula="of:=[.C638]/[.D638]" office:value-type="float" office:value="0.384615384615385" calcext:value-type="float">
            <text:p>0.384615384615385</text:p>
          </table:table-cell>
          <table:table-cell table:formula="of:=[.E638]-[.E637]" office:value-type="float" office:value="-0.846153846153846" calcext:value-type="float">
            <text:p>-0.84615384615384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(44444.444/2048)*[.A639]" office:value-type="float" office:value="13845.4859726563" calcext:value-type="float">
            <text:p>13845.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table:formula="of:=[.C639]/[.D639]" office:value-type="float" office:value="1.07692307692308" calcext:value-type="float">
            <text:p>1.07692307692308</text:p>
          </table:table-cell>
          <table:table-cell table:formula="of:=[.E639]-[.E638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(44444.444/2048)*[.A640]" office:value-type="float" office:value="13867.1873613281" calcext:value-type="float">
            <text:p>13867.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3" calcext:value-type="float">
            <text:p>1.3E-05</text:p>
          </table:table-cell>
          <table:table-cell table:formula="of:=[.C640]/[.D640]" office:value-type="float" office:value="0.692307692307692" calcext:value-type="float">
            <text:p>0.692307692307692</text:p>
          </table:table-cell>
          <table:table-cell table:formula="of:=[.E640]-[.E639]" office:value-type="float" office:value="-0.384615384615384" calcext:value-type="float">
            <text:p>-0.38461538461538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(44444.444/2048)*[.A641]" office:value-type="float" office:value="13888.88875" calcext:value-type="float">
            <text:p>13888.9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formula="of:=[.C641]/[.D641]" office:value-type="float" office:value="0.538461538461538" calcext:value-type="float">
            <text:p>0.538461538461538</text:p>
          </table:table-cell>
          <table:table-cell table:formula="of:=[.E641]-[.E640]" office:value-type="float" office:value="-0.153846153846154" calcext:value-type="float">
            <text:p>-0.15384615384615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(44444.444/2048)*[.A642]" office:value-type="float" office:value="13910.5901386719" calcext:value-type="float">
            <text:p>13910.6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3" calcext:value-type="float">
            <text:p>1.3E-05</text:p>
          </table:table-cell>
          <table:table-cell table:formula="of:=[.C642]/[.D642]" office:value-type="float" office:value="0.538461538461538" calcext:value-type="float">
            <text:p>0.538461538461538</text:p>
          </table:table-cell>
          <table:table-cell table:formula="of:=[.E642]-[.E6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(44444.444/2048)*[.A643]" office:value-type="float" office:value="13932.2915273438" calcext:value-type="float">
            <text:p>13932.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3" calcext:value-type="float">
            <text:p>1.3E-05</text:p>
          </table:table-cell>
          <table:table-cell table:formula="of:=[.C643]/[.D643]" office:value-type="float" office:value="1.69230769230769" calcext:value-type="float">
            <text:p>1.69230769230769</text:p>
          </table:table-cell>
          <table:table-cell table:formula="of:=[.E643]-[.E642]" office:value-type="float" office:value="1.15384615384615" calcext:value-type="float">
            <text:p>1.1538461538461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(44444.444/2048)*[.A644]" office:value-type="float" office:value="13953.9929160156" calcext:value-type="float">
            <text:p>13954.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3" calcext:value-type="float">
            <text:p>1.3E-05</text:p>
          </table:table-cell>
          <table:table-cell table:formula="of:=[.C644]/[.D644]" office:value-type="float" office:value="0.461538461538462" calcext:value-type="float">
            <text:p>0.461538461538462</text:p>
          </table:table-cell>
          <table:table-cell table:formula="of:=[.E644]-[.E643]" office:value-type="float" office:value="-1.23076923076923" calcext:value-type="float">
            <text:p>-1.230769230769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(44444.444/2048)*[.A645]" office:value-type="float" office:value="13975.6943046875" calcext:value-type="float">
            <text:p>13975.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3" calcext:value-type="float">
            <text:p>1.3E-05</text:p>
          </table:table-cell>
          <table:table-cell table:formula="of:=[.C645]/[.D645]" office:value-type="float" office:value="1.53846153846154" calcext:value-type="float">
            <text:p>1.53846153846154</text:p>
          </table:table-cell>
          <table:table-cell table:formula="of:=[.E645]-[.E644]" office:value-type="float" office:value="1.07692307692308" calcext:value-type="float">
            <text:p>1.076923076923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(44444.444/2048)*[.A646]" office:value-type="float" office:value="13997.3956933594" calcext:value-type="float">
            <text:p>13997.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3" calcext:value-type="float">
            <text:p>1.3E-05</text:p>
          </table:table-cell>
          <table:table-cell table:formula="of:=[.C646]/[.D646]" office:value-type="float" office:value="0.615384615384615" calcext:value-type="float">
            <text:p>0.615384615384615</text:p>
          </table:table-cell>
          <table:table-cell table:formula="of:=[.E646]-[.E645]" office:value-type="float" office:value="-0.923076923076923" calcext:value-type="float">
            <text:p>-0.9230769230769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(44444.444/2048)*[.A647]" office:value-type="float" office:value="14019.0970820313" calcext:value-type="float">
            <text:p>14019.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13" calcext:value-type="float">
            <text:p>1.3E-05</text:p>
          </table:table-cell>
          <table:table-cell table:formula="of:=[.C647]/[.D647]" office:value-type="float" office:value="2.76923076923077" calcext:value-type="float">
            <text:p>2.76923076923077</text:p>
          </table:table-cell>
          <table:table-cell table:formula="of:=[.E647]-[.E646]" office:value-type="float" office:value="2.15384615384615" calcext:value-type="float">
            <text:p>2.1538461538461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(44444.444/2048)*[.A648]" office:value-type="float" office:value="14040.7984707031" calcext:value-type="float">
            <text:p>14040.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4" calcext:value-type="float">
            <text:p>1.4E-05</text:p>
          </table:table-cell>
          <table:table-cell table:formula="of:=[.C648]/[.D648]" office:value-type="float" office:value="1.5" calcext:value-type="float">
            <text:p>1.5</text:p>
          </table:table-cell>
          <table:table-cell table:formula="of:=[.E648]-[.E647]" office:value-type="float" office:value="-1.26923076923077" calcext:value-type="float">
            <text:p>-1.2692307692307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(44444.444/2048)*[.A649]" office:value-type="float" office:value="14062.499859375" calcext:value-type="float">
            <text:p>14062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4" calcext:value-type="float">
            <text:p>1.4E-05</text:p>
          </table:table-cell>
          <table:table-cell table:formula="of:=[.C649]/[.D649]" office:value-type="float" office:value="0.214285714285714" calcext:value-type="float">
            <text:p>0.214285714285714</text:p>
          </table:table-cell>
          <table:table-cell table:formula="of:=[.E649]-[.E648]" office:value-type="float" office:value="-1.28571428571429" calcext:value-type="float">
            <text:p>-1.285714285714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(44444.444/2048)*[.A650]" office:value-type="float" office:value="14084.2012480469" calcext:value-type="float">
            <text:p>14084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3" calcext:value-type="float">
            <text:p>1.3E-05</text:p>
          </table:table-cell>
          <table:table-cell table:formula="of:=[.C650]/[.D650]" office:value-type="float" office:value="0.230769230769231" calcext:value-type="float">
            <text:p>0.230769230769231</text:p>
          </table:table-cell>
          <table:table-cell table:formula="of:=[.E650]-[.E649]" office:value-type="float" office:value="0.0164835164835165" calcext:value-type="float">
            <text:p>0.01648351648351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(44444.444/2048)*[.A651]" office:value-type="float" office:value="14105.9026367188" calcext:value-type="float">
            <text:p>14105.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" calcext:value-type="float">
            <text:p>1.3E-05</text:p>
          </table:table-cell>
          <table:table-cell table:formula="of:=[.C651]/[.D651]" office:value-type="float" office:value="0.769230769230769" calcext:value-type="float">
            <text:p>0.769230769230769</text:p>
          </table:table-cell>
          <table:table-cell table:formula="of:=[.E651]-[.E650]" office:value-type="float" office:value="0.538461538461539" calcext:value-type="float">
            <text:p>0.53846153846153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(44444.444/2048)*[.A652]" office:value-type="float" office:value="14127.6040253906" calcext:value-type="float">
            <text:p>14127.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4" calcext:value-type="float">
            <text:p>1.4E-05</text:p>
          </table:table-cell>
          <table:table-cell table:formula="of:=[.C652]/[.D652]" office:value-type="float" office:value="0.357142857142857" calcext:value-type="float">
            <text:p>0.357142857142857</text:p>
          </table:table-cell>
          <table:table-cell table:formula="of:=[.E652]-[.E651]" office:value-type="float" office:value="-0.412087912087912" calcext:value-type="float">
            <text:p>-0.41208791208791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(44444.444/2048)*[.A653]" office:value-type="float" office:value="14149.3054140625" calcext:value-type="float">
            <text:p>14149.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653]/[.D653]" office:value-type="float" office:value="0.666666666666667" calcext:value-type="float">
            <text:p>0.666666666666667</text:p>
          </table:table-cell>
          <table:table-cell table:formula="of:=[.E653]-[.E652]" office:value-type="float" office:value="0.30952380952381" calcext:value-type="float">
            <text:p>0.3095238095238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(44444.444/2048)*[.A654]" office:value-type="float" office:value="14171.0068027344" calcext:value-type="float">
            <text:p>14171.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5" calcext:value-type="float">
            <text:p>1.5E-05</text:p>
          </table:table-cell>
          <table:table-cell table:formula="of:=[.C654]/[.D654]" office:value-type="float" office:value="0.2" calcext:value-type="float">
            <text:p>0.2</text:p>
          </table:table-cell>
          <table:table-cell table:formula="of:=[.E654]-[.E653]" office:value-type="float" office:value="-0.466666666666667" calcext:value-type="float">
            <text:p>-0.46666666666666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(44444.444/2048)*[.A655]" office:value-type="float" office:value="14192.7081914063" calcext:value-type="float">
            <text:p>14192.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5" calcext:value-type="float">
            <text:p>1.5E-05</text:p>
          </table:table-cell>
          <table:table-cell table:formula="of:=[.C655]/[.D655]" office:value-type="float" office:value="0.4" calcext:value-type="float">
            <text:p>0.4</text:p>
          </table:table-cell>
          <table:table-cell table:formula="of:=[.E655]-[.E65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(44444.444/2048)*[.A656]" office:value-type="float" office:value="14214.4095800781" calcext:value-type="float">
            <text:p>14214.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5" calcext:value-type="float">
            <text:p>1.5E-05</text:p>
          </table:table-cell>
          <table:table-cell table:formula="of:=[.C656]/[.D656]" office:value-type="float" office:value="0.666666666666667" calcext:value-type="float">
            <text:p>0.666666666666667</text:p>
          </table:table-cell>
          <table:table-cell table:formula="of:=[.E656]-[.E655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(44444.444/2048)*[.A657]" office:value-type="float" office:value="14236.11096875" calcext:value-type="float">
            <text:p>14236.1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16" calcext:value-type="float">
            <text:p>1.6E-05</text:p>
          </table:table-cell>
          <table:table-cell table:formula="of:=[.C657]/[.D657]" office:value-type="float" office:value="0.5" calcext:value-type="float">
            <text:p>0.5</text:p>
          </table:table-cell>
          <table:table-cell table:formula="of:=[.E657]-[.E656]" office:value-type="float" office:value="-0.166666666666667" calcext:value-type="float">
            <text:p>-0.16666666666666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(44444.444/2048)*[.A658]" office:value-type="float" office:value="14257.8123574219" calcext:value-type="float">
            <text:p>14257.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16" calcext:value-type="float">
            <text:p>1.6E-05</text:p>
          </table:table-cell>
          <table:table-cell table:formula="of:=[.C658]/[.D658]" office:value-type="float" office:value="0.4375" calcext:value-type="float">
            <text:p>0.4375</text:p>
          </table:table-cell>
          <table:table-cell table:formula="of:=[.E658]-[.E657]" office:value-type="float" office:value="-0.0625" calcext:value-type="float">
            <text:p>-0.062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(44444.444/2048)*[.A659]" office:value-type="float" office:value="14279.5137460938" calcext:value-type="float">
            <text:p>14279.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6" calcext:value-type="float">
            <text:p>1.6E-05</text:p>
          </table:table-cell>
          <table:table-cell table:formula="of:=[.C659]/[.D659]" office:value-type="float" office:value="1.0625" calcext:value-type="float">
            <text:p>1.0625</text:p>
          </table:table-cell>
          <table:table-cell table:formula="of:=[.E659]-[.E658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(44444.444/2048)*[.A660]" office:value-type="float" office:value="14301.2151347656" calcext:value-type="float">
            <text:p>14301.2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660]/[.D660]" office:value-type="float" office:value="1.17647058823529" calcext:value-type="float">
            <text:p>1.17647058823529</text:p>
          </table:table-cell>
          <table:table-cell table:formula="of:=[.E660]-[.E659]" office:value-type="float" office:value="0.113970588235294" calcext:value-type="float">
            <text:p>0.11397058823529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(44444.444/2048)*[.A661]" office:value-type="float" office:value="14322.9165234375" calcext:value-type="float">
            <text:p>14322.9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661]/[.D661]" office:value-type="float" office:value="0.882352941176471" calcext:value-type="float">
            <text:p>0.882352941176471</text:p>
          </table:table-cell>
          <table:table-cell table:formula="of:=[.E661]-[.E660]" office:value-type="float" office:value="-0.294117647058824" calcext:value-type="float">
            <text:p>-0.29411764705882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(44444.444/2048)*[.A662]" office:value-type="float" office:value="14344.6179121094" calcext:value-type="float">
            <text:p>14344.6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7" calcext:value-type="float">
            <text:p>1.7E-05</text:p>
          </table:table-cell>
          <table:table-cell table:formula="of:=[.C662]/[.D662]" office:value-type="float" office:value="0.705882352941176" calcext:value-type="float">
            <text:p>0.705882352941176</text:p>
          </table:table-cell>
          <table:table-cell table:formula="of:=[.E662]-[.E661]" office:value-type="float" office:value="-0.176470588235294" calcext:value-type="float">
            <text:p>-0.17647058823529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(44444.444/2048)*[.A663]" office:value-type="float" office:value="14366.3193007813" calcext:value-type="float">
            <text:p>14366.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table:formula="of:=[.C663]/[.D663]" office:value-type="float" office:value="1.23529411764706" calcext:value-type="float">
            <text:p>1.23529411764706</text:p>
          </table:table-cell>
          <table:table-cell table:formula="of:=[.E663]-[.E662]" office:value-type="float" office:value="0.529411764705882" calcext:value-type="float">
            <text:p>0.52941176470588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(44444.444/2048)*[.A664]" office:value-type="float" office:value="14388.0206894531" calcext:value-type="float">
            <text:p>14388.0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664]/[.D664]" office:value-type="float" office:value="1.17647058823529" calcext:value-type="float">
            <text:p>1.17647058823529</text:p>
          </table:table-cell>
          <table:table-cell table:formula="of:=[.E664]-[.E663]" office:value-type="float" office:value="-0.0588235294117647" calcext:value-type="float">
            <text:p>-0.05882352941176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(44444.444/2048)*[.A665]" office:value-type="float" office:value="14409.722078125" calcext:value-type="float">
            <text:p>14409.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7" calcext:value-type="float">
            <text:p>1.7E-05</text:p>
          </table:table-cell>
          <table:table-cell table:formula="of:=[.C665]/[.D665]" office:value-type="float" office:value="0.823529411764706" calcext:value-type="float">
            <text:p>0.823529411764706</text:p>
          </table:table-cell>
          <table:table-cell table:formula="of:=[.E665]-[.E664]" office:value-type="float" office:value="-0.352941176470588" calcext:value-type="float">
            <text:p>-0.35294117647058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(44444.444/2048)*[.A666]" office:value-type="float" office:value="14431.4234667969" calcext:value-type="float">
            <text:p>14431.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666]/[.D666]" office:value-type="float" office:value="0.882352941176471" calcext:value-type="float">
            <text:p>0.882352941176471</text:p>
          </table:table-cell>
          <table:table-cell table:formula="of:=[.E666]-[.E665]" office:value-type="float" office:value="0.0588235294117647" calcext:value-type="float">
            <text:p>0.05882352941176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(44444.444/2048)*[.A667]" office:value-type="float" office:value="14453.1248554688" calcext:value-type="float">
            <text:p>14453.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18" calcext:value-type="float">
            <text:p>1.8E-05</text:p>
          </table:table-cell>
          <table:table-cell table:formula="of:=[.C667]/[.D667]" office:value-type="float" office:value="1.61111111111111" calcext:value-type="float">
            <text:p>1.61111111111111</text:p>
          </table:table-cell>
          <table:table-cell table:formula="of:=[.E667]-[.E666]" office:value-type="float" office:value="0.728758169934641" calcext:value-type="float">
            <text:p>0.72875816993464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(44444.444/2048)*[.A668]" office:value-type="float" office:value="14474.8262441406" calcext:value-type="float">
            <text:p>14474.8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18" calcext:value-type="float">
            <text:p>1.8E-05</text:p>
          </table:table-cell>
          <table:table-cell table:formula="of:=[.C668]/[.D668]" office:value-type="float" office:value="3.05555555555556" calcext:value-type="float">
            <text:p>3.05555555555556</text:p>
          </table:table-cell>
          <table:table-cell table:formula="of:=[.E668]-[.E667]" office:value-type="float" office:value="1.44444444444444" calcext:value-type="float">
            <text:p>1.4444444444444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(44444.444/2048)*[.A669]" office:value-type="float" office:value="14496.5276328125" calcext:value-type="float">
            <text:p>14496.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  <table:table-cell table:formula="of:=[.C669]/[.D669]" office:value-type="float" office:value="1.27777777777778" calcext:value-type="float">
            <text:p>1.27777777777778</text:p>
          </table:table-cell>
          <table:table-cell table:formula="of:=[.E669]-[.E668]" office:value-type="float" office:value="-1.77777777777778" calcext:value-type="float">
            <text:p>-1.7777777777777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(44444.444/2048)*[.A670]" office:value-type="float" office:value="14518.2290214844" calcext:value-type="float">
            <text:p>14518.2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  <table:table-cell table:formula="of:=[.C670]/[.D670]" office:value-type="float" office:value="1.27777777777778" calcext:value-type="float">
            <text:p>1.27777777777778</text:p>
          </table:table-cell>
          <table:table-cell table:formula="of:=[.E670]-[.E6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(44444.444/2048)*[.A671]" office:value-type="float" office:value="14539.9304101563" calcext:value-type="float">
            <text:p>14539.9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9" calcext:value-type="float">
            <text:p>1.9E-05</text:p>
          </table:table-cell>
          <table:table-cell table:formula="of:=[.C671]/[.D671]" office:value-type="float" office:value="1.05263157894737" calcext:value-type="float">
            <text:p>1.05263157894737</text:p>
          </table:table-cell>
          <table:table-cell table:formula="of:=[.E671]-[.E670]" office:value-type="float" office:value="-0.225146198830409" calcext:value-type="float">
            <text:p>-0.22514619883040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(44444.444/2048)*[.A672]" office:value-type="float" office:value="14561.6317988281" calcext:value-type="float">
            <text:p>14561.6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9" calcext:value-type="float">
            <text:p>1.9E-05</text:p>
          </table:table-cell>
          <table:table-cell table:formula="of:=[.C672]/[.D672]" office:value-type="float" office:value="1.15789473684211" calcext:value-type="float">
            <text:p>1.15789473684211</text:p>
          </table:table-cell>
          <table:table-cell table:formula="of:=[.E672]-[.E671]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(44444.444/2048)*[.A673]" office:value-type="float" office:value="14583.3331875" calcext:value-type="float">
            <text:p>14583.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table:formula="of:=[.C673]/[.D673]" office:value-type="float" office:value="0.947368421052632" calcext:value-type="float">
            <text:p>0.947368421052632</text:p>
          </table:table-cell>
          <table:table-cell table:formula="of:=[.E673]-[.E672]" office:value-type="float" office:value="-0.210526315789474" calcext:value-type="float">
            <text:p>-0.21052631578947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(44444.444/2048)*[.A674]" office:value-type="float" office:value="14605.0345761719" calcext:value-type="float">
            <text:p>14605.0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9" calcext:value-type="float">
            <text:p>1.9E-05</text:p>
          </table:table-cell>
          <table:table-cell table:formula="of:=[.C674]/[.D674]" office:value-type="float" office:value="0.842105263157895" calcext:value-type="float">
            <text:p>0.842105263157895</text:p>
          </table:table-cell>
          <table:table-cell table:formula="of:=[.E674]-[.E673]" office:value-type="float" office:value="-0.105263157894737" calcext:value-type="float">
            <text:p>-0.105263157894737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(44444.444/2048)*[.A675]" office:value-type="float" office:value="14626.7359648438" calcext:value-type="float">
            <text:p>14626.7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table:formula="of:=[.C675]/[.D675]" office:value-type="float" office:value="0.947368421052632" calcext:value-type="float">
            <text:p>0.947368421052632</text:p>
          </table:table-cell>
          <table:table-cell table:formula="of:=[.E675]-[.E674]"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(44444.444/2048)*[.A676]" office:value-type="float" office:value="14648.4373535156" calcext:value-type="float">
            <text:p>14648.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2" calcext:value-type="float">
            <text:p>2E-05</text:p>
          </table:table-cell>
          <table:table-cell table:formula="of:=[.C676]/[.D676]" office:value-type="float" office:value="1.9" calcext:value-type="float">
            <text:p>1.9</text:p>
          </table:table-cell>
          <table:table-cell table:formula="of:=[.E676]-[.E675]" office:value-type="float" office:value="0.952631578947368" calcext:value-type="float">
            <text:p>0.95263157894736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(44444.444/2048)*[.A677]" office:value-type="float" office:value="14670.1387421875" calcext:value-type="float">
            <text:p>14670.1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2" calcext:value-type="float">
            <text:p>2E-05</text:p>
          </table:table-cell>
          <table:table-cell table:formula="of:=[.C677]/[.D677]" office:value-type="float" office:value="0.9" calcext:value-type="float">
            <text:p>0.9</text:p>
          </table:table-cell>
          <table:table-cell table:formula="of:=[.E677]-[.E676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(44444.444/2048)*[.A678]" office:value-type="float" office:value="14691.8401308594" calcext:value-type="float">
            <text:p>14691.8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" calcext:value-type="float">
            <text:p>2E-05</text:p>
          </table:table-cell>
          <table:table-cell table:formula="of:=[.C678]/[.D678]" office:value-type="float" office:value="0.75" calcext:value-type="float">
            <text:p>0.75</text:p>
          </table:table-cell>
          <table:table-cell table:formula="of:=[.E678]-[.E677]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(44444.444/2048)*[.A679]" office:value-type="float" office:value="14713.5415195313" calcext:value-type="float">
            <text:p>14713.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  <table:table-cell table:formula="of:=[.C679]/[.D679]" office:value-type="float" office:value="0.904761904761905" calcext:value-type="float">
            <text:p>0.904761904761905</text:p>
          </table:table-cell>
          <table:table-cell table:formula="of:=[.E679]-[.E678]" office:value-type="float" office:value="0.154761904761905" calcext:value-type="float">
            <text:p>0.154761904761905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(44444.444/2048)*[.A680]" office:value-type="float" office:value="14735.2429082031" calcext:value-type="float">
            <text:p>14735.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3" calcext:value-type="float">
            <text:p>2.3E-05</text:p>
          </table:table-cell>
          <table:table-cell table:formula="of:=[.C680]/[.D680]" office:value-type="float" office:value="1.21739130434783" calcext:value-type="float">
            <text:p>1.21739130434783</text:p>
          </table:table-cell>
          <table:table-cell table:formula="of:=[.E680]-[.E679]" office:value-type="float" office:value="0.312629399585921" calcext:value-type="float">
            <text:p>0.31262939958592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(44444.444/2048)*[.A681]" office:value-type="float" office:value="14756.944296875" calcext:value-type="float">
            <text:p>14756.9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table:formula="of:=[.C681]/[.D681]" office:value-type="float" office:value="0.869565217391304" calcext:value-type="float">
            <text:p>0.869565217391304</text:p>
          </table:table-cell>
          <table:table-cell table:formula="of:=[.E681]-[.E680]" office:value-type="float" office:value="-0.347826086956522" calcext:value-type="float">
            <text:p>-0.34782608695652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(44444.444/2048)*[.A682]" office:value-type="float" office:value="14778.6456855469" calcext:value-type="float">
            <text:p>14778.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3" calcext:value-type="float">
            <text:p>2.3E-05</text:p>
          </table:table-cell>
          <table:table-cell table:formula="of:=[.C682]/[.D682]" office:value-type="float" office:value="0.565217391304348" calcext:value-type="float">
            <text:p>0.565217391304348</text:p>
          </table:table-cell>
          <table:table-cell table:formula="of:=[.E682]-[.E681]" office:value-type="float" office:value="-0.304347826086957" calcext:value-type="float">
            <text:p>-0.30434782608695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(44444.444/2048)*[.A683]" office:value-type="float" office:value="14800.3470742188" calcext:value-type="float">
            <text:p>14800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4" calcext:value-type="float">
            <text:p>2.4E-05</text:p>
          </table:table-cell>
          <table:table-cell table:formula="of:=[.C683]/[.D683]" office:value-type="float" office:value="0.458333333333333" calcext:value-type="float">
            <text:p>0.458333333333333</text:p>
          </table:table-cell>
          <table:table-cell table:formula="of:=[.E683]-[.E682]" office:value-type="float" office:value="-0.106884057971014" calcext:value-type="float">
            <text:p>-0.10688405797101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(44444.444/2048)*[.A684]" office:value-type="float" office:value="14822.0484628906" calcext:value-type="float">
            <text:p>14822.0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4" calcext:value-type="float">
            <text:p>2.4E-05</text:p>
          </table:table-cell>
          <table:table-cell table:formula="of:=[.C684]/[.D684]" office:value-type="float" office:value="0.625" calcext:value-type="float">
            <text:p>0.625</text:p>
          </table:table-cell>
          <table:table-cell table:formula="of:=[.E684]-[.E683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(44444.444/2048)*[.A685]" office:value-type="float" office:value="14843.7498515625" calcext:value-type="float">
            <text:p>14843.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23" calcext:value-type="float">
            <text:p>2.3E-05</text:p>
          </table:table-cell>
          <table:table-cell table:formula="of:=[.C685]/[.D685]" office:value-type="float" office:value="0.217391304347826" calcext:value-type="float">
            <text:p>0.217391304347826</text:p>
          </table:table-cell>
          <table:table-cell table:formula="of:=[.E685]-[.E684]" office:value-type="float" office:value="-0.407608695652174" calcext:value-type="float">
            <text:p>-0.40760869565217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(44444.444/2048)*[.A686]" office:value-type="float" office:value="14865.4512402344" calcext:value-type="float">
            <text:p>14865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table:formula="of:=[.C686]/[.D686]" office:value-type="float" office:value="1.08695652173913" calcext:value-type="float">
            <text:p>1.08695652173913</text:p>
          </table:table-cell>
          <table:table-cell table:formula="of:=[.E686]-[.E685]" office:value-type="float" office:value="0.869565217391304" calcext:value-type="float">
            <text:p>0.86956521739130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(44444.444/2048)*[.A687]" office:value-type="float" office:value="14887.1526289063" calcext:value-type="float">
            <text:p>14887.2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24" calcext:value-type="float">
            <text:p>2.4E-05</text:p>
          </table:table-cell>
          <table:table-cell table:formula="of:=[.C687]/[.D687]" office:value-type="float" office:value="1.375" calcext:value-type="float">
            <text:p>1.375</text:p>
          </table:table-cell>
          <table:table-cell table:formula="of:=[.E687]-[.E686]" office:value-type="float" office:value="0.288043478260869" calcext:value-type="float">
            <text:p>0.28804347826086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(44444.444/2048)*[.A688]" office:value-type="float" office:value="14908.8540175781" calcext:value-type="float">
            <text:p>14908.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24" calcext:value-type="float">
            <text:p>2.4E-05</text:p>
          </table:table-cell>
          <table:table-cell table:formula="of:=[.C688]/[.D688]" office:value-type="float" office:value="0.416666666666667" calcext:value-type="float">
            <text:p>0.416666666666667</text:p>
          </table:table-cell>
          <table:table-cell table:formula="of:=[.E688]-[.E687]" office:value-type="float" office:value="-0.958333333333333" calcext:value-type="float">
            <text:p>-0.95833333333333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(44444.444/2048)*[.A689]" office:value-type="float" office:value="14930.55540625" calcext:value-type="float">
            <text:p>14930.6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24" calcext:value-type="float">
            <text:p>2.4E-05</text:p>
          </table:table-cell>
          <table:table-cell table:formula="of:=[.C689]/[.D689]" office:value-type="float" office:value="0.583333333333333" calcext:value-type="float">
            <text:p>0.583333333333333</text:p>
          </table:table-cell>
          <table:table-cell table:formula="of:=[.E689]-[.E688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(44444.444/2048)*[.A690]" office:value-type="float" office:value="14952.2567949219" calcext:value-type="float">
            <text:p>14952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24" calcext:value-type="float">
            <text:p>2.4E-05</text:p>
          </table:table-cell>
          <table:table-cell table:formula="of:=[.C690]/[.D690]" office:value-type="float" office:value="0.458333333333333" calcext:value-type="float">
            <text:p>0.458333333333333</text:p>
          </table:table-cell>
          <table:table-cell table:formula="of:=[.E690]-[.E689]" office:value-type="float" office:value="-0.125" calcext:value-type="float">
            <text:p>-0.12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(44444.444/2048)*[.A691]" office:value-type="float" office:value="14973.9581835938" calcext:value-type="float">
            <text:p>14974.0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24" calcext:value-type="float">
            <text:p>2.4E-05</text:p>
          </table:table-cell>
          <table:table-cell table:formula="of:=[.C691]/[.D691]" office:value-type="float" office:value="0.375" calcext:value-type="float">
            <text:p>0.375</text:p>
          </table:table-cell>
          <table:table-cell table:formula="of:=[.E691]-[.E690]" office:value-type="float" office:value="-0.0833333333333333" calcext:value-type="float">
            <text:p>-0.08333333333333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(44444.444/2048)*[.A692]" office:value-type="float" office:value="14995.6595722656" calcext:value-type="float">
            <text:p>14995.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table:formula="of:=[.C692]/[.D692]" office:value-type="float" office:value="0.96" calcext:value-type="float">
            <text:p>0.96</text:p>
          </table:table-cell>
          <table:table-cell table:formula="of:=[.E692]-[.E691]" office:value-type="float" office:value="0.585" calcext:value-type="float">
            <text:p>0.58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(44444.444/2048)*[.A693]" office:value-type="float" office:value="15017.3609609375" calcext:value-type="float">
            <text:p>15017.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24" calcext:value-type="float">
            <text:p>2.4E-05</text:p>
          </table:table-cell>
          <table:table-cell table:formula="of:=[.C693]/[.D693]" office:value-type="float" office:value="1.45833333333333" calcext:value-type="float">
            <text:p>1.45833333333333</text:p>
          </table:table-cell>
          <table:table-cell table:formula="of:=[.E693]-[.E692]" office:value-type="float" office:value="0.498333333333333" calcext:value-type="float">
            <text:p>0.49833333333333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(44444.444/2048)*[.A694]" office:value-type="float" office:value="15039.0623496094" calcext:value-type="float">
            <text:p>15039.1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  <table:table-cell table:formula="of:=[.C694]/[.D694]" office:value-type="float" office:value="1.08333333333333" calcext:value-type="float">
            <text:p>1.08333333333333</text:p>
          </table:table-cell>
          <table:table-cell table:formula="of:=[.E694]-[.E693]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(44444.444/2048)*[.A695]" office:value-type="float" office:value="15060.7637382813" calcext:value-type="float">
            <text:p>15060.8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24" calcext:value-type="float">
            <text:p>2.4E-05</text:p>
          </table:table-cell>
          <table:table-cell table:formula="of:=[.C695]/[.D695]" office:value-type="float" office:value="1.70833333333333" calcext:value-type="float">
            <text:p>1.70833333333333</text:p>
          </table:table-cell>
          <table:table-cell table:formula="of:=[.E695]-[.E694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(44444.444/2048)*[.A696]" office:value-type="float" office:value="15082.4651269531" calcext:value-type="float">
            <text:p>15082.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24" calcext:value-type="float">
            <text:p>2.4E-05</text:p>
          </table:table-cell>
          <table:table-cell table:formula="of:=[.C696]/[.D696]" office:value-type="float" office:value="2.58333333333333" calcext:value-type="float">
            <text:p>2.58333333333333</text:p>
          </table:table-cell>
          <table:table-cell table:formula="of:=[.E696]-[.E695]"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(44444.444/2048)*[.A697]" office:value-type="float" office:value="15104.166515625" calcext:value-type="float">
            <text:p>15104.2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5" calcext:value-type="float">
            <text:p>2.5E-05</text:p>
          </table:table-cell>
          <table:table-cell table:formula="of:=[.C697]/[.D697]" office:value-type="float" office:value="1.28" calcext:value-type="float">
            <text:p>1.28</text:p>
          </table:table-cell>
          <table:table-cell table:formula="of:=[.E697]-[.E696]" office:value-type="float" office:value="-1.30333333333333" calcext:value-type="float">
            <text:p>-1.303333333333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(44444.444/2048)*[.A698]" office:value-type="float" office:value="15125.8679042969" calcext:value-type="float">
            <text:p>15125.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table:formula="of:=[.C698]/[.D698]" office:value-type="float" office:value="0.96" calcext:value-type="float">
            <text:p>0.96</text:p>
          </table:table-cell>
          <table:table-cell table:formula="of:=[.E698]-[.E697]" office:value-type="float" office:value="-0.32" calcext:value-type="float">
            <text:p>-0.3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(44444.444/2048)*[.A699]" office:value-type="float" office:value="15147.5692929688" calcext:value-type="float">
            <text:p>15147.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7" calcext:value-type="float">
            <text:p>2.7E-05</text:p>
          </table:table-cell>
          <table:table-cell table:formula="of:=[.C699]/[.D699]" office:value-type="float" office:value="1.81481481481482" calcext:value-type="float">
            <text:p>1.81481481481482</text:p>
          </table:table-cell>
          <table:table-cell table:formula="of:=[.E699]-[.E698]" office:value-type="float" office:value="0.854814814814815" calcext:value-type="float">
            <text:p>0.8548148148148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(44444.444/2048)*[.A700]" office:value-type="float" office:value="15169.2706816406" calcext:value-type="float">
            <text:p>15169.3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8" calcext:value-type="float">
            <text:p>2.8E-05</text:p>
          </table:table-cell>
          <table:table-cell table:formula="of:=[.C700]/[.D700]" office:value-type="float" office:value="0.857142857142857" calcext:value-type="float">
            <text:p>0.857142857142857</text:p>
          </table:table-cell>
          <table:table-cell table:formula="of:=[.E700]-[.E699]" office:value-type="float" office:value="-0.957671957671958" calcext:value-type="float">
            <text:p>-0.9576719576719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(44444.444/2048)*[.A701]" office:value-type="float" office:value="15190.9720703125" calcext:value-type="float">
            <text:p>15191.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8" calcext:value-type="float">
            <text:p>2.8E-05</text:p>
          </table:table-cell>
          <table:table-cell table:formula="of:=[.C701]/[.D701]" office:value-type="float" office:value="0.285714285714286" calcext:value-type="float">
            <text:p>0.285714285714286</text:p>
          </table:table-cell>
          <table:table-cell table:formula="of:=[.E701]-[.E700]" office:value-type="float" office:value="-0.571428571428571" calcext:value-type="float">
            <text:p>-0.57142857142857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(44444.444/2048)*[.A702]" office:value-type="float" office:value="15212.6734589844" calcext:value-type="float">
            <text:p>15212.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28" calcext:value-type="float">
            <text:p>2.8E-05</text:p>
          </table:table-cell>
          <table:table-cell table:formula="of:=[.C702]/[.D702]" office:value-type="float" office:value="1.17857142857143" calcext:value-type="float">
            <text:p>1.17857142857143</text:p>
          </table:table-cell>
          <table:table-cell table:formula="of:=[.E702]-[.E701]" office:value-type="float" office:value="0.892857142857143" calcext:value-type="float">
            <text:p>0.89285714285714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(44444.444/2048)*[.A703]" office:value-type="float" office:value="15234.3748476563" calcext:value-type="float">
            <text:p>15234.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29" calcext:value-type="float">
            <text:p>2.9E-05</text:p>
          </table:table-cell>
          <table:table-cell table:formula="of:=[.C703]/[.D703]" office:value-type="float" office:value="1.62068965517241" calcext:value-type="float">
            <text:p>1.62068965517241</text:p>
          </table:table-cell>
          <table:table-cell table:formula="of:=[.E703]-[.E702]" office:value-type="float" office:value="0.442118226600985" calcext:value-type="float">
            <text:p>0.44211822660098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(44444.444/2048)*[.A704]" office:value-type="float" office:value="15256.0762363281" calcext:value-type="float">
            <text:p>15256.1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" calcext:value-type="float">
            <text:p>3E-05</text:p>
          </table:table-cell>
          <table:table-cell table:formula="of:=[.C704]/[.D704]" office:value-type="float" office:value="1.26666666666667" calcext:value-type="float">
            <text:p>1.26666666666667</text:p>
          </table:table-cell>
          <table:table-cell table:formula="of:=[.E704]-[.E703]" office:value-type="float" office:value="-0.354022988505747" calcext:value-type="float">
            <text:p>-0.35402298850574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(44444.444/2048)*[.A705]" office:value-type="float" office:value="15277.777625" calcext:value-type="float">
            <text:p>15277.8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1" calcext:value-type="float">
            <text:p>3.1E-05</text:p>
          </table:table-cell>
          <table:table-cell table:formula="of:=[.C705]/[.D705]" office:value-type="float" office:value="0.225806451612903" calcext:value-type="float">
            <text:p>0.225806451612903</text:p>
          </table:table-cell>
          <table:table-cell table:formula="of:=[.E705]-[.E704]" office:value-type="float" office:value="-1.04086021505376" calcext:value-type="float">
            <text:p>-1.0408602150537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(44444.444/2048)*[.A706]" office:value-type="float" office:value="15299.4790136719" calcext:value-type="float">
            <text:p>15299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1" calcext:value-type="float">
            <text:p>3.1E-05</text:p>
          </table:table-cell>
          <table:table-cell table:formula="of:=[.C706]/[.D706]" office:value-type="float" office:value="0.806451612903226" calcext:value-type="float">
            <text:p>0.806451612903226</text:p>
          </table:table-cell>
          <table:table-cell table:formula="of:=[.E706]-[.E705]" office:value-type="float" office:value="0.580645161290322" calcext:value-type="float">
            <text:p>0.58064516129032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(44444.444/2048)*[.A707]" office:value-type="float" office:value="15321.1804023438" calcext:value-type="float">
            <text:p>15321.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1" calcext:value-type="float">
            <text:p>3.1E-05</text:p>
          </table:table-cell>
          <table:table-cell table:formula="of:=[.C707]/[.D707]" office:value-type="float" office:value="0.935483870967742" calcext:value-type="float">
            <text:p>0.935483870967742</text:p>
          </table:table-cell>
          <table:table-cell table:formula="of:=[.E707]-[.E706]" office:value-type="float" office:value="0.129032258064516" calcext:value-type="float">
            <text:p>0.12903225806451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(44444.444/2048)*[.A708]" office:value-type="float" office:value="15342.8817910156" calcext:value-type="float">
            <text:p>15342.9</text:p>
          </table:table-cell>
          <table:table-cell table:number-columns-repeated="2" office:value-type="float" office:value="0.000032" calcext:value-type="float">
            <text:p>3.2E-05</text:p>
          </table:table-cell>
          <table:table-cell table:formula="of:=[.C708]/[.D708]" office:value-type="float" office:value="1" calcext:value-type="float">
            <text:p>1</text:p>
          </table:table-cell>
          <table:table-cell table:formula="of:=[.E708]-[.E707]" office:value-type="float" office:value="0.0645161290322581" calcext:value-type="float">
            <text:p>0.06451612903225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(44444.444/2048)*[.A709]" office:value-type="float" office:value="15364.5831796875" calcext:value-type="float">
            <text:p>15364.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1" calcext:value-type="float">
            <text:p>3.1E-05</text:p>
          </table:table-cell>
          <table:table-cell table:formula="of:=[.C709]/[.D709]" office:value-type="float" office:value="0.806451612903226" calcext:value-type="float">
            <text:p>0.806451612903226</text:p>
          </table:table-cell>
          <table:table-cell table:formula="of:=[.E709]-[.E708]" office:value-type="float" office:value="-0.193548387096774" calcext:value-type="float">
            <text:p>-0.19354838709677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(44444.444/2048)*[.A710]" office:value-type="float" office:value="15386.2845683594" calcext:value-type="float">
            <text:p>15386.3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2" calcext:value-type="float">
            <text:p>3.2E-05</text:p>
          </table:table-cell>
          <table:table-cell table:formula="of:=[.C710]/[.D710]" office:value-type="float" office:value="0.21875" calcext:value-type="float">
            <text:p>0.21875</text:p>
          </table:table-cell>
          <table:table-cell table:formula="of:=[.E710]-[.E709]" office:value-type="float" office:value="-0.587701612903226" calcext:value-type="float">
            <text:p>-0.58770161290322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(44444.444/2048)*[.A711]" office:value-type="float" office:value="15407.9859570313" calcext:value-type="float">
            <text:p>15408.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2" calcext:value-type="float">
            <text:p>3.2E-05</text:p>
          </table:table-cell>
          <table:table-cell table:formula="of:=[.C711]/[.D711]" office:value-type="float" office:value="0.8125" calcext:value-type="float">
            <text:p>0.8125</text:p>
          </table:table-cell>
          <table:table-cell table:formula="of:=[.E711]-[.E710]" office:value-type="float" office:value="0.59375" calcext:value-type="float">
            <text:p>0.5937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(44444.444/2048)*[.A712]" office:value-type="float" office:value="15429.6873457031" calcext:value-type="float">
            <text:p>15429.7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32" calcext:value-type="float">
            <text:p>3.2E-05</text:p>
          </table:table-cell>
          <table:table-cell table:formula="of:=[.C712]/[.D712]" office:value-type="float" office:value="0.4375" calcext:value-type="float">
            <text:p>0.4375</text:p>
          </table:table-cell>
          <table:table-cell table:formula="of:=[.E712]-[.E711]" office:value-type="float" office:value="-0.375" calcext:value-type="float">
            <text:p>-0.37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(44444.444/2048)*[.A713]" office:value-type="float" office:value="15451.388734375" calcext:value-type="float">
            <text:p>15451.4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1" calcext:value-type="float">
            <text:p>3.1E-05</text:p>
          </table:table-cell>
          <table:table-cell table:formula="of:=[.C713]/[.D713]" office:value-type="float" office:value="1.2258064516129" calcext:value-type="float">
            <text:p>1.2258064516129</text:p>
          </table:table-cell>
          <table:table-cell table:formula="of:=[.E713]-[.E712]" office:value-type="float" office:value="0.788306451612903" calcext:value-type="float">
            <text:p>0.78830645161290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(44444.444/2048)*[.A714]" office:value-type="float" office:value="15473.0901230469" calcext:value-type="float">
            <text:p>15473.1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1" calcext:value-type="float">
            <text:p>3.1E-05</text:p>
          </table:table-cell>
          <table:table-cell table:formula="of:=[.C714]/[.D714]" office:value-type="float" office:value="1.41935483870968" calcext:value-type="float">
            <text:p>1.41935483870968</text:p>
          </table:table-cell>
          <table:table-cell table:formula="of:=[.E714]-[.E713]" office:value-type="float" office:value="0.193548387096774" calcext:value-type="float">
            <text:p>0.19354838709677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(44444.444/2048)*[.A715]" office:value-type="float" office:value="15494.7915117188" calcext:value-type="float">
            <text:p>15494.8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32" calcext:value-type="float">
            <text:p>3.2E-05</text:p>
          </table:table-cell>
          <table:table-cell table:formula="of:=[.C715]/[.D715]" office:value-type="float" office:value="1.6875" calcext:value-type="float">
            <text:p>1.6875</text:p>
          </table:table-cell>
          <table:table-cell table:formula="of:=[.E715]-[.E714]" office:value-type="float" office:value="0.268145161290323" calcext:value-type="float">
            <text:p>0.26814516129032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(44444.444/2048)*[.A716]" office:value-type="float" office:value="15516.4929003906" calcext:value-type="float">
            <text:p>15516.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3" calcext:value-type="float">
            <text:p>3.3E-05</text:p>
          </table:table-cell>
          <table:table-cell table:formula="of:=[.C716]/[.D716]" office:value-type="float" office:value="1.33333333333333" calcext:value-type="float">
            <text:p>1.33333333333333</text:p>
          </table:table-cell>
          <table:table-cell table:formula="of:=[.E716]-[.E715]" office:value-type="float" office:value="-0.354166666666667" calcext:value-type="float">
            <text:p>-0.35416666666666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(44444.444/2048)*[.A717]" office:value-type="float" office:value="15538.1942890625" calcext:value-type="float">
            <text:p>15538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32" calcext:value-type="float">
            <text:p>3.2E-05</text:p>
          </table:table-cell>
          <table:table-cell table:formula="of:=[.C717]/[.D717]" office:value-type="float" office:value="0.6875" calcext:value-type="float">
            <text:p>0.6875</text:p>
          </table:table-cell>
          <table:table-cell table:formula="of:=[.E717]-[.E716]" office:value-type="float" office:value="-0.645833333333334" calcext:value-type="float">
            <text:p>-0.64583333333333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(44444.444/2048)*[.A718]" office:value-type="float" office:value="15559.8956777344" calcext:value-type="float">
            <text:p>15559.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3" calcext:value-type="float">
            <text:p>3.3E-05</text:p>
          </table:table-cell>
          <table:table-cell table:formula="of:=[.C718]/[.D718]" office:value-type="float" office:value="0.333333333333333" calcext:value-type="float">
            <text:p>0.333333333333333</text:p>
          </table:table-cell>
          <table:table-cell table:formula="of:=[.E718]-[.E717]" office:value-type="float" office:value="-0.354166666666667" calcext:value-type="float">
            <text:p>-0.354166666666667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(44444.444/2048)*[.A719]" office:value-type="float" office:value="15581.5970664063" calcext:value-type="float">
            <text:p>15581.6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34" calcext:value-type="float">
            <text:p>3.4E-05</text:p>
          </table:table-cell>
          <table:table-cell table:formula="of:=[.C719]/[.D719]" office:value-type="float" office:value="1.97058823529412" calcext:value-type="float">
            <text:p>1.97058823529412</text:p>
          </table:table-cell>
          <table:table-cell table:formula="of:=[.E719]-[.E718]" office:value-type="float" office:value="1.63725490196078" calcext:value-type="float">
            <text:p>1.6372549019607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(44444.444/2048)*[.A720]" office:value-type="float" office:value="15603.2984550781" calcext:value-type="float">
            <text:p>15603.3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33" calcext:value-type="float">
            <text:p>3.3E-05</text:p>
          </table:table-cell>
          <table:table-cell table:formula="of:=[.C720]/[.D720]" office:value-type="float" office:value="1.84848484848485" calcext:value-type="float">
            <text:p>1.84848484848485</text:p>
          </table:table-cell>
          <table:table-cell table:formula="of:=[.E720]-[.E719]" office:value-type="float" office:value="-0.122103386809269" calcext:value-type="float">
            <text:p>-0.12210338680926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(44444.444/2048)*[.A721]" office:value-type="float" office:value="15624.99984375" calcext:value-type="float">
            <text:p>15625.0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3" calcext:value-type="float">
            <text:p>3.3E-05</text:p>
          </table:table-cell>
          <table:table-cell table:formula="of:=[.C721]/[.D721]" office:value-type="float" office:value="0.96969696969697" calcext:value-type="float">
            <text:p>0.96969696969697</text:p>
          </table:table-cell>
          <table:table-cell table:formula="of:=[.E721]-[.E720]" office:value-type="float" office:value="-0.878787878787879" calcext:value-type="float">
            <text:p>-0.8787878787878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(44444.444/2048)*[.A722]" office:value-type="float" office:value="15646.7012324219" calcext:value-type="float">
            <text:p>15646.7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6" calcext:value-type="float">
            <text:p>3.6E-05</text:p>
          </table:table-cell>
          <table:table-cell table:formula="of:=[.C722]/[.D722]" office:value-type="float" office:value="0.888888888888889" calcext:value-type="float">
            <text:p>0.888888888888889</text:p>
          </table:table-cell>
          <table:table-cell table:formula="of:=[.E722]-[.E721]" office:value-type="float" office:value="-0.0808080808080809" calcext:value-type="float">
            <text:p>-0.0808080808080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(44444.444/2048)*[.A723]" office:value-type="float" office:value="15668.4026210938" calcext:value-type="float">
            <text:p>15668.4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36" calcext:value-type="float">
            <text:p>3.6E-05</text:p>
          </table:table-cell>
          <table:table-cell table:formula="of:=[.C723]/[.D723]" office:value-type="float" office:value="0.472222222222222" calcext:value-type="float">
            <text:p>0.472222222222222</text:p>
          </table:table-cell>
          <table:table-cell table:formula="of:=[.E723]-[.E722]" office:value-type="float" office:value="-0.416666666666667" calcext:value-type="float">
            <text:p>-0.41666666666666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(44444.444/2048)*[.A724]" office:value-type="float" office:value="15690.1040097656" calcext:value-type="float">
            <text:p>15690.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  <table:table-cell table:formula="of:=[.C724]/[.D724]" office:value-type="float" office:value="0.783783783783784" calcext:value-type="float">
            <text:p>0.783783783783784</text:p>
          </table:table-cell>
          <table:table-cell table:formula="of:=[.E724]-[.E723]" office:value-type="float" office:value="0.311561561561562" calcext:value-type="float">
            <text:p>0.31156156156156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(44444.444/2048)*[.A725]" office:value-type="float" office:value="15711.8053984375" calcext:value-type="float">
            <text:p>15711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9" calcext:value-type="float">
            <text:p>3.9E-05</text:p>
          </table:table-cell>
          <table:table-cell table:formula="of:=[.C725]/[.D725]" office:value-type="float" office:value="0.102564102564103" calcext:value-type="float">
            <text:p>0.102564102564103</text:p>
          </table:table-cell>
          <table:table-cell table:formula="of:=[.E725]-[.E724]" office:value-type="float" office:value="-0.681219681219681" calcext:value-type="float">
            <text:p>-0.68121968121968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(44444.444/2048)*[.A726]" office:value-type="float" office:value="15733.5067871094" calcext:value-type="float">
            <text:p>15733.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table:formula="of:=[.C726]/[.D726]" office:value-type="float" office:value="0.948717948717949" calcext:value-type="float">
            <text:p>0.948717948717949</text:p>
          </table:table-cell>
          <table:table-cell table:formula="of:=[.E726]-[.E725]" office:value-type="float" office:value="0.846153846153846" calcext:value-type="float">
            <text:p>0.84615384615384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(44444.444/2048)*[.A727]" office:value-type="float" office:value="15755.2081757813" calcext:value-type="float">
            <text:p>15755.2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39" calcext:value-type="float">
            <text:p>3.9E-05</text:p>
          </table:table-cell>
          <table:table-cell table:formula="of:=[.C727]/[.D727]" office:value-type="float" office:value="1.38461538461538" calcext:value-type="float">
            <text:p>1.38461538461538</text:p>
          </table:table-cell>
          <table:table-cell table:formula="of:=[.E727]-[.E726]" office:value-type="float" office:value="0.435897435897436" calcext:value-type="float">
            <text:p>0.4358974358974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(44444.444/2048)*[.A728]" office:value-type="float" office:value="15776.9095644531" calcext:value-type="float">
            <text:p>15776.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9" calcext:value-type="float">
            <text:p>3.9E-05</text:p>
          </table:table-cell>
          <table:table-cell table:formula="of:=[.C728]/[.D728]" office:value-type="float" office:value="1.05128205128205" calcext:value-type="float">
            <text:p>1.05128205128205</text:p>
          </table:table-cell>
          <table:table-cell table:formula="of:=[.E728]-[.E727]" office:value-type="float" office:value="-0.333333333333333" calcext:value-type="float">
            <text:p>-0.333333333333333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(44444.444/2048)*[.A729]" office:value-type="float" office:value="15798.610953125" calcext:value-type="float">
            <text:p>15798.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9" calcext:value-type="float">
            <text:p>3.9E-05</text:p>
          </table:table-cell>
          <table:table-cell table:formula="of:=[.C729]/[.D729]" office:value-type="float" office:value="0.666666666666667" calcext:value-type="float">
            <text:p>0.666666666666667</text:p>
          </table:table-cell>
          <table:table-cell table:formula="of:=[.E729]-[.E728]" office:value-type="float" office:value="-0.384615384615385" calcext:value-type="float">
            <text:p>-0.38461538461538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(44444.444/2048)*[.A730]" office:value-type="float" office:value="15820.3123417969" calcext:value-type="float">
            <text:p>15820.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38" calcext:value-type="float">
            <text:p>3.8E-05</text:p>
          </table:table-cell>
          <table:table-cell table:formula="of:=[.C730]/[.D730]" office:value-type="float" office:value="0.236842105263158" calcext:value-type="float">
            <text:p>0.236842105263158</text:p>
          </table:table-cell>
          <table:table-cell table:formula="of:=[.E730]-[.E729]" office:value-type="float" office:value="-0.429824561403509" calcext:value-type="float">
            <text:p>-0.42982456140350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(44444.444/2048)*[.A731]" office:value-type="float" office:value="15842.0137304688" calcext:value-type="float">
            <text:p>15842.0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38" calcext:value-type="float">
            <text:p>3.8E-05</text:p>
          </table:table-cell>
          <table:table-cell table:formula="of:=[.C731]/[.D731]" office:value-type="float" office:value="1.81578947368421" calcext:value-type="float">
            <text:p>1.81578947368421</text:p>
          </table:table-cell>
          <table:table-cell table:formula="of:=[.E731]-[.E730]" office:value-type="float" office:value="1.57894736842105" calcext:value-type="float">
            <text:p>1.5789473684210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(44444.444/2048)*[.A732]" office:value-type="float" office:value="15863.7151191406" calcext:value-type="float">
            <text:p>15863.7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38" calcext:value-type="float">
            <text:p>3.8E-05</text:p>
          </table:table-cell>
          <table:table-cell table:formula="of:=[.C732]/[.D732]" office:value-type="float" office:value="1.78947368421053" calcext:value-type="float">
            <text:p>1.78947368421053</text:p>
          </table:table-cell>
          <table:table-cell table:formula="of:=[.E732]-[.E731]" office:value-type="float" office:value="-0.0263157894736841" calcext:value-type="float">
            <text:p>-0.0263157894736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(44444.444/2048)*[.A733]" office:value-type="float" office:value="15885.4165078125" calcext:value-type="float">
            <text:p>15885.4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37" calcext:value-type="float">
            <text:p>3.7E-05</text:p>
          </table:table-cell>
          <table:table-cell table:formula="of:=[.C733]/[.D733]" office:value-type="float" office:value="0.405405405405405" calcext:value-type="float">
            <text:p>0.405405405405405</text:p>
          </table:table-cell>
          <table:table-cell table:formula="of:=[.E733]-[.E732]" office:value-type="float" office:value="-1.38406827880512" calcext:value-type="float">
            <text:p>-1.384068278805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(44444.444/2048)*[.A734]" office:value-type="float" office:value="15907.1178964844" calcext:value-type="float">
            <text:p>15907.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7" calcext:value-type="float">
            <text:p>3.7E-05</text:p>
          </table:table-cell>
          <table:table-cell table:formula="of:=[.C734]/[.D734]" office:value-type="float" office:value="1.10810810810811" calcext:value-type="float">
            <text:p>1.10810810810811</text:p>
          </table:table-cell>
          <table:table-cell table:formula="of:=[.E734]-[.E733]" office:value-type="float" office:value="0.702702702702703" calcext:value-type="float">
            <text:p>0.702702702702703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(44444.444/2048)*[.A735]" office:value-type="float" office:value="15928.8192851563" calcext:value-type="float">
            <text:p>15928.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37" calcext:value-type="float">
            <text:p>3.7E-05</text:p>
          </table:table-cell>
          <table:table-cell table:formula="of:=[.C735]/[.D735]" office:value-type="float" office:value="1.24324324324324" calcext:value-type="float">
            <text:p>1.24324324324324</text:p>
          </table:table-cell>
          <table:table-cell table:formula="of:=[.E735]-[.E734]" office:value-type="float" office:value="0.135135135135135" calcext:value-type="float">
            <text:p>0.1351351351351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(44444.444/2048)*[.A736]" office:value-type="float" office:value="15950.5206738281" calcext:value-type="float">
            <text:p>15950.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36" calcext:value-type="float">
            <text:p>3.6E-05</text:p>
          </table:table-cell>
          <table:table-cell table:formula="of:=[.C736]/[.D736]" office:value-type="float" office:value="0.833333333333333" calcext:value-type="float">
            <text:p>0.833333333333333</text:p>
          </table:table-cell>
          <table:table-cell table:formula="of:=[.E736]-[.E735]" office:value-type="float" office:value="-0.40990990990991" calcext:value-type="float">
            <text:p>-0.40990990990991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(44444.444/2048)*[.A737]" office:value-type="float" office:value="15972.2220625" calcext:value-type="float">
            <text:p>15972.2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5" calcext:value-type="float">
            <text:p>3.5E-05</text:p>
          </table:table-cell>
          <table:table-cell table:formula="of:=[.C737]/[.D737]" office:value-type="float" office:value="1.37142857142857" calcext:value-type="float">
            <text:p>1.37142857142857</text:p>
          </table:table-cell>
          <table:table-cell table:formula="of:=[.E737]-[.E736]" office:value-type="float" office:value="0.538095238095238" calcext:value-type="float">
            <text:p>0.53809523809523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(44444.444/2048)*[.A738]" office:value-type="float" office:value="15993.9234511719" calcext:value-type="float">
            <text:p>15993.9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36" calcext:value-type="float">
            <text:p>3.6E-05</text:p>
          </table:table-cell>
          <table:table-cell table:formula="of:=[.C738]/[.D738]" office:value-type="float" office:value="2.16666666666667" calcext:value-type="float">
            <text:p>2.16666666666667</text:p>
          </table:table-cell>
          <table:table-cell table:formula="of:=[.E738]-[.E737]" office:value-type="float" office:value="0.795238095238095" calcext:value-type="float">
            <text:p>0.79523809523809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(44444.444/2048)*[.A739]" office:value-type="float" office:value="16015.6248398438" calcext:value-type="float">
            <text:p>16015.6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  <table:table-cell table:formula="of:=[.C739]/[.D739]" office:value-type="float" office:value="0.783783783783784" calcext:value-type="float">
            <text:p>0.783783783783784</text:p>
          </table:table-cell>
          <table:table-cell table:formula="of:=[.E739]-[.E738]" office:value-type="float" office:value="-1.38288288288288" calcext:value-type="float">
            <text:p>-1.3828828828828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(44444.444/2048)*[.A740]" office:value-type="float" office:value="16037.3262285156" calcext:value-type="float">
            <text:p>16037.3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39" calcext:value-type="float">
            <text:p>3.9E-05</text:p>
          </table:table-cell>
          <table:table-cell table:formula="of:=[.C740]/[.D740]" office:value-type="float" office:value="1.64102564102564" calcext:value-type="float">
            <text:p>1.64102564102564</text:p>
          </table:table-cell>
          <table:table-cell table:formula="of:=[.E740]-[.E739]" office:value-type="float" office:value="0.857241857241857" calcext:value-type="float">
            <text:p>0.85724185724185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(44444.444/2048)*[.A741]" office:value-type="float" office:value="16059.0276171875" calcext:value-type="float">
            <text:p>16059.0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39" calcext:value-type="float">
            <text:p>3.9E-05</text:p>
          </table:table-cell>
          <table:table-cell table:formula="of:=[.C741]/[.D741]" office:value-type="float" office:value="2.33333333333333" calcext:value-type="float">
            <text:p>2.33333333333333</text:p>
          </table:table-cell>
          <table:table-cell table:formula="of:=[.E741]-[.E740]" office:value-type="float" office:value="0.692307692307692" calcext:value-type="float">
            <text:p>0.69230769230769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(44444.444/2048)*[.A742]" office:value-type="float" office:value="16080.7290058594" calcext:value-type="float">
            <text:p>16080.7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4" calcext:value-type="float">
            <text:p>4E-05</text:p>
          </table:table-cell>
          <table:table-cell table:formula="of:=[.C742]/[.D742]" office:value-type="float" office:value="1.275" calcext:value-type="float">
            <text:p>1.275</text:p>
          </table:table-cell>
          <table:table-cell table:formula="of:=[.E742]-[.E741]" office:value-type="float" office:value="-1.05833333333333" calcext:value-type="float">
            <text:p>-1.0583333333333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(44444.444/2048)*[.A743]" office:value-type="float" office:value="16102.4303945313" calcext:value-type="float">
            <text:p>16102.4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4" calcext:value-type="float">
            <text:p>4E-05</text:p>
          </table:table-cell>
          <table:table-cell table:formula="of:=[.C743]/[.D743]" office:value-type="float" office:value="0.3" calcext:value-type="float">
            <text:p>0.3</text:p>
          </table:table-cell>
          <table:table-cell table:formula="of:=[.E743]-[.E742]" office:value-type="float" office:value="-0.975" calcext:value-type="float">
            <text:p>-0.97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(44444.444/2048)*[.A744]" office:value-type="float" office:value="16124.1317832031" calcext:value-type="float">
            <text:p>16124.1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4" calcext:value-type="float">
            <text:p>4E-05</text:p>
          </table:table-cell>
          <table:table-cell table:formula="of:=[.C744]/[.D744]" office:value-type="float" office:value="0.475" calcext:value-type="float">
            <text:p>0.475</text:p>
          </table:table-cell>
          <table:table-cell table:formula="of:=[.E744]-[.E743]" office:value-type="float" office:value="0.175" calcext:value-type="float">
            <text:p>0.17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(44444.444/2048)*[.A745]" office:value-type="float" office:value="16145.833171875" calcext:value-type="float">
            <text:p>16145.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39" calcext:value-type="float">
            <text:p>3.9E-05</text:p>
          </table:table-cell>
          <table:table-cell table:formula="of:=[.C745]/[.D745]" office:value-type="float" office:value="0.461538461538462" calcext:value-type="float">
            <text:p>0.461538461538462</text:p>
          </table:table-cell>
          <table:table-cell table:formula="of:=[.E745]-[.E744]" office:value-type="float" office:value="-0.0134615384615384" calcext:value-type="float">
            <text:p>-0.01346153846153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(44444.444/2048)*[.A746]" office:value-type="float" office:value="16167.5345605469" calcext:value-type="float">
            <text:p>16167.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38" calcext:value-type="float">
            <text:p>3.8E-05</text:p>
          </table:table-cell>
          <table:table-cell table:formula="of:=[.C746]/[.D746]" office:value-type="float" office:value="0.18421052631579" calcext:value-type="float">
            <text:p>0.18421052631579</text:p>
          </table:table-cell>
          <table:table-cell table:formula="of:=[.E746]-[.E745]" office:value-type="float" office:value="-0.277327935222672" calcext:value-type="float">
            <text:p>-0.27732793522267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(44444.444/2048)*[.A747]" office:value-type="float" office:value="16189.2359492188" calcext:value-type="float">
            <text:p>16189.2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table:formula="of:=[.C747]/[.D747]" office:value-type="float" office:value="1.07692307692308" calcext:value-type="float">
            <text:p>1.07692307692308</text:p>
          </table:table-cell>
          <table:table-cell table:formula="of:=[.E747]-[.E746]" office:value-type="float" office:value="0.892712550607287" calcext:value-type="float">
            <text:p>0.89271255060728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(44444.444/2048)*[.A748]" office:value-type="float" office:value="16210.9373378906" calcext:value-type="float">
            <text:p>16210.9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37" calcext:value-type="float">
            <text:p>3.7E-05</text:p>
          </table:table-cell>
          <table:table-cell table:formula="of:=[.C748]/[.D748]" office:value-type="float" office:value="1.40540540540541" calcext:value-type="float">
            <text:p>1.40540540540541</text:p>
          </table:table-cell>
          <table:table-cell table:formula="of:=[.E748]-[.E747]" office:value-type="float" office:value="0.328482328482329" calcext:value-type="float">
            <text:p>0.32848232848232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(44444.444/2048)*[.A749]" office:value-type="float" office:value="16232.6387265625" calcext:value-type="float">
            <text:p>16232.6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36" calcext:value-type="float">
            <text:p>3.6E-05</text:p>
          </table:table-cell>
          <table:table-cell table:formula="of:=[.C749]/[.D749]" office:value-type="float" office:value="0.361111111111111" calcext:value-type="float">
            <text:p>0.361111111111111</text:p>
          </table:table-cell>
          <table:table-cell table:formula="of:=[.E749]-[.E748]" office:value-type="float" office:value="-1.04429429429429" calcext:value-type="float">
            <text:p>-1.0442942942942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(44444.444/2048)*[.A750]" office:value-type="float" office:value="16254.3401152344" calcext:value-type="float">
            <text:p>16254.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37" calcext:value-type="float">
            <text:p>3.7E-05</text:p>
          </table:table-cell>
          <table:table-cell table:formula="of:=[.C750]/[.D750]" office:value-type="float" office:value="0.27027027027027" calcext:value-type="float">
            <text:p>0.27027027027027</text:p>
          </table:table-cell>
          <table:table-cell table:formula="of:=[.E750]-[.E749]" office:value-type="float" office:value="-0.0908408408408408" calcext:value-type="float">
            <text:p>-0.09084084084084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(44444.444/2048)*[.A751]" office:value-type="float" office:value="16276.0415039063" calcext:value-type="float">
            <text:p>16276.0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7" calcext:value-type="float">
            <text:p>3.7E-05</text:p>
          </table:table-cell>
          <table:table-cell table:formula="of:=[.C751]/[.D751]" office:value-type="float" office:value="0.297297297297297" calcext:value-type="float">
            <text:p>0.297297297297297</text:p>
          </table:table-cell>
          <table:table-cell table:formula="of:=[.E751]-[.E750]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(44444.444/2048)*[.A752]" office:value-type="float" office:value="16297.7428925781" calcext:value-type="float">
            <text:p>16297.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6" calcext:value-type="float">
            <text:p>3.6E-05</text:p>
          </table:table-cell>
          <table:table-cell table:formula="of:=[.C752]/[.D752]" office:value-type="float" office:value="0.722222222222222" calcext:value-type="float">
            <text:p>0.722222222222222</text:p>
          </table:table-cell>
          <table:table-cell table:formula="of:=[.E752]-[.E751]" office:value-type="float" office:value="0.424924924924925" calcext:value-type="float">
            <text:p>0.42492492492492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(44444.444/2048)*[.A753]" office:value-type="float" office:value="16319.44428125" calcext:value-type="float">
            <text:p>16319.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36" calcext:value-type="float">
            <text:p>3.6E-05</text:p>
          </table:table-cell>
          <table:table-cell table:formula="of:=[.C753]/[.D753]" office:value-type="float" office:value="1.19444444444444" calcext:value-type="float">
            <text:p>1.19444444444444</text:p>
          </table:table-cell>
          <table:table-cell table:formula="of:=[.E753]-[.E752]" office:value-type="float" office:value="0.472222222222222" calcext:value-type="float">
            <text:p>0.47222222222222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(44444.444/2048)*[.A754]" office:value-type="float" office:value="16341.1456699219" calcext:value-type="float">
            <text:p>16341.1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6" calcext:value-type="float">
            <text:p>3.6E-05</text:p>
          </table:table-cell>
          <table:table-cell table:formula="of:=[.C754]/[.D754]" office:value-type="float" office:value="1.38888888888889" calcext:value-type="float">
            <text:p>1.38888888888889</text:p>
          </table:table-cell>
          <table:table-cell table:formula="of:=[.E754]-[.E753]" office:value-type="float" office:value="0.194444444444445" calcext:value-type="float">
            <text:p>0.1944444444444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(44444.444/2048)*[.A755]" office:value-type="float" office:value="16362.8470585938" calcext:value-type="float">
            <text:p>16362.8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035" calcext:value-type="float">
            <text:p>3.5E-05</text:p>
          </table:table-cell>
          <table:table-cell table:formula="of:=[.C755]/[.D755]" office:value-type="float" office:value="1.91428571428571" calcext:value-type="float">
            <text:p>1.91428571428571</text:p>
          </table:table-cell>
          <table:table-cell table:formula="of:=[.E755]-[.E754]" office:value-type="float" office:value="0.525396825396826" calcext:value-type="float">
            <text:p>0.52539682539682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(44444.444/2048)*[.A756]" office:value-type="float" office:value="16384.5484472656" calcext:value-type="float">
            <text:p>16384.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36" calcext:value-type="float">
            <text:p>3.6E-05</text:p>
          </table:table-cell>
          <table:table-cell table:formula="of:=[.C756]/[.D756]" office:value-type="float" office:value="2.08333333333333" calcext:value-type="float">
            <text:p>2.08333333333333</text:p>
          </table:table-cell>
          <table:table-cell table:formula="of:=[.E756]-[.E755]" office:value-type="float" office:value="0.169047619047618" calcext:value-type="float">
            <text:p>0.1690476190476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(44444.444/2048)*[.A757]" office:value-type="float" office:value="16406.2498359375" calcext:value-type="float">
            <text:p>16406.2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35" calcext:value-type="float">
            <text:p>3.5E-05</text:p>
          </table:table-cell>
          <table:table-cell table:formula="of:=[.C757]/[.D757]" office:value-type="float" office:value="1.22857142857143" calcext:value-type="float">
            <text:p>1.22857142857143</text:p>
          </table:table-cell>
          <table:table-cell table:formula="of:=[.E757]-[.E756]" office:value-type="float" office:value="-0.854761904761905" calcext:value-type="float">
            <text:p>-0.85476190476190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(44444.444/2048)*[.A758]" office:value-type="float" office:value="16427.9512246094" calcext:value-type="float">
            <text:p>16428.0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35" calcext:value-type="float">
            <text:p>3.5E-05</text:p>
          </table:table-cell>
          <table:table-cell table:formula="of:=[.C758]/[.D758]" office:value-type="float" office:value="1.28571428571429" calcext:value-type="float">
            <text:p>1.28571428571429</text:p>
          </table:table-cell>
          <table:table-cell table:formula="of:=[.E758]-[.E757]" office:value-type="float" office:value="0.0571428571428574" calcext:value-type="float">
            <text:p>0.0571428571428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(44444.444/2048)*[.A759]" office:value-type="float" office:value="16449.6526132813" calcext:value-type="float">
            <text:p>16449.7</text:p>
          </table:table-cell>
          <table:table-cell table:number-columns-repeated="2" office:value-type="float" office:value="0.000035" calcext:value-type="float">
            <text:p>3.5E-05</text:p>
          </table:table-cell>
          <table:table-cell table:formula="of:=[.C759]/[.D759]" office:value-type="float" office:value="1" calcext:value-type="float">
            <text:p>1</text:p>
          </table:table-cell>
          <table:table-cell table:formula="of:=[.E759]-[.E758]" office:value-type="float" office:value="-0.285714285714286" calcext:value-type="float">
            <text:p>-0.28571428571428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(44444.444/2048)*[.A760]" office:value-type="float" office:value="16471.3540019531" calcext:value-type="float">
            <text:p>16471.4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7" calcext:value-type="float">
            <text:p>3.7E-05</text:p>
          </table:table-cell>
          <table:table-cell table:formula="of:=[.C760]/[.D760]" office:value-type="float" office:value="0.837837837837838" calcext:value-type="float">
            <text:p>0.837837837837838</text:p>
          </table:table-cell>
          <table:table-cell table:formula="of:=[.E760]-[.E759]" office:value-type="float" office:value="-0.162162162162162" calcext:value-type="float">
            <text:p>-0.16216216216216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(44444.444/2048)*[.A761]" office:value-type="float" office:value="16493.055390625" calcext:value-type="float">
            <text:p>16493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38" calcext:value-type="float">
            <text:p>3.8E-05</text:p>
          </table:table-cell>
          <table:table-cell table:formula="of:=[.C761]/[.D761]" office:value-type="float" office:value="0.315789473684211" calcext:value-type="float">
            <text:p>0.315789473684211</text:p>
          </table:table-cell>
          <table:table-cell table:formula="of:=[.E761]-[.E760]" office:value-type="float" office:value="-0.522048364153627" calcext:value-type="float">
            <text:p>-0.52204836415362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(44444.444/2048)*[.A762]" office:value-type="float" office:value="16514.7567792969" calcext:value-type="float">
            <text:p>16514.8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39" calcext:value-type="float">
            <text:p>3.9E-05</text:p>
          </table:table-cell>
          <table:table-cell table:formula="of:=[.C762]/[.D762]" office:value-type="float" office:value="0.461538461538462" calcext:value-type="float">
            <text:p>0.461538461538462</text:p>
          </table:table-cell>
          <table:table-cell table:formula="of:=[.E762]-[.E761]" office:value-type="float" office:value="0.145748987854251" calcext:value-type="float">
            <text:p>0.1457489878542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(44444.444/2048)*[.A763]" office:value-type="float" office:value="16536.4581679688" calcext:value-type="float">
            <text:p>16536.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" calcext:value-type="float">
            <text:p>4E-05</text:p>
          </table:table-cell>
          <table:table-cell table:formula="of:=[.C763]/[.D763]" office:value-type="float" office:value="0.65" calcext:value-type="float">
            <text:p>0.65</text:p>
          </table:table-cell>
          <table:table-cell table:formula="of:=[.E763]-[.E762]" office:value-type="float" office:value="0.188461538461538" calcext:value-type="float">
            <text:p>0.18846153846153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(44444.444/2048)*[.A764]" office:value-type="float" office:value="16558.1595566406" calcext:value-type="float">
            <text:p>16558.2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41" calcext:value-type="float">
            <text:p>4.1E-05</text:p>
          </table:table-cell>
          <table:table-cell table:formula="of:=[.C764]/[.D764]" office:value-type="float" office:value="0.341463414634146" calcext:value-type="float">
            <text:p>0.341463414634146</text:p>
          </table:table-cell>
          <table:table-cell table:formula="of:=[.E764]-[.E763]" office:value-type="float" office:value="-0.308536585365854" calcext:value-type="float">
            <text:p>-0.308536585365854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(44444.444/2048)*[.A765]" office:value-type="float" office:value="16579.8609453125" calcext:value-type="float">
            <text:p>16579.9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42" calcext:value-type="float">
            <text:p>4.2E-05</text:p>
          </table:table-cell>
          <table:table-cell table:formula="of:=[.C765]/[.D765]" office:value-type="float" office:value="0.738095238095238" calcext:value-type="float">
            <text:p>0.738095238095238</text:p>
          </table:table-cell>
          <table:table-cell table:formula="of:=[.E765]-[.E764]" office:value-type="float" office:value="0.396631823461092" calcext:value-type="float">
            <text:p>0.39663182346109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(44444.444/2048)*[.A766]" office:value-type="float" office:value="16601.5623339844" calcext:value-type="float">
            <text:p>16601.6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43" calcext:value-type="float">
            <text:p>4.3E-05</text:p>
          </table:table-cell>
          <table:table-cell table:formula="of:=[.C766]/[.D766]" office:value-type="float" office:value="0.837209302325581" calcext:value-type="float">
            <text:p>0.837209302325581</text:p>
          </table:table-cell>
          <table:table-cell table:formula="of:=[.E766]-[.E765]" office:value-type="float" office:value="0.0991140642303434" calcext:value-type="float">
            <text:p>0.09911406423034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(44444.444/2048)*[.A767]" office:value-type="float" office:value="16623.2637226563" calcext:value-type="float">
            <text:p>16623.3</text:p>
          </table:table-cell>
          <table:table-cell table:number-columns-repeated="2" office:value-type="float" office:value="0.000045" calcext:value-type="float">
            <text:p>4.5E-05</text:p>
          </table:table-cell>
          <table:table-cell table:formula="of:=[.C767]/[.D767]" office:value-type="float" office:value="1" calcext:value-type="float">
            <text:p>1</text:p>
          </table:table-cell>
          <table:table-cell table:formula="of:=[.E767]-[.E766]" office:value-type="float" office:value="0.162790697674418" calcext:value-type="float">
            <text:p>0.16279069767441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(44444.444/2048)*[.A768]" office:value-type="float" office:value="16644.9651113281" calcext:value-type="float">
            <text:p>16645.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45" calcext:value-type="float">
            <text:p>4.5E-05</text:p>
          </table:table-cell>
          <table:table-cell table:formula="of:=[.C768]/[.D768]" office:value-type="float" office:value="0.577777777777778" calcext:value-type="float">
            <text:p>0.577777777777778</text:p>
          </table:table-cell>
          <table:table-cell table:formula="of:=[.E768]-[.E767]" office:value-type="float" office:value="-0.422222222222222" calcext:value-type="float">
            <text:p>-0.42222222222222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(44444.444/2048)*[.A769]" office:value-type="float" office:value="16666.6665" calcext:value-type="float">
            <text:p>16666.7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44" calcext:value-type="float">
            <text:p>4.4E-05</text:p>
          </table:table-cell>
          <table:table-cell table:formula="of:=[.C769]/[.D769]" office:value-type="float" office:value="0.545454545454546" calcext:value-type="float">
            <text:p>0.545454545454546</text:p>
          </table:table-cell>
          <table:table-cell table:formula="of:=[.E769]-[.E768]" office:value-type="float" office:value="-0.0323232323232323" calcext:value-type="float">
            <text:p>-0.03232323232323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(44444.444/2048)*[.A770]" office:value-type="float" office:value="16688.3678886719" calcext:value-type="float">
            <text:p>16688.4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45" calcext:value-type="float">
            <text:p>4.5E-05</text:p>
          </table:table-cell>
          <table:table-cell table:formula="of:=[.C770]/[.D770]" office:value-type="float" office:value="0.755555555555556" calcext:value-type="float">
            <text:p>0.755555555555556</text:p>
          </table:table-cell>
          <table:table-cell table:formula="of:=[.E770]-[.E769]" office:value-type="float" office:value="0.21010101010101" calcext:value-type="float">
            <text:p>0.2101010101010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(44444.444/2048)*[.A771]" office:value-type="float" office:value="16710.0692773438" calcext:value-type="float">
            <text:p>16710.1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46" calcext:value-type="float">
            <text:p>4.6E-05</text:p>
          </table:table-cell>
          <table:table-cell table:formula="of:=[.C771]/[.D771]" office:value-type="float" office:value="1.47826086956522" calcext:value-type="float">
            <text:p>1.47826086956522</text:p>
          </table:table-cell>
          <table:table-cell table:formula="of:=[.E771]-[.E770]" office:value-type="float" office:value="0.722705314009662" calcext:value-type="float">
            <text:p>0.722705314009662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(44444.444/2048)*[.A772]" office:value-type="float" office:value="16731.7706660156" calcext:value-type="float">
            <text:p>16731.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6" calcext:value-type="float">
            <text:p>4.6E-05</text:p>
          </table:table-cell>
          <table:table-cell table:formula="of:=[.C772]/[.D772]" office:value-type="float" office:value="0.956521739130435" calcext:value-type="float">
            <text:p>0.956521739130435</text:p>
          </table:table-cell>
          <table:table-cell table:formula="of:=[.E772]-[.E771]" office:value-type="float" office:value="-0.521739130434782" calcext:value-type="float">
            <text:p>-0.52173913043478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(44444.444/2048)*[.A773]" office:value-type="float" office:value="16753.4720546875" calcext:value-type="float">
            <text:p>16753.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46" calcext:value-type="float">
            <text:p>4.6E-05</text:p>
          </table:table-cell>
          <table:table-cell table:formula="of:=[.C773]/[.D773]" office:value-type="float" office:value="1.08695652173913" calcext:value-type="float">
            <text:p>1.08695652173913</text:p>
          </table:table-cell>
          <table:table-cell table:formula="of:=[.E773]-[.E772]" office:value-type="float" office:value="0.130434782608696" calcext:value-type="float">
            <text:p>0.13043478260869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(44444.444/2048)*[.A774]" office:value-type="float" office:value="16775.1734433594" calcext:value-type="float">
            <text:p>16775.2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48" calcext:value-type="float">
            <text:p>4.8E-05</text:p>
          </table:table-cell>
          <table:table-cell table:formula="of:=[.C774]/[.D774]" office:value-type="float" office:value="1.66666666666667" calcext:value-type="float">
            <text:p>1.66666666666667</text:p>
          </table:table-cell>
          <table:table-cell table:formula="of:=[.E774]-[.E773]" office:value-type="float" office:value="0.579710144927536" calcext:value-type="float">
            <text:p>0.57971014492753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(44444.444/2048)*[.A775]" office:value-type="float" office:value="16796.8748320313" calcext:value-type="float">
            <text:p>16796.9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1" calcext:value-type="float">
            <text:p>5.1E-05</text:p>
          </table:table-cell>
          <table:table-cell table:formula="of:=[.C775]/[.D775]" office:value-type="float" office:value="1.09803921568627" calcext:value-type="float">
            <text:p>1.09803921568627</text:p>
          </table:table-cell>
          <table:table-cell table:formula="of:=[.E775]-[.E774]" office:value-type="float" office:value="-0.568627450980392" calcext:value-type="float">
            <text:p>-0.56862745098039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(44444.444/2048)*[.A776]" office:value-type="float" office:value="16818.5762207031" calcext:value-type="float">
            <text:p>16818.6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53" calcext:value-type="float">
            <text:p>5.3E-05</text:p>
          </table:table-cell>
          <table:table-cell table:formula="of:=[.C776]/[.D776]" office:value-type="float" office:value="1.15094339622642" calcext:value-type="float">
            <text:p>1.15094339622642</text:p>
          </table:table-cell>
          <table:table-cell table:formula="of:=[.E776]-[.E775]" office:value-type="float" office:value="0.0529041805401405" calcext:value-type="float">
            <text:p>0.0529041805401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(44444.444/2048)*[.A777]" office:value-type="float" office:value="16840.277609375" calcext:value-type="float">
            <text:p>16840.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54" calcext:value-type="float">
            <text:p>5.4E-05</text:p>
          </table:table-cell>
          <table:table-cell table:formula="of:=[.C777]/[.D777]" office:value-type="float" office:value="0.925925925925926" calcext:value-type="float">
            <text:p>0.925925925925926</text:p>
          </table:table-cell>
          <table:table-cell table:formula="of:=[.E777]-[.E776]" office:value-type="float" office:value="-0.225017470300489" calcext:value-type="float">
            <text:p>-0.2250174703004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(44444.444/2048)*[.A778]" office:value-type="float" office:value="16861.9789980469" calcext:value-type="float">
            <text:p>16862.0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55" calcext:value-type="float">
            <text:p>5.5E-05</text:p>
          </table:table-cell>
          <table:table-cell table:formula="of:=[.C778]/[.D778]" office:value-type="float" office:value="0.872727272727273" calcext:value-type="float">
            <text:p>0.872727272727273</text:p>
          </table:table-cell>
          <table:table-cell table:formula="of:=[.E778]-[.E777]" office:value-type="float" office:value="-0.0531986531986532" calcext:value-type="float">
            <text:p>-0.05319865319865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(44444.444/2048)*[.A779]" office:value-type="float" office:value="16883.6803867188" calcext:value-type="float">
            <text:p>16883.7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5" calcext:value-type="float">
            <text:p>5.5E-05</text:p>
          </table:table-cell>
          <table:table-cell table:formula="of:=[.C779]/[.D779]" office:value-type="float" office:value="0.981818181818182" calcext:value-type="float">
            <text:p>0.981818181818182</text:p>
          </table:table-cell>
          <table:table-cell table:formula="of:=[.E779]-[.E778]" office:value-type="float" office:value="0.109090909090909" calcext:value-type="float">
            <text:p>0.10909090909090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(44444.444/2048)*[.A780]" office:value-type="float" office:value="16905.3817753906" calcext:value-type="float">
            <text:p>16905.4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55" calcext:value-type="float">
            <text:p>5.5E-05</text:p>
          </table:table-cell>
          <table:table-cell table:formula="of:=[.C780]/[.D780]" office:value-type="float" office:value="1.45454545454545" calcext:value-type="float">
            <text:p>1.45454545454545</text:p>
          </table:table-cell>
          <table:table-cell table:formula="of:=[.E780]-[.E779]" office:value-type="float" office:value="0.472727272727273" calcext:value-type="float">
            <text:p>0.47272727272727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(44444.444/2048)*[.A781]" office:value-type="float" office:value="16927.0831640625" calcext:value-type="float">
            <text:p>16927.1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56" calcext:value-type="float">
            <text:p>5.6E-05</text:p>
          </table:table-cell>
          <table:table-cell table:formula="of:=[.C781]/[.D781]" office:value-type="float" office:value="1.35714285714286" calcext:value-type="float">
            <text:p>1.35714285714286</text:p>
          </table:table-cell>
          <table:table-cell table:formula="of:=[.E781]-[.E780]" office:value-type="float" office:value="-0.0974025974025978" calcext:value-type="float">
            <text:p>-0.09740259740259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(44444.444/2048)*[.A782]" office:value-type="float" office:value="16948.7845527344" calcext:value-type="float">
            <text:p>16948.8</text:p>
          </table:table-cell>
          <table:table-cell table:number-columns-repeated="2" office:value-type="float" office:value="0.000056" calcext:value-type="float">
            <text:p>5.6E-05</text:p>
          </table:table-cell>
          <table:table-cell table:formula="of:=[.C782]/[.D782]" office:value-type="float" office:value="1" calcext:value-type="float">
            <text:p>1</text:p>
          </table:table-cell>
          <table:table-cell table:formula="of:=[.E782]-[.E781]" office:value-type="float" office:value="-0.357142857142857" calcext:value-type="float">
            <text:p>-0.357142857142857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(44444.444/2048)*[.A783]" office:value-type="float" office:value="16970.4859414063" calcext:value-type="float">
            <text:p>16970.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6" calcext:value-type="float">
            <text:p>5.6E-05</text:p>
          </table:table-cell>
          <table:table-cell table:formula="of:=[.C783]/[.D783]" office:value-type="float" office:value="0.982142857142857" calcext:value-type="float">
            <text:p>0.982142857142857</text:p>
          </table:table-cell>
          <table:table-cell table:formula="of:=[.E783]-[.E782]" office:value-type="float" office:value="-0.0178571428571429" calcext:value-type="float">
            <text:p>-0.01785714285714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(44444.444/2048)*[.A784]" office:value-type="float" office:value="16992.1873300781" calcext:value-type="float">
            <text:p>16992.2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55" calcext:value-type="float">
            <text:p>5.5E-05</text:p>
          </table:table-cell>
          <table:table-cell table:formula="of:=[.C784]/[.D784]" office:value-type="float" office:value="0.436363636363636" calcext:value-type="float">
            <text:p>0.436363636363636</text:p>
          </table:table-cell>
          <table:table-cell table:formula="of:=[.E784]-[.E783]" office:value-type="float" office:value="-0.545779220779221" calcext:value-type="float">
            <text:p>-0.54577922077922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(44444.444/2048)*[.A785]" office:value-type="float" office:value="17013.88871875" calcext:value-type="float">
            <text:p>17013.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56" calcext:value-type="float">
            <text:p>5.6E-05</text:p>
          </table:table-cell>
          <table:table-cell table:formula="of:=[.C785]/[.D785]" office:value-type="float" office:value="0.107142857142857" calcext:value-type="float">
            <text:p>0.107142857142857</text:p>
          </table:table-cell>
          <table:table-cell table:formula="of:=[.E785]-[.E784]" office:value-type="float" office:value="-0.329220779220779" calcext:value-type="float">
            <text:p>-0.32922077922077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(44444.444/2048)*[.A786]" office:value-type="float" office:value="17035.5901074219" calcext:value-type="float">
            <text:p>17035.6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6" calcext:value-type="float">
            <text:p>6E-05</text:p>
          </table:table-cell>
          <table:table-cell table:formula="of:=[.C786]/[.D786]" office:value-type="float" office:value="1.15" calcext:value-type="float">
            <text:p>1.15</text:p>
          </table:table-cell>
          <table:table-cell table:formula="of:=[.E786]-[.E785]" office:value-type="float" office:value="1.04285714285714" calcext:value-type="float">
            <text:p>1.0428571428571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(44444.444/2048)*[.A787]" office:value-type="float" office:value="17057.2914960938" calcext:value-type="float">
            <text:p>17057.3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62" calcext:value-type="float">
            <text:p>6.2E-05</text:p>
          </table:table-cell>
          <table:table-cell table:formula="of:=[.C787]/[.D787]" office:value-type="float" office:value="1.35483870967742" calcext:value-type="float">
            <text:p>1.35483870967742</text:p>
          </table:table-cell>
          <table:table-cell table:formula="of:=[.E787]-[.E786]" office:value-type="float" office:value="0.20483870967742" calcext:value-type="float">
            <text:p>0.2048387096774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(44444.444/2048)*[.A788]" office:value-type="float" office:value="17078.9928847656" calcext:value-type="float">
            <text:p>17079.0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" calcext:value-type="float">
            <text:p>6E-05</text:p>
          </table:table-cell>
          <table:table-cell table:formula="of:=[.C788]/[.D788]" office:value-type="float" office:value="0.95" calcext:value-type="float">
            <text:p>0.95</text:p>
          </table:table-cell>
          <table:table-cell table:formula="of:=[.E788]-[.E787]" office:value-type="float" office:value="-0.404838709677419" calcext:value-type="float">
            <text:p>-0.40483870967741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(44444.444/2048)*[.A789]" office:value-type="float" office:value="17100.6942734375" calcext:value-type="float">
            <text:p>17100.7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6" calcext:value-type="float">
            <text:p>6E-05</text:p>
          </table:table-cell>
          <table:table-cell table:formula="of:=[.C789]/[.D789]" office:value-type="float" office:value="1.16666666666667" calcext:value-type="float">
            <text:p>1.16666666666667</text:p>
          </table:table-cell>
          <table:table-cell table:formula="of:=[.E789]-[.E788]" office:value-type="float" office:value="0.216666666666667" calcext:value-type="float">
            <text:p>0.21666666666666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(44444.444/2048)*[.A790]" office:value-type="float" office:value="17122.3956621094" calcext:value-type="float">
            <text:p>17122.4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6" calcext:value-type="float">
            <text:p>6E-05</text:p>
          </table:table-cell>
          <table:table-cell table:formula="of:=[.C790]/[.D790]" office:value-type="float" office:value="1.91666666666667" calcext:value-type="float">
            <text:p>1.91666666666667</text:p>
          </table:table-cell>
          <table:table-cell table:formula="of:=[.E790]-[.E789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(44444.444/2048)*[.A791]" office:value-type="float" office:value="17144.0970507813" calcext:value-type="float">
            <text:p>17144.1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.000059" calcext:value-type="float">
            <text:p>5.9E-05</text:p>
          </table:table-cell>
          <table:table-cell table:formula="of:=[.C791]/[.D791]" office:value-type="float" office:value="2.69491525423729" calcext:value-type="float">
            <text:p>2.69491525423729</text:p>
          </table:table-cell>
          <table:table-cell table:formula="of:=[.E791]-[.E790]" office:value-type="float" office:value="0.778248587570622" calcext:value-type="float">
            <text:p>0.778248587570622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(44444.444/2048)*[.A792]" office:value-type="float" office:value="17165.7984394531" calcext:value-type="float">
            <text:p>17165.8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59" calcext:value-type="float">
            <text:p>5.9E-05</text:p>
          </table:table-cell>
          <table:table-cell table:formula="of:=[.C792]/[.D792]" office:value-type="float" office:value="1.52542372881356" calcext:value-type="float">
            <text:p>1.52542372881356</text:p>
          </table:table-cell>
          <table:table-cell table:formula="of:=[.E792]-[.E791]" office:value-type="float" office:value="-1.16949152542373" calcext:value-type="float">
            <text:p>-1.169491525423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(44444.444/2048)*[.A793]" office:value-type="float" office:value="17187.499828125" calcext:value-type="float">
            <text:p>17187.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9" calcext:value-type="float">
            <text:p>5.9E-05</text:p>
          </table:table-cell>
          <table:table-cell table:formula="of:=[.C793]/[.D793]" office:value-type="float" office:value="0.898305084745763" calcext:value-type="float">
            <text:p>0.898305084745763</text:p>
          </table:table-cell>
          <table:table-cell table:formula="of:=[.E793]-[.E792]" office:value-type="float" office:value="-0.627118644067797" calcext:value-type="float">
            <text:p>-0.627118644067797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(44444.444/2048)*[.A794]" office:value-type="float" office:value="17209.2012167969" calcext:value-type="float">
            <text:p>17209.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58" calcext:value-type="float">
            <text:p>5.8E-05</text:p>
          </table:table-cell>
          <table:table-cell table:formula="of:=[.C794]/[.D794]" office:value-type="float" office:value="0.96551724137931" calcext:value-type="float">
            <text:p>0.96551724137931</text:p>
          </table:table-cell>
          <table:table-cell table:formula="of:=[.E794]-[.E793]" office:value-type="float" office:value="0.0672121566335475" calcext:value-type="float">
            <text:p>0.06721215663354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(44444.444/2048)*[.A795]" office:value-type="float" office:value="17230.9026054688" calcext:value-type="float">
            <text:p>17230.9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8" calcext:value-type="float">
            <text:p>5.8E-05</text:p>
          </table:table-cell>
          <table:table-cell table:formula="of:=[.C795]/[.D795]" office:value-type="float" office:value="0.46551724137931" calcext:value-type="float">
            <text:p>0.46551724137931</text:p>
          </table:table-cell>
          <table:table-cell table:formula="of:=[.E795]-[.E794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(44444.444/2048)*[.A796]" office:value-type="float" office:value="17252.6039941406" calcext:value-type="float">
            <text:p>17252.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58" calcext:value-type="float">
            <text:p>5.8E-05</text:p>
          </table:table-cell>
          <table:table-cell table:formula="of:=[.C796]/[.D796]" office:value-type="float" office:value="0.293103448275862" calcext:value-type="float">
            <text:p>0.293103448275862</text:p>
          </table:table-cell>
          <table:table-cell table:formula="of:=[.E796]-[.E795]" office:value-type="float" office:value="-0.172413793103448" calcext:value-type="float">
            <text:p>-0.17241379310344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(44444.444/2048)*[.A797]" office:value-type="float" office:value="17274.3053828125" calcext:value-type="float">
            <text:p>17274.3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57" calcext:value-type="float">
            <text:p>5.7E-05</text:p>
          </table:table-cell>
          <table:table-cell table:formula="of:=[.C797]/[.D797]" office:value-type="float" office:value="0.68421052631579" calcext:value-type="float">
            <text:p>0.68421052631579</text:p>
          </table:table-cell>
          <table:table-cell table:formula="of:=[.E797]-[.E796]" office:value-type="float" office:value="0.391107078039927" calcext:value-type="float">
            <text:p>0.39110707803992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(44444.444/2048)*[.A798]" office:value-type="float" office:value="17296.0067714844" calcext:value-type="float">
            <text:p>17296.0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8" calcext:value-type="float">
            <text:p>5.8E-05</text:p>
          </table:table-cell>
          <table:table-cell table:formula="of:=[.C798]/[.D798]" office:value-type="float" office:value="0.448275862068966" calcext:value-type="float">
            <text:p>0.448275862068966</text:p>
          </table:table-cell>
          <table:table-cell table:formula="of:=[.E798]-[.E797]" office:value-type="float" office:value="-0.235934664246824" calcext:value-type="float">
            <text:p>-0.235934664246824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(44444.444/2048)*[.A799]" office:value-type="float" office:value="17317.7081601563" calcext:value-type="float">
            <text:p>17317.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59" calcext:value-type="float">
            <text:p>5.9E-05</text:p>
          </table:table-cell>
          <table:table-cell table:formula="of:=[.C799]/[.D799]" office:value-type="float" office:value="0.745762711864407" calcext:value-type="float">
            <text:p>0.745762711864407</text:p>
          </table:table-cell>
          <table:table-cell table:formula="of:=[.E799]-[.E798]" office:value-type="float" office:value="0.297486849795441" calcext:value-type="float">
            <text:p>0.29748684979544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(44444.444/2048)*[.A800]" office:value-type="float" office:value="17339.4095488281" calcext:value-type="float">
            <text:p>17339.4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6" calcext:value-type="float">
            <text:p>6E-05</text:p>
          </table:table-cell>
          <table:table-cell table:formula="of:=[.C800]/[.D800]" office:value-type="float" office:value="0.383333333333333" calcext:value-type="float">
            <text:p>0.383333333333333</text:p>
          </table:table-cell>
          <table:table-cell table:formula="of:=[.E800]-[.E799]" office:value-type="float" office:value="-0.362429378531073" calcext:value-type="float">
            <text:p>-0.36242937853107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(44444.444/2048)*[.A801]" office:value-type="float" office:value="17361.1109375" calcext:value-type="float">
            <text:p>17361.1</text:p>
          </table:table-cell>
          <table:table-cell table:number-columns-repeated="2" office:value-type="float" office:value="0.000062" calcext:value-type="float">
            <text:p>6.2E-05</text:p>
          </table:table-cell>
          <table:table-cell table:formula="of:=[.C801]/[.D801]" office:value-type="float" office:value="1" calcext:value-type="float">
            <text:p>1</text:p>
          </table:table-cell>
          <table:table-cell table:formula="of:=[.E801]-[.E800]" office:value-type="float" office:value="0.616666666666667" calcext:value-type="float">
            <text:p>0.61666666666666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(44444.444/2048)*[.A802]" office:value-type="float" office:value="17382.8123261719" calcext:value-type="float">
            <text:p>17382.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064" calcext:value-type="float">
            <text:p>6.4E-05</text:p>
          </table:table-cell>
          <table:table-cell table:formula="of:=[.C802]/[.D802]" office:value-type="float" office:value="2.046875" calcext:value-type="float">
            <text:p>2.046875</text:p>
          </table:table-cell>
          <table:table-cell table:formula="of:=[.E802]-[.E801]" office:value-type="float" office:value="1.046875" calcext:value-type="float">
            <text:p>1.04687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(44444.444/2048)*[.A803]" office:value-type="float" office:value="17404.5137148438" calcext:value-type="float">
            <text:p>17404.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062" calcext:value-type="float">
            <text:p>6.2E-05</text:p>
          </table:table-cell>
          <table:table-cell table:formula="of:=[.C803]/[.D803]" office:value-type="float" office:value="1.58064516129032" calcext:value-type="float">
            <text:p>1.58064516129032</text:p>
          </table:table-cell>
          <table:table-cell table:formula="of:=[.E803]-[.E802]" office:value-type="float" office:value="-0.466229838709678" calcext:value-type="float">
            <text:p>-0.4662298387096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(44444.444/2048)*[.A804]" office:value-type="float" office:value="17426.2151035156" calcext:value-type="float">
            <text:p>17426.2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61" calcext:value-type="float">
            <text:p>6.1E-05</text:p>
          </table:table-cell>
          <table:table-cell table:formula="of:=[.C804]/[.D804]" office:value-type="float" office:value="0.508196721311475" calcext:value-type="float">
            <text:p>0.508196721311475</text:p>
          </table:table-cell>
          <table:table-cell table:formula="of:=[.E804]-[.E803]" office:value-type="float" office:value="-1.07244843997885" calcext:value-type="float">
            <text:p>-1.0724484399788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(44444.444/2048)*[.A805]" office:value-type="float" office:value="17447.9164921875" calcext:value-type="float">
            <text:p>17447.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62" calcext:value-type="float">
            <text:p>6.2E-05</text:p>
          </table:table-cell>
          <table:table-cell table:formula="of:=[.C805]/[.D805]" office:value-type="float" office:value="0.67741935483871" calcext:value-type="float">
            <text:p>0.67741935483871</text:p>
          </table:table-cell>
          <table:table-cell table:formula="of:=[.E805]-[.E804]" office:value-type="float" office:value="0.169222633527234" calcext:value-type="float">
            <text:p>0.169222633527234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(44444.444/2048)*[.A806]" office:value-type="float" office:value="17469.6178808594" calcext:value-type="float">
            <text:p>17469.6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61" calcext:value-type="float">
            <text:p>6.1E-05</text:p>
          </table:table-cell>
          <table:table-cell table:formula="of:=[.C806]/[.D806]" office:value-type="float" office:value="0.639344262295082" calcext:value-type="float">
            <text:p>0.639344262295082</text:p>
          </table:table-cell>
          <table:table-cell table:formula="of:=[.E806]-[.E805]" office:value-type="float" office:value="-0.0380750925436276" calcext:value-type="float">
            <text:p>-0.03807509254362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(44444.444/2048)*[.A807]" office:value-type="float" office:value="17491.3192695313" calcext:value-type="float">
            <text:p>17491.3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58" calcext:value-type="float">
            <text:p>5.8E-05</text:p>
          </table:table-cell>
          <table:table-cell table:formula="of:=[.C807]/[.D807]" office:value-type="float" office:value="0.655172413793103" calcext:value-type="float">
            <text:p>0.655172413793103</text:p>
          </table:table-cell>
          <table:table-cell table:formula="of:=[.E807]-[.E806]" office:value-type="float" office:value="0.0158281514980213" calcext:value-type="float">
            <text:p>0.01582815149802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(44444.444/2048)*[.A808]" office:value-type="float" office:value="17513.0206582031" calcext:value-type="float">
            <text:p>17513.0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54" calcext:value-type="float">
            <text:p>5.4E-05</text:p>
          </table:table-cell>
          <table:table-cell table:formula="of:=[.C808]/[.D808]" office:value-type="float" office:value="1.2037037037037" calcext:value-type="float">
            <text:p>1.2037037037037</text:p>
          </table:table-cell>
          <table:table-cell table:formula="of:=[.E808]-[.E807]" office:value-type="float" office:value="0.5485312899106" calcext:value-type="float">
            <text:p>0.548531289910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(44444.444/2048)*[.A809]" office:value-type="float" office:value="17534.722046875" calcext:value-type="float">
            <text:p>17534.7</text:p>
          </table:table-cell>
          <table:table-cell table:number-columns-repeated="2" office:value-type="float" office:value="0.000053" calcext:value-type="float">
            <text:p>5.3E-05</text:p>
          </table:table-cell>
          <table:table-cell table:formula="of:=[.C809]/[.D809]" office:value-type="float" office:value="1" calcext:value-type="float">
            <text:p>1</text:p>
          </table:table-cell>
          <table:table-cell table:formula="of:=[.E809]-[.E808]" office:value-type="float" office:value="-0.203703703703704" calcext:value-type="float">
            <text:p>-0.20370370370370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(44444.444/2048)*[.A810]" office:value-type="float" office:value="17556.4234355469" calcext:value-type="float">
            <text:p>17556.4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52" calcext:value-type="float">
            <text:p>5.2E-05</text:p>
          </table:table-cell>
          <table:table-cell table:formula="of:=[.C810]/[.D810]" office:value-type="float" office:value="0.403846153846154" calcext:value-type="float">
            <text:p>0.403846153846154</text:p>
          </table:table-cell>
          <table:table-cell table:formula="of:=[.E810]-[.E809]" office:value-type="float" office:value="-0.596153846153846" calcext:value-type="float">
            <text:p>-0.59615384615384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(44444.444/2048)*[.A811]" office:value-type="float" office:value="17578.1248242188" calcext:value-type="float">
            <text:p>17578.1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51" calcext:value-type="float">
            <text:p>5.1E-05</text:p>
          </table:table-cell>
          <table:table-cell table:formula="of:=[.C811]/[.D811]" office:value-type="float" office:value="1.01960784313725" calcext:value-type="float">
            <text:p>1.01960784313725</text:p>
          </table:table-cell>
          <table:table-cell table:formula="of:=[.E811]-[.E810]" office:value-type="float" office:value="0.615761689291101" calcext:value-type="float">
            <text:p>0.61576168929110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(44444.444/2048)*[.A812]" office:value-type="float" office:value="17599.8262128906" calcext:value-type="float">
            <text:p>17599.8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52" calcext:value-type="float">
            <text:p>5.2E-05</text:p>
          </table:table-cell>
          <table:table-cell table:formula="of:=[.C812]/[.D812]" office:value-type="float" office:value="1.23076923076923" calcext:value-type="float">
            <text:p>1.23076923076923</text:p>
          </table:table-cell>
          <table:table-cell table:formula="of:=[.E812]-[.E811]" office:value-type="float" office:value="0.211161387631976" calcext:value-type="float">
            <text:p>0.21116138763197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(44444.444/2048)*[.A813]" office:value-type="float" office:value="17621.5276015625" calcext:value-type="float">
            <text:p>17621.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2" calcext:value-type="float">
            <text:p>5.2E-05</text:p>
          </table:table-cell>
          <table:table-cell table:formula="of:=[.C813]/[.D813]" office:value-type="float" office:value="0.769230769230769" calcext:value-type="float">
            <text:p>0.769230769230769</text:p>
          </table:table-cell>
          <table:table-cell table:formula="of:=[.E813]-[.E812]" office:value-type="float" office:value="-0.461538461538461" calcext:value-type="float">
            <text:p>-0.46153846153846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(44444.444/2048)*[.A814]" office:value-type="float" office:value="17643.2289902344" calcext:value-type="float">
            <text:p>17643.2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52" calcext:value-type="float">
            <text:p>5.2E-05</text:p>
          </table:table-cell>
          <table:table-cell table:formula="of:=[.C814]/[.D814]" office:value-type="float" office:value="1.78846153846154" calcext:value-type="float">
            <text:p>1.78846153846154</text:p>
          </table:table-cell>
          <table:table-cell table:formula="of:=[.E814]-[.E813]" office:value-type="float" office:value="1.01923076923077" calcext:value-type="float">
            <text:p>1.0192307692307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(44444.444/2048)*[.A815]" office:value-type="float" office:value="17664.9303789063" calcext:value-type="float">
            <text:p>17664.9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53" calcext:value-type="float">
            <text:p>5.3E-05</text:p>
          </table:table-cell>
          <table:table-cell table:formula="of:=[.C815]/[.D815]" office:value-type="float" office:value="2.11320754716981" calcext:value-type="float">
            <text:p>2.11320754716981</text:p>
          </table:table-cell>
          <table:table-cell table:formula="of:=[.E815]-[.E814]" office:value-type="float" office:value="0.324746008708273" calcext:value-type="float">
            <text:p>0.324746008708273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(44444.444/2048)*[.A816]" office:value-type="float" office:value="17686.6317675781" calcext:value-type="float">
            <text:p>17686.6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52" calcext:value-type="float">
            <text:p>5.2E-05</text:p>
          </table:table-cell>
          <table:table-cell table:formula="of:=[.C816]/[.D816]" office:value-type="float" office:value="1.53846153846154" calcext:value-type="float">
            <text:p>1.53846153846154</text:p>
          </table:table-cell>
          <table:table-cell table:formula="of:=[.E816]-[.E815]" office:value-type="float" office:value="-0.574746008708273" calcext:value-type="float">
            <text:p>-0.57474600870827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(44444.444/2048)*[.A817]" office:value-type="float" office:value="17708.33315625" calcext:value-type="float">
            <text:p>17708.3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53" calcext:value-type="float">
            <text:p>5.3E-05</text:p>
          </table:table-cell>
          <table:table-cell table:formula="of:=[.C817]/[.D817]" office:value-type="float" office:value="1.50943396226415" calcext:value-type="float">
            <text:p>1.50943396226415</text:p>
          </table:table-cell>
          <table:table-cell table:formula="of:=[.E817]-[.E816]" office:value-type="float" office:value="-0.0290275761973877" calcext:value-type="float">
            <text:p>-0.02902757619738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(44444.444/2048)*[.A818]" office:value-type="float" office:value="17730.0345449219" calcext:value-type="float">
            <text:p>17730.0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54" calcext:value-type="float">
            <text:p>5.4E-05</text:p>
          </table:table-cell>
          <table:table-cell table:formula="of:=[.C818]/[.D818]" office:value-type="float" office:value="1.44444444444444" calcext:value-type="float">
            <text:p>1.44444444444444</text:p>
          </table:table-cell>
          <table:table-cell table:formula="of:=[.E818]-[.E817]" office:value-type="float" office:value="-0.0649895178197066" calcext:value-type="float">
            <text:p>-0.064989517819707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(44444.444/2048)*[.A819]" office:value-type="float" office:value="17751.7359335938" calcext:value-type="float">
            <text:p>17751.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1" calcext:value-type="float">
            <text:p>5.1E-05</text:p>
          </table:table-cell>
          <table:table-cell table:formula="of:=[.C819]/[.D819]" office:value-type="float" office:value="0.215686274509804" calcext:value-type="float">
            <text:p>0.215686274509804</text:p>
          </table:table-cell>
          <table:table-cell table:formula="of:=[.E819]-[.E818]" office:value-type="float" office:value="-1.22875816993464" calcext:value-type="float">
            <text:p>-1.2287581699346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(44444.444/2048)*[.A820]" office:value-type="float" office:value="17773.4373222656" calcext:value-type="float">
            <text:p>17773.4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49" calcext:value-type="float">
            <text:p>4.9E-05</text:p>
          </table:table-cell>
          <table:table-cell table:formula="of:=[.C820]/[.D820]" office:value-type="float" office:value="1.28571428571429" calcext:value-type="float">
            <text:p>1.28571428571429</text:p>
          </table:table-cell>
          <table:table-cell table:formula="of:=[.E820]-[.E819]" office:value-type="float" office:value="1.07002801120448" calcext:value-type="float">
            <text:p>1.070028011204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(44444.444/2048)*[.A821]" office:value-type="float" office:value="17795.1387109375" calcext:value-type="float">
            <text:p>17795.1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49" calcext:value-type="float">
            <text:p>4.9E-05</text:p>
          </table:table-cell>
          <table:table-cell table:formula="of:=[.C821]/[.D821]" office:value-type="float" office:value="1.44897959183673" calcext:value-type="float">
            <text:p>1.44897959183673</text:p>
          </table:table-cell>
          <table:table-cell table:formula="of:=[.E821]-[.E820]" office:value-type="float" office:value="0.163265306122449" calcext:value-type="float">
            <text:p>0.16326530612244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(44444.444/2048)*[.A822]" office:value-type="float" office:value="17816.8400996094" calcext:value-type="float">
            <text:p>17816.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5" calcext:value-type="float">
            <text:p>5E-05</text:p>
          </table:table-cell>
          <table:table-cell table:formula="of:=[.C822]/[.D822]" office:value-type="float" office:value="0.56" calcext:value-type="float">
            <text:p>0.56</text:p>
          </table:table-cell>
          <table:table-cell table:formula="of:=[.E822]-[.E821]" office:value-type="float" office:value="-0.888979591836735" calcext:value-type="float">
            <text:p>-0.8889795918367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(44444.444/2048)*[.A823]" office:value-type="float" office:value="17838.5414882813" calcext:value-type="float">
            <text:p>17838.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5" calcext:value-type="float">
            <text:p>5E-05</text:p>
          </table:table-cell>
          <table:table-cell table:formula="of:=[.C823]/[.D823]" office:value-type="float" office:value="0.48" calcext:value-type="float">
            <text:p>0.48</text:p>
          </table:table-cell>
          <table:table-cell table:formula="of:=[.E823]-[.E822]" office:value-type="float" office:value="-0.08" calcext:value-type="float">
            <text:p>-0.0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(44444.444/2048)*[.A824]" office:value-type="float" office:value="17860.2428769531" calcext:value-type="float">
            <text:p>17860.2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table:formula="of:=[.C824]/[.D824]" office:value-type="float" office:value="0.6" calcext:value-type="float">
            <text:p>0.6</text:p>
          </table:table-cell>
          <table:table-cell table:formula="of:=[.E824]-[.E823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(44444.444/2048)*[.A825]" office:value-type="float" office:value="17881.944265625" calcext:value-type="float">
            <text:p>17881.9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" calcext:value-type="float">
            <text:p>5E-05</text:p>
          </table:table-cell>
          <table:table-cell table:formula="of:=[.C825]/[.D825]" office:value-type="float" office:value="1.1" calcext:value-type="float">
            <text:p>1.1</text:p>
          </table:table-cell>
          <table:table-cell table:formula="of:=[.E825]-[.E824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(44444.444/2048)*[.A826]" office:value-type="float" office:value="17903.6456542969" calcext:value-type="float">
            <text:p>17903.6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" calcext:value-type="float">
            <text:p>5E-05</text:p>
          </table:table-cell>
          <table:table-cell table:formula="of:=[.C826]/[.D826]" office:value-type="float" office:value="0.54" calcext:value-type="float">
            <text:p>0.54</text:p>
          </table:table-cell>
          <table:table-cell table:formula="of:=[.E826]-[.E825]" office:value-type="float" office:value="-0.56" calcext:value-type="float">
            <text:p>-0.5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(44444.444/2048)*[.A827]" office:value-type="float" office:value="17925.3470429688" calcext:value-type="float">
            <text:p>17925.3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52" calcext:value-type="float">
            <text:p>5.2E-05</text:p>
          </table:table-cell>
          <table:table-cell table:formula="of:=[.C827]/[.D827]" office:value-type="float" office:value="0.596153846153846" calcext:value-type="float">
            <text:p>0.596153846153846</text:p>
          </table:table-cell>
          <table:table-cell table:formula="of:=[.E827]-[.E826]" office:value-type="float" office:value="0.0561538461538463" calcext:value-type="float">
            <text:p>0.056153846153846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(44444.444/2048)*[.A828]" office:value-type="float" office:value="17947.0484316406" calcext:value-type="float">
            <text:p>17947.0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3" calcext:value-type="float">
            <text:p>5.3E-05</text:p>
          </table:table-cell>
          <table:table-cell table:formula="of:=[.C828]/[.D828]" office:value-type="float" office:value="0.660377358490566" calcext:value-type="float">
            <text:p>0.660377358490566</text:p>
          </table:table-cell>
          <table:table-cell table:formula="of:=[.E828]-[.E827]" office:value-type="float" office:value="0.0642235123367197" calcext:value-type="float">
            <text:p>0.06422351233672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(44444.444/2048)*[.A829]" office:value-type="float" office:value="17968.7498203125" calcext:value-type="float">
            <text:p>17968.7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53" calcext:value-type="float">
            <text:p>5.3E-05</text:p>
          </table:table-cell>
          <table:table-cell table:formula="of:=[.C829]/[.D829]" office:value-type="float" office:value="0.358490566037736" calcext:value-type="float">
            <text:p>0.358490566037736</text:p>
          </table:table-cell>
          <table:table-cell table:formula="of:=[.E829]-[.E828]" office:value-type="float" office:value="-0.30188679245283" calcext:value-type="float">
            <text:p>-0.3018867924528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(44444.444/2048)*[.A830]" office:value-type="float" office:value="17990.4512089844" calcext:value-type="float">
            <text:p>17990.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55" calcext:value-type="float">
            <text:p>5.5E-05</text:p>
          </table:table-cell>
          <table:table-cell table:formula="of:=[.C830]/[.D830]" office:value-type="float" office:value="1.2" calcext:value-type="float">
            <text:p>1.2</text:p>
          </table:table-cell>
          <table:table-cell table:formula="of:=[.E830]-[.E829]" office:value-type="float" office:value="0.841509433962264" calcext:value-type="float">
            <text:p>0.84150943396226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(44444.444/2048)*[.A831]" office:value-type="float" office:value="18012.1525976563" calcext:value-type="float">
            <text:p>18012.2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54" calcext:value-type="float">
            <text:p>5.4E-05</text:p>
          </table:table-cell>
          <table:table-cell table:formula="of:=[.C831]/[.D831]" office:value-type="float" office:value="0.981481481481482" calcext:value-type="float">
            <text:p>0.981481481481482</text:p>
          </table:table-cell>
          <table:table-cell table:formula="of:=[.E831]-[.E830]" office:value-type="float" office:value="-0.218518518518518" calcext:value-type="float">
            <text:p>-0.2185185185185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(44444.444/2048)*[.A832]" office:value-type="float" office:value="18033.8539863281" calcext:value-type="float">
            <text:p>18033.9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5" calcext:value-type="float">
            <text:p>5E-05</text:p>
          </table:table-cell>
          <table:table-cell table:formula="of:=[.C832]/[.D832]" office:value-type="float" office:value="0.26" calcext:value-type="float">
            <text:p>0.26</text:p>
          </table:table-cell>
          <table:table-cell table:formula="of:=[.E832]-[.E831]" office:value-type="float" office:value="-0.721481481481482" calcext:value-type="float">
            <text:p>-0.72148148148148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(44444.444/2048)*[.A833]" office:value-type="float" office:value="18055.555375" calcext:value-type="float">
            <text:p>18055.6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49" calcext:value-type="float">
            <text:p>4.9E-05</text:p>
          </table:table-cell>
          <table:table-cell table:formula="of:=[.C833]/[.D833]" office:value-type="float" office:value="0.877551020408163" calcext:value-type="float">
            <text:p>0.877551020408163</text:p>
          </table:table-cell>
          <table:table-cell table:formula="of:=[.E833]-[.E832]" office:value-type="float" office:value="0.617551020408163" calcext:value-type="float">
            <text:p>0.617551020408163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(44444.444/2048)*[.A834]" office:value-type="float" office:value="18077.2567636719" calcext:value-type="float">
            <text:p>18077.3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48" calcext:value-type="float">
            <text:p>4.8E-05</text:p>
          </table:table-cell>
          <table:table-cell table:formula="of:=[.C834]/[.D834]" office:value-type="float" office:value="1.77083333333333" calcext:value-type="float">
            <text:p>1.77083333333333</text:p>
          </table:table-cell>
          <table:table-cell table:formula="of:=[.E834]-[.E833]" office:value-type="float" office:value="0.89328231292517" calcext:value-type="float">
            <text:p>0.8932823129251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(44444.444/2048)*[.A835]" office:value-type="float" office:value="18098.9581523438" calcext:value-type="float">
            <text:p>18099.0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48" calcext:value-type="float">
            <text:p>4.8E-05</text:p>
          </table:table-cell>
          <table:table-cell table:formula="of:=[.C835]/[.D835]" office:value-type="float" office:value="0.854166666666667" calcext:value-type="float">
            <text:p>0.854166666666667</text:p>
          </table:table-cell>
          <table:table-cell table:formula="of:=[.E835]-[.E834]" office:value-type="float" office:value="-0.916666666666666" calcext:value-type="float">
            <text:p>-0.91666666666666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(44444.444/2048)*[.A836]" office:value-type="float" office:value="18120.6595410156" calcext:value-type="float">
            <text:p>18120.7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5" calcext:value-type="float">
            <text:p>5E-05</text:p>
          </table:table-cell>
          <table:table-cell table:formula="of:=[.C836]/[.D836]" office:value-type="float" office:value="0.4" calcext:value-type="float">
            <text:p>0.4</text:p>
          </table:table-cell>
          <table:table-cell table:formula="of:=[.E836]-[.E835]" office:value-type="float" office:value="-0.454166666666667" calcext:value-type="float">
            <text:p>-0.45416666666666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(44444.444/2048)*[.A837]" office:value-type="float" office:value="18142.3609296875" calcext:value-type="float">
            <text:p>18142.4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49" calcext:value-type="float">
            <text:p>4.9E-05</text:p>
          </table:table-cell>
          <table:table-cell table:formula="of:=[.C837]/[.D837]" office:value-type="float" office:value="0.897959183673469" calcext:value-type="float">
            <text:p>0.897959183673469</text:p>
          </table:table-cell>
          <table:table-cell table:formula="of:=[.E837]-[.E836]" office:value-type="float" office:value="0.497959183673469" calcext:value-type="float">
            <text:p>0.49795918367346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(44444.444/2048)*[.A838]" office:value-type="float" office:value="18164.0623183594" calcext:value-type="float">
            <text:p>18164.1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8" calcext:value-type="float">
            <text:p>4.8E-05</text:p>
          </table:table-cell>
          <table:table-cell table:formula="of:=[.C838]/[.D838]" office:value-type="float" office:value="1.35416666666667" calcext:value-type="float">
            <text:p>1.35416666666667</text:p>
          </table:table-cell>
          <table:table-cell table:formula="of:=[.E838]-[.E837]" office:value-type="float" office:value="0.456207482993197" calcext:value-type="float">
            <text:p>0.45620748299319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(44444.444/2048)*[.A839]" office:value-type="float" office:value="18185.7637070313" calcext:value-type="float">
            <text:p>18185.8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49" calcext:value-type="float">
            <text:p>4.9E-05</text:p>
          </table:table-cell>
          <table:table-cell table:formula="of:=[.C839]/[.D839]" office:value-type="float" office:value="1.24489795918367" calcext:value-type="float">
            <text:p>1.24489795918367</text:p>
          </table:table-cell>
          <table:table-cell table:formula="of:=[.E839]-[.E838]" office:value-type="float" office:value="-0.109268707482993" calcext:value-type="float">
            <text:p>-0.1092687074829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(44444.444/2048)*[.A840]" office:value-type="float" office:value="18207.4650957031" calcext:value-type="float">
            <text:p>18207.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1" calcext:value-type="float">
            <text:p>5.1E-05</text:p>
          </table:table-cell>
          <table:table-cell table:formula="of:=[.C840]/[.D840]" office:value-type="float" office:value="0.843137254901961" calcext:value-type="float">
            <text:p>0.843137254901961</text:p>
          </table:table-cell>
          <table:table-cell table:formula="of:=[.E840]-[.E839]" office:value-type="float" office:value="-0.401760704281713" calcext:value-type="float">
            <text:p>-0.40176070428171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(44444.444/2048)*[.A841]" office:value-type="float" office:value="18229.166484375" calcext:value-type="float">
            <text:p>18229.2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54" calcext:value-type="float">
            <text:p>5.4E-05</text:p>
          </table:table-cell>
          <table:table-cell table:formula="of:=[.C841]/[.D841]" office:value-type="float" office:value="0.62962962962963" calcext:value-type="float">
            <text:p>0.62962962962963</text:p>
          </table:table-cell>
          <table:table-cell table:formula="of:=[.E841]-[.E840]" office:value-type="float" office:value="-0.213507625272331" calcext:value-type="float">
            <text:p>-0.21350762527233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(44444.444/2048)*[.A842]" office:value-type="float" office:value="18250.8678730469" calcext:value-type="float">
            <text:p>18250.9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56" calcext:value-type="float">
            <text:p>5.6E-05</text:p>
          </table:table-cell>
          <table:table-cell table:formula="of:=[.C842]/[.D842]" office:value-type="float" office:value="1.5" calcext:value-type="float">
            <text:p>1.5</text:p>
          </table:table-cell>
          <table:table-cell table:formula="of:=[.E842]-[.E841]" office:value-type="float" office:value="0.87037037037037" calcext:value-type="float">
            <text:p>0.8703703703703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(44444.444/2048)*[.A843]" office:value-type="float" office:value="18272.5692617188" calcext:value-type="float">
            <text:p>18272.6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57" calcext:value-type="float">
            <text:p>5.7E-05</text:p>
          </table:table-cell>
          <table:table-cell table:formula="of:=[.C843]/[.D843]" office:value-type="float" office:value="1.50877192982456" calcext:value-type="float">
            <text:p>1.50877192982456</text:p>
          </table:table-cell>
          <table:table-cell table:formula="of:=[.E843]-[.E842]" office:value-type="float" office:value="0.00877192982456143" calcext:value-type="float">
            <text:p>0.00877192982456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(44444.444/2048)*[.A844]" office:value-type="float" office:value="18294.2706503906" calcext:value-type="float">
            <text:p>18294.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9" calcext:value-type="float">
            <text:p>5.9E-05</text:p>
          </table:table-cell>
          <table:table-cell table:formula="of:=[.C844]/[.D844]" office:value-type="float" office:value="0.932203389830508" calcext:value-type="float">
            <text:p>0.932203389830508</text:p>
          </table:table-cell>
          <table:table-cell table:formula="of:=[.E844]-[.E843]" office:value-type="float" office:value="-0.576568539994053" calcext:value-type="float">
            <text:p>-0.57656853999405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(44444.444/2048)*[.A845]" office:value-type="float" office:value="18315.9720390625" calcext:value-type="float">
            <text:p>18316.0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61" calcext:value-type="float">
            <text:p>6.1E-05</text:p>
          </table:table-cell>
          <table:table-cell table:formula="of:=[.C845]/[.D845]" office:value-type="float" office:value="1.19672131147541" calcext:value-type="float">
            <text:p>1.19672131147541</text:p>
          </table:table-cell>
          <table:table-cell table:formula="of:=[.E845]-[.E844]" office:value-type="float" office:value="0.264517921644901" calcext:value-type="float">
            <text:p>0.26451792164490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(44444.444/2048)*[.A846]" office:value-type="float" office:value="18337.6734277344" calcext:value-type="float">
            <text:p>18337.7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62" calcext:value-type="float">
            <text:p>6.2E-05</text:p>
          </table:table-cell>
          <table:table-cell table:formula="of:=[.C846]/[.D846]" office:value-type="float" office:value="1.59677419354839" calcext:value-type="float">
            <text:p>1.59677419354839</text:p>
          </table:table-cell>
          <table:table-cell table:formula="of:=[.E846]-[.E845]" office:value-type="float" office:value="0.400052882072977" calcext:value-type="float">
            <text:p>0.40005288207297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(44444.444/2048)*[.A847]" office:value-type="float" office:value="18359.3748164063" calcext:value-type="float">
            <text:p>18359.4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  <table:table-cell table:formula="of:=[.C847]/[.D847]" office:value-type="float" office:value="0.934426229508197" calcext:value-type="float">
            <text:p>0.934426229508197</text:p>
          </table:table-cell>
          <table:table-cell table:formula="of:=[.E847]-[.E846]" office:value-type="float" office:value="-0.66234796404019" calcext:value-type="float">
            <text:p>-0.6623479640401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(44444.444/2048)*[.A848]" office:value-type="float" office:value="18381.0762050781" calcext:value-type="float">
            <text:p>18381.1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6" calcext:value-type="float">
            <text:p>6E-05</text:p>
          </table:table-cell>
          <table:table-cell table:formula="of:=[.C848]/[.D848]" office:value-type="float" office:value="0.116666666666667" calcext:value-type="float">
            <text:p>0.116666666666667</text:p>
          </table:table-cell>
          <table:table-cell table:formula="of:=[.E848]-[.E847]" office:value-type="float" office:value="-0.81775956284153" calcext:value-type="float">
            <text:p>-0.8177595628415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(44444.444/2048)*[.A849]" office:value-type="float" office:value="18402.77759375" calcext:value-type="float">
            <text:p>18402.8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61" calcext:value-type="float">
            <text:p>6.1E-05</text:p>
          </table:table-cell>
          <table:table-cell table:formula="of:=[.C849]/[.D849]" office:value-type="float" office:value="0.852459016393443" calcext:value-type="float">
            <text:p>0.852459016393443</text:p>
          </table:table-cell>
          <table:table-cell table:formula="of:=[.E849]-[.E848]" office:value-type="float" office:value="0.735792349726776" calcext:value-type="float">
            <text:p>0.73579234972677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(44444.444/2048)*[.A850]" office:value-type="float" office:value="18424.4789824219" calcext:value-type="float">
            <text:p>18424.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6" calcext:value-type="float">
            <text:p>6E-05</text:p>
          </table:table-cell>
          <table:table-cell table:formula="of:=[.C850]/[.D850]" office:value-type="float" office:value="0.483333333333333" calcext:value-type="float">
            <text:p>0.483333333333333</text:p>
          </table:table-cell>
          <table:table-cell table:formula="of:=[.E850]-[.E849]" office:value-type="float" office:value="-0.369125683060109" calcext:value-type="float">
            <text:p>-0.36912568306010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(44444.444/2048)*[.A851]" office:value-type="float" office:value="18446.1803710938" calcext:value-type="float">
            <text:p>18446.2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9" calcext:value-type="float">
            <text:p>5.9E-05</text:p>
          </table:table-cell>
          <table:table-cell table:formula="of:=[.C851]/[.D851]" office:value-type="float" office:value="1.16949152542373" calcext:value-type="float">
            <text:p>1.16949152542373</text:p>
          </table:table-cell>
          <table:table-cell table:formula="of:=[.E851]-[.E850]" office:value-type="float" office:value="0.686158192090396" calcext:value-type="float">
            <text:p>0.686158192090396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(44444.444/2048)*[.A852]" office:value-type="float" office:value="18467.8817597656" calcext:value-type="float">
            <text:p>18467.9</text:p>
          </table:table-cell>
          <table:table-cell office:value-type="float" office:value="0.000078" calcext:value-type="float">
            <text:p>7.8E-05</text:p>
          </table:table-cell>
          <table:table-cell office:value-type="float" office:value="0.000059" calcext:value-type="float">
            <text:p>5.9E-05</text:p>
          </table:table-cell>
          <table:table-cell table:formula="of:=[.C852]/[.D852]" office:value-type="float" office:value="1.32203389830508" calcext:value-type="float">
            <text:p>1.32203389830508</text:p>
          </table:table-cell>
          <table:table-cell table:formula="of:=[.E852]-[.E851]" office:value-type="float" office:value="0.152542372881356" calcext:value-type="float">
            <text:p>0.15254237288135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(44444.444/2048)*[.A853]" office:value-type="float" office:value="18489.5831484375" calcext:value-type="float">
            <text:p>18489.6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61" calcext:value-type="float">
            <text:p>6.1E-05</text:p>
          </table:table-cell>
          <table:table-cell table:formula="of:=[.C853]/[.D853]" office:value-type="float" office:value="0.557377049180328" calcext:value-type="float">
            <text:p>0.557377049180328</text:p>
          </table:table-cell>
          <table:table-cell table:formula="of:=[.E853]-[.E852]" office:value-type="float" office:value="-0.764656849124757" calcext:value-type="float">
            <text:p>-0.76465684912475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(44444.444/2048)*[.A854]" office:value-type="float" office:value="18511.2845371094" calcext:value-type="float">
            <text:p>18511.3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table:formula="of:=[.C854]/[.D854]" office:value-type="float" office:value="0.475409836065574" calcext:value-type="float">
            <text:p>0.475409836065574</text:p>
          </table:table-cell>
          <table:table-cell table:formula="of:=[.E854]-[.E853]" office:value-type="float" office:value="-0.081967213114754" calcext:value-type="float">
            <text:p>-0.081967213114754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(44444.444/2048)*[.A855]" office:value-type="float" office:value="18532.9859257813" calcext:value-type="float">
            <text:p>18533.0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6" calcext:value-type="float">
            <text:p>6E-05</text:p>
          </table:table-cell>
          <table:table-cell table:formula="of:=[.C855]/[.D855]" office:value-type="float" office:value="1.33333333333333" calcext:value-type="float">
            <text:p>1.33333333333333</text:p>
          </table:table-cell>
          <table:table-cell table:formula="of:=[.E855]-[.E854]" office:value-type="float" office:value="0.857923497267759" calcext:value-type="float">
            <text:p>0.85792349726775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(44444.444/2048)*[.A856]" office:value-type="float" office:value="18554.6873144531" calcext:value-type="float">
            <text:p>18554.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6" calcext:value-type="float">
            <text:p>6E-05</text:p>
          </table:table-cell>
          <table:table-cell table:formula="of:=[.C856]/[.D856]" office:value-type="float" office:value="1.6" calcext:value-type="float">
            <text:p>1.6</text:p>
          </table:table-cell>
          <table:table-cell table:formula="of:=[.E856]-[.E855]" office:value-type="float" office:value="0.266666666666667" calcext:value-type="float">
            <text:p>0.26666666666666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(44444.444/2048)*[.A857]" office:value-type="float" office:value="18576.388703125" calcext:value-type="float">
            <text:p>18576.4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06" calcext:value-type="float">
            <text:p>6E-05</text:p>
          </table:table-cell>
          <table:table-cell table:formula="of:=[.C857]/[.D857]" office:value-type="float" office:value="2.05" calcext:value-type="float">
            <text:p>2.05</text:p>
          </table:table-cell>
          <table:table-cell table:formula="of:=[.E857]-[.E856]"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(44444.444/2048)*[.A858]" office:value-type="float" office:value="18598.0900917969" calcext:value-type="float">
            <text:p>18598.1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06" calcext:value-type="float">
            <text:p>6E-05</text:p>
          </table:table-cell>
          <table:table-cell table:formula="of:=[.C858]/[.D858]" office:value-type="float" office:value="1.78333333333333" calcext:value-type="float">
            <text:p>1.78333333333333</text:p>
          </table:table-cell>
          <table:table-cell table:formula="of:=[.E858]-[.E857]" office:value-type="float" office:value="-0.266666666666666" calcext:value-type="float">
            <text:p>-0.26666666666666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(44444.444/2048)*[.A859]" office:value-type="float" office:value="18619.7914804688" calcext:value-type="float">
            <text:p>18619.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58" calcext:value-type="float">
            <text:p>5.8E-05</text:p>
          </table:table-cell>
          <table:table-cell table:formula="of:=[.C859]/[.D859]" office:value-type="float" office:value="1.43103448275862" calcext:value-type="float">
            <text:p>1.43103448275862</text:p>
          </table:table-cell>
          <table:table-cell table:formula="of:=[.E859]-[.E858]" office:value-type="float" office:value="-0.352298850574712" calcext:value-type="float">
            <text:p>-0.35229885057471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(44444.444/2048)*[.A860]" office:value-type="float" office:value="18641.4928691406" calcext:value-type="float">
            <text:p>18641.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56" calcext:value-type="float">
            <text:p>5.6E-05</text:p>
          </table:table-cell>
          <table:table-cell table:formula="of:=[.C860]/[.D860]" office:value-type="float" office:value="1.625" calcext:value-type="float">
            <text:p>1.625</text:p>
          </table:table-cell>
          <table:table-cell table:formula="of:=[.E860]-[.E859]" office:value-type="float" office:value="0.193965517241379" calcext:value-type="float">
            <text:p>0.19396551724137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(44444.444/2048)*[.A861]" office:value-type="float" office:value="18663.1942578125" calcext:value-type="float">
            <text:p>18663.2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56" calcext:value-type="float">
            <text:p>5.6E-05</text:p>
          </table:table-cell>
          <table:table-cell table:formula="of:=[.C861]/[.D861]" office:value-type="float" office:value="1.73214285714286" calcext:value-type="float">
            <text:p>1.73214285714286</text:p>
          </table:table-cell>
          <table:table-cell table:formula="of:=[.E861]-[.E860]" office:value-type="float" office:value="0.107142857142857" calcext:value-type="float">
            <text:p>0.10714285714285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(44444.444/2048)*[.A862]" office:value-type="float" office:value="18684.8956464844" calcext:value-type="float">
            <text:p>18684.9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55" calcext:value-type="float">
            <text:p>5.5E-05</text:p>
          </table:table-cell>
          <table:table-cell table:formula="of:=[.C862]/[.D862]" office:value-type="float" office:value="1.10909090909091" calcext:value-type="float">
            <text:p>1.10909090909091</text:p>
          </table:table-cell>
          <table:table-cell table:formula="of:=[.E862]-[.E861]" office:value-type="float" office:value="-0.623051948051948" calcext:value-type="float">
            <text:p>-0.62305194805194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(44444.444/2048)*[.A863]" office:value-type="float" office:value="18706.5970351562" calcext:value-type="float">
            <text:p>18706.6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53" calcext:value-type="float">
            <text:p>5.3E-05</text:p>
          </table:table-cell>
          <table:table-cell table:formula="of:=[.C863]/[.D863]" office:value-type="float" office:value="0.471698113207547" calcext:value-type="float">
            <text:p>0.471698113207547</text:p>
          </table:table-cell>
          <table:table-cell table:formula="of:=[.E863]-[.E862]" office:value-type="float" office:value="-0.637392795883362" calcext:value-type="float">
            <text:p>-0.63739279588336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(44444.444/2048)*[.A864]" office:value-type="float" office:value="18728.2984238281" calcext:value-type="float">
            <text:p>18728.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54" calcext:value-type="float">
            <text:p>5.4E-05</text:p>
          </table:table-cell>
          <table:table-cell table:formula="of:=[.C864]/[.D864]" office:value-type="float" office:value="0.203703703703704" calcext:value-type="float">
            <text:p>0.203703703703704</text:p>
          </table:table-cell>
          <table:table-cell table:formula="of:=[.E864]-[.E863]" office:value-type="float" office:value="-0.267994409503843" calcext:value-type="float">
            <text:p>-0.26799440950384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(44444.444/2048)*[.A865]" office:value-type="float" office:value="18749.9998125" calcext:value-type="float">
            <text:p>18750.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5" calcext:value-type="float">
            <text:p>5.5E-05</text:p>
          </table:table-cell>
          <table:table-cell table:formula="of:=[.C865]/[.D865]" office:value-type="float" office:value="0.727272727272727" calcext:value-type="float">
            <text:p>0.727272727272727</text:p>
          </table:table-cell>
          <table:table-cell table:formula="of:=[.E865]-[.E864]" office:value-type="float" office:value="0.523569023569024" calcext:value-type="float">
            <text:p>0.52356902356902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(44444.444/2048)*[.A866]" office:value-type="float" office:value="18771.7012011719" calcext:value-type="float">
            <text:p>18771.7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56" calcext:value-type="float">
            <text:p>5.6E-05</text:p>
          </table:table-cell>
          <table:table-cell table:formula="of:=[.C866]/[.D866]" office:value-type="float" office:value="0.553571428571429" calcext:value-type="float">
            <text:p>0.553571428571429</text:p>
          </table:table-cell>
          <table:table-cell table:formula="of:=[.E866]-[.E865]" office:value-type="float" office:value="-0.173701298701299" calcext:value-type="float">
            <text:p>-0.17370129870129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(44444.444/2048)*[.A867]" office:value-type="float" office:value="18793.4025898438" calcext:value-type="float">
            <text:p>18793.4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57" calcext:value-type="float">
            <text:p>5.7E-05</text:p>
          </table:table-cell>
          <table:table-cell table:formula="of:=[.C867]/[.D867]" office:value-type="float" office:value="0.508771929824561" calcext:value-type="float">
            <text:p>0.508771929824561</text:p>
          </table:table-cell>
          <table:table-cell table:formula="of:=[.E867]-[.E866]" office:value-type="float" office:value="-0.0447994987468672" calcext:value-type="float">
            <text:p>-0.04479949874686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(44444.444/2048)*[.A868]" office:value-type="float" office:value="18815.1039785156" calcext:value-type="float">
            <text:p>18815.1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56" calcext:value-type="float">
            <text:p>5.6E-05</text:p>
          </table:table-cell>
          <table:table-cell table:formula="of:=[.C868]/[.D868]" office:value-type="float" office:value="1.01785714285714" calcext:value-type="float">
            <text:p>1.01785714285714</text:p>
          </table:table-cell>
          <table:table-cell table:formula="of:=[.E868]-[.E867]" office:value-type="float" office:value="0.509085213032581" calcext:value-type="float">
            <text:p>0.509085213032581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(44444.444/2048)*[.A869]" office:value-type="float" office:value="18836.8053671875" calcext:value-type="float">
            <text:p>18836.8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56" calcext:value-type="float">
            <text:p>5.6E-05</text:p>
          </table:table-cell>
          <table:table-cell table:formula="of:=[.C869]/[.D869]" office:value-type="float" office:value="1.28571428571429" calcext:value-type="float">
            <text:p>1.28571428571429</text:p>
          </table:table-cell>
          <table:table-cell table:formula="of:=[.E869]-[.E868]" office:value-type="float" office:value="0.267857142857143" calcext:value-type="float">
            <text:p>0.26785714285714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(44444.444/2048)*[.A870]" office:value-type="float" office:value="18858.5067558594" calcext:value-type="float">
            <text:p>18858.5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58" calcext:value-type="float">
            <text:p>5.8E-05</text:p>
          </table:table-cell>
          <table:table-cell table:formula="of:=[.C870]/[.D870]" office:value-type="float" office:value="1.18965517241379" calcext:value-type="float">
            <text:p>1.18965517241379</text:p>
          </table:table-cell>
          <table:table-cell table:formula="of:=[.E870]-[.E869]" office:value-type="float" office:value="-0.0960591133004927" calcext:value-type="float">
            <text:p>-0.09605911330049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(44444.444/2048)*[.A871]" office:value-type="float" office:value="18880.2081445313" calcext:value-type="float">
            <text:p>18880.2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59" calcext:value-type="float">
            <text:p>5.9E-05</text:p>
          </table:table-cell>
          <table:table-cell table:formula="of:=[.C871]/[.D871]" office:value-type="float" office:value="0.474576271186441" calcext:value-type="float">
            <text:p>0.474576271186441</text:p>
          </table:table-cell>
          <table:table-cell table:formula="of:=[.E871]-[.E870]" office:value-type="float" office:value="-0.715078901227352" calcext:value-type="float">
            <text:p>-0.7150789012273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(44444.444/2048)*[.A872]" office:value-type="float" office:value="18901.9095332031" calcext:value-type="float">
            <text:p>18901.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" calcext:value-type="float">
            <text:p>6E-05</text:p>
          </table:table-cell>
          <table:table-cell table:formula="of:=[.C872]/[.D872]" office:value-type="float" office:value="1.05" calcext:value-type="float">
            <text:p>1.05</text:p>
          </table:table-cell>
          <table:table-cell table:formula="of:=[.E872]-[.E871]" office:value-type="float" office:value="0.575423728813559" calcext:value-type="float">
            <text:p>0.57542372881355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(44444.444/2048)*[.A873]" office:value-type="float" office:value="18923.610921875" calcext:value-type="float">
            <text:p>18923.6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59" calcext:value-type="float">
            <text:p>5.9E-05</text:p>
          </table:table-cell>
          <table:table-cell table:formula="of:=[.C873]/[.D873]" office:value-type="float" office:value="0.644067796610169" calcext:value-type="float">
            <text:p>0.644067796610169</text:p>
          </table:table-cell>
          <table:table-cell table:formula="of:=[.E873]-[.E872]" office:value-type="float" office:value="-0.40593220338983" calcext:value-type="float">
            <text:p>-0.4059322033898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(44444.444/2048)*[.A874]" office:value-type="float" office:value="18945.3123105469" calcext:value-type="float">
            <text:p>18945.3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56" calcext:value-type="float">
            <text:p>5.6E-05</text:p>
          </table:table-cell>
          <table:table-cell table:formula="of:=[.C874]/[.D874]" office:value-type="float" office:value="0.464285714285714" calcext:value-type="float">
            <text:p>0.464285714285714</text:p>
          </table:table-cell>
          <table:table-cell table:formula="of:=[.E874]-[.E873]" office:value-type="float" office:value="-0.179782082324455" calcext:value-type="float">
            <text:p>-0.17978208232445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(44444.444/2048)*[.A875]" office:value-type="float" office:value="18967.0136992188" calcext:value-type="float">
            <text:p>18967.0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55" calcext:value-type="float">
            <text:p>5.5E-05</text:p>
          </table:table-cell>
          <table:table-cell table:formula="of:=[.C875]/[.D875]" office:value-type="float" office:value="0.381818181818182" calcext:value-type="float">
            <text:p>0.381818181818182</text:p>
          </table:table-cell>
          <table:table-cell table:formula="of:=[.E875]-[.E874]" office:value-type="float" office:value="-0.0824675324675324" calcext:value-type="float">
            <text:p>-0.082467532467533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(44444.444/2048)*[.A876]" office:value-type="float" office:value="18988.7150878906" calcext:value-type="float">
            <text:p>18988.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54" calcext:value-type="float">
            <text:p>5.4E-05</text:p>
          </table:table-cell>
          <table:table-cell table:formula="of:=[.C876]/[.D876]" office:value-type="float" office:value="0.611111111111111" calcext:value-type="float">
            <text:p>0.611111111111111</text:p>
          </table:table-cell>
          <table:table-cell table:formula="of:=[.E876]-[.E875]" office:value-type="float" office:value="0.229292929292929" calcext:value-type="float">
            <text:p>0.22929292929292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(44444.444/2048)*[.A877]" office:value-type="float" office:value="19010.4164765625" calcext:value-type="float">
            <text:p>19010.4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52" calcext:value-type="float">
            <text:p>5.2E-05</text:p>
          </table:table-cell>
          <table:table-cell table:formula="of:=[.C877]/[.D877]" office:value-type="float" office:value="0.673076923076923" calcext:value-type="float">
            <text:p>0.673076923076923</text:p>
          </table:table-cell>
          <table:table-cell table:formula="of:=[.E877]-[.E876]" office:value-type="float" office:value="0.061965811965812" calcext:value-type="float">
            <text:p>0.06196581196581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(44444.444/2048)*[.A878]" office:value-type="float" office:value="19032.1178652344" calcext:value-type="float">
            <text:p>19032.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5" calcext:value-type="float">
            <text:p>5E-05</text:p>
          </table:table-cell>
          <table:table-cell table:formula="of:=[.C878]/[.D878]" office:value-type="float" office:value="1.08" calcext:value-type="float">
            <text:p>1.08</text:p>
          </table:table-cell>
          <table:table-cell table:formula="of:=[.E878]-[.E877]" office:value-type="float" office:value="0.406923076923077" calcext:value-type="float">
            <text:p>0.406923076923077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(44444.444/2048)*[.A879]" office:value-type="float" office:value="19053.8192539063" calcext:value-type="float">
            <text:p>19053.8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48" calcext:value-type="float">
            <text:p>4.8E-05</text:p>
          </table:table-cell>
          <table:table-cell table:formula="of:=[.C879]/[.D879]" office:value-type="float" office:value="0.583333333333333" calcext:value-type="float">
            <text:p>0.583333333333333</text:p>
          </table:table-cell>
          <table:table-cell table:formula="of:=[.E879]-[.E878]" office:value-type="float" office:value="-0.496666666666667" calcext:value-type="float">
            <text:p>-0.49666666666666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(44444.444/2048)*[.A880]" office:value-type="float" office:value="19075.5206425781" calcext:value-type="float">
            <text:p>19075.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48" calcext:value-type="float">
            <text:p>4.8E-05</text:p>
          </table:table-cell>
          <table:table-cell table:formula="of:=[.C880]/[.D880]" office:value-type="float" office:value="1.58333333333333" calcext:value-type="float">
            <text:p>1.58333333333333</text:p>
          </table:table-cell>
          <table:table-cell table:formula="of:=[.E880]-[.E87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(44444.444/2048)*[.A881]" office:value-type="float" office:value="19097.22203125" calcext:value-type="float">
            <text:p>19097.2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9" calcext:value-type="float">
            <text:p>4.9E-05</text:p>
          </table:table-cell>
          <table:table-cell table:formula="of:=[.C881]/[.D881]" office:value-type="float" office:value="1.3265306122449" calcext:value-type="float">
            <text:p>1.3265306122449</text:p>
          </table:table-cell>
          <table:table-cell table:formula="of:=[.E881]-[.E880]" office:value-type="float" office:value="-0.256802721088435" calcext:value-type="float">
            <text:p>-0.2568027210884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(44444.444/2048)*[.A882]" office:value-type="float" office:value="19118.9234199219" calcext:value-type="float">
            <text:p>19118.9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49" calcext:value-type="float">
            <text:p>4.9E-05</text:p>
          </table:table-cell>
          <table:table-cell table:formula="of:=[.C882]/[.D882]" office:value-type="float" office:value="1.42857142857143" calcext:value-type="float">
            <text:p>1.42857142857143</text:p>
          </table:table-cell>
          <table:table-cell table:formula="of:=[.E882]-[.E881]" office:value-type="float" office:value="0.102040816326531" calcext:value-type="float">
            <text:p>0.10204081632653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(44444.444/2048)*[.A883]" office:value-type="float" office:value="19140.6248085938" calcext:value-type="float">
            <text:p>19140.6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49" calcext:value-type="float">
            <text:p>4.9E-05</text:p>
          </table:table-cell>
          <table:table-cell table:formula="of:=[.C883]/[.D883]" office:value-type="float" office:value="1.12244897959184" calcext:value-type="float">
            <text:p>1.12244897959184</text:p>
          </table:table-cell>
          <table:table-cell table:formula="of:=[.E883]-[.E882]" office:value-type="float" office:value="-0.306122448979592" calcext:value-type="float">
            <text:p>-0.30612244897959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(44444.444/2048)*[.A884]" office:value-type="float" office:value="19162.3261972656" calcext:value-type="float">
            <text:p>19162.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51" calcext:value-type="float">
            <text:p>5.1E-05</text:p>
          </table:table-cell>
          <table:table-cell table:formula="of:=[.C884]/[.D884]" office:value-type="float" office:value="0.784313725490196" calcext:value-type="float">
            <text:p>0.784313725490196</text:p>
          </table:table-cell>
          <table:table-cell table:formula="of:=[.E884]-[.E883]" office:value-type="float" office:value="-0.33813525410164" calcext:value-type="float">
            <text:p>-0.3381352541016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(44444.444/2048)*[.A885]" office:value-type="float" office:value="19184.0275859375" calcext:value-type="float">
            <text:p>19184.0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5" calcext:value-type="float">
            <text:p>5E-05</text:p>
          </table:table-cell>
          <table:table-cell table:formula="of:=[.C885]/[.D885]" office:value-type="float" office:value="1.8" calcext:value-type="float">
            <text:p>1.8</text:p>
          </table:table-cell>
          <table:table-cell table:formula="of:=[.E885]-[.E884]" office:value-type="float" office:value="1.0156862745098" calcext:value-type="float">
            <text:p>1.015686274509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(44444.444/2048)*[.A886]" office:value-type="float" office:value="19205.7289746094" calcext:value-type="float">
            <text:p>19205.7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49" calcext:value-type="float">
            <text:p>4.9E-05</text:p>
          </table:table-cell>
          <table:table-cell table:formula="of:=[.C886]/[.D886]" office:value-type="float" office:value="1.55102040816327" calcext:value-type="float">
            <text:p>1.55102040816327</text:p>
          </table:table-cell>
          <table:table-cell table:formula="of:=[.E886]-[.E885]" office:value-type="float" office:value="-0.248979591836735" calcext:value-type="float">
            <text:p>-0.24897959183673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(44444.444/2048)*[.A887]" office:value-type="float" office:value="19227.4303632813" calcext:value-type="float">
            <text:p>19227.4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48" calcext:value-type="float">
            <text:p>4.8E-05</text:p>
          </table:table-cell>
          <table:table-cell table:formula="of:=[.C887]/[.D887]" office:value-type="float" office:value="1.60416666666667" calcext:value-type="float">
            <text:p>1.60416666666667</text:p>
          </table:table-cell>
          <table:table-cell table:formula="of:=[.E887]-[.E886]" office:value-type="float" office:value="0.0531462585034015" calcext:value-type="float">
            <text:p>0.05314625850340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(44444.444/2048)*[.A888]" office:value-type="float" office:value="19249.1317519531" calcext:value-type="float">
            <text:p>19249.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49" calcext:value-type="float">
            <text:p>4.9E-05</text:p>
          </table:table-cell>
          <table:table-cell table:formula="of:=[.C888]/[.D888]" office:value-type="float" office:value="2.04081632653061" calcext:value-type="float">
            <text:p>2.04081632653061</text:p>
          </table:table-cell>
          <table:table-cell table:formula="of:=[.E888]-[.E887]" office:value-type="float" office:value="0.436649659863946" calcext:value-type="float">
            <text:p>0.43664965986394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(44444.444/2048)*[.A889]" office:value-type="float" office:value="19270.833140625" calcext:value-type="float">
            <text:p>19270.8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5" calcext:value-type="float">
            <text:p>5E-05</text:p>
          </table:table-cell>
          <table:table-cell table:formula="of:=[.C889]/[.D889]" office:value-type="float" office:value="1.52" calcext:value-type="float">
            <text:p>1.52</text:p>
          </table:table-cell>
          <table:table-cell table:formula="of:=[.E889]-[.E888]" office:value-type="float" office:value="-0.520816326530612" calcext:value-type="float">
            <text:p>-0.52081632653061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(44444.444/2048)*[.A890]" office:value-type="float" office:value="19292.5345292969" calcext:value-type="float">
            <text:p>19292.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51" calcext:value-type="float">
            <text:p>5.1E-05</text:p>
          </table:table-cell>
          <table:table-cell table:formula="of:=[.C890]/[.D890]" office:value-type="float" office:value="0.666666666666667" calcext:value-type="float">
            <text:p>0.666666666666667</text:p>
          </table:table-cell>
          <table:table-cell table:formula="of:=[.E890]-[.E889]" office:value-type="float" office:value="-0.853333333333333" calcext:value-type="float">
            <text:p>-0.8533333333333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(44444.444/2048)*[.A891]" office:value-type="float" office:value="19314.2359179688" calcext:value-type="float">
            <text:p>19314.2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1" calcext:value-type="float">
            <text:p>5.1E-05</text:p>
          </table:table-cell>
          <table:table-cell table:formula="of:=[.C891]/[.D891]" office:value-type="float" office:value="1.37254901960784" calcext:value-type="float">
            <text:p>1.37254901960784</text:p>
          </table:table-cell>
          <table:table-cell table:formula="of:=[.E891]-[.E890]" office:value-type="float" office:value="0.705882352941177" calcext:value-type="float">
            <text:p>0.70588235294117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(44444.444/2048)*[.A892]" office:value-type="float" office:value="19335.9373066406" calcext:value-type="float">
            <text:p>19335.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52" calcext:value-type="float">
            <text:p>5.2E-05</text:p>
          </table:table-cell>
          <table:table-cell table:formula="of:=[.C892]/[.D892]" office:value-type="float" office:value="0.942307692307692" calcext:value-type="float">
            <text:p>0.942307692307692</text:p>
          </table:table-cell>
          <table:table-cell table:formula="of:=[.E892]-[.E891]" office:value-type="float" office:value="-0.430241327300151" calcext:value-type="float">
            <text:p>-0.43024132730015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(44444.444/2048)*[.A893]" office:value-type="float" office:value="19357.6386953125" calcext:value-type="float">
            <text:p>19357.6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52" calcext:value-type="float">
            <text:p>5.2E-05</text:p>
          </table:table-cell>
          <table:table-cell table:formula="of:=[.C893]/[.D893]" office:value-type="float" office:value="0.326923076923077" calcext:value-type="float">
            <text:p>0.326923076923077</text:p>
          </table:table-cell>
          <table:table-cell table:formula="of:=[.E893]-[.E892]" office:value-type="float" office:value="-0.615384615384615" calcext:value-type="float">
            <text:p>-0.615384615384615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(44444.444/2048)*[.A894]" office:value-type="float" office:value="19379.3400839844" calcext:value-type="float">
            <text:p>19379.3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52" calcext:value-type="float">
            <text:p>5.2E-05</text:p>
          </table:table-cell>
          <table:table-cell table:formula="of:=[.C894]/[.D894]" office:value-type="float" office:value="0.346153846153846" calcext:value-type="float">
            <text:p>0.346153846153846</text:p>
          </table:table-cell>
          <table:table-cell table:formula="of:=[.E894]-[.E893]" office:value-type="float" office:value="0.0192307692307693" calcext:value-type="float">
            <text:p>0.01923076923076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(44444.444/2048)*[.A895]" office:value-type="float" office:value="19401.0414726563" calcext:value-type="float">
            <text:p>19401.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52" calcext:value-type="float">
            <text:p>5.2E-05</text:p>
          </table:table-cell>
          <table:table-cell table:formula="of:=[.C895]/[.D895]" office:value-type="float" office:value="0.346153846153846" calcext:value-type="float">
            <text:p>0.346153846153846</text:p>
          </table:table-cell>
          <table:table-cell table:formula="of:=[.E895]-[.E8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(44444.444/2048)*[.A896]" office:value-type="float" office:value="19422.7428613281" calcext:value-type="float">
            <text:p>19422.7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52" calcext:value-type="float">
            <text:p>5.2E-05</text:p>
          </table:table-cell>
          <table:table-cell table:formula="of:=[.C896]/[.D896]" office:value-type="float" office:value="0.538461538461538" calcext:value-type="float">
            <text:p>0.538461538461538</text:p>
          </table:table-cell>
          <table:table-cell table:formula="of:=[.E896]-[.E895]" office:value-type="float" office:value="0.192307692307692" calcext:value-type="float">
            <text:p>0.19230769230769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(44444.444/2048)*[.A897]" office:value-type="float" office:value="19444.44425" calcext:value-type="float">
            <text:p>19444.4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5" calcext:value-type="float">
            <text:p>5E-05</text:p>
          </table:table-cell>
          <table:table-cell table:formula="of:=[.C897]/[.D897]" office:value-type="float" office:value="0.64" calcext:value-type="float">
            <text:p>0.64</text:p>
          </table:table-cell>
          <table:table-cell table:formula="of:=[.E897]-[.E896]" office:value-type="float" office:value="0.101538461538461" calcext:value-type="float">
            <text:p>0.10153846153846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(44444.444/2048)*[.A898]" office:value-type="float" office:value="19466.1456386719" calcext:value-type="float">
            <text:p>19466.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9" calcext:value-type="float">
            <text:p>4.9E-05</text:p>
          </table:table-cell>
          <table:table-cell table:formula="of:=[.C898]/[.D898]" office:value-type="float" office:value="0.938775510204082" calcext:value-type="float">
            <text:p>0.938775510204082</text:p>
          </table:table-cell>
          <table:table-cell table:formula="of:=[.E898]-[.E897]" office:value-type="float" office:value="0.298775510204082" calcext:value-type="float">
            <text:p>0.29877551020408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(44444.444/2048)*[.A899]" office:value-type="float" office:value="19487.8470273438" calcext:value-type="float">
            <text:p>19487.8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49" calcext:value-type="float">
            <text:p>4.9E-05</text:p>
          </table:table-cell>
          <table:table-cell table:formula="of:=[.C899]/[.D899]" office:value-type="float" office:value="0.755102040816326" calcext:value-type="float">
            <text:p>0.755102040816326</text:p>
          </table:table-cell>
          <table:table-cell table:formula="of:=[.E899]-[.E898]" office:value-type="float" office:value="-0.183673469387755" calcext:value-type="float">
            <text:p>-0.18367346938775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(44444.444/2048)*[.A900]" office:value-type="float" office:value="19509.5484160156" calcext:value-type="float">
            <text:p>19509.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48" calcext:value-type="float">
            <text:p>4.8E-05</text:p>
          </table:table-cell>
          <table:table-cell table:formula="of:=[.C900]/[.D900]" office:value-type="float" office:value="1.75" calcext:value-type="float">
            <text:p>1.75</text:p>
          </table:table-cell>
          <table:table-cell table:formula="of:=[.E900]-[.E899]" office:value-type="float" office:value="0.994897959183673" calcext:value-type="float">
            <text:p>0.99489795918367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(44444.444/2048)*[.A901]" office:value-type="float" office:value="19531.2498046875" calcext:value-type="float">
            <text:p>19531.2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47" calcext:value-type="float">
            <text:p>4.7E-05</text:p>
          </table:table-cell>
          <table:table-cell table:formula="of:=[.C901]/[.D901]" office:value-type="float" office:value="0.617021276595745" calcext:value-type="float">
            <text:p>0.617021276595745</text:p>
          </table:table-cell>
          <table:table-cell table:formula="of:=[.E901]-[.E900]" office:value-type="float" office:value="-1.13297872340426" calcext:value-type="float">
            <text:p>-1.1329787234042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(44444.444/2048)*[.A902]" office:value-type="float" office:value="19552.9511933594" calcext:value-type="float">
            <text:p>19553.0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47" calcext:value-type="float">
            <text:p>4.7E-05</text:p>
          </table:table-cell>
          <table:table-cell table:formula="of:=[.C902]/[.D902]" office:value-type="float" office:value="0.787234042553192" calcext:value-type="float">
            <text:p>0.787234042553192</text:p>
          </table:table-cell>
          <table:table-cell table:formula="of:=[.E902]-[.E901]" office:value-type="float" office:value="0.170212765957447" calcext:value-type="float">
            <text:p>0.17021276595744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(44444.444/2048)*[.A903]" office:value-type="float" office:value="19574.6525820313" calcext:value-type="float">
            <text:p>19574.7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47" calcext:value-type="float">
            <text:p>4.7E-05</text:p>
          </table:table-cell>
          <table:table-cell table:formula="of:=[.C903]/[.D903]" office:value-type="float" office:value="0.872340425531915" calcext:value-type="float">
            <text:p>0.872340425531915</text:p>
          </table:table-cell>
          <table:table-cell table:formula="of:=[.E903]-[.E902]" office:value-type="float" office:value="0.0851063829787234" calcext:value-type="float">
            <text:p>0.08510638297872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(44444.444/2048)*[.A904]" office:value-type="float" office:value="19596.3539707031" calcext:value-type="float">
            <text:p>19596.4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48" calcext:value-type="float">
            <text:p>4.8E-05</text:p>
          </table:table-cell>
          <table:table-cell table:formula="of:=[.C904]/[.D904]" office:value-type="float" office:value="1.375" calcext:value-type="float">
            <text:p>1.375</text:p>
          </table:table-cell>
          <table:table-cell table:formula="of:=[.E904]-[.E903]" office:value-type="float" office:value="0.502659574468085" calcext:value-type="float">
            <text:p>0.502659574468085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(44444.444/2048)*[.A905]" office:value-type="float" office:value="19618.055359375" calcext:value-type="float">
            <text:p>19618.1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46" calcext:value-type="float">
            <text:p>4.6E-05</text:p>
          </table:table-cell>
          <table:table-cell table:formula="of:=[.C905]/[.D905]" office:value-type="float" office:value="2.04347826086956" calcext:value-type="float">
            <text:p>2.04347826086956</text:p>
          </table:table-cell>
          <table:table-cell table:formula="of:=[.E905]-[.E904]" office:value-type="float" office:value="0.668478260869565" calcext:value-type="float">
            <text:p>0.66847826086956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(44444.444/2048)*[.A906]" office:value-type="float" office:value="19639.7567480469" calcext:value-type="float">
            <text:p>19639.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44" calcext:value-type="float">
            <text:p>4.4E-05</text:p>
          </table:table-cell>
          <table:table-cell table:formula="of:=[.C906]/[.D906]" office:value-type="float" office:value="1.29545454545455" calcext:value-type="float">
            <text:p>1.29545454545455</text:p>
          </table:table-cell>
          <table:table-cell table:formula="of:=[.E906]-[.E905]" office:value-type="float" office:value="-0.74802371541502" calcext:value-type="float">
            <text:p>-0.7480237154150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(44444.444/2048)*[.A907]" office:value-type="float" office:value="19661.4581367188" calcext:value-type="float">
            <text:p>19661.5</text:p>
          </table:table-cell>
          <table:table-cell table:number-columns-repeated="2" office:value-type="float" office:value="0.000045" calcext:value-type="float">
            <text:p>4.5E-05</text:p>
          </table:table-cell>
          <table:table-cell table:formula="of:=[.C907]/[.D907]" office:value-type="float" office:value="1" calcext:value-type="float">
            <text:p>1</text:p>
          </table:table-cell>
          <table:table-cell table:formula="of:=[.E907]-[.E906]" office:value-type="float" office:value="-0.295454545454545" calcext:value-type="float">
            <text:p>-0.295454545454545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(44444.444/2048)*[.A908]" office:value-type="float" office:value="19683.1595253906" calcext:value-type="float">
            <text:p>19683.2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46" calcext:value-type="float">
            <text:p>4.6E-05</text:p>
          </table:table-cell>
          <table:table-cell table:formula="of:=[.C908]/[.D908]" office:value-type="float" office:value="0.782608695652174" calcext:value-type="float">
            <text:p>0.782608695652174</text:p>
          </table:table-cell>
          <table:table-cell table:formula="of:=[.E908]-[.E907]" office:value-type="float" office:value="-0.217391304347826" calcext:value-type="float">
            <text:p>-0.217391304347826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(44444.444/2048)*[.A909]" office:value-type="float" office:value="19704.8609140625" calcext:value-type="float">
            <text:p>19704.9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47" calcext:value-type="float">
            <text:p>4.7E-05</text:p>
          </table:table-cell>
          <table:table-cell table:formula="of:=[.C909]/[.D909]" office:value-type="float" office:value="0.723404255319149" calcext:value-type="float">
            <text:p>0.723404255319149</text:p>
          </table:table-cell>
          <table:table-cell table:formula="of:=[.E909]-[.E908]" office:value-type="float" office:value="-0.059204440333025" calcext:value-type="float">
            <text:p>-0.059204440333025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(44444.444/2048)*[.A910]" office:value-type="float" office:value="19726.5623027344" calcext:value-type="float">
            <text:p>19726.6</text:p>
          </table:table-cell>
          <table:table-cell table:number-columns-repeated="2" office:value-type="float" office:value="0.000048" calcext:value-type="float">
            <text:p>4.8E-05</text:p>
          </table:table-cell>
          <table:table-cell table:formula="of:=[.C910]/[.D910]" office:value-type="float" office:value="1" calcext:value-type="float">
            <text:p>1</text:p>
          </table:table-cell>
          <table:table-cell table:formula="of:=[.E910]-[.E909]" office:value-type="float" office:value="0.276595744680851" calcext:value-type="float">
            <text:p>0.27659574468085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(44444.444/2048)*[.A911]" office:value-type="float" office:value="19748.2636914063" calcext:value-type="float">
            <text:p>19748.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49" calcext:value-type="float">
            <text:p>4.9E-05</text:p>
          </table:table-cell>
          <table:table-cell table:formula="of:=[.C911]/[.D911]" office:value-type="float" office:value="0.693877551020408" calcext:value-type="float">
            <text:p>0.693877551020408</text:p>
          </table:table-cell>
          <table:table-cell table:formula="of:=[.E911]-[.E910]" office:value-type="float" office:value="-0.306122448979592" calcext:value-type="float">
            <text:p>-0.30612244897959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(44444.444/2048)*[.A912]" office:value-type="float" office:value="19769.9650800781" calcext:value-type="float">
            <text:p>19770.0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5" calcext:value-type="float">
            <text:p>5E-05</text:p>
          </table:table-cell>
          <table:table-cell table:formula="of:=[.C912]/[.D912]" office:value-type="float" office:value="0.46" calcext:value-type="float">
            <text:p>0.46</text:p>
          </table:table-cell>
          <table:table-cell table:formula="of:=[.E912]-[.E911]" office:value-type="float" office:value="-0.233877551020408" calcext:value-type="float">
            <text:p>-0.23387755102040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(44444.444/2048)*[.A913]" office:value-type="float" office:value="19791.66646875" calcext:value-type="float">
            <text:p>19791.7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5" calcext:value-type="float">
            <text:p>5E-05</text:p>
          </table:table-cell>
          <table:table-cell table:formula="of:=[.C913]/[.D913]" office:value-type="float" office:value="0.54" calcext:value-type="float">
            <text:p>0.54</text:p>
          </table:table-cell>
          <table:table-cell table:formula="of:=[.E913]-[.E912]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(44444.444/2048)*[.A914]" office:value-type="float" office:value="19813.3678574219" calcext:value-type="float">
            <text:p>19813.4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5" calcext:value-type="float">
            <text:p>5E-05</text:p>
          </table:table-cell>
          <table:table-cell table:formula="of:=[.C914]/[.D914]" office:value-type="float" office:value="0.86" calcext:value-type="float">
            <text:p>0.86</text:p>
          </table:table-cell>
          <table:table-cell table:formula="of:=[.E914]-[.E913]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(44444.444/2048)*[.A915]" office:value-type="float" office:value="19835.0692460938" calcext:value-type="float">
            <text:p>19835.1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49" calcext:value-type="float">
            <text:p>4.9E-05</text:p>
          </table:table-cell>
          <table:table-cell table:formula="of:=[.C915]/[.D915]" office:value-type="float" office:value="0.979591836734694" calcext:value-type="float">
            <text:p>0.979591836734694</text:p>
          </table:table-cell>
          <table:table-cell table:formula="of:=[.E915]-[.E914]" office:value-type="float" office:value="0.119591836734694" calcext:value-type="float">
            <text:p>0.119591836734694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(44444.444/2048)*[.A916]" office:value-type="float" office:value="19856.7706347656" calcext:value-type="float">
            <text:p>19856.8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48" calcext:value-type="float">
            <text:p>4.8E-05</text:p>
          </table:table-cell>
          <table:table-cell table:formula="of:=[.C916]/[.D916]" office:value-type="float" office:value="0.625" calcext:value-type="float">
            <text:p>0.625</text:p>
          </table:table-cell>
          <table:table-cell table:formula="of:=[.E916]-[.E915]" office:value-type="float" office:value="-0.354591836734694" calcext:value-type="float">
            <text:p>-0.35459183673469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(44444.444/2048)*[.A917]" office:value-type="float" office:value="19878.4720234375" calcext:value-type="float">
            <text:p>19878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46" calcext:value-type="float">
            <text:p>4.6E-05</text:p>
          </table:table-cell>
          <table:table-cell table:formula="of:=[.C917]/[.D917]" office:value-type="float" office:value="0.326086956521739" calcext:value-type="float">
            <text:p>0.326086956521739</text:p>
          </table:table-cell>
          <table:table-cell table:formula="of:=[.E917]-[.E916]" office:value-type="float" office:value="-0.298913043478261" calcext:value-type="float">
            <text:p>-0.29891304347826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(44444.444/2048)*[.A918]" office:value-type="float" office:value="19900.1734121094" calcext:value-type="float">
            <text:p>19900.2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47" calcext:value-type="float">
            <text:p>4.7E-05</text:p>
          </table:table-cell>
          <table:table-cell table:formula="of:=[.C918]/[.D918]" office:value-type="float" office:value="1.68085106382979" calcext:value-type="float">
            <text:p>1.68085106382979</text:p>
          </table:table-cell>
          <table:table-cell table:formula="of:=[.E918]-[.E917]" office:value-type="float" office:value="1.35476410730805" calcext:value-type="float">
            <text:p>1.35476410730805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(44444.444/2048)*[.A919]" office:value-type="float" office:value="19921.8748007812" calcext:value-type="float">
            <text:p>19921.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46" calcext:value-type="float">
            <text:p>4.6E-05</text:p>
          </table:table-cell>
          <table:table-cell table:formula="of:=[.C919]/[.D919]" office:value-type="float" office:value="2" calcext:value-type="float">
            <text:p>2</text:p>
          </table:table-cell>
          <table:table-cell table:formula="of:=[.E919]-[.E918]" office:value-type="float" office:value="0.319148936170213" calcext:value-type="float">
            <text:p>0.319148936170213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(44444.444/2048)*[.A920]" office:value-type="float" office:value="19943.5761894531" calcext:value-type="float">
            <text:p>19943.6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46" calcext:value-type="float">
            <text:p>4.6E-05</text:p>
          </table:table-cell>
          <table:table-cell table:formula="of:=[.C920]/[.D920]" office:value-type="float" office:value="1.93478260869565" calcext:value-type="float">
            <text:p>1.93478260869565</text:p>
          </table:table-cell>
          <table:table-cell table:formula="of:=[.E920]-[.E919]" office:value-type="float" office:value="-0.0652173913043479" calcext:value-type="float">
            <text:p>-0.0652173913043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(44444.444/2048)*[.A921]" office:value-type="float" office:value="19965.277578125" calcext:value-type="float">
            <text:p>19965.3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6" calcext:value-type="float">
            <text:p>4.6E-05</text:p>
          </table:table-cell>
          <table:table-cell table:formula="of:=[.C921]/[.D921]" office:value-type="float" office:value="0.91304347826087" calcext:value-type="float">
            <text:p>0.91304347826087</text:p>
          </table:table-cell>
          <table:table-cell table:formula="of:=[.E921]-[.E920]" office:value-type="float" office:value="-1.02173913043478" calcext:value-type="float">
            <text:p>-1.0217391304347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(44444.444/2048)*[.A922]" office:value-type="float" office:value="19986.9789667969" calcext:value-type="float">
            <text:p>19987.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45" calcext:value-type="float">
            <text:p>4.5E-05</text:p>
          </table:table-cell>
          <table:table-cell table:formula="of:=[.C922]/[.D922]" office:value-type="float" office:value="0.377777777777778" calcext:value-type="float">
            <text:p>0.377777777777778</text:p>
          </table:table-cell>
          <table:table-cell table:formula="of:=[.E922]-[.E921]" office:value-type="float" office:value="-0.535265700483092" calcext:value-type="float">
            <text:p>-0.53526570048309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(44444.444/2048)*[.A923]" office:value-type="float" office:value="20008.6803554687" calcext:value-type="float">
            <text:p>20008.7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4" calcext:value-type="float">
            <text:p>4.4E-05</text:p>
          </table:table-cell>
          <table:table-cell table:formula="of:=[.C923]/[.D923]" office:value-type="float" office:value="1.56818181818182" calcext:value-type="float">
            <text:p>1.56818181818182</text:p>
          </table:table-cell>
          <table:table-cell table:formula="of:=[.E923]-[.E922]" office:value-type="float" office:value="1.19040404040404" calcext:value-type="float">
            <text:p>1.1904040404040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(44444.444/2048)*[.A924]" office:value-type="float" office:value="20030.3817441406" calcext:value-type="float">
            <text:p>20030.4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044" calcext:value-type="float">
            <text:p>4.4E-05</text:p>
          </table:table-cell>
          <table:table-cell table:formula="of:=[.C924]/[.D924]" office:value-type="float" office:value="2.45454545454545" calcext:value-type="float">
            <text:p>2.45454545454545</text:p>
          </table:table-cell>
          <table:table-cell table:formula="of:=[.E924]-[.E923]" office:value-type="float" office:value="0.886363636363636" calcext:value-type="float">
            <text:p>0.88636363636363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(44444.444/2048)*[.A925]" office:value-type="float" office:value="20052.0831328125" calcext:value-type="float">
            <text:p>20052.1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44" calcext:value-type="float">
            <text:p>4.4E-05</text:p>
          </table:table-cell>
          <table:table-cell table:formula="of:=[.C925]/[.D925]" office:value-type="float" office:value="1.56818181818182" calcext:value-type="float">
            <text:p>1.56818181818182</text:p>
          </table:table-cell>
          <table:table-cell table:formula="of:=[.E925]-[.E924]" office:value-type="float" office:value="-0.886363636363636" calcext:value-type="float">
            <text:p>-0.88636363636363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(44444.444/2048)*[.A926]" office:value-type="float" office:value="20073.7845214844" calcext:value-type="float">
            <text:p>20073.8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44" calcext:value-type="float">
            <text:p>4.4E-05</text:p>
          </table:table-cell>
          <table:table-cell table:formula="of:=[.C926]/[.D926]" office:value-type="float" office:value="1.47727272727273" calcext:value-type="float">
            <text:p>1.47727272727273</text:p>
          </table:table-cell>
          <table:table-cell table:formula="of:=[.E926]-[.E925]" office:value-type="float" office:value="-0.090909090909091" calcext:value-type="float">
            <text:p>-0.09090909090909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(44444.444/2048)*[.A927]" office:value-type="float" office:value="20095.4859101562" calcext:value-type="float">
            <text:p>20095.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44" calcext:value-type="float">
            <text:p>4.4E-05</text:p>
          </table:table-cell>
          <table:table-cell table:formula="of:=[.C927]/[.D927]" office:value-type="float" office:value="1.04545454545455" calcext:value-type="float">
            <text:p>1.04545454545455</text:p>
          </table:table-cell>
          <table:table-cell table:formula="of:=[.E927]-[.E926]" office:value-type="float" office:value="-0.431818181818182" calcext:value-type="float">
            <text:p>-0.43181818181818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(44444.444/2048)*[.A928]" office:value-type="float" office:value="20117.1872988281" calcext:value-type="float">
            <text:p>20117.2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3" calcext:value-type="float">
            <text:p>4.3E-05</text:p>
          </table:table-cell>
          <table:table-cell table:formula="of:=[.C928]/[.D928]" office:value-type="float" office:value="0.906976744186047" calcext:value-type="float">
            <text:p>0.906976744186047</text:p>
          </table:table-cell>
          <table:table-cell table:formula="of:=[.E928]-[.E927]" office:value-type="float" office:value="-0.138477801268499" calcext:value-type="float">
            <text:p>-0.13847780126849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(44444.444/2048)*[.A929]" office:value-type="float" office:value="20138.8886875" calcext:value-type="float">
            <text:p>20138.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42" calcext:value-type="float">
            <text:p>4.2E-05</text:p>
          </table:table-cell>
          <table:table-cell table:formula="of:=[.C929]/[.D929]" office:value-type="float" office:value="0.928571428571429" calcext:value-type="float">
            <text:p>0.928571428571429</text:p>
          </table:table-cell>
          <table:table-cell table:formula="of:=[.E929]-[.E928]" office:value-type="float" office:value="0.021594684385382" calcext:value-type="float">
            <text:p>0.02159468438538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(44444.444/2048)*[.A930]" office:value-type="float" office:value="20160.5900761719" calcext:value-type="float">
            <text:p>20160.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42" calcext:value-type="float">
            <text:p>4.2E-05</text:p>
          </table:table-cell>
          <table:table-cell table:formula="of:=[.C930]/[.D930]" office:value-type="float" office:value="0.261904761904762" calcext:value-type="float">
            <text:p>0.261904761904762</text:p>
          </table:table-cell>
          <table:table-cell table:formula="of:=[.E930]-[.E929]" office:value-type="float" office:value="-0.666666666666667" calcext:value-type="float">
            <text:p>-0.66666666666666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(44444.444/2048)*[.A931]" office:value-type="float" office:value="20182.2914648438" calcext:value-type="float">
            <text:p>20182.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42" calcext:value-type="float">
            <text:p>4.2E-05</text:p>
          </table:table-cell>
          <table:table-cell table:formula="of:=[.C931]/[.D931]" office:value-type="float" office:value="0.452380952380952" calcext:value-type="float">
            <text:p>0.452380952380952</text:p>
          </table:table-cell>
          <table:table-cell table:formula="of:=[.E931]-[.E930]" office:value-type="float" office:value="0.19047619047619" calcext:value-type="float">
            <text:p>0.1904761904761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(44444.444/2048)*[.A932]" office:value-type="float" office:value="20203.9928535156" calcext:value-type="float">
            <text:p>20204.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43" calcext:value-type="float">
            <text:p>4.3E-05</text:p>
          </table:table-cell>
          <table:table-cell table:formula="of:=[.C932]/[.D932]" office:value-type="float" office:value="0.418604651162791" calcext:value-type="float">
            <text:p>0.418604651162791</text:p>
          </table:table-cell>
          <table:table-cell table:formula="of:=[.E932]-[.E931]" office:value-type="float" office:value="-0.0337763012181616" calcext:value-type="float">
            <text:p>-0.03377630121816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(44444.444/2048)*[.A933]" office:value-type="float" office:value="20225.6942421875" calcext:value-type="float">
            <text:p>20225.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43" calcext:value-type="float">
            <text:p>4.3E-05</text:p>
          </table:table-cell>
          <table:table-cell table:formula="of:=[.C933]/[.D933]" office:value-type="float" office:value="0.511627906976744" calcext:value-type="float">
            <text:p>0.511627906976744</text:p>
          </table:table-cell>
          <table:table-cell table:formula="of:=[.E933]-[.E932]" office:value-type="float" office:value="0.0930232558139534" calcext:value-type="float">
            <text:p>0.09302325581395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(44444.444/2048)*[.A934]" office:value-type="float" office:value="20247.3956308594" calcext:value-type="float">
            <text:p>20247.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44" calcext:value-type="float">
            <text:p>4.4E-05</text:p>
          </table:table-cell>
          <table:table-cell table:formula="of:=[.C934]/[.D934]" office:value-type="float" office:value="1.11363636363636" calcext:value-type="float">
            <text:p>1.11363636363636</text:p>
          </table:table-cell>
          <table:table-cell table:formula="of:=[.E934]-[.E933]" office:value-type="float" office:value="0.602008456659619" calcext:value-type="float">
            <text:p>0.60200845665961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(44444.444/2048)*[.A935]" office:value-type="float" office:value="20269.0970195313" calcext:value-type="float">
            <text:p>20269.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41" calcext:value-type="float">
            <text:p>4.1E-05</text:p>
          </table:table-cell>
          <table:table-cell table:formula="of:=[.C935]/[.D935]" office:value-type="float" office:value="0.414634146341463" calcext:value-type="float">
            <text:p>0.414634146341463</text:p>
          </table:table-cell>
          <table:table-cell table:formula="of:=[.E935]-[.E934]" office:value-type="float" office:value="-0.6990022172949" calcext:value-type="float">
            <text:p>-0.699002217294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(44444.444/2048)*[.A936]" office:value-type="float" office:value="20290.7984082031" calcext:value-type="float">
            <text:p>20290.8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" calcext:value-type="float">
            <text:p>4E-05</text:p>
          </table:table-cell>
          <table:table-cell table:formula="of:=[.C936]/[.D936]" office:value-type="float" office:value="1.05" calcext:value-type="float">
            <text:p>1.05</text:p>
          </table:table-cell>
          <table:table-cell table:formula="of:=[.E936]-[.E935]" office:value-type="float" office:value="0.635365853658537" calcext:value-type="float">
            <text:p>0.63536585365853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(44444.444/2048)*[.A937]" office:value-type="float" office:value="20312.499796875" calcext:value-type="float">
            <text:p>20312.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38" calcext:value-type="float">
            <text:p>3.8E-05</text:p>
          </table:table-cell>
          <table:table-cell table:formula="of:=[.C937]/[.D937]" office:value-type="float" office:value="1.26315789473684" calcext:value-type="float">
            <text:p>1.26315789473684</text:p>
          </table:table-cell>
          <table:table-cell table:formula="of:=[.E937]-[.E936]" office:value-type="float" office:value="0.213157894736842" calcext:value-type="float">
            <text:p>0.21315789473684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(44444.444/2048)*[.A938]" office:value-type="float" office:value="20334.2011855469" calcext:value-type="float">
            <text:p>20334.2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38" calcext:value-type="float">
            <text:p>3.8E-05</text:p>
          </table:table-cell>
          <table:table-cell table:formula="of:=[.C938]/[.D938]" office:value-type="float" office:value="1.28947368421053" calcext:value-type="float">
            <text:p>1.28947368421053</text:p>
          </table:table-cell>
          <table:table-cell table:formula="of:=[.E938]-[.E937]" office:value-type="float" office:value="0.0263157894736841" calcext:value-type="float">
            <text:p>0.02631578947368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(44444.444/2048)*[.A939]" office:value-type="float" office:value="20355.9025742187" calcext:value-type="float">
            <text:p>20355.9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38" calcext:value-type="float">
            <text:p>3.8E-05</text:p>
          </table:table-cell>
          <table:table-cell table:formula="of:=[.C939]/[.D939]" office:value-type="float" office:value="1.23684210526316" calcext:value-type="float">
            <text:p>1.23684210526316</text:p>
          </table:table-cell>
          <table:table-cell table:formula="of:=[.E939]-[.E938]" office:value-type="float" office:value="-0.0526315789473684" calcext:value-type="float">
            <text:p>-0.05263157894736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(44444.444/2048)*[.A940]" office:value-type="float" office:value="20377.6039628906" calcext:value-type="float">
            <text:p>20377.6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8" calcext:value-type="float">
            <text:p>3.8E-05</text:p>
          </table:table-cell>
          <table:table-cell table:formula="of:=[.C940]/[.D940]" office:value-type="float" office:value="0.68421052631579" calcext:value-type="float">
            <text:p>0.68421052631579</text:p>
          </table:table-cell>
          <table:table-cell table:formula="of:=[.E940]-[.E939]" office:value-type="float" office:value="-0.552631578947368" calcext:value-type="float">
            <text:p>-0.55263157894736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(44444.444/2048)*[.A941]" office:value-type="float" office:value="20399.3053515625" calcext:value-type="float">
            <text:p>20399.3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6" calcext:value-type="float">
            <text:p>3.6E-05</text:p>
          </table:table-cell>
          <table:table-cell table:formula="of:=[.C941]/[.D941]" office:value-type="float" office:value="1.13888888888889" calcext:value-type="float">
            <text:p>1.13888888888889</text:p>
          </table:table-cell>
          <table:table-cell table:formula="of:=[.E941]-[.E940]" office:value-type="float" office:value="0.454678362573099" calcext:value-type="float">
            <text:p>0.45467836257309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(44444.444/2048)*[.A942]" office:value-type="float" office:value="20421.0067402344" calcext:value-type="float">
            <text:p>20421.0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4" calcext:value-type="float">
            <text:p>3.4E-05</text:p>
          </table:table-cell>
          <table:table-cell table:formula="of:=[.C942]/[.D942]" office:value-type="float" office:value="1.08823529411765" calcext:value-type="float">
            <text:p>1.08823529411765</text:p>
          </table:table-cell>
          <table:table-cell table:formula="of:=[.E942]-[.E941]" office:value-type="float" office:value="-0.0506535947712419" calcext:value-type="float">
            <text:p>-0.0506535947712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(44444.444/2048)*[.A943]" office:value-type="float" office:value="20442.7081289062" calcext:value-type="float">
            <text:p>20442.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3" calcext:value-type="float">
            <text:p>3.3E-05</text:p>
          </table:table-cell>
          <table:table-cell table:formula="of:=[.C943]/[.D943]" office:value-type="float" office:value="1.06060606060606" calcext:value-type="float">
            <text:p>1.06060606060606</text:p>
          </table:table-cell>
          <table:table-cell table:formula="of:=[.E943]-[.E942]" office:value-type="float" office:value="-0.0276292335115864" calcext:value-type="float">
            <text:p>-0.02762923351158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(44444.444/2048)*[.A944]" office:value-type="float" office:value="20464.4095175781" calcext:value-type="float">
            <text:p>20464.4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2" calcext:value-type="float">
            <text:p>3.2E-05</text:p>
          </table:table-cell>
          <table:table-cell table:formula="of:=[.C944]/[.D944]" office:value-type="float" office:value="0.34375" calcext:value-type="float">
            <text:p>0.34375</text:p>
          </table:table-cell>
          <table:table-cell table:formula="of:=[.E944]-[.E943]" office:value-type="float" office:value="-0.716856060606061" calcext:value-type="float">
            <text:p>-0.71685606060606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(44444.444/2048)*[.A945]" office:value-type="float" office:value="20486.11090625" calcext:value-type="float">
            <text:p>20486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32" calcext:value-type="float">
            <text:p>3.2E-05</text:p>
          </table:table-cell>
          <table:table-cell table:formula="of:=[.C945]/[.D945]" office:value-type="float" office:value="0.09375" calcext:value-type="float">
            <text:p>0.09375</text:p>
          </table:table-cell>
          <table:table-cell table:formula="of:=[.E945]-[.E944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(44444.444/2048)*[.A946]" office:value-type="float" office:value="20507.8122949219" calcext:value-type="float">
            <text:p>20507.8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33" calcext:value-type="float">
            <text:p>3.3E-05</text:p>
          </table:table-cell>
          <table:table-cell table:formula="of:=[.C946]/[.D946]" office:value-type="float" office:value="0.606060606060606" calcext:value-type="float">
            <text:p>0.606060606060606</text:p>
          </table:table-cell>
          <table:table-cell table:formula="of:=[.E946]-[.E945]" office:value-type="float" office:value="0.512310606060606" calcext:value-type="float">
            <text:p>0.51231060606060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(44444.444/2048)*[.A947]" office:value-type="float" office:value="20529.5136835938" calcext:value-type="float">
            <text:p>20529.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3" calcext:value-type="float">
            <text:p>3.3E-05</text:p>
          </table:table-cell>
          <table:table-cell table:formula="of:=[.C947]/[.D947]" office:value-type="float" office:value="1.33333333333333" calcext:value-type="float">
            <text:p>1.33333333333333</text:p>
          </table:table-cell>
          <table:table-cell table:formula="of:=[.E947]-[.E946]" office:value-type="float" office:value="0.727272727272727" calcext:value-type="float">
            <text:p>0.72727272727272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(44444.444/2048)*[.A948]" office:value-type="float" office:value="20551.2150722656" calcext:value-type="float">
            <text:p>20551.2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33" calcext:value-type="float">
            <text:p>3.3E-05</text:p>
          </table:table-cell>
          <table:table-cell table:formula="of:=[.C948]/[.D948]" office:value-type="float" office:value="2.3030303030303" calcext:value-type="float">
            <text:p>2.3030303030303</text:p>
          </table:table-cell>
          <table:table-cell table:formula="of:=[.E948]-[.E947]"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(44444.444/2048)*[.A949]" office:value-type="float" office:value="20572.9164609375" calcext:value-type="float">
            <text:p>20572.9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3" calcext:value-type="float">
            <text:p>3.3E-05</text:p>
          </table:table-cell>
          <table:table-cell table:formula="of:=[.C949]/[.D949]" office:value-type="float" office:value="0.878787878787879" calcext:value-type="float">
            <text:p>0.878787878787879</text:p>
          </table:table-cell>
          <table:table-cell table:formula="of:=[.E949]-[.E948]" office:value-type="float" office:value="-1.42424242424242" calcext:value-type="float">
            <text:p>-1.4242424242424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(44444.444/2048)*[.A950]" office:value-type="float" office:value="20594.6178496094" calcext:value-type="float">
            <text:p>20594.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3" calcext:value-type="float">
            <text:p>3.3E-05</text:p>
          </table:table-cell>
          <table:table-cell table:formula="of:=[.C950]/[.D950]" office:value-type="float" office:value="1.24242424242424" calcext:value-type="float">
            <text:p>1.24242424242424</text:p>
          </table:table-cell>
          <table:table-cell table:formula="of:=[.E950]-[.E949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(44444.444/2048)*[.A951]" office:value-type="float" office:value="20616.3192382813" calcext:value-type="float">
            <text:p>20616.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32" calcext:value-type="float">
            <text:p>3.2E-05</text:p>
          </table:table-cell>
          <table:table-cell table:formula="of:=[.C951]/[.D951]" office:value-type="float" office:value="0.1875" calcext:value-type="float">
            <text:p>0.1875</text:p>
          </table:table-cell>
          <table:table-cell table:formula="of:=[.E951]-[.E950]" office:value-type="float" office:value="-1.05492424242424" calcext:value-type="float">
            <text:p>-1.0549242424242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(44444.444/2048)*[.A952]" office:value-type="float" office:value="20638.0206269531" calcext:value-type="float">
            <text:p>20638.0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32" calcext:value-type="float">
            <text:p>3.2E-05</text:p>
          </table:table-cell>
          <table:table-cell table:formula="of:=[.C952]/[.D952]" office:value-type="float" office:value="1.3125" calcext:value-type="float">
            <text:p>1.3125</text:p>
          </table:table-cell>
          <table:table-cell table:formula="of:=[.E952]-[.E951]" office:value-type="float" office:value="1.125" calcext:value-type="float">
            <text:p>1.12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(44444.444/2048)*[.A953]" office:value-type="float" office:value="20659.722015625" calcext:value-type="float">
            <text:p>20659.7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32" calcext:value-type="float">
            <text:p>3.2E-05</text:p>
          </table:table-cell>
          <table:table-cell table:formula="of:=[.C953]/[.D953]" office:value-type="float" office:value="0.71875" calcext:value-type="float">
            <text:p>0.71875</text:p>
          </table:table-cell>
          <table:table-cell table:formula="of:=[.E953]-[.E952]" office:value-type="float" office:value="-0.59375" calcext:value-type="float">
            <text:p>-0.5937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(44444.444/2048)*[.A954]" office:value-type="float" office:value="20681.4234042969" calcext:value-type="float">
            <text:p>20681.4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2" calcext:value-type="float">
            <text:p>3.2E-05</text:p>
          </table:table-cell>
          <table:table-cell table:formula="of:=[.C954]/[.D954]" office:value-type="float" office:value="1.21875" calcext:value-type="float">
            <text:p>1.21875</text:p>
          </table:table-cell>
          <table:table-cell table:formula="of:=[.E954]-[.E953]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(44444.444/2048)*[.A955]" office:value-type="float" office:value="20703.1247929688" calcext:value-type="float">
            <text:p>20703.1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1" calcext:value-type="float">
            <text:p>3.1E-05</text:p>
          </table:table-cell>
          <table:table-cell table:formula="of:=[.C955]/[.D955]" office:value-type="float" office:value="1.16129032258065" calcext:value-type="float">
            <text:p>1.16129032258065</text:p>
          </table:table-cell>
          <table:table-cell table:formula="of:=[.E955]-[.E954]" office:value-type="float" office:value="-0.0574596774193548" calcext:value-type="float">
            <text:p>-0.0574596774193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(44444.444/2048)*[.A956]" office:value-type="float" office:value="20724.8261816406" calcext:value-type="float">
            <text:p>20724.8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31" calcext:value-type="float">
            <text:p>3.1E-05</text:p>
          </table:table-cell>
          <table:table-cell table:formula="of:=[.C956]/[.D956]" office:value-type="float" office:value="1.41935483870968" calcext:value-type="float">
            <text:p>1.41935483870968</text:p>
          </table:table-cell>
          <table:table-cell table:formula="of:=[.E956]-[.E955]" office:value-type="float" office:value="0.258064516129032" calcext:value-type="float">
            <text:p>0.25806451612903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(44444.444/2048)*[.A957]" office:value-type="float" office:value="20746.5275703125" calcext:value-type="float">
            <text:p>20746.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32" calcext:value-type="float">
            <text:p>3.2E-05</text:p>
          </table:table-cell>
          <table:table-cell table:formula="of:=[.C957]/[.D957]" office:value-type="float" office:value="1.25" calcext:value-type="float">
            <text:p>1.25</text:p>
          </table:table-cell>
          <table:table-cell table:formula="of:=[.E957]-[.E956]" office:value-type="float" office:value="-0.169354838709677" calcext:value-type="float">
            <text:p>-0.16935483870967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(44444.444/2048)*[.A958]" office:value-type="float" office:value="20768.2289589844" calcext:value-type="float">
            <text:p>20768.2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32" calcext:value-type="float">
            <text:p>3.2E-05</text:p>
          </table:table-cell>
          <table:table-cell table:formula="of:=[.C958]/[.D958]" office:value-type="float" office:value="0.5625" calcext:value-type="float">
            <text:p>0.5625</text:p>
          </table:table-cell>
          <table:table-cell table:formula="of:=[.E958]-[.E957]" office:value-type="float" office:value="-0.6875" calcext:value-type="float">
            <text:p>-0.687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(44444.444/2048)*[.A959]" office:value-type="float" office:value="20789.9303476563" calcext:value-type="float">
            <text:p>20789.9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32" calcext:value-type="float">
            <text:p>3.2E-05</text:p>
          </table:table-cell>
          <table:table-cell table:formula="of:=[.C959]/[.D959]" office:value-type="float" office:value="0.75" calcext:value-type="float">
            <text:p>0.75</text:p>
          </table:table-cell>
          <table:table-cell table:formula="of:=[.E959]-[.E958]" office:value-type="float" office:value="0.1875" calcext:value-type="float">
            <text:p>0.187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(44444.444/2048)*[.A960]" office:value-type="float" office:value="20811.6317363281" calcext:value-type="float">
            <text:p>20811.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33" calcext:value-type="float">
            <text:p>3.3E-05</text:p>
          </table:table-cell>
          <table:table-cell table:formula="of:=[.C960]/[.D960]" office:value-type="float" office:value="0.636363636363636" calcext:value-type="float">
            <text:p>0.636363636363636</text:p>
          </table:table-cell>
          <table:table-cell table:formula="of:=[.E960]-[.E959]" office:value-type="float" office:value="-0.113636363636364" calcext:value-type="float">
            <text:p>-0.1136363636363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(44444.444/2048)*[.A961]" office:value-type="float" office:value="20833.333125" calcext:value-type="float">
            <text:p>20833.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33" calcext:value-type="float">
            <text:p>3.3E-05</text:p>
          </table:table-cell>
          <table:table-cell table:formula="of:=[.C961]/[.D961]" office:value-type="float" office:value="1.60606060606061" calcext:value-type="float">
            <text:p>1.60606060606061</text:p>
          </table:table-cell>
          <table:table-cell table:formula="of:=[.E961]-[.E960]" office:value-type="float" office:value="0.96969696969697" calcext:value-type="float">
            <text:p>0.9696969696969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(44444.444/2048)*[.A962]" office:value-type="float" office:value="20855.0345136719" calcext:value-type="float">
            <text:p>20855.0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34" calcext:value-type="float">
            <text:p>3.4E-05</text:p>
          </table:table-cell>
          <table:table-cell table:formula="of:=[.C962]/[.D962]" office:value-type="float" office:value="1.35294117647059" calcext:value-type="float">
            <text:p>1.35294117647059</text:p>
          </table:table-cell>
          <table:table-cell table:formula="of:=[.E962]-[.E961]" office:value-type="float" office:value="-0.253119429590018" calcext:value-type="float">
            <text:p>-0.253119429590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(44444.444/2048)*[.A963]" office:value-type="float" office:value="20876.7359023438" calcext:value-type="float">
            <text:p>20876.7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34" calcext:value-type="float">
            <text:p>3.4E-05</text:p>
          </table:table-cell>
          <table:table-cell table:formula="of:=[.C963]/[.D963]" office:value-type="float" office:value="0.323529411764706" calcext:value-type="float">
            <text:p>0.323529411764706</text:p>
          </table:table-cell>
          <table:table-cell table:formula="of:=[.E963]-[.E962]" office:value-type="float" office:value="-1.02941176470588" calcext:value-type="float">
            <text:p>-1.0294117647058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(44444.444/2048)*[.A964]" office:value-type="float" office:value="20898.4372910156" calcext:value-type="float">
            <text:p>20898.4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3" calcext:value-type="float">
            <text:p>3.3E-05</text:p>
          </table:table-cell>
          <table:table-cell table:formula="of:=[.C964]/[.D964]" office:value-type="float" office:value="0.818181818181818" calcext:value-type="float">
            <text:p>0.818181818181818</text:p>
          </table:table-cell>
          <table:table-cell table:formula="of:=[.E964]-[.E963]" office:value-type="float" office:value="0.494652406417112" calcext:value-type="float">
            <text:p>0.49465240641711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(44444.444/2048)*[.A965]" office:value-type="float" office:value="20920.1386796875" calcext:value-type="float">
            <text:p>20920.1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31" calcext:value-type="float">
            <text:p>3.1E-05</text:p>
          </table:table-cell>
          <table:table-cell table:formula="of:=[.C965]/[.D965]" office:value-type="float" office:value="0.870967741935484" calcext:value-type="float">
            <text:p>0.870967741935484</text:p>
          </table:table-cell>
          <table:table-cell table:formula="of:=[.E965]-[.E964]" office:value-type="float" office:value="0.0527859237536655" calcext:value-type="float">
            <text:p>0.0527859237536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(44444.444/2048)*[.A966]" office:value-type="float" office:value="20941.8400683594" calcext:value-type="float">
            <text:p>20941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31" calcext:value-type="float">
            <text:p>3.1E-05</text:p>
          </table:table-cell>
          <table:table-cell table:formula="of:=[.C966]/[.D966]" office:value-type="float" office:value="0.129032258064516" calcext:value-type="float">
            <text:p>0.129032258064516</text:p>
          </table:table-cell>
          <table:table-cell table:formula="of:=[.E966]-[.E965]" office:value-type="float" office:value="-0.741935483870968" calcext:value-type="float">
            <text:p>-0.7419354838709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(44444.444/2048)*[.A967]" office:value-type="float" office:value="20963.5414570313" calcext:value-type="float">
            <text:p>20963.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" calcext:value-type="float">
            <text:p>3E-05</text:p>
          </table:table-cell>
          <table:table-cell table:formula="of:=[.C967]/[.D967]" office:value-type="float" office:value="0.833333333333333" calcext:value-type="float">
            <text:p>0.833333333333333</text:p>
          </table:table-cell>
          <table:table-cell table:formula="of:=[.E967]-[.E966]" office:value-type="float" office:value="0.704301075268817" calcext:value-type="float">
            <text:p>0.70430107526881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(44444.444/2048)*[.A968]" office:value-type="float" office:value="20985.2428457031" calcext:value-type="float">
            <text:p>20985.2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3" calcext:value-type="float">
            <text:p>3E-05</text:p>
          </table:table-cell>
          <table:table-cell table:formula="of:=[.C968]/[.D968]" office:value-type="float" office:value="0.866666666666666" calcext:value-type="float">
            <text:p>0.866666666666666</text:p>
          </table:table-cell>
          <table:table-cell table:formula="of:=[.E968]-[.E967]" office:value-type="float" office:value="0.0333333333333333" calcext:value-type="float">
            <text:p>0.03333333333333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(44444.444/2048)*[.A969]" office:value-type="float" office:value="21006.944234375" calcext:value-type="float">
            <text:p>21006.9</text:p>
          </table:table-cell>
          <table:table-cell table:number-columns-repeated="2" office:value-type="float" office:value="0.00003" calcext:value-type="float">
            <text:p>3E-05</text:p>
          </table:table-cell>
          <table:table-cell table:formula="of:=[.C969]/[.D969]" office:value-type="float" office:value="1" calcext:value-type="float">
            <text:p>1</text:p>
          </table:table-cell>
          <table:table-cell table:formula="of:=[.E969]-[.E968]" office:value-type="float" office:value="0.133333333333334" calcext:value-type="float">
            <text:p>0.13333333333333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(44444.444/2048)*[.A970]" office:value-type="float" office:value="21028.6456230469" calcext:value-type="float">
            <text:p>21028.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3" calcext:value-type="float">
            <text:p>3E-05</text:p>
          </table:table-cell>
          <table:table-cell table:formula="of:=[.C970]/[.D970]" office:value-type="float" office:value="1.36666666666667" calcext:value-type="float">
            <text:p>1.36666666666667</text:p>
          </table:table-cell>
          <table:table-cell table:formula="of:=[.E970]-[.E969]" office:value-type="float" office:value="0.366666666666666" calcext:value-type="float">
            <text:p>0.366666666666666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(44444.444/2048)*[.A971]" office:value-type="float" office:value="21050.3470117187" calcext:value-type="float">
            <text:p>21050.3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3" calcext:value-type="float">
            <text:p>3E-05</text:p>
          </table:table-cell>
          <table:table-cell table:formula="of:=[.C971]/[.D971]" office:value-type="float" office:value="1.2" calcext:value-type="float">
            <text:p>1.2</text:p>
          </table:table-cell>
          <table:table-cell table:formula="of:=[.E971]-[.E970]" office:value-type="float" office:value="-0.166666666666667" calcext:value-type="float">
            <text:p>-0.16666666666666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(44444.444/2048)*[.A972]" office:value-type="float" office:value="21072.0484003906" calcext:value-type="float">
            <text:p>21072.0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29" calcext:value-type="float">
            <text:p>2.9E-05</text:p>
          </table:table-cell>
          <table:table-cell table:formula="of:=[.C972]/[.D972]" office:value-type="float" office:value="1.24137931034483" calcext:value-type="float">
            <text:p>1.24137931034483</text:p>
          </table:table-cell>
          <table:table-cell table:formula="of:=[.E972]-[.E971]" office:value-type="float" office:value="0.0413793103448277" calcext:value-type="float">
            <text:p>0.04137931034482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(44444.444/2048)*[.A973]" office:value-type="float" office:value="21093.7497890625" calcext:value-type="float">
            <text:p>21093.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28" calcext:value-type="float">
            <text:p>2.8E-05</text:p>
          </table:table-cell>
          <table:table-cell table:formula="of:=[.C973]/[.D973]" office:value-type="float" office:value="2.21428571428571" calcext:value-type="float">
            <text:p>2.21428571428571</text:p>
          </table:table-cell>
          <table:table-cell table:formula="of:=[.E973]-[.E972]" office:value-type="float" office:value="0.972906403940887" calcext:value-type="float">
            <text:p>0.972906403940887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(44444.444/2048)*[.A974]" office:value-type="float" office:value="21115.4511777344" calcext:value-type="float">
            <text:p>21115.5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28" calcext:value-type="float">
            <text:p>2.8E-05</text:p>
          </table:table-cell>
          <table:table-cell table:formula="of:=[.C974]/[.D974]" office:value-type="float" office:value="1.17857142857143" calcext:value-type="float">
            <text:p>1.17857142857143</text:p>
          </table:table-cell>
          <table:table-cell table:formula="of:=[.E974]-[.E973]" office:value-type="float" office:value="-1.03571428571429" calcext:value-type="float">
            <text:p>-1.0357142857142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(44444.444/2048)*[.A975]" office:value-type="float" office:value="21137.1525664063" calcext:value-type="float">
            <text:p>21137.2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28" calcext:value-type="float">
            <text:p>2.8E-05</text:p>
          </table:table-cell>
          <table:table-cell table:formula="of:=[.C975]/[.D975]" office:value-type="float" office:value="2.07142857142857" calcext:value-type="float">
            <text:p>2.07142857142857</text:p>
          </table:table-cell>
          <table:table-cell table:formula="of:=[.E975]-[.E974]" office:value-type="float" office:value="0.892857142857143" calcext:value-type="float">
            <text:p>0.8928571428571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(44444.444/2048)*[.A976]" office:value-type="float" office:value="21158.8539550781" calcext:value-type="float">
            <text:p>21158.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28" calcext:value-type="float">
            <text:p>2.8E-05</text:p>
          </table:table-cell>
          <table:table-cell table:formula="of:=[.C976]/[.D976]" office:value-type="float" office:value="2.10714285714286" calcext:value-type="float">
            <text:p>2.10714285714286</text:p>
          </table:table-cell>
          <table:table-cell table:formula="of:=[.E976]-[.E975]" office:value-type="float" office:value="0.0357142857142856" calcext:value-type="float">
            <text:p>0.035714285714286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(44444.444/2048)*[.A977]" office:value-type="float" office:value="21180.55534375" calcext:value-type="float">
            <text:p>21180.6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8" calcext:value-type="float">
            <text:p>2.8E-05</text:p>
          </table:table-cell>
          <table:table-cell table:formula="of:=[.C977]/[.D977]" office:value-type="float" office:value="0.75" calcext:value-type="float">
            <text:p>0.75</text:p>
          </table:table-cell>
          <table:table-cell table:formula="of:=[.E977]-[.E976]" office:value-type="float" office:value="-1.35714285714286" calcext:value-type="float">
            <text:p>-1.3571428571428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(44444.444/2048)*[.A978]" office:value-type="float" office:value="21202.2567324219" calcext:value-type="float">
            <text:p>21202.3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26" calcext:value-type="float">
            <text:p>2.6E-05</text:p>
          </table:table-cell>
          <table:table-cell table:formula="of:=[.C978]/[.D978]" office:value-type="float" office:value="0.5" calcext:value-type="float">
            <text:p>0.5</text:p>
          </table:table-cell>
          <table:table-cell table:formula="of:=[.E978]-[.E977]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(44444.444/2048)*[.A979]" office:value-type="float" office:value="21223.9581210937" calcext:value-type="float">
            <text:p>21224.0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5" calcext:value-type="float">
            <text:p>2.5E-05</text:p>
          </table:table-cell>
          <table:table-cell table:formula="of:=[.C979]/[.D979]" office:value-type="float" office:value="1.08" calcext:value-type="float">
            <text:p>1.08</text:p>
          </table:table-cell>
          <table:table-cell table:formula="of:=[.E979]-[.E978]"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(44444.444/2048)*[.A980]" office:value-type="float" office:value="21245.6595097656" calcext:value-type="float">
            <text:p>21245.7</text:p>
          </table:table-cell>
          <table:table-cell table:number-columns-repeated="2" office:value-type="float" office:value="0.000025" calcext:value-type="float">
            <text:p>2.5E-05</text:p>
          </table:table-cell>
          <table:table-cell table:formula="of:=[.C980]/[.D980]" office:value-type="float" office:value="1" calcext:value-type="float">
            <text:p>1</text:p>
          </table:table-cell>
          <table:table-cell table:formula="of:=[.E980]-[.E979]" office:value-type="float" office:value="-0.0800000000000001" calcext:value-type="float">
            <text:p>-0.0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(44444.444/2048)*[.A981]" office:value-type="float" office:value="21267.3608984375" calcext:value-type="float">
            <text:p>21267.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25" calcext:value-type="float">
            <text:p>2.5E-05</text:p>
          </table:table-cell>
          <table:table-cell table:formula="of:=[.C981]/[.D981]" office:value-type="float" office:value="0.36" calcext:value-type="float">
            <text:p>0.36</text:p>
          </table:table-cell>
          <table:table-cell table:formula="of:=[.E981]-[.E980]" office:value-type="float" office:value="-0.64" calcext:value-type="float">
            <text:p>-0.6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(44444.444/2048)*[.A982]" office:value-type="float" office:value="21289.0622871094" calcext:value-type="float">
            <text:p>21289.1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5" calcext:value-type="float">
            <text:p>2.5E-05</text:p>
          </table:table-cell>
          <table:table-cell table:formula="of:=[.C982]/[.D982]" office:value-type="float" office:value="0.68" calcext:value-type="float">
            <text:p>0.68</text:p>
          </table:table-cell>
          <table:table-cell table:formula="of:=[.E982]-[.E981]"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(44444.444/2048)*[.A983]" office:value-type="float" office:value="21310.7636757812" calcext:value-type="float">
            <text:p>21310.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25" calcext:value-type="float">
            <text:p>2.5E-05</text:p>
          </table:table-cell>
          <table:table-cell table:formula="of:=[.C983]/[.D983]" office:value-type="float" office:value="0.64" calcext:value-type="float">
            <text:p>0.64</text:p>
          </table:table-cell>
          <table:table-cell table:formula="of:=[.E983]-[.E982]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(44444.444/2048)*[.A984]" office:value-type="float" office:value="21332.4650644531" calcext:value-type="float">
            <text:p>21332.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25" calcext:value-type="float">
            <text:p>2.5E-05</text:p>
          </table:table-cell>
          <table:table-cell table:formula="of:=[.C984]/[.D984]" office:value-type="float" office:value="0.6" calcext:value-type="float">
            <text:p>0.6</text:p>
          </table:table-cell>
          <table:table-cell table:formula="of:=[.E984]-[.E983]" office:value-type="float" office:value="-0.04" calcext:value-type="float">
            <text:p>-0.0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(44444.444/2048)*[.A985]" office:value-type="float" office:value="21354.166453125" calcext:value-type="float">
            <text:p>21354.2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5" calcext:value-type="float">
            <text:p>2.5E-05</text:p>
          </table:table-cell>
          <table:table-cell table:formula="of:=[.C985]/[.D985]" office:value-type="float" office:value="0.84" calcext:value-type="float">
            <text:p>0.84</text:p>
          </table:table-cell>
          <table:table-cell table:formula="of:=[.E985]-[.E984]"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(44444.444/2048)*[.A986]" office:value-type="float" office:value="21375.8678417969" calcext:value-type="float">
            <text:p>21375.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4" calcext:value-type="float">
            <text:p>2.4E-05</text:p>
          </table:table-cell>
          <table:table-cell table:formula="of:=[.C986]/[.D986]" office:value-type="float" office:value="1.25" calcext:value-type="float">
            <text:p>1.25</text:p>
          </table:table-cell>
          <table:table-cell table:formula="of:=[.E986]-[.E985]"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(44444.444/2048)*[.A987]" office:value-type="float" office:value="21397.5692304688" calcext:value-type="float">
            <text:p>21397.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24" calcext:value-type="float">
            <text:p>2.4E-05</text:p>
          </table:table-cell>
          <table:table-cell table:formula="of:=[.C987]/[.D987]" office:value-type="float" office:value="1.25" calcext:value-type="float">
            <text:p>1.25</text:p>
          </table:table-cell>
          <table:table-cell table:formula="of:=[.E987]-[.E9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(44444.444/2048)*[.A988]" office:value-type="float" office:value="21419.2706191406" calcext:value-type="float">
            <text:p>21419.3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23" calcext:value-type="float">
            <text:p>2.3E-05</text:p>
          </table:table-cell>
          <table:table-cell table:formula="of:=[.C988]/[.D988]" office:value-type="float" office:value="0.956521739130435" calcext:value-type="float">
            <text:p>0.956521739130435</text:p>
          </table:table-cell>
          <table:table-cell table:formula="of:=[.E988]-[.E987]" office:value-type="float" office:value="-0.293478260869565" calcext:value-type="float">
            <text:p>-0.293478260869565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(44444.444/2048)*[.A989]" office:value-type="float" office:value="21440.9720078125" calcext:value-type="float">
            <text:p>21441.0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3" calcext:value-type="float">
            <text:p>2.3E-05</text:p>
          </table:table-cell>
          <table:table-cell table:formula="of:=[.C989]/[.D989]" office:value-type="float" office:value="0.739130434782609" calcext:value-type="float">
            <text:p>0.739130434782609</text:p>
          </table:table-cell>
          <table:table-cell table:formula="of:=[.E989]-[.E988]" office:value-type="float" office:value="-0.217391304347826" calcext:value-type="float">
            <text:p>-0.2173913043478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(44444.444/2048)*[.A990]" office:value-type="float" office:value="21462.6733964844" calcext:value-type="float">
            <text:p>21462.7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22" calcext:value-type="float">
            <text:p>2.2E-05</text:p>
          </table:table-cell>
          <table:table-cell table:formula="of:=[.C990]/[.D990]" office:value-type="float" office:value="1.54545454545455" calcext:value-type="float">
            <text:p>1.54545454545455</text:p>
          </table:table-cell>
          <table:table-cell table:formula="of:=[.E990]-[.E989]" office:value-type="float" office:value="0.806324110671937" calcext:value-type="float">
            <text:p>0.80632411067193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(44444.444/2048)*[.A991]" office:value-type="float" office:value="21484.3747851563" calcext:value-type="float">
            <text:p>21484.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1" calcext:value-type="float">
            <text:p>2.1E-05</text:p>
          </table:table-cell>
          <table:table-cell table:formula="of:=[.C991]/[.D991]" office:value-type="float" office:value="0.380952380952381" calcext:value-type="float">
            <text:p>0.380952380952381</text:p>
          </table:table-cell>
          <table:table-cell table:formula="of:=[.E991]-[.E990]" office:value-type="float" office:value="-1.16450216450216" calcext:value-type="float">
            <text:p>-1.1645021645021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(44444.444/2048)*[.A992]" office:value-type="float" office:value="21506.0761738281" calcext:value-type="float">
            <text:p>21506.1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2" calcext:value-type="float">
            <text:p>2E-05</text:p>
          </table:table-cell>
          <table:table-cell table:formula="of:=[.C992]/[.D992]" office:value-type="float" office:value="0.6" calcext:value-type="float">
            <text:p>0.6</text:p>
          </table:table-cell>
          <table:table-cell table:formula="of:=[.E992]-[.E991]" office:value-type="float" office:value="0.219047619047619" calcext:value-type="float">
            <text:p>0.21904761904761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(44444.444/2048)*[.A993]" office:value-type="float" office:value="21527.7775625" calcext:value-type="float">
            <text:p>21527.8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8" calcext:value-type="float">
            <text:p>1.8E-05</text:p>
          </table:table-cell>
          <table:table-cell table:formula="of:=[.C993]/[.D993]" office:value-type="float" office:value="1.16666666666667" calcext:value-type="float">
            <text:p>1.16666666666667</text:p>
          </table:table-cell>
          <table:table-cell table:formula="of:=[.E993]-[.E992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(44444.444/2048)*[.A994]" office:value-type="float" office:value="21549.4789511719" calcext:value-type="float">
            <text:p>21549.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8" calcext:value-type="float">
            <text:p>1.8E-05</text:p>
          </table:table-cell>
          <table:table-cell table:formula="of:=[.C994]/[.D994]" office:value-type="float" office:value="0.666666666666667" calcext:value-type="float">
            <text:p>0.666666666666667</text:p>
          </table:table-cell>
          <table:table-cell table:formula="of:=[.E994]-[.E993]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(44444.444/2048)*[.A995]" office:value-type="float" office:value="21571.1803398437" calcext:value-type="float">
            <text:p>21571.2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8" calcext:value-type="float">
            <text:p>1.8E-05</text:p>
          </table:table-cell>
          <table:table-cell table:formula="of:=[.C995]/[.D995]" office:value-type="float" office:value="0.722222222222222" calcext:value-type="float">
            <text:p>0.722222222222222</text:p>
          </table:table-cell>
          <table:table-cell table:formula="of:=[.E995]-[.E994]" office:value-type="float" office:value="0.0555555555555556" calcext:value-type="float">
            <text:p>0.05555555555555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(44444.444/2048)*[.A996]" office:value-type="float" office:value="21592.8817285156" calcext:value-type="float">
            <text:p>21592.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8" calcext:value-type="float">
            <text:p>1.8E-05</text:p>
          </table:table-cell>
          <table:table-cell table:formula="of:=[.C996]/[.D996]" office:value-type="float" office:value="0.333333333333333" calcext:value-type="float">
            <text:p>0.333333333333333</text:p>
          </table:table-cell>
          <table:table-cell table:formula="of:=[.E996]-[.E995]" office:value-type="float" office:value="-0.388888888888889" calcext:value-type="float">
            <text:p>-0.38888888888888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(44444.444/2048)*[.A997]" office:value-type="float" office:value="21614.5831171875" calcext:value-type="float">
            <text:p>21614.6</text:p>
          </table:table-cell>
          <table:table-cell table:number-columns-repeated="2" office:value-type="float" office:value="0.000018" calcext:value-type="float">
            <text:p>1.8E-05</text:p>
          </table:table-cell>
          <table:table-cell table:formula="of:=[.C997]/[.D997]" office:value-type="float" office:value="1" calcext:value-type="float">
            <text:p>1</text:p>
          </table:table-cell>
          <table:table-cell table:formula="of:=[.E997]-[.E996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(44444.444/2048)*[.A998]" office:value-type="float" office:value="21636.2845058594" calcext:value-type="float">
            <text:p>21636.3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table:formula="of:=[.C998]/[.D998]" office:value-type="float" office:value="1.23529411764706" calcext:value-type="float">
            <text:p>1.23529411764706</text:p>
          </table:table-cell>
          <table:table-cell table:formula="of:=[.E998]-[.E997]" office:value-type="float" office:value="0.235294117647059" calcext:value-type="float">
            <text:p>0.23529411764705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(44444.444/2048)*[.A999]" office:value-type="float" office:value="21657.9858945312" calcext:value-type="float">
            <text:p>21658.0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999]/[.D999]" office:value-type="float" office:value="1.05882352941176" calcext:value-type="float">
            <text:p>1.05882352941176</text:p>
          </table:table-cell>
          <table:table-cell table:formula="of:=[.E999]-[.E998]" office:value-type="float" office:value="-0.176470588235294" calcext:value-type="float">
            <text:p>-0.17647058823529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(44444.444/2048)*[.A1000]" office:value-type="float" office:value="21679.6872832031" calcext:value-type="float">
            <text:p>21679.7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8" calcext:value-type="float">
            <text:p>1.8E-05</text:p>
          </table:table-cell>
          <table:table-cell table:formula="of:=[.C1000]/[.D1000]" office:value-type="float" office:value="0.888888888888889" calcext:value-type="float">
            <text:p>0.888888888888889</text:p>
          </table:table-cell>
          <table:table-cell table:formula="of:=[.E1000]-[.E999]" office:value-type="float" office:value="-0.169934640522876" calcext:value-type="float">
            <text:p>-0.16993464052287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(44444.444/2048)*[.A1001]" office:value-type="float" office:value="21701.388671875" calcext:value-type="float">
            <text:p>21701.4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8" calcext:value-type="float">
            <text:p>1.8E-05</text:p>
          </table:table-cell>
          <table:table-cell table:formula="of:=[.C1001]/[.D1001]" office:value-type="float" office:value="1.11111111111111" calcext:value-type="float">
            <text:p>1.11111111111111</text:p>
          </table:table-cell>
          <table:table-cell table:formula="of:=[.E1001]-[.E1000]" office:value-type="float" office:value="0.222222222222222" calcext:value-type="float">
            <text:p>0.22222222222222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(44444.444/2048)*[.A1002]" office:value-type="float" office:value="21723.0900605469" calcext:value-type="float">
            <text:p>21723.1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8" calcext:value-type="float">
            <text:p>1.8E-05</text:p>
          </table:table-cell>
          <table:table-cell table:formula="of:=[.C1002]/[.D1002]" office:value-type="float" office:value="0.888888888888889" calcext:value-type="float">
            <text:p>0.888888888888889</text:p>
          </table:table-cell>
          <table:table-cell table:formula="of:=[.E1002]-[.E1001]" office:value-type="float" office:value="-0.222222222222222" calcext:value-type="float">
            <text:p>-0.22222222222222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(44444.444/2048)*[.A1003]" office:value-type="float" office:value="21744.7914492188" calcext:value-type="float">
            <text:p>21744.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18" calcext:value-type="float">
            <text:p>1.8E-05</text:p>
          </table:table-cell>
          <table:table-cell table:formula="of:=[.C1003]/[.D1003]" office:value-type="float" office:value="1.5" calcext:value-type="float">
            <text:p>1.5</text:p>
          </table:table-cell>
          <table:table-cell table:formula="of:=[.E1003]-[.E1002]" office:value-type="float" office:value="0.611111111111111" calcext:value-type="float">
            <text:p>0.61111111111111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(44444.444/2048)*[.A1004]" office:value-type="float" office:value="21766.4928378906" calcext:value-type="float">
            <text:p>21766.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18" calcext:value-type="float">
            <text:p>1.8E-05</text:p>
          </table:table-cell>
          <table:table-cell table:formula="of:=[.C1004]/[.D1004]" office:value-type="float" office:value="0.5" calcext:value-type="float">
            <text:p>0.5</text:p>
          </table:table-cell>
          <table:table-cell table:formula="of:=[.E1004]-[.E100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(44444.444/2048)*[.A1005]" office:value-type="float" office:value="21788.1942265625" calcext:value-type="float">
            <text:p>21788.2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8" calcext:value-type="float">
            <text:p>1.8E-05</text:p>
          </table:table-cell>
          <table:table-cell table:formula="of:=[.C1005]/[.D1005]" office:value-type="float" office:value="1.22222222222222" calcext:value-type="float">
            <text:p>1.22222222222222</text:p>
          </table:table-cell>
          <table:table-cell table:formula="of:=[.E1005]-[.E1004]" office:value-type="float" office:value="0.722222222222222" calcext:value-type="float">
            <text:p>0.72222222222222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(44444.444/2048)*[.A1006]" office:value-type="float" office:value="21809.8956152344" calcext:value-type="float">
            <text:p>21809.9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17" calcext:value-type="float">
            <text:p>1.7E-05</text:p>
          </table:table-cell>
          <table:table-cell table:formula="of:=[.C1006]/[.D1006]" office:value-type="float" office:value="1.76470588235294" calcext:value-type="float">
            <text:p>1.76470588235294</text:p>
          </table:table-cell>
          <table:table-cell table:formula="of:=[.E1006]-[.E1005]" office:value-type="float" office:value="0.542483660130719" calcext:value-type="float">
            <text:p>0.542483660130719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(44444.444/2048)*[.A1007]" office:value-type="float" office:value="21831.5970039063" calcext:value-type="float">
            <text:p>21831.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17" calcext:value-type="float">
            <text:p>1.7E-05</text:p>
          </table:table-cell>
          <table:table-cell table:formula="of:=[.C1007]/[.D1007]" office:value-type="float" office:value="0.294117647058823" calcext:value-type="float">
            <text:p>0.294117647058823</text:p>
          </table:table-cell>
          <table:table-cell table:formula="of:=[.E1007]-[.E1006]" office:value-type="float" office:value="-1.47058823529412" calcext:value-type="float">
            <text:p>-1.47058823529412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(44444.444/2048)*[.A1008]" office:value-type="float" office:value="21853.2983925781" calcext:value-type="float">
            <text:p>21853.3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6" calcext:value-type="float">
            <text:p>1.6E-05</text:p>
          </table:table-cell>
          <table:table-cell table:formula="of:=[.C1008]/[.D1008]" office:value-type="float" office:value="1.1875" calcext:value-type="float">
            <text:p>1.1875</text:p>
          </table:table-cell>
          <table:table-cell table:formula="of:=[.E1008]-[.E1007]" office:value-type="float" office:value="0.893382352941176" calcext:value-type="float">
            <text:p>0.89338235294117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(44444.444/2048)*[.A1009]" office:value-type="float" office:value="21874.99978125" calcext:value-type="float">
            <text:p>21875.0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7" calcext:value-type="float">
            <text:p>1.7E-05</text:p>
          </table:table-cell>
          <table:table-cell table:formula="of:=[.C1009]/[.D1009]" office:value-type="float" office:value="1.11764705882353" calcext:value-type="float">
            <text:p>1.11764705882353</text:p>
          </table:table-cell>
          <table:table-cell table:formula="of:=[.E1009]-[.E1008]" office:value-type="float" office:value="-0.0698529411764708" calcext:value-type="float">
            <text:p>-0.069852941176471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(44444.444/2048)*[.A1010]" office:value-type="float" office:value="21896.7011699219" calcext:value-type="float">
            <text:p>21896.7</text:p>
          </table:table-cell>
          <table:table-cell office:value-type="float" office:value="0.000022" calcext:value-type="float">
            <text:p>2.2E-05</text:p>
          </table:table-cell>
          <table:table-cell office:value-type="float" office:value="0.000016" calcext:value-type="float">
            <text:p>1.6E-05</text:p>
          </table:table-cell>
          <table:table-cell table:formula="of:=[.C1010]/[.D1010]" office:value-type="float" office:value="1.375" calcext:value-type="float">
            <text:p>1.375</text:p>
          </table:table-cell>
          <table:table-cell table:formula="of:=[.E1010]-[.E1009]" office:value-type="float" office:value="0.257352941176471" calcext:value-type="float">
            <text:p>0.25735294117647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(44444.444/2048)*[.A1011]" office:value-type="float" office:value="21918.4025585937" calcext:value-type="float">
            <text:p>21918.4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17" calcext:value-type="float">
            <text:p>1.7E-05</text:p>
          </table:table-cell>
          <table:table-cell table:formula="of:=[.C1011]/[.D1011]" office:value-type="float" office:value="0.352941176470588" calcext:value-type="float">
            <text:p>0.352941176470588</text:p>
          </table:table-cell>
          <table:table-cell table:formula="of:=[.E1011]-[.E1010]" office:value-type="float" office:value="-1.02205882352941" calcext:value-type="float">
            <text:p>-1.02205882352941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(44444.444/2048)*[.A1012]" office:value-type="float" office:value="21940.1039472656" calcext:value-type="float">
            <text:p>21940.1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17" calcext:value-type="float">
            <text:p>1.7E-05</text:p>
          </table:table-cell>
          <table:table-cell table:formula="of:=[.C1012]/[.D1012]" office:value-type="float" office:value="1.17647058823529" calcext:value-type="float">
            <text:p>1.17647058823529</text:p>
          </table:table-cell>
          <table:table-cell table:formula="of:=[.E1012]-[.E1011]" office:value-type="float" office:value="0.823529411764706" calcext:value-type="float">
            <text:p>0.823529411764706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(44444.444/2048)*[.A1013]" office:value-type="float" office:value="21961.8053359375" calcext:value-type="float">
            <text:p>21961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7" calcext:value-type="float">
            <text:p>1.7E-05</text:p>
          </table:table-cell>
          <table:table-cell table:formula="of:=[.C1013]/[.D1013]" office:value-type="float" office:value="0.588235294117647" calcext:value-type="float">
            <text:p>0.588235294117647</text:p>
          </table:table-cell>
          <table:table-cell table:formula="of:=[.E1013]-[.E1012]" office:value-type="float" office:value="-0.588235294117647" calcext:value-type="float">
            <text:p>-0.588235294117647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(44444.444/2048)*[.A1014]" office:value-type="float" office:value="21983.5067246094" calcext:value-type="float">
            <text:p>21983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17" calcext:value-type="float">
            <text:p>1.7E-05</text:p>
          </table:table-cell>
          <table:table-cell table:formula="of:=[.C1014]/[.D1014]" office:value-type="float" office:value="0.176470588235294" calcext:value-type="float">
            <text:p>0.176470588235294</text:p>
          </table:table-cell>
          <table:table-cell table:formula="of:=[.E1014]-[.E1013]" office:value-type="float" office:value="-0.411764705882353" calcext:value-type="float">
            <text:p>-0.411764705882353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(44444.444/2048)*[.A1015]" office:value-type="float" office:value="22005.2081132813" calcext:value-type="float">
            <text:p>22005.2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table:formula="of:=[.C1015]/[.D1015]" office:value-type="float" office:value="0.882352941176471" calcext:value-type="float">
            <text:p>0.882352941176471</text:p>
          </table:table-cell>
          <table:table-cell table:formula="of:=[.E1015]-[.E1014]" office:value-type="float" office:value="0.705882352941176" calcext:value-type="float">
            <text:p>0.70588235294117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(44444.444/2048)*[.A1016]" office:value-type="float" office:value="22026.9095019531" calcext:value-type="float">
            <text:p>22026.9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table:formula="of:=[.C1016]/[.D1016]" office:value-type="float" office:value="1.23529411764706" calcext:value-type="float">
            <text:p>1.23529411764706</text:p>
          </table:table-cell>
          <table:table-cell table:formula="of:=[.E1016]-[.E1015]" office:value-type="float" office:value="0.352941176470588" calcext:value-type="float">
            <text:p>0.352941176470588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(44444.444/2048)*[.A1017]" office:value-type="float" office:value="22048.610890625" calcext:value-type="float">
            <text:p>22048.6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7" calcext:value-type="float">
            <text:p>1.7E-05</text:p>
          </table:table-cell>
          <table:table-cell table:formula="of:=[.C1017]/[.D1017]" office:value-type="float" office:value="1.05882352941176" calcext:value-type="float">
            <text:p>1.05882352941176</text:p>
          </table:table-cell>
          <table:table-cell table:formula="of:=[.E1017]-[.E1016]" office:value-type="float" office:value="-0.176470588235294" calcext:value-type="float">
            <text:p>-0.17647058823529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(44444.444/2048)*[.A1018]" office:value-type="float" office:value="22070.3122792969" calcext:value-type="float">
            <text:p>22070.3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7" calcext:value-type="float">
            <text:p>1.7E-05</text:p>
          </table:table-cell>
          <table:table-cell table:formula="of:=[.C1018]/[.D1018]" office:value-type="float" office:value="2" calcext:value-type="float">
            <text:p>2</text:p>
          </table:table-cell>
          <table:table-cell table:formula="of:=[.E1018]-[.E1017]" office:value-type="float" office:value="0.941176470588235" calcext:value-type="float">
            <text:p>0.941176470588235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(44444.444/2048)*[.A1019]" office:value-type="float" office:value="22092.0136679688" calcext:value-type="float">
            <text:p>22092.0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  <table:table-cell table:formula="of:=[.C1019]/[.D1019]" office:value-type="float" office:value="1.41176470588235" calcext:value-type="float">
            <text:p>1.41176470588235</text:p>
          </table:table-cell>
          <table:table-cell table:formula="of:=[.E1019]-[.E1018]" office:value-type="float" office:value="-0.588235294117647" calcext:value-type="float">
            <text:p>-0.58823529411764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(44444.444/2048)*[.A1020]" office:value-type="float" office:value="22113.7150566406" calcext:value-type="float">
            <text:p>22113.7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6" calcext:value-type="float">
            <text:p>1.6E-05</text:p>
          </table:table-cell>
          <table:table-cell table:formula="of:=[.C1020]/[.D1020]" office:value-type="float" office:value="2.3125" calcext:value-type="float">
            <text:p>2.3125</text:p>
          </table:table-cell>
          <table:table-cell table:formula="of:=[.E1020]-[.E1019]" office:value-type="float" office:value="0.900735294117647" calcext:value-type="float">
            <text:p>0.900735294117647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(44444.444/2048)*[.A1021]" office:value-type="float" office:value="22135.4164453125" calcext:value-type="float">
            <text:p>22135.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7" calcext:value-type="float">
            <text:p>1.7E-05</text:p>
          </table:table-cell>
          <table:table-cell table:formula="of:=[.C1021]/[.D1021]" office:value-type="float" office:value="0.588235294117647" calcext:value-type="float">
            <text:p>0.588235294117647</text:p>
          </table:table-cell>
          <table:table-cell table:formula="of:=[.E1021]-[.E1020]" office:value-type="float" office:value="-1.72426470588235" calcext:value-type="float">
            <text:p>-1.7242647058823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(44444.444/2048)*[.A1022]" office:value-type="float" office:value="22157.1178339844" calcext:value-type="float">
            <text:p>22157.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16" calcext:value-type="float">
            <text:p>1.6E-05</text:p>
          </table:table-cell>
          <table:table-cell table:formula="of:=[.C1022]/[.D1022]" office:value-type="float" office:value="0.25" calcext:value-type="float">
            <text:p>0.25</text:p>
          </table:table-cell>
          <table:table-cell table:formula="of:=[.E1022]-[.E1021]" office:value-type="float" office:value="-0.338235294117647" calcext:value-type="float">
            <text:p>-0.338235294117647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(44444.444/2048)*[.A1023]" office:value-type="float" office:value="22178.8192226563" calcext:value-type="float">
            <text:p>22178.8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  <table:table-cell table:formula="of:=[.C1023]/[.D1023]" office:value-type="float" office:value="0.6875" calcext:value-type="float">
            <text:p>0.6875</text:p>
          </table:table-cell>
          <table:table-cell table:formula="of:=[.E1023]-[.E1022]" office:value-type="float" office:value="0.4375" calcext:value-type="float">
            <text:p>0.437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(44444.444/2048)*[.A1024]" office:value-type="float" office:value="22200.5206113281" calcext:value-type="float">
            <text:p>22200.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6" calcext:value-type="float">
            <text:p>1.6E-05</text:p>
          </table:table-cell>
          <table:table-cell table:formula="of:=[.C1024]/[.D1024]" office:value-type="float" office:value="0.0625" calcext:value-type="float">
            <text:p>0.0625</text:p>
          </table:table-cell>
          <table:table-cell table:formula="of:=[.E1024]-[.E1023]" office:value-type="float" office:value="-0.625" calcext:value-type="float">
            <text:p>-0.625</text:p>
          </table:table-cell>
        </table:table-row>
        <table:table-row table:style-name="ro1" table:number-rows-repeated="10475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 Condensed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31">00/00/0000</text:date>, <text:time style:data-style-name="N2" text:time-value="23:17:45.601909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31T00:43:46.478161262</dc:date>
    <meta:editing-duration>PT3H4M21S</meta:editing-duration>
    <meta:editing-cycles>3</meta:editing-cycles>
    <meta:generator>LibreOffice/5.4.4.2$Linux_X86_64 LibreOffice_project/40m0$Build-2</meta:generator>
    <meta:document-statistic meta:table-count="1" meta:cell-count="61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17cm" svg:height="13.129cm" xlink:href=".." xlink:type="simple" chart:class="chart:bar" chart:style-name="ch1">
        <chart:legend chart:legend-position="end" svg:x="28.754cm" svg:y="6.265cm" style:legend-expansion="high" chart:style-name="ch2"/>
        <chart:plot-area chart:style-name="ch3" table:cell-range-address="foo.B1:foo.C128" chart:data-source-has-labels="column" svg:x="0.62cm" svg:y="0.262cm" svg:width="27.514cm" svg:height="12.605cm">
          <chartooo:coordinate-region svg:x="1.903cm" svg:y="0.262cm" svg:width="26.231cm" svg:height="11.146cm"/>
          <chart:axis chart:dimension="x" chart:name="primary-x" chart:style-name="ch4" chartooo:axis-type="auto">
            <chartooo:date-scale/>
            <chart:categories table:cell-range-address="foo.B1:foo.B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o.C1:foo.C128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o.B1:foo.B128</svg:desc>
                </draw:g>
              </table:table-cell>
              <table:table-cell office:value-type="float" office:value="0.000189">
                <text:p>0.000189</text:p>
                <draw:g>
                  <svg:desc>foo.C1:foo.C128</svg:desc>
                </draw:g>
              </table:table-cell>
            </table:table-row>
            <table:table-row>
              <table:table-cell office:value-type="float" office:value="21.701388671875">
                <text:p>21.701388671875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float" office:value="43.40277734375">
                <text:p>43.4027773437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float" office:value="65.104166015625">
                <text:p>65.104166015625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float" office:value="86.8055546875">
                <text:p>86.8055546875</text:p>
              </table:table-cell>
              <table:table-cell office:value-type="float" office:value="0.000312">
                <text:p>0.000312</text:p>
              </table:table-cell>
            </table:table-row>
            <table:table-row>
              <table:table-cell office:value-type="float" office:value="108.506943359375">
                <text:p>108.506943359375</text:p>
              </table:table-cell>
              <table:table-cell office:value-type="float" office:value="0.001324">
                <text:p>0.001324</text:p>
              </table:table-cell>
            </table:table-row>
            <table:table-row>
              <table:table-cell office:value-type="float" office:value="130.20833203125">
                <text:p>130.20833203125</text:p>
              </table:table-cell>
              <table:table-cell office:value-type="float" office:value="0.001957">
                <text:p>0.001957</text:p>
              </table:table-cell>
            </table:table-row>
            <table:table-row>
              <table:table-cell office:value-type="float" office:value="151.909720703125">
                <text:p>151.909720703125</text:p>
              </table:table-cell>
              <table:table-cell office:value-type="float" office:value="0.000965">
                <text:p>0.000965</text:p>
              </table:table-cell>
            </table:table-row>
            <table:table-row>
              <table:table-cell office:value-type="float" office:value="173.611109375">
                <text:p>173.611109375</text:p>
              </table:table-cell>
              <table:table-cell office:value-type="float" office:value="0.002545">
                <text:p>0.002545</text:p>
              </table:table-cell>
            </table:table-row>
            <table:table-row>
              <table:table-cell office:value-type="float" office:value="195.312498046875">
                <text:p>195.312498046875</text:p>
              </table:table-cell>
              <table:table-cell office:value-type="float" office:value="0.001644">
                <text:p>0.001644</text:p>
              </table:table-cell>
            </table:table-row>
            <table:table-row>
              <table:table-cell office:value-type="float" office:value="217.01388671875">
                <text:p>217.01388671875</text:p>
              </table:table-cell>
              <table:table-cell office:value-type="float" office:value="0.002132">
                <text:p>0.002132</text:p>
              </table:table-cell>
            </table:table-row>
            <table:table-row>
              <table:table-cell office:value-type="float" office:value="238.715275390625">
                <text:p>238.715275390625</text:p>
              </table:table-cell>
              <table:table-cell office:value-type="float" office:value="0.00132">
                <text:p>0.00132</text:p>
              </table:table-cell>
            </table:table-row>
            <table:table-row>
              <table:table-cell office:value-type="float" office:value="260.4166640625">
                <text:p>260.4166640625</text:p>
              </table:table-cell>
              <table:table-cell office:value-type="float" office:value="0.001576">
                <text:p>0.001576</text:p>
              </table:table-cell>
            </table:table-row>
            <table:table-row>
              <table:table-cell office:value-type="float" office:value="282.118052734375">
                <text:p>282.118052734375</text:p>
              </table:table-cell>
              <table:table-cell office:value-type="float" office:value="0.000166">
                <text:p>0.000166</text:p>
              </table:table-cell>
            </table:table-row>
            <table:table-row>
              <table:table-cell office:value-type="float" office:value="303.81944140625">
                <text:p>303.81944140625</text:p>
              </table:table-cell>
              <table:table-cell office:value-type="float" office:value="0.000222">
                <text:p>0.000222</text:p>
              </table:table-cell>
            </table:table-row>
            <table:table-row>
              <table:table-cell office:value-type="float" office:value="325.520830078125">
                <text:p>325.520830078125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float" office:value="347.22221875">
                <text:p>347.22221875</text:p>
              </table:table-cell>
              <table:table-cell office:value-type="float" office:value="0.000777">
                <text:p>0.000777</text:p>
              </table:table-cell>
            </table:table-row>
            <table:table-row>
              <table:table-cell office:value-type="float" office:value="368.923607421875">
                <text:p>368.923607421875</text:p>
              </table:table-cell>
              <table:table-cell office:value-type="float" office:value="0.001727">
                <text:p>0.001727</text:p>
              </table:table-cell>
            </table:table-row>
            <table:table-row>
              <table:table-cell office:value-type="float" office:value="390.62499609375">
                <text:p>390.62499609375</text:p>
              </table:table-cell>
              <table:table-cell office:value-type="float" office:value="0.000598">
                <text:p>0.000598</text:p>
              </table:table-cell>
            </table:table-row>
            <table:table-row>
              <table:table-cell office:value-type="float" office:value="412.326384765625">
                <text:p>412.326384765625</text:p>
              </table:table-cell>
              <table:table-cell office:value-type="float" office:value="0.000558">
                <text:p>0.000558</text:p>
              </table:table-cell>
            </table:table-row>
            <table:table-row>
              <table:table-cell office:value-type="float" office:value="434.0277734375">
                <text:p>434.0277734375</text:p>
              </table:table-cell>
              <table:table-cell office:value-type="float" office:value="0.001708">
                <text:p>0.001708</text:p>
              </table:table-cell>
            </table:table-row>
            <table:table-row>
              <table:table-cell office:value-type="float" office:value="455.729162109375">
                <text:p>455.729162109375</text:p>
              </table:table-cell>
              <table:table-cell office:value-type="float" office:value="0.000823">
                <text:p>0.000823</text:p>
              </table:table-cell>
            </table:table-row>
            <table:table-row>
              <table:table-cell office:value-type="float" office:value="477.43055078125">
                <text:p>477.4305507812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499.131939453125">
                <text:p>499.131939453125</text:p>
              </table:table-cell>
              <table:table-cell office:value-type="float" office:value="0.00017">
                <text:p>0.00017</text:p>
              </table:table-cell>
            </table:table-row>
            <table:table-row>
              <table:table-cell office:value-type="float" office:value="520.833328125">
                <text:p>520.833328125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542.534716796875">
                <text:p>542.534716796875</text:p>
              </table:table-cell>
              <table:table-cell office:value-type="float" office:value="0.000228">
                <text:p>0.000228</text:p>
              </table:table-cell>
            </table:table-row>
            <table:table-row>
              <table:table-cell office:value-type="float" office:value="564.23610546875">
                <text:p>564.23610546875</text:p>
              </table:table-cell>
              <table:table-cell office:value-type="float" office:value="0.000413">
                <text:p>0.000413</text:p>
              </table:table-cell>
            </table:table-row>
            <table:table-row>
              <table:table-cell office:value-type="float" office:value="585.937494140625">
                <text:p>585.937494140625</text:p>
              </table:table-cell>
              <table:table-cell office:value-type="float" office:value="0.001906">
                <text:p>0.001906</text:p>
              </table:table-cell>
            </table:table-row>
            <table:table-row>
              <table:table-cell office:value-type="float" office:value="607.6388828125">
                <text:p>607.6388828125</text:p>
              </table:table-cell>
              <table:table-cell office:value-type="float" office:value="0.000878">
                <text:p>0.000878</text:p>
              </table:table-cell>
            </table:table-row>
            <table:table-row>
              <table:table-cell office:value-type="float" office:value="629.340271484375">
                <text:p>629.340271484375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float" office:value="651.04166015625">
                <text:p>651.04166015625</text:p>
              </table:table-cell>
              <table:table-cell office:value-type="float" office:value="0.000226">
                <text:p>0.000226</text:p>
              </table:table-cell>
            </table:table-row>
            <table:table-row>
              <table:table-cell office:value-type="float" office:value="672.743048828125">
                <text:p>672.743048828125</text:p>
              </table:table-cell>
              <table:table-cell office:value-type="float" office:value="0.000487">
                <text:p>0.000487</text:p>
              </table:table-cell>
            </table:table-row>
            <table:table-row>
              <table:table-cell office:value-type="float" office:value="694.4444375">
                <text:p>694.4444375</text:p>
              </table:table-cell>
              <table:table-cell office:value-type="float" office:value="0.000432">
                <text:p>0.000432</text:p>
              </table:table-cell>
            </table:table-row>
            <table:table-row>
              <table:table-cell office:value-type="float" office:value="716.145826171875">
                <text:p>716.145826171875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737.84721484375">
                <text:p>737.84721484375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float" office:value="759.548603515625">
                <text:p>759.548603515625</text:p>
              </table:table-cell>
              <table:table-cell office:value-type="float" office:value="0.000407">
                <text:p>0.000407</text:p>
              </table:table-cell>
            </table:table-row>
            <table:table-row>
              <table:table-cell office:value-type="float" office:value="781.2499921875">
                <text:p>781.2499921875</text:p>
              </table:table-cell>
              <table:table-cell office:value-type="float" office:value="0.000078">
                <text:p>0.000078</text:p>
              </table:table-cell>
            </table:table-row>
            <table:table-row>
              <table:table-cell office:value-type="float" office:value="802.951380859375">
                <text:p>802.951380859375</text:p>
              </table:table-cell>
              <table:table-cell office:value-type="float" office:value="0.000219">
                <text:p>0.000219</text:p>
              </table:table-cell>
            </table:table-row>
            <table:table-row>
              <table:table-cell office:value-type="float" office:value="824.65276953125">
                <text:p>824.6527695312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846.354158203125">
                <text:p>846.354158203125</text:p>
              </table:table-cell>
              <table:table-cell office:value-type="float" office:value="0.000602">
                <text:p>0.000602</text:p>
              </table:table-cell>
            </table:table-row>
            <table:table-row>
              <table:table-cell office:value-type="float" office:value="868.055546875">
                <text:p>868.055546875</text:p>
              </table:table-cell>
              <table:table-cell office:value-type="float" office:value="0.004386">
                <text:p>0.004386</text:p>
              </table:table-cell>
            </table:table-row>
            <table:table-row>
              <table:table-cell office:value-type="float" office:value="889.756935546875">
                <text:p>889.756935546875</text:p>
              </table:table-cell>
              <table:table-cell office:value-type="float" office:value="0.004533">
                <text:p>0.004533</text:p>
              </table:table-cell>
            </table:table-row>
            <table:table-row>
              <table:table-cell office:value-type="float" office:value="911.45832421875">
                <text:p>911.45832421875</text:p>
              </table:table-cell>
              <table:table-cell office:value-type="float" office:value="0.000628">
                <text:p>0.000628</text:p>
              </table:table-cell>
            </table:table-row>
            <table:table-row>
              <table:table-cell office:value-type="float" office:value="933.159712890625">
                <text:p>933.159712890625</text:p>
              </table:table-cell>
              <table:table-cell office:value-type="float" office:value="0.000589">
                <text:p>0.000589</text:p>
              </table:table-cell>
            </table:table-row>
            <table:table-row>
              <table:table-cell office:value-type="float" office:value="954.8611015625">
                <text:p>954.8611015625</text:p>
              </table:table-cell>
              <table:table-cell office:value-type="float" office:value="0.000294">
                <text:p>0.000294</text:p>
              </table:table-cell>
            </table:table-row>
            <table:table-row>
              <table:table-cell office:value-type="float" office:value="976.562490234375">
                <text:p>976.56249023437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998.26387890625">
                <text:p>998.26387890625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float" office:value="1019.96526757813">
                <text:p>1019.96526757813</text:p>
              </table:table-cell>
              <table:table-cell office:value-type="float" office:value="0.000038">
                <text:p>0.000038</text:p>
              </table:table-cell>
            </table:table-row>
            <table:table-row>
              <table:table-cell office:value-type="float" office:value="1041.66665625">
                <text:p>1041.66665625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1063.36804492188">
                <text:p>1063.36804492188</text:p>
              </table:table-cell>
              <table:table-cell office:value-type="float" office:value="0.000061">
                <text:p>0.000061</text:p>
              </table:table-cell>
            </table:table-row>
            <table:table-row>
              <table:table-cell office:value-type="float" office:value="1085.06943359375">
                <text:p>1085.06943359375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106.77082226563">
                <text:p>1106.77082226563</text:p>
              </table:table-cell>
              <table:table-cell office:value-type="float" office:value="0.000299">
                <text:p>0.000299</text:p>
              </table:table-cell>
            </table:table-row>
            <table:table-row>
              <table:table-cell office:value-type="float" office:value="1128.4722109375">
                <text:p>1128.4722109375</text:p>
              </table:table-cell>
              <table:table-cell office:value-type="float" office:value="0.000609">
                <text:p>0.000609</text:p>
              </table:table-cell>
            </table:table-row>
            <table:table-row>
              <table:table-cell office:value-type="float" office:value="1150.17359960938">
                <text:p>1150.17359960938</text:p>
              </table:table-cell>
              <table:table-cell office:value-type="float" office:value="0.000774">
                <text:p>0.000774</text:p>
              </table:table-cell>
            </table:table-row>
            <table:table-row>
              <table:table-cell office:value-type="float" office:value="1171.87498828125">
                <text:p>1171.87498828125</text:p>
              </table:table-cell>
              <table:table-cell office:value-type="float" office:value="0.00177">
                <text:p>0.00177</text:p>
              </table:table-cell>
            </table:table-row>
            <table:table-row>
              <table:table-cell office:value-type="float" office:value="1193.57637695313">
                <text:p>1193.57637695313</text:p>
              </table:table-cell>
              <table:table-cell office:value-type="float" office:value="0.001573">
                <text:p>0.001573</text:p>
              </table:table-cell>
            </table:table-row>
            <table:table-row>
              <table:table-cell office:value-type="float" office:value="1215.277765625">
                <text:p>1215.277765625</text:p>
              </table:table-cell>
              <table:table-cell office:value-type="float" office:value="0.000408">
                <text:p>0.000408</text:p>
              </table:table-cell>
            </table:table-row>
            <table:table-row>
              <table:table-cell office:value-type="float" office:value="1236.97915429688">
                <text:p>1236.97915429688</text:p>
              </table:table-cell>
              <table:table-cell office:value-type="float" office:value="0.000241">
                <text:p>0.000241</text:p>
              </table:table-cell>
            </table:table-row>
            <table:table-row>
              <table:table-cell office:value-type="float" office:value="1258.68054296875">
                <text:p>1258.68054296875</text:p>
              </table:table-cell>
              <table:table-cell office:value-type="float" office:value="0.000397">
                <text:p>0.000397</text:p>
              </table:table-cell>
            </table:table-row>
            <table:table-row>
              <table:table-cell office:value-type="float" office:value="1280.38193164063">
                <text:p>1280.38193164063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float" office:value="1302.0833203125">
                <text:p>1302.083320312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float" office:value="1323.78470898438">
                <text:p>1323.78470898438</text:p>
              </table:table-cell>
              <table:table-cell office:value-type="float" office:value="0.000315">
                <text:p>0.000315</text:p>
              </table:table-cell>
            </table:table-row>
            <table:table-row>
              <table:table-cell office:value-type="float" office:value="1345.48609765625">
                <text:p>1345.48609765625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float" office:value="1367.18748632813">
                <text:p>1367.18748632813</text:p>
              </table:table-cell>
              <table:table-cell office:value-type="float" office:value="0.00007">
                <text:p>0.00007</text:p>
              </table:table-cell>
            </table:table-row>
            <table:table-row>
              <table:table-cell office:value-type="float" office:value="1388.888875">
                <text:p>1388.888875</text:p>
              </table:table-cell>
              <table:table-cell office:value-type="float" office:value="0.000051">
                <text:p>0.000051</text:p>
              </table:table-cell>
            </table:table-row>
            <table:table-row>
              <table:table-cell office:value-type="float" office:value="1410.59026367188">
                <text:p>1410.59026367188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432.29165234375">
                <text:p>1432.2916523437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453.99304101563">
                <text:p>1453.99304101563</text:p>
              </table:table-cell>
              <table:table-cell office:value-type="float" office:value="0.000073">
                <text:p>0.000073</text:p>
              </table:table-cell>
            </table:table-row>
            <table:table-row>
              <table:table-cell office:value-type="float" office:value="1475.6944296875">
                <text:p>1475.6944296875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float" office:value="1497.39581835938">
                <text:p>1497.39581835938</text:p>
              </table:table-cell>
              <table:table-cell office:value-type="float" office:value="0.000072">
                <text:p>0.000072</text:p>
              </table:table-cell>
            </table:table-row>
            <table:table-row>
              <table:table-cell office:value-type="float" office:value="1519.09720703125">
                <text:p>1519.09720703125</text:p>
              </table:table-cell>
              <table:table-cell office:value-type="float" office:value="0.000062">
                <text:p>0.000062</text:p>
              </table:table-cell>
            </table:table-row>
            <table:table-row>
              <table:table-cell office:value-type="float" office:value="1540.79859570313">
                <text:p>1540.79859570313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float" office:value="1562.499984375">
                <text:p>1562.49998437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float" office:value="1584.20137304687">
                <text:p>1584.20137304687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float" office:value="1605.90276171875">
                <text:p>1605.90276171875</text:p>
              </table:table-cell>
              <table:table-cell office:value-type="float" office:value="0.000177">
                <text:p>0.000177</text:p>
              </table:table-cell>
            </table:table-row>
            <table:table-row>
              <table:table-cell office:value-type="float" office:value="1627.60415039063">
                <text:p>1627.60415039063</text:p>
              </table:table-cell>
              <table:table-cell office:value-type="float" office:value="0.000075">
                <text:p>0.000075</text:p>
              </table:table-cell>
            </table:table-row>
            <table:table-row>
              <table:table-cell office:value-type="float" office:value="1649.3055390625">
                <text:p>1649.305539062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1671.00692773438">
                <text:p>1671.00692773438</text:p>
              </table:table-cell>
              <table:table-cell office:value-type="float" office:value="0.00004">
                <text:p>0.00004</text:p>
              </table:table-cell>
            </table:table-row>
            <table:table-row>
              <table:table-cell office:value-type="float" office:value="1692.70831640625">
                <text:p>1692.70831640625</text:p>
              </table:table-cell>
              <table:table-cell office:value-type="float" office:value="0.000048">
                <text:p>0.000048</text:p>
              </table:table-cell>
            </table:table-row>
            <table:table-row>
              <table:table-cell office:value-type="float" office:value="1714.40970507813">
                <text:p>1714.40970507813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float" office:value="1736.11109375">
                <text:p>1736.11109375</text:p>
              </table:table-cell>
              <table:table-cell office:value-type="float" office:value="0.000057">
                <text:p>0.000057</text:p>
              </table:table-cell>
            </table:table-row>
            <table:table-row>
              <table:table-cell office:value-type="float" office:value="1757.81248242188">
                <text:p>1757.81248242188</text:p>
              </table:table-cell>
              <table:table-cell office:value-type="float" office:value="0.000967">
                <text:p>0.000967</text:p>
              </table:table-cell>
            </table:table-row>
            <table:table-row>
              <table:table-cell office:value-type="float" office:value="1779.51387109375">
                <text:p>1779.51387109375</text:p>
              </table:table-cell>
              <table:table-cell office:value-type="float" office:value="0.000819">
                <text:p>0.000819</text:p>
              </table:table-cell>
            </table:table-row>
            <table:table-row>
              <table:table-cell office:value-type="float" office:value="1801.21525976563">
                <text:p>1801.21525976563</text:p>
              </table:table-cell>
              <table:table-cell office:value-type="float" office:value="0.000196">
                <text:p>0.000196</text:p>
              </table:table-cell>
            </table:table-row>
            <table:table-row>
              <table:table-cell office:value-type="float" office:value="1822.9166484375">
                <text:p>1822.9166484375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float" office:value="1844.61803710938">
                <text:p>1844.61803710938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1866.31942578125">
                <text:p>1866.31942578125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float" office:value="1888.02081445313">
                <text:p>1888.02081445313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float" office:value="1909.722203125">
                <text:p>1909.722203125</text:p>
              </table:table-cell>
              <table:table-cell office:value-type="float" office:value="0.000036">
                <text:p>0.000036</text:p>
              </table:table-cell>
            </table:table-row>
            <table:table-row>
              <table:table-cell office:value-type="float" office:value="1931.42359179688">
                <text:p>1931.4235917968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float" office:value="1953.12498046875">
                <text:p>1953.12498046875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1974.82636914063">
                <text:p>1974.8263691406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1996.5277578125">
                <text:p>1996.5277578125</text:p>
              </table:table-cell>
              <table:table-cell office:value-type="float" office:value="0.000028">
                <text:p>0.000028</text:p>
              </table:table-cell>
            </table:table-row>
            <table:table-row>
              <table:table-cell office:value-type="float" office:value="2018.22914648438">
                <text:p>2018.22914648438</text:p>
              </table:table-cell>
              <table:table-cell office:value-type="float" office:value="0.000047">
                <text:p>0.000047</text:p>
              </table:table-cell>
            </table:table-row>
            <table:table-row>
              <table:table-cell office:value-type="float" office:value="2039.93053515625">
                <text:p>2039.93053515625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float" office:value="2061.63192382813">
                <text:p>2061.63192382813</text:p>
              </table:table-cell>
              <table:table-cell office:value-type="float" office:value="0.000091">
                <text:p>0.000091</text:p>
              </table:table-cell>
            </table:table-row>
            <table:table-row>
              <table:table-cell office:value-type="float" office:value="2083.3333125">
                <text:p>2083.3333125</text:p>
              </table:table-cell>
              <table:table-cell office:value-type="float" office:value="0.000095">
                <text:p>0.000095</text:p>
              </table:table-cell>
            </table:table-row>
            <table:table-row>
              <table:table-cell office:value-type="float" office:value="2105.03470117187">
                <text:p>2105.0347011718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float" office:value="2126.73608984375">
                <text:p>2126.73608984375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float" office:value="2148.43747851563">
                <text:p>2148.43747851563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float" office:value="2170.1388671875">
                <text:p>2170.138867187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2191.84025585937">
                <text:p>2191.84025585937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2213.54164453125">
                <text:p>2213.54164453125</text:p>
              </table:table-cell>
              <table:table-cell office:value-type="float" office:value="0.000024">
                <text:p>0.000024</text:p>
              </table:table-cell>
            </table:table-row>
            <table:table-row>
              <table:table-cell office:value-type="float" office:value="2235.24303320313">
                <text:p>2235.243033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6.944421875">
                <text:p>2256.944421875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float" office:value="2278.64581054687">
                <text:p>2278.64581054687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float" office:value="2300.34719921875">
                <text:p>2300.34719921875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2322.04858789063">
                <text:p>2322.04858789063</text:p>
              </table:table-cell>
              <table:table-cell office:value-type="float" office:value="0.000046">
                <text:p>0.000046</text:p>
              </table:table-cell>
            </table:table-row>
            <table:table-row>
              <table:table-cell office:value-type="float" office:value="2343.7499765625">
                <text:p>2343.7499765625</text:p>
              </table:table-cell>
              <table:table-cell office:value-type="float" office:value="0.000175">
                <text:p>0.000175</text:p>
              </table:table-cell>
            </table:table-row>
            <table:table-row>
              <table:table-cell office:value-type="float" office:value="2365.45136523438">
                <text:p>2365.45136523438</text:p>
              </table:table-cell>
              <table:table-cell office:value-type="float" office:value="0.000215">
                <text:p>0.000215</text:p>
              </table:table-cell>
            </table:table-row>
            <table:table-row>
              <table:table-cell office:value-type="float" office:value="2387.15275390625">
                <text:p>2387.15275390625</text:p>
              </table:table-cell>
              <table:table-cell office:value-type="float" office:value="0.000058">
                <text:p>0.000058</text:p>
              </table:table-cell>
            </table:table-row>
            <table:table-row>
              <table:table-cell office:value-type="float" office:value="2408.85414257813">
                <text:p>2408.85414257813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float" office:value="2430.55553125">
                <text:p>2430.55553125</text:p>
              </table:table-cell>
              <table:table-cell office:value-type="float" office:value="0.000027">
                <text:p>0.000027</text:p>
              </table:table-cell>
            </table:table-row>
            <table:table-row>
              <table:table-cell office:value-type="float" office:value="2452.25691992188">
                <text:p>2452.25691992188</text:p>
              </table:table-cell>
              <table:table-cell office:value-type="float" office:value="0.000033">
                <text:p>0.000033</text:p>
              </table:table-cell>
            </table:table-row>
            <table:table-row>
              <table:table-cell office:value-type="float" office:value="2473.95830859375">
                <text:p>2473.9583085937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float" office:value="2495.65969726562">
                <text:p>2495.65969726562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float" office:value="2517.3610859375">
                <text:p>2517.3610859375</text:p>
              </table:table-cell>
              <table:table-cell office:value-type="float" office:value="0.000023">
                <text:p>0.000023</text:p>
              </table:table-cell>
            </table:table-row>
            <table:table-row>
              <table:table-cell office:value-type="float" office:value="2539.06247460938">
                <text:p>2539.06247460938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float" office:value="2560.76386328125">
                <text:p>2560.76386328125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float" office:value="2582.46525195312">
                <text:p>2582.46525195312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float" office:value="2604.166640625">
                <text:p>2604.166640625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float" office:value="2625.86802929688">
                <text:p>2625.86802929688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float" office:value="2647.56941796875">
                <text:p>2647.56941796875</text:p>
              </table:table-cell>
              <table:table-cell office:value-type="float" office:value="0.00005">
                <text:p>0.00005</text:p>
              </table:table-cell>
            </table:table-row>
            <table:table-row>
              <table:table-cell office:value-type="float" office:value="2669.27080664063">
                <text:p>2669.27080664063</text:p>
              </table:table-cell>
              <table:table-cell office:value-type="float" office:value="0.000025">
                <text:p>0.000025</text:p>
              </table:table-cell>
            </table:table-row>
            <table:table-row>
              <table:table-cell office:value-type="float" office:value="2690.9721953125">
                <text:p>2690.9721953125</text:p>
              </table:table-cell>
              <table:table-cell office:value-type="float" office:value="0.000043">
                <text:p>0.000043</text:p>
              </table:table-cell>
            </table:table-row>
            <table:table-row>
              <table:table-cell office:value-type="float" office:value="2712.67358398438">
                <text:p>2712.67358398438</text:p>
              </table:table-cell>
              <table:table-cell office:value-type="float" office:value="0.000067">
                <text:p>0.000067</text:p>
              </table:table-cell>
            </table:table-row>
            <table:table-row>
              <table:table-cell office:value-type="float" office:value="2734.37497265625">
                <text:p>2734.37497265625</text:p>
              </table:table-cell>
              <table:table-cell office:value-type="float" office:value="0.000031">
                <text:p>0.000031</text:p>
              </table:table-cell>
            </table:table-row>
            <table:table-row>
              <table:table-cell office:value-type="float" office:value="2756.07636132812">
                <text:p>2756.07636132812</text:p>
              </table:table-cell>
              <table:table-cell office:value-type="float" office:value="0.000017">
                <text:p>0.000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017cm" svg:height="13.129cm" xlink:href=".." xlink:type="simple" chart:class="chart:bar" chart:style-name="ch1">
        <chart:legend chart:legend-position="end" svg:x="28.754cm" svg:y="6.265cm" style:legend-expansion="high" chart:style-name="ch2"/>
        <chart:plot-area chart:style-name="ch3" table:cell-range-address="foo.B1:foo.B128 foo.E1:foo.E128" chart:data-source-has-labels="column" svg:x="0.62cm" svg:y="0.262cm" svg:width="27.514cm" svg:height="12.605cm">
          <chartooo:coordinate-region svg:x="1.056cm" svg:y="0.262cm" svg:width="27.078cm" svg:height="11.146cm"/>
          <chart:axis chart:dimension="x" chart:name="primary-x" chart:style-name="ch4" chartooo:axis-type="auto">
            <chartooo:date-scale/>
            <chart:categories table:cell-range-address="foo.B1:foo.B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o.E1:foo.E128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o.B1:foo.B128</svg:desc>
                </draw:g>
              </table:table-cell>
              <table:table-cell office:value-type="float" office:value="0.206783369803063">
                <text:p>0.206783369803063</text:p>
                <draw:g>
                  <svg:desc>foo.E1:foo.E128</svg:desc>
                </draw:g>
              </table:table-cell>
            </table:table-row>
            <table:table-row>
              <table:table-cell office:value-type="float" office:value="21.701388671875">
                <text:p>21.701388671875</text:p>
              </table:table-cell>
              <table:table-cell office:value-type="float" office:value="0.124087591240876">
                <text:p>0.124087591240876</text:p>
              </table:table-cell>
            </table:table-row>
            <table:table-row>
              <table:table-cell office:value-type="float" office:value="43.40277734375">
                <text:p>43.40277734375</text:p>
              </table:table-cell>
              <table:table-cell office:value-type="float" office:value="0.0606382978723404">
                <text:p>0.0606382978723404</text:p>
              </table:table-cell>
            </table:table-row>
            <table:table-row>
              <table:table-cell office:value-type="float" office:value="65.104166015625">
                <text:p>65.104166015625</text:p>
              </table:table-cell>
              <table:table-cell office:value-type="float" office:value="0.120521172638437">
                <text:p>0.120521172638437</text:p>
              </table:table-cell>
            </table:table-row>
            <table:table-row>
              <table:table-cell office:value-type="float" office:value="86.8055546875">
                <text:p>86.8055546875</text:p>
              </table:table-cell>
              <table:table-cell office:value-type="float" office:value="0.32533889468196">
                <text:p>0.32533889468196</text:p>
              </table:table-cell>
            </table:table-row>
            <table:table-row>
              <table:table-cell office:value-type="float" office:value="108.506943359375">
                <text:p>108.506943359375</text:p>
              </table:table-cell>
              <table:table-cell office:value-type="float" office:value="1.38929695697796">
                <text:p>1.38929695697796</text:p>
              </table:table-cell>
            </table:table-row>
            <table:table-row>
              <table:table-cell office:value-type="float" office:value="130.20833203125">
                <text:p>130.20833203125</text:p>
              </table:table-cell>
              <table:table-cell office:value-type="float" office:value="2.1434830230011">
                <text:p>2.1434830230011</text:p>
              </table:table-cell>
            </table:table-row>
            <table:table-row>
              <table:table-cell office:value-type="float" office:value="151.909720703125">
                <text:p>151.909720703125</text:p>
              </table:table-cell>
              <table:table-cell office:value-type="float" office:value="1.09410430839002">
                <text:p>1.09410430839002</text:p>
              </table:table-cell>
            </table:table-row>
            <table:table-row>
              <table:table-cell office:value-type="float" office:value="173.611109375">
                <text:p>173.611109375</text:p>
              </table:table-cell>
              <table:table-cell office:value-type="float" office:value="2.98708920187793">
                <text:p>2.98708920187793</text:p>
              </table:table-cell>
            </table:table-row>
            <table:table-row>
              <table:table-cell office:value-type="float" office:value="195.312498046875">
                <text:p>195.312498046875</text:p>
              </table:table-cell>
              <table:table-cell office:value-type="float" office:value="1.98550724637681">
                <text:p>1.98550724637681</text:p>
              </table:table-cell>
            </table:table-row>
            <table:table-row>
              <table:table-cell office:value-type="float" office:value="217.01388671875">
                <text:p>217.01388671875</text:p>
              </table:table-cell>
              <table:table-cell office:value-type="float" office:value="2.62238622386224">
                <text:p>2.62238622386224</text:p>
              </table:table-cell>
            </table:table-row>
            <table:table-row>
              <table:table-cell office:value-type="float" office:value="238.715275390625">
                <text:p>238.715275390625</text:p>
              </table:table-cell>
              <table:table-cell office:value-type="float" office:value="1.54929577464789">
                <text:p>1.54929577464789</text:p>
              </table:table-cell>
            </table:table-row>
            <table:table-row>
              <table:table-cell office:value-type="float" office:value="260.4166640625">
                <text:p>260.4166640625</text:p>
              </table:table-cell>
              <table:table-cell office:value-type="float" office:value="1.84759671746776">
                <text:p>1.84759671746776</text:p>
              </table:table-cell>
            </table:table-row>
            <table:table-row>
              <table:table-cell office:value-type="float" office:value="282.118052734375">
                <text:p>282.11805273437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303.81944140625">
                <text:p>303.81944140625</text:p>
              </table:table-cell>
              <table:table-cell office:value-type="float" office:value="0.274074074074074">
                <text:p>0.274074074074074</text:p>
              </table:table-cell>
            </table:table-row>
            <table:table-row>
              <table:table-cell office:value-type="float" office:value="325.520830078125">
                <text:p>325.52083007812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float" office:value="347.22221875">
                <text:p>347.22221875</text:p>
              </table:table-cell>
              <table:table-cell office:value-type="float" office:value="0.984790874524715">
                <text:p>0.984790874524715</text:p>
              </table:table-cell>
            </table:table-row>
            <table:table-row>
              <table:table-cell office:value-type="float" office:value="368.923607421875">
                <text:p>368.923607421875</text:p>
              </table:table-cell>
              <table:table-cell office:value-type="float" office:value="2.18884664131812">
                <text:p>2.18884664131812</text:p>
              </table:table-cell>
            </table:table-row>
            <table:table-row>
              <table:table-cell office:value-type="float" office:value="390.62499609375">
                <text:p>390.62499609375</text:p>
              </table:table-cell>
              <table:table-cell office:value-type="float" office:value="0.745635910224439">
                <text:p>0.745635910224439</text:p>
              </table:table-cell>
            </table:table-row>
            <table:table-row>
              <table:table-cell office:value-type="float" office:value="412.326384765625">
                <text:p>412.326384765625</text:p>
              </table:table-cell>
              <table:table-cell office:value-type="float" office:value="0.687192118226601">
                <text:p>0.687192118226601</text:p>
              </table:table-cell>
            </table:table-row>
            <table:table-row>
              <table:table-cell office:value-type="float" office:value="434.0277734375">
                <text:p>434.0277734375</text:p>
              </table:table-cell>
              <table:table-cell office:value-type="float" office:value="2.10604192355117">
                <text:p>2.10604192355117</text:p>
              </table:table-cell>
            </table:table-row>
            <table:table-row>
              <table:table-cell office:value-type="float" office:value="455.729162109375">
                <text:p>455.729162109375</text:p>
              </table:table-cell>
              <table:table-cell office:value-type="float" office:value="1.01856435643564">
                <text:p>1.01856435643564</text:p>
              </table:table-cell>
            </table:table-row>
            <table:table-row>
              <table:table-cell office:value-type="float" office:value="477.43055078125">
                <text:p>477.43055078125</text:p>
              </table:table-cell>
              <table:table-cell office:value-type="float" office:value="0.0557717250324254">
                <text:p>0.0557717250324254</text:p>
              </table:table-cell>
            </table:table-row>
            <table:table-row>
              <table:table-cell office:value-type="float" office:value="499.131939453125">
                <text:p>499.131939453125</text:p>
              </table:table-cell>
              <table:table-cell office:value-type="float" office:value="0.232876712328767">
                <text:p>0.232876712328767</text:p>
              </table:table-cell>
            </table:table-row>
            <table:table-row>
              <table:table-cell office:value-type="float" office:value="520.833328125">
                <text:p>520.833328125</text:p>
              </table:table-cell>
              <table:table-cell office:value-type="float" office:value="0.155875299760192">
                <text:p>0.155875299760192</text:p>
              </table:table-cell>
            </table:table-row>
            <table:table-row>
              <table:table-cell office:value-type="float" office:value="542.534716796875">
                <text:p>542.534716796875</text:p>
              </table:table-cell>
              <table:table-cell office:value-type="float" office:value="0.25503355704698">
                <text:p>0.25503355704698</text:p>
              </table:table-cell>
            </table:table-row>
            <table:table-row>
              <table:table-cell office:value-type="float" office:value="564.23610546875">
                <text:p>564.23610546875</text:p>
              </table:table-cell>
              <table:table-cell office:value-type="float" office:value="0.47856315179606">
                <text:p>0.47856315179606</text:p>
              </table:table-cell>
            </table:table-row>
            <table:table-row>
              <table:table-cell office:value-type="float" office:value="585.937494140625">
                <text:p>585.937494140625</text:p>
              </table:table-cell>
              <table:table-cell office:value-type="float" office:value="2.33578431372549">
                <text:p>2.33578431372549</text:p>
              </table:table-cell>
            </table:table-row>
            <table:table-row>
              <table:table-cell office:value-type="float" office:value="607.6388828125">
                <text:p>607.6388828125</text:p>
              </table:table-cell>
              <table:table-cell office:value-type="float" office:value="1.11847133757962">
                <text:p>1.11847133757962</text:p>
              </table:table-cell>
            </table:table-row>
            <table:table-row>
              <table:table-cell office:value-type="float" office:value="629.340271484375">
                <text:p>629.340271484375</text:p>
              </table:table-cell>
              <table:table-cell office:value-type="float" office:value="0.227642276422764">
                <text:p>0.227642276422764</text:p>
              </table:table-cell>
            </table:table-row>
            <table:table-row>
              <table:table-cell office:value-type="float" office:value="651.04166015625">
                <text:p>651.04166015625</text:p>
              </table:table-cell>
              <table:table-cell office:value-type="float" office:value="0.306233062330623">
                <text:p>0.306233062330623</text:p>
              </table:table-cell>
            </table:table-row>
            <table:table-row>
              <table:table-cell office:value-type="float" office:value="672.743048828125">
                <text:p>672.743048828125</text:p>
              </table:table-cell>
              <table:table-cell office:value-type="float" office:value="0.665300546448087">
                <text:p>0.665300546448087</text:p>
              </table:table-cell>
            </table:table-row>
            <table:table-row>
              <table:table-cell office:value-type="float" office:value="694.4444375">
                <text:p>694.4444375</text:p>
              </table:table-cell>
              <table:table-cell office:value-type="float" office:value="0.591780821917808">
                <text:p>0.591780821917808</text:p>
              </table:table-cell>
            </table:table-row>
            <table:table-row>
              <table:table-cell office:value-type="float" office:value="716.145826171875">
                <text:p>716.145826171875</text:p>
              </table:table-cell>
              <table:table-cell office:value-type="float" office:value="0.247175141242938">
                <text:p>0.247175141242938</text:p>
              </table:table-cell>
            </table:table-row>
            <table:table-row>
              <table:table-cell office:value-type="float" office:value="737.84721484375">
                <text:p>737.84721484375</text:p>
              </table:table-cell>
              <table:table-cell office:value-type="float" office:value="0.834094368340944">
                <text:p>0.834094368340944</text:p>
              </table:table-cell>
            </table:table-row>
            <table:table-row>
              <table:table-cell office:value-type="float" office:value="759.548603515625">
                <text:p>759.548603515625</text:p>
              </table:table-cell>
              <table:table-cell office:value-type="float" office:value="0.628086419753086">
                <text:p>0.628086419753086</text:p>
              </table:table-cell>
            </table:table-row>
            <table:table-row>
              <table:table-cell office:value-type="float" office:value="781.2499921875">
                <text:p>781.249992187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802.951380859375">
                <text:p>802.951380859375</text:p>
              </table:table-cell>
              <table:table-cell office:value-type="float" office:value="0.352657004830918">
                <text:p>0.352657004830918</text:p>
              </table:table-cell>
            </table:table-row>
            <table:table-row>
              <table:table-cell office:value-type="float" office:value="824.65276953125">
                <text:p>824.65276953125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float" office:value="846.354158203125">
                <text:p>846.354158203125</text:p>
              </table:table-cell>
              <table:table-cell office:value-type="float" office:value="0.864942528735632">
                <text:p>0.864942528735632</text:p>
              </table:table-cell>
            </table:table-row>
            <table:table-row>
              <table:table-cell office:value-type="float" office:value="868.055546875">
                <text:p>868.055546875</text:p>
              </table:table-cell>
              <table:table-cell office:value-type="float" office:value="6.23011363636364">
                <text:p>6.23011363636364</text:p>
              </table:table-cell>
            </table:table-row>
            <table:table-row>
              <table:table-cell office:value-type="float" office:value="889.756935546875">
                <text:p>889.756935546875</text:p>
              </table:table-cell>
              <table:table-cell office:value-type="float" office:value="6.41159830268741">
                <text:p>6.41159830268741</text:p>
              </table:table-cell>
            </table:table-row>
            <table:table-row>
              <table:table-cell office:value-type="float" office:value="911.45832421875">
                <text:p>911.45832421875</text:p>
              </table:table-cell>
              <table:table-cell office:value-type="float" office:value="0.882022471910112">
                <text:p>0.882022471910112</text:p>
              </table:table-cell>
            </table:table-row>
            <table:table-row>
              <table:table-cell office:value-type="float" office:value="933.159712890625">
                <text:p>933.159712890625</text:p>
              </table:table-cell>
              <table:table-cell office:value-type="float" office:value="0.836647727272727">
                <text:p>0.836647727272727</text:p>
              </table:table-cell>
            </table:table-row>
            <table:table-row>
              <table:table-cell office:value-type="float" office:value="954.8611015625">
                <text:p>954.8611015625</text:p>
              </table:table-cell>
              <table:table-cell office:value-type="float" office:value="0.452307692307692">
                <text:p>0.452307692307692</text:p>
              </table:table-cell>
            </table:table-row>
            <table:table-row>
              <table:table-cell office:value-type="float" office:value="976.562490234375">
                <text:p>976.562490234375</text:p>
              </table:table-cell>
              <table:table-cell office:value-type="float" office:value="0.042654028436019">
                <text:p>0.042654028436019</text:p>
              </table:table-cell>
            </table:table-row>
            <table:table-row>
              <table:table-cell office:value-type="float" office:value="998.26387890625">
                <text:p>998.26387890625</text:p>
              </table:table-cell>
              <table:table-cell office:value-type="float" office:value="0.237341772151899">
                <text:p>0.237341772151899</text:p>
              </table:table-cell>
            </table:table-row>
            <table:table-row>
              <table:table-cell office:value-type="float" office:value="1019.96526757813">
                <text:p>1019.96526757813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1041.66665625">
                <text:p>1041.66665625</text:p>
              </table:table-cell>
              <table:table-cell office:value-type="float" office:value="0.0749185667752443">
                <text:p>0.0749185667752443</text:p>
              </table:table-cell>
            </table:table-row>
            <table:table-row>
              <table:table-cell office:value-type="float" office:value="1063.36804492188">
                <text:p>1063.36804492188</text:p>
              </table:table-cell>
              <table:table-cell office:value-type="float" office:value="0.101328903654485">
                <text:p>0.101328903654485</text:p>
              </table:table-cell>
            </table:table-row>
            <table:table-row>
              <table:table-cell office:value-type="float" office:value="1085.06943359375">
                <text:p>1085.06943359375</text:p>
              </table:table-cell>
              <table:table-cell office:value-type="float" office:value="0.0668896321070234">
                <text:p>0.0668896321070234</text:p>
              </table:table-cell>
            </table:table-row>
            <table:table-row>
              <table:table-cell office:value-type="float" office:value="1106.77082226563">
                <text:p>1106.77082226563</text:p>
              </table:table-cell>
              <table:table-cell office:value-type="float" office:value="0.511986301369863">
                <text:p>0.511986301369863</text:p>
              </table:table-cell>
            </table:table-row>
            <table:table-row>
              <table:table-cell office:value-type="float" office:value="1128.4722109375">
                <text:p>1128.4722109375</text:p>
              </table:table-cell>
              <table:table-cell office:value-type="float" office:value="1.06468531468531">
                <text:p>1.06468531468531</text:p>
              </table:table-cell>
            </table:table-row>
            <table:table-row>
              <table:table-cell office:value-type="float" office:value="1150.17359960938">
                <text:p>1150.17359960938</text:p>
              </table:table-cell>
              <table:table-cell office:value-type="float" office:value="1.35314685314685">
                <text:p>1.35314685314685</text:p>
              </table:table-cell>
            </table:table-row>
            <table:table-row>
              <table:table-cell office:value-type="float" office:value="1171.87498828125">
                <text:p>1171.87498828125</text:p>
              </table:table-cell>
              <table:table-cell office:value-type="float" office:value="3.11619718309859">
                <text:p>3.11619718309859</text:p>
              </table:table-cell>
            </table:table-row>
            <table:table-row>
              <table:table-cell office:value-type="float" office:value="1193.57637695313">
                <text:p>1193.57637695313</text:p>
              </table:table-cell>
              <table:table-cell office:value-type="float" office:value="2.76449912126538">
                <text:p>2.76449912126538</text:p>
              </table:table-cell>
            </table:table-row>
            <table:table-row>
              <table:table-cell office:value-type="float" office:value="1215.277765625">
                <text:p>1215.277765625</text:p>
              </table:table-cell>
              <table:table-cell office:value-type="float" office:value="0.735135135135135">
                <text:p>0.735135135135135</text:p>
              </table:table-cell>
            </table:table-row>
            <table:table-row>
              <table:table-cell office:value-type="float" office:value="1236.97915429688">
                <text:p>1236.97915429688</text:p>
              </table:table-cell>
              <table:table-cell office:value-type="float" office:value="0.565727699530516">
                <text:p>0.565727699530516</text:p>
              </table:table-cell>
            </table:table-row>
            <table:table-row>
              <table:table-cell office:value-type="float" office:value="1258.68054296875">
                <text:p>1258.68054296875</text:p>
              </table:table-cell>
              <table:table-cell office:value-type="float" office:value="1.35034013605442">
                <text:p>1.35034013605442</text:p>
              </table:table-cell>
            </table:table-row>
            <table:table-row>
              <table:table-cell office:value-type="float" office:value="1280.38193164063">
                <text:p>1280.38193164063</text:p>
              </table:table-cell>
              <table:table-cell office:value-type="float" office:value="0.548736462093863">
                <text:p>0.548736462093863</text:p>
              </table:table-cell>
            </table:table-row>
            <table:table-row>
              <table:table-cell office:value-type="float" office:value="1302.0833203125">
                <text:p>1302.0833203125</text:p>
              </table:table-cell>
              <table:table-cell office:value-type="float" office:value="0.467432950191571">
                <text:p>0.467432950191571</text:p>
              </table:table-cell>
            </table:table-row>
            <table:table-row>
              <table:table-cell office:value-type="float" office:value="1323.78470898438">
                <text:p>1323.78470898438</text:p>
              </table:table-cell>
              <table:table-cell office:value-type="float" office:value="1.24505928853755">
                <text:p>1.24505928853755</text:p>
              </table:table-cell>
            </table:table-row>
            <table:table-row>
              <table:table-cell office:value-type="float" office:value="1345.48609765625">
                <text:p>1345.48609765625</text:p>
              </table:table-cell>
              <table:table-cell office:value-type="float" office:value="0.49802371541502">
                <text:p>0.49802371541502</text:p>
              </table:table-cell>
            </table:table-row>
            <table:table-row>
              <table:table-cell office:value-type="float" office:value="1367.18748632813">
                <text:p>1367.18748632813</text:p>
              </table:table-cell>
              <table:table-cell office:value-type="float" office:value="0.275590551181102">
                <text:p>0.275590551181102</text:p>
              </table:table-cell>
            </table:table-row>
            <table:table-row>
              <table:table-cell office:value-type="float" office:value="1388.888875">
                <text:p>1388.888875</text:p>
              </table:table-cell>
              <table:table-cell office:value-type="float" office:value="0.200787401574803">
                <text:p>0.200787401574803</text:p>
              </table:table-cell>
            </table:table-row>
            <table:table-row>
              <table:table-cell office:value-type="float" office:value="1410.59026367188">
                <text:p>1410.59026367188</text:p>
              </table:table-cell>
              <table:table-cell office:value-type="float" office:value="0.152482269503546">
                <text:p>0.152482269503546</text:p>
              </table:table-cell>
            </table:table-row>
            <table:table-row>
              <table:table-cell office:value-type="float" office:value="1432.29165234375">
                <text:p>1432.29165234375</text:p>
              </table:table-cell>
              <table:table-cell office:value-type="float" office:value="0.140983606557377">
                <text:p>0.140983606557377</text:p>
              </table:table-cell>
            </table:table-row>
            <table:table-row>
              <table:table-cell office:value-type="float" office:value="1453.99304101563">
                <text:p>1453.99304101563</text:p>
              </table:table-cell>
              <table:table-cell office:value-type="float" office:value="0.235483870967742">
                <text:p>0.235483870967742</text:p>
              </table:table-cell>
            </table:table-row>
            <table:table-row>
              <table:table-cell office:value-type="float" office:value="1475.6944296875">
                <text:p>1475.6944296875</text:p>
              </table:table-cell>
              <table:table-cell office:value-type="float" office:value="0.128712871287129">
                <text:p>0.128712871287129</text:p>
              </table:table-cell>
            </table:table-row>
            <table:table-row>
              <table:table-cell office:value-type="float" office:value="1497.39581835938">
                <text:p>1497.39581835938</text:p>
              </table:table-cell>
              <table:table-cell office:value-type="float" office:value="0.252631578947368">
                <text:p>0.252631578947368</text:p>
              </table:table-cell>
            </table:table-row>
            <table:table-row>
              <table:table-cell office:value-type="float" office:value="1519.09720703125">
                <text:p>1519.09720703125</text:p>
              </table:table-cell>
              <table:table-cell office:value-type="float" office:value="0.234848484848485">
                <text:p>0.234848484848485</text:p>
              </table:table-cell>
            </table:table-row>
            <table:table-row>
              <table:table-cell office:value-type="float" office:value="1540.79859570313">
                <text:p>1540.79859570313</text:p>
              </table:table-cell>
              <table:table-cell office:value-type="float" office:value="0.702830188679245">
                <text:p>0.702830188679245</text:p>
              </table:table-cell>
            </table:table-row>
            <table:table-row>
              <table:table-cell office:value-type="float" office:value="1562.499984375">
                <text:p>1562.499984375</text:p>
              </table:table-cell>
              <table:table-cell office:value-type="float" office:value="0.775757575757576">
                <text:p>0.775757575757576</text:p>
              </table:table-cell>
            </table:table-row>
            <table:table-row>
              <table:table-cell office:value-type="float" office:value="1584.20137304687">
                <text:p>1584.20137304687</text:p>
              </table:table-cell>
              <table:table-cell office:value-type="float" office:value="0.826923076923077">
                <text:p>0.826923076923077</text:p>
              </table:table-cell>
            </table:table-row>
            <table:table-row>
              <table:table-cell office:value-type="float" office:value="1605.90276171875">
                <text:p>1605.902761718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1627.60415039063">
                <text:p>1627.60415039063</text:p>
              </table:table-cell>
              <table:table-cell office:value-type="float" office:value="0.539568345323741">
                <text:p>0.539568345323741</text:p>
              </table:table-cell>
            </table:table-row>
            <table:table-row>
              <table:table-cell office:value-type="float" office:value="1649.3055390625">
                <text:p>1649.3055390625</text:p>
              </table:table-cell>
              <table:table-cell office:value-type="float" office:value="0.318518518518518">
                <text:p>0.318518518518518</text:p>
              </table:table-cell>
            </table:table-row>
            <table:table-row>
              <table:table-cell office:value-type="float" office:value="1671.00692773438">
                <text:p>1671.00692773438</text:p>
              </table:table-cell>
              <table:table-cell office:value-type="float" office:value="0.300751879699248">
                <text:p>0.300751879699248</text:p>
              </table:table-cell>
            </table:table-row>
            <table:table-row>
              <table:table-cell office:value-type="float" office:value="1692.70831640625">
                <text:p>1692.70831640625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1714.40970507813">
                <text:p>1714.40970507813</text:p>
              </table:table-cell>
              <table:table-cell office:value-type="float" office:value="1.26829268292683">
                <text:p>1.26829268292683</text:p>
              </table:table-cell>
            </table:table-row>
            <table:table-row>
              <table:table-cell office:value-type="float" office:value="1736.11109375">
                <text:p>1736.11109375</text:p>
              </table:table-cell>
              <table:table-cell office:value-type="float" office:value="0.459677419354839">
                <text:p>0.459677419354839</text:p>
              </table:table-cell>
            </table:table-row>
            <table:table-row>
              <table:table-cell office:value-type="float" office:value="1757.81248242188">
                <text:p>1757.81248242188</text:p>
              </table:table-cell>
              <table:table-cell office:value-type="float" office:value="7.86178861788618">
                <text:p>7.86178861788618</text:p>
              </table:table-cell>
            </table:table-row>
            <table:table-row>
              <table:table-cell office:value-type="float" office:value="1779.51387109375">
                <text:p>1779.51387109375</text:p>
              </table:table-cell>
              <table:table-cell office:value-type="float" office:value="6.71311475409836">
                <text:p>6.71311475409836</text:p>
              </table:table-cell>
            </table:table-row>
            <table:table-row>
              <table:table-cell office:value-type="float" office:value="1801.21525976563">
                <text:p>1801.21525976563</text:p>
              </table:table-cell>
              <table:table-cell office:value-type="float" office:value="1.60655737704918">
                <text:p>1.60655737704918</text:p>
              </table:table-cell>
            </table:table-row>
            <table:table-row>
              <table:table-cell office:value-type="float" office:value="1822.9166484375">
                <text:p>1822.916648437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float" office:value="1844.61803710938">
                <text:p>1844.61803710938</text:p>
              </table:table-cell>
              <table:table-cell office:value-type="float" office:value="0.184873949579832">
                <text:p>0.184873949579832</text:p>
              </table:table-cell>
            </table:table-row>
            <table:table-row>
              <table:table-cell office:value-type="float" office:value="1866.31942578125">
                <text:p>1866.31942578125</text:p>
              </table:table-cell>
              <table:table-cell office:value-type="float" office:value="0.567796610169492">
                <text:p>0.567796610169492</text:p>
              </table:table-cell>
            </table:table-row>
            <table:table-row>
              <table:table-cell office:value-type="float" office:value="1888.02081445313">
                <text:p>1888.02081445313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float" office:value="1909.722203125">
                <text:p>1909.722203125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float" office:value="1931.42359179688">
                <text:p>1931.4235917968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float" office:value="1953.12498046875">
                <text:p>1953.12498046875</text:p>
              </table:table-cell>
              <table:table-cell office:value-type="float" office:value="0.447619047619048">
                <text:p>0.447619047619048</text:p>
              </table:table-cell>
            </table:table-row>
            <table:table-row>
              <table:table-cell office:value-type="float" office:value="1974.82636914063">
                <text:p>1974.82636914063</text:p>
              </table:table-cell>
              <table:table-cell office:value-type="float" office:value="0.455445544554455">
                <text:p>0.455445544554455</text:p>
              </table:table-cell>
            </table:table-row>
            <table:table-row>
              <table:table-cell office:value-type="float" office:value="1996.5277578125">
                <text:p>1996.5277578125</text:p>
              </table:table-cell>
              <table:table-cell office:value-type="float" office:value="0.269230769230769">
                <text:p>0.269230769230769</text:p>
              </table:table-cell>
            </table:table-row>
            <table:table-row>
              <table:table-cell office:value-type="float" office:value="2018.22914648438">
                <text:p>2018.22914648438</text:p>
              </table:table-cell>
              <table:table-cell office:value-type="float" office:value="0.431192660550459">
                <text:p>0.431192660550459</text:p>
              </table:table-cell>
            </table:table-row>
            <table:table-row>
              <table:table-cell office:value-type="float" office:value="2039.93053515625">
                <text:p>2039.93053515625</text:p>
              </table:table-cell>
              <table:table-cell office:value-type="float" office:value="0.263636363636364">
                <text:p>0.263636363636364</text:p>
              </table:table-cell>
            </table:table-row>
            <table:table-row>
              <table:table-cell office:value-type="float" office:value="2061.63192382813">
                <text:p>2061.63192382813</text:p>
              </table:table-cell>
              <table:table-cell office:value-type="float" office:value="0.834862385321101">
                <text:p>0.834862385321101</text:p>
              </table:table-cell>
            </table:table-row>
            <table:table-row>
              <table:table-cell office:value-type="float" office:value="2083.3333125">
                <text:p>2083.3333125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2105.03470117187">
                <text:p>2105.03470117187</text:p>
              </table:table-cell>
              <table:table-cell office:value-type="float" office:value="0.182692307692308">
                <text:p>0.182692307692308</text:p>
              </table:table-cell>
            </table:table-row>
            <table:table-row>
              <table:table-cell office:value-type="float" office:value="2126.73608984375">
                <text:p>2126.73608984375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2148.43747851563">
                <text:p>2148.43747851563</text:p>
              </table:table-cell>
              <table:table-cell office:value-type="float" office:value="0.431372549019608">
                <text:p>0.431372549019608</text:p>
              </table:table-cell>
            </table:table-row>
            <table:table-row>
              <table:table-cell office:value-type="float" office:value="2170.1388671875">
                <text:p>2170.1388671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191.84025585937">
                <text:p>2191.84025585937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float" office:value="2213.54164453125">
                <text:p>2213.54164453125</text:p>
              </table:table-cell>
              <table:table-cell office:value-type="float" office:value="0.545454545454546">
                <text:p>0.545454545454546</text:p>
              </table:table-cell>
            </table:table-row>
            <table:table-row>
              <table:table-cell office:value-type="float" office:value="2235.24303320313">
                <text:p>2235.24303320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6.944421875">
                <text:p>2256.944421875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float" office:value="2278.64581054687">
                <text:p>2278.64581054687</text:p>
              </table:table-cell>
              <table:table-cell office:value-type="float" office:value="0.225">
                <text:p>0.225</text:p>
              </table:table-cell>
            </table:table-row>
            <table:table-row>
              <table:table-cell office:value-type="float" office:value="2300.34719921875">
                <text:p>2300.34719921875</text:p>
              </table:table-cell>
              <table:table-cell office:value-type="float" office:value="0.641025641025641">
                <text:p>0.641025641025641</text:p>
              </table:table-cell>
            </table:table-row>
            <table:table-row>
              <table:table-cell office:value-type="float" office:value="2322.04858789063">
                <text:p>2322.04858789063</text:p>
              </table:table-cell>
              <table:table-cell office:value-type="float" office:value="1.21052631578947">
                <text:p>1.21052631578947</text:p>
              </table:table-cell>
            </table:table-row>
            <table:table-row>
              <table:table-cell office:value-type="float" office:value="2343.7499765625">
                <text:p>2343.7499765625</text:p>
              </table:table-cell>
              <table:table-cell office:value-type="float" office:value="4.60526315789474">
                <text:p>4.60526315789474</text:p>
              </table:table-cell>
            </table:table-row>
            <table:table-row>
              <table:table-cell office:value-type="float" office:value="2365.45136523438">
                <text:p>2365.45136523438</text:p>
              </table:table-cell>
              <table:table-cell office:value-type="float" office:value="5.51282051282051">
                <text:p>5.51282051282051</text:p>
              </table:table-cell>
            </table:table-row>
            <table:table-row>
              <table:table-cell office:value-type="float" office:value="2387.15275390625">
                <text:p>2387.15275390625</text:p>
              </table:table-cell>
              <table:table-cell office:value-type="float" office:value="1.48717948717949">
                <text:p>1.48717948717949</text:p>
              </table:table-cell>
            </table:table-row>
            <table:table-row>
              <table:table-cell office:value-type="float" office:value="2408.85414257813">
                <text:p>2408.85414257813</text:p>
              </table:table-cell>
              <table:table-cell office:value-type="float" office:value="0.394736842105263">
                <text:p>0.394736842105263</text:p>
              </table:table-cell>
            </table:table-row>
            <table:table-row>
              <table:table-cell office:value-type="float" office:value="2430.55553125">
                <text:p>2430.555531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452.25691992188">
                <text:p>2452.25691992188</text:p>
              </table:table-cell>
              <table:table-cell office:value-type="float" office:value="0.970588235294117">
                <text:p>0.970588235294117</text:p>
              </table:table-cell>
            </table:table-row>
            <table:table-row>
              <table:table-cell office:value-type="float" office:value="2473.95830859375">
                <text:p>2473.95830859375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2495.65969726562">
                <text:p>2495.65969726562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float" office:value="2517.3610859375">
                <text:p>2517.3610859375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2539.06247460938">
                <text:p>2539.06247460938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2560.76386328125">
                <text:p>2560.76386328125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float" office:value="2582.46525195312">
                <text:p>2582.46525195312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float" office:value="2604.166640625">
                <text:p>2604.166640625</text:p>
              </table:table-cell>
              <table:table-cell office:value-type="float" office:value="0.205882352941176">
                <text:p>0.205882352941176</text:p>
              </table:table-cell>
            </table:table-row>
            <table:table-row>
              <table:table-cell office:value-type="float" office:value="2625.86802929688">
                <text:p>2625.86802929688</text:p>
              </table:table-cell>
              <table:table-cell office:value-type="float" office:value="0.323529411764706">
                <text:p>0.323529411764706</text:p>
              </table:table-cell>
            </table:table-row>
            <table:table-row>
              <table:table-cell office:value-type="float" office:value="2647.56941796875">
                <text:p>2647.56941796875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float" office:value="2669.27080664063">
                <text:p>2669.27080664063</text:p>
              </table:table-cell>
              <table:table-cell office:value-type="float" office:value="0.735294117647059">
                <text:p>0.735294117647059</text:p>
              </table:table-cell>
            </table:table-row>
            <table:table-row>
              <table:table-cell office:value-type="float" office:value="2690.9721953125">
                <text:p>2690.9721953125</text:p>
              </table:table-cell>
              <table:table-cell office:value-type="float" office:value="1.3030303030303">
                <text:p>1.3030303030303</text:p>
              </table:table-cell>
            </table:table-row>
            <table:table-row>
              <table:table-cell office:value-type="float" office:value="2712.67358398438">
                <text:p>2712.67358398438</text:p>
              </table:table-cell>
              <table:table-cell office:value-type="float" office:value="2.39285714285714">
                <text:p>2.39285714285714</text:p>
              </table:table-cell>
            </table:table-row>
            <table:table-row>
              <table:table-cell office:value-type="float" office:value="2734.37497265625">
                <text:p>2734.37497265625</text:p>
              </table:table-cell>
              <table:table-cell office:value-type="float" office:value="1.34782608695652">
                <text:p>1.34782608695652</text:p>
              </table:table-cell>
            </table:table-row>
            <table:table-row>
              <table:table-cell office:value-type="float" office:value="2756.07636132812">
                <text:p>2756.07636132812</text:p>
              </table:table-cell>
              <table:table-cell office:value-type="float" office:value="0.772727272727273">
                <text:p>0.7727272727272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615cm" svg:height="17.133cm" xlink:href=".." xlink:type="simple" chart:class="chart:bar" chart:style-name="ch1">
        <chart:legend chart:legend-position="end" svg:x="28.378cm" svg:y="8.267cm" style:legend-expansion="high" chart:style-name="ch2"/>
        <chart:plot-area chart:style-name="ch3" table:cell-range-address="foo.B1:foo.B128 foo.F1:foo.F128" chart:data-source-has-labels="column" svg:x="0.549cm" svg:y="0.264cm" svg:width="27.19cm" svg:height="16.327cm">
          <chartooo:coordinate-region svg:x="1.17cm" svg:y="0.463cm" svg:width="26.569cm" svg:height="15.929cm"/>
          <chart:axis chart:dimension="x" chart:name="primary-x" chart:style-name="ch4" chartooo:axis-type="auto">
            <chartooo:date-scale/>
            <chart:categories table:cell-range-address="foo.B1:foo.B1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o.F1:foo.F128" chart:class="chart:bar">
            <chart:data-point chart:repeated="1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oo.B1:foo.B128</svg:desc>
                </draw:g>
              </table:table-cell>
              <table:table-cell office:value-type="float" office:value="0">
                <text:p>0</text:p>
                <draw:g>
                  <svg:desc>foo.F1:foo.F128</svg:desc>
                </draw:g>
              </table:table-cell>
            </table:table-row>
            <table:table-row>
              <table:table-cell office:value-type="float" office:value="21.701388671875">
                <text:p>21.701388671875</text:p>
              </table:table-cell>
              <table:table-cell office:value-type="float" office:value="-0.0826957785621875">
                <text:p>-0.0826957785621875</text:p>
              </table:table-cell>
            </table:table-row>
            <table:table-row>
              <table:table-cell office:value-type="float" office:value="43.40277734375">
                <text:p>43.40277734375</text:p>
              </table:table-cell>
              <table:table-cell office:value-type="float" office:value="-0.0634492933685355">
                <text:p>-0.0634492933685355</text:p>
              </table:table-cell>
            </table:table-row>
            <table:table-row>
              <table:table-cell office:value-type="float" office:value="65.104166015625">
                <text:p>65.104166015625</text:p>
              </table:table-cell>
              <table:table-cell office:value-type="float" office:value="0.0598828747660961">
                <text:p>0.0598828747660961</text:p>
              </table:table-cell>
            </table:table-row>
            <table:table-row>
              <table:table-cell office:value-type="float" office:value="86.8055546875">
                <text:p>86.8055546875</text:p>
              </table:table-cell>
              <table:table-cell office:value-type="float" office:value="0.204817722043524">
                <text:p>0.204817722043524</text:p>
              </table:table-cell>
            </table:table-row>
            <table:table-row>
              <table:table-cell office:value-type="float" office:value="108.506943359375">
                <text:p>108.506943359375</text:p>
              </table:table-cell>
              <table:table-cell office:value-type="float" office:value="1.063958062296">
                <text:p>1.063958062296</text:p>
              </table:table-cell>
            </table:table-row>
            <table:table-row>
              <table:table-cell office:value-type="float" office:value="130.20833203125">
                <text:p>130.20833203125</text:p>
              </table:table-cell>
              <table:table-cell office:value-type="float" office:value="0.754186066023131">
                <text:p>0.754186066023131</text:p>
              </table:table-cell>
            </table:table-row>
            <table:table-row>
              <table:table-cell office:value-type="float" office:value="151.909720703125">
                <text:p>151.909720703125</text:p>
              </table:table-cell>
              <table:table-cell office:value-type="float" office:value="-1.04937871461107">
                <text:p>-1.04937871461107</text:p>
              </table:table-cell>
            </table:table-row>
            <table:table-row>
              <table:table-cell office:value-type="float" office:value="173.611109375">
                <text:p>173.611109375</text:p>
              </table:table-cell>
              <table:table-cell office:value-type="float" office:value="1.89298489348791">
                <text:p>1.89298489348791</text:p>
              </table:table-cell>
            </table:table-row>
            <table:table-row>
              <table:table-cell office:value-type="float" office:value="195.312498046875">
                <text:p>195.312498046875</text:p>
              </table:table-cell>
              <table:table-cell office:value-type="float" office:value="-1.00158195550112">
                <text:p>-1.00158195550112</text:p>
              </table:table-cell>
            </table:table-row>
            <table:table-row>
              <table:table-cell office:value-type="float" office:value="217.01388671875">
                <text:p>217.01388671875</text:p>
              </table:table-cell>
              <table:table-cell office:value-type="float" office:value="0.636878977485427">
                <text:p>0.636878977485427</text:p>
              </table:table-cell>
            </table:table-row>
            <table:table-row>
              <table:table-cell office:value-type="float" office:value="238.715275390625">
                <text:p>238.715275390625</text:p>
              </table:table-cell>
              <table:table-cell office:value-type="float" office:value="-1.07309044921435">
                <text:p>-1.07309044921435</text:p>
              </table:table-cell>
            </table:table-row>
            <table:table-row>
              <table:table-cell office:value-type="float" office:value="260.4166640625">
                <text:p>260.4166640625</text:p>
              </table:table-cell>
              <table:table-cell office:value-type="float" office:value="0.298300942819873">
                <text:p>0.298300942819873</text:p>
              </table:table-cell>
            </table:table-row>
            <table:table-row>
              <table:table-cell office:value-type="float" office:value="282.118052734375">
                <text:p>282.118052734375</text:p>
              </table:table-cell>
              <table:table-cell office:value-type="float" office:value="-1.64759671746776">
                <text:p>-1.64759671746776</text:p>
              </table:table-cell>
            </table:table-row>
            <table:table-row>
              <table:table-cell office:value-type="float" office:value="303.81944140625">
                <text:p>303.8194414062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325.520830078125">
                <text:p>325.520830078125</text:p>
              </table:table-cell>
              <table:table-cell office:value-type="float" office:value="-0.117824074074074">
                <text:p>-0.117824074074074</text:p>
              </table:table-cell>
            </table:table-row>
            <table:table-row>
              <table:table-cell office:value-type="float" office:value="347.22221875">
                <text:p>347.22221875</text:p>
              </table:table-cell>
              <table:table-cell office:value-type="float" office:value="0.828540874524715">
                <text:p>0.828540874524715</text:p>
              </table:table-cell>
            </table:table-row>
            <table:table-row>
              <table:table-cell office:value-type="float" office:value="368.923607421875">
                <text:p>368.923607421875</text:p>
              </table:table-cell>
              <table:table-cell office:value-type="float" office:value="1.20405576679341">
                <text:p>1.20405576679341</text:p>
              </table:table-cell>
            </table:table-row>
            <table:table-row>
              <table:table-cell office:value-type="float" office:value="390.62499609375">
                <text:p>390.62499609375</text:p>
              </table:table-cell>
              <table:table-cell office:value-type="float" office:value="-1.44321073109369">
                <text:p>-1.44321073109369</text:p>
              </table:table-cell>
            </table:table-row>
            <table:table-row>
              <table:table-cell office:value-type="float" office:value="412.326384765625">
                <text:p>412.326384765625</text:p>
              </table:table-cell>
              <table:table-cell office:value-type="float" office:value="-0.058443791997838">
                <text:p>-0.058443791997838</text:p>
              </table:table-cell>
            </table:table-row>
            <table:table-row>
              <table:table-cell office:value-type="float" office:value="434.0277734375">
                <text:p>434.0277734375</text:p>
              </table:table-cell>
              <table:table-cell office:value-type="float" office:value="1.41884980532457">
                <text:p>1.41884980532457</text:p>
              </table:table-cell>
            </table:table-row>
            <table:table-row>
              <table:table-cell office:value-type="float" office:value="455.729162109375">
                <text:p>455.729162109375</text:p>
              </table:table-cell>
              <table:table-cell office:value-type="float" office:value="-1.08747756711553">
                <text:p>-1.08747756711553</text:p>
              </table:table-cell>
            </table:table-row>
            <table:table-row>
              <table:table-cell office:value-type="float" office:value="477.43055078125">
                <text:p>477.43055078125</text:p>
              </table:table-cell>
              <table:table-cell office:value-type="float" office:value="-0.962792631403218">
                <text:p>-0.962792631403218</text:p>
              </table:table-cell>
            </table:table-row>
            <table:table-row>
              <table:table-cell office:value-type="float" office:value="499.131939453125">
                <text:p>499.131939453125</text:p>
              </table:table-cell>
              <table:table-cell office:value-type="float" office:value="0.177104987296342">
                <text:p>0.177104987296342</text:p>
              </table:table-cell>
            </table:table-row>
            <table:table-row>
              <table:table-cell office:value-type="float" office:value="520.833328125">
                <text:p>520.833328125</text:p>
              </table:table-cell>
              <table:table-cell office:value-type="float" office:value="-0.0770014125685752">
                <text:p>-0.0770014125685752</text:p>
              </table:table-cell>
            </table:table-row>
            <table:table-row>
              <table:table-cell office:value-type="float" office:value="542.534716796875">
                <text:p>542.534716796875</text:p>
              </table:table-cell>
              <table:table-cell office:value-type="float" office:value="0.099158257286788">
                <text:p>0.099158257286788</text:p>
              </table:table-cell>
            </table:table-row>
            <table:table-row>
              <table:table-cell office:value-type="float" office:value="564.23610546875">
                <text:p>564.23610546875</text:p>
              </table:table-cell>
              <table:table-cell office:value-type="float" office:value="0.22352959474908">
                <text:p>0.22352959474908</text:p>
              </table:table-cell>
            </table:table-row>
            <table:table-row>
              <table:table-cell office:value-type="float" office:value="585.937494140625">
                <text:p>585.937494140625</text:p>
              </table:table-cell>
              <table:table-cell office:value-type="float" office:value="1.85722116192943">
                <text:p>1.85722116192943</text:p>
              </table:table-cell>
            </table:table-row>
            <table:table-row>
              <table:table-cell office:value-type="float" office:value="607.6388828125">
                <text:p>607.6388828125</text:p>
              </table:table-cell>
              <table:table-cell office:value-type="float" office:value="-1.21731297614587">
                <text:p>-1.21731297614587</text:p>
              </table:table-cell>
            </table:table-row>
            <table:table-row>
              <table:table-cell office:value-type="float" office:value="629.340271484375">
                <text:p>629.340271484375</text:p>
              </table:table-cell>
              <table:table-cell office:value-type="float" office:value="-0.890829061156854">
                <text:p>-0.890829061156854</text:p>
              </table:table-cell>
            </table:table-row>
            <table:table-row>
              <table:table-cell office:value-type="float" office:value="651.04166015625">
                <text:p>651.04166015625</text:p>
              </table:table-cell>
              <table:table-cell office:value-type="float" office:value="0.0785907859078591">
                <text:p>0.0785907859078591</text:p>
              </table:table-cell>
            </table:table-row>
            <table:table-row>
              <table:table-cell office:value-type="float" office:value="672.743048828125">
                <text:p>672.743048828125</text:p>
              </table:table-cell>
              <table:table-cell office:value-type="float" office:value="0.359067484117464">
                <text:p>0.359067484117464</text:p>
              </table:table-cell>
            </table:table-row>
            <table:table-row>
              <table:table-cell office:value-type="float" office:value="694.4444375">
                <text:p>694.4444375</text:p>
              </table:table-cell>
              <table:table-cell office:value-type="float" office:value="-0.0735197245302792">
                <text:p>-0.0735197245302792</text:p>
              </table:table-cell>
            </table:table-row>
            <table:table-row>
              <table:table-cell office:value-type="float" office:value="716.145826171875">
                <text:p>716.145826171875</text:p>
              </table:table-cell>
              <table:table-cell office:value-type="float" office:value="-0.34460568067487">
                <text:p>-0.34460568067487</text:p>
              </table:table-cell>
            </table:table-row>
            <table:table-row>
              <table:table-cell office:value-type="float" office:value="737.84721484375">
                <text:p>737.84721484375</text:p>
              </table:table-cell>
              <table:table-cell office:value-type="float" office:value="0.586919227098006">
                <text:p>0.586919227098006</text:p>
              </table:table-cell>
            </table:table-row>
            <table:table-row>
              <table:table-cell office:value-type="float" office:value="759.548603515625">
                <text:p>759.548603515625</text:p>
              </table:table-cell>
              <table:table-cell office:value-type="float" office:value="-0.206007948587857">
                <text:p>-0.206007948587857</text:p>
              </table:table-cell>
            </table:table-row>
            <table:table-row>
              <table:table-cell office:value-type="float" office:value="781.2499921875">
                <text:p>781.2499921875</text:p>
              </table:table-cell>
              <table:table-cell office:value-type="float" office:value="-0.508086419753086">
                <text:p>-0.508086419753086</text:p>
              </table:table-cell>
            </table:table-row>
            <table:table-row>
              <table:table-cell office:value-type="float" office:value="802.951380859375">
                <text:p>802.951380859375</text:p>
              </table:table-cell>
              <table:table-cell office:value-type="float" office:value="0.232657004830918">
                <text:p>0.232657004830918</text:p>
              </table:table-cell>
            </table:table-row>
            <table:table-row>
              <table:table-cell office:value-type="float" office:value="824.65276953125">
                <text:p>824.65276953125</text:p>
              </table:table-cell>
              <table:table-cell office:value-type="float" office:value="-0.206503158677072">
                <text:p>-0.206503158677072</text:p>
              </table:table-cell>
            </table:table-row>
            <table:table-row>
              <table:table-cell office:value-type="float" office:value="846.354158203125">
                <text:p>846.354158203125</text:p>
              </table:table-cell>
              <table:table-cell office:value-type="float" office:value="0.718788682581786">
                <text:p>0.718788682581786</text:p>
              </table:table-cell>
            </table:table-row>
            <table:table-row>
              <table:table-cell office:value-type="float" office:value="868.055546875">
                <text:p>868.055546875</text:p>
              </table:table-cell>
              <table:table-cell office:value-type="float" office:value="5.365171107628">
                <text:p>5.365171107628</text:p>
              </table:table-cell>
            </table:table-row>
            <table:table-row>
              <table:table-cell office:value-type="float" office:value="889.756935546875">
                <text:p>889.756935546875</text:p>
              </table:table-cell>
              <table:table-cell office:value-type="float" office:value="0.181484666323775">
                <text:p>0.181484666323775</text:p>
              </table:table-cell>
            </table:table-row>
            <table:table-row>
              <table:table-cell office:value-type="float" office:value="911.45832421875">
                <text:p>911.45832421875</text:p>
              </table:table-cell>
              <table:table-cell office:value-type="float" office:value="-5.5295758307773">
                <text:p>-5.5295758307773</text:p>
              </table:table-cell>
            </table:table-row>
            <table:table-row>
              <table:table-cell office:value-type="float" office:value="933.159712890625">
                <text:p>933.159712890625</text:p>
              </table:table-cell>
              <table:table-cell office:value-type="float" office:value="-0.0453747446373851">
                <text:p>-0.0453747446373851</text:p>
              </table:table-cell>
            </table:table-row>
            <table:table-row>
              <table:table-cell office:value-type="float" office:value="954.8611015625">
                <text:p>954.8611015625</text:p>
              </table:table-cell>
              <table:table-cell office:value-type="float" office:value="-0.384340034965035">
                <text:p>-0.384340034965035</text:p>
              </table:table-cell>
            </table:table-row>
            <table:table-row>
              <table:table-cell office:value-type="float" office:value="976.562490234375">
                <text:p>976.562490234375</text:p>
              </table:table-cell>
              <table:table-cell office:value-type="float" office:value="-0.409653663871673">
                <text:p>-0.409653663871673</text:p>
              </table:table-cell>
            </table:table-row>
            <table:table-row>
              <table:table-cell office:value-type="float" office:value="998.26387890625">
                <text:p>998.26387890625</text:p>
              </table:table-cell>
              <table:table-cell office:value-type="float" office:value="0.19468774371588">
                <text:p>0.19468774371588</text:p>
              </table:table-cell>
            </table:table-row>
            <table:table-row>
              <table:table-cell office:value-type="float" office:value="1019.96526757813">
                <text:p>1019.96526757813</text:p>
              </table:table-cell>
              <table:table-cell office:value-type="float" office:value="-0.176735711545838">
                <text:p>-0.176735711545838</text:p>
              </table:table-cell>
            </table:table-row>
            <table:table-row>
              <table:table-cell office:value-type="float" office:value="1041.66665625">
                <text:p>1041.66665625</text:p>
              </table:table-cell>
              <table:table-cell office:value-type="float" office:value="0.0143125061691837">
                <text:p>0.0143125061691837</text:p>
              </table:table-cell>
            </table:table-row>
            <table:table-row>
              <table:table-cell office:value-type="float" office:value="1063.36804492188">
                <text:p>1063.36804492188</text:p>
              </table:table-cell>
              <table:table-cell office:value-type="float" office:value="0.0264103368792407">
                <text:p>0.0264103368792407</text:p>
              </table:table-cell>
            </table:table-row>
            <table:table-row>
              <table:table-cell office:value-type="float" office:value="1085.06943359375">
                <text:p>1085.06943359375</text:p>
              </table:table-cell>
              <table:table-cell office:value-type="float" office:value="-0.0344392715474616">
                <text:p>-0.0344392715474616</text:p>
              </table:table-cell>
            </table:table-row>
            <table:table-row>
              <table:table-cell office:value-type="float" office:value="1106.77082226563">
                <text:p>1106.77082226563</text:p>
              </table:table-cell>
              <table:table-cell office:value-type="float" office:value="0.44509666926284">
                <text:p>0.44509666926284</text:p>
              </table:table-cell>
            </table:table-row>
            <table:table-row>
              <table:table-cell office:value-type="float" office:value="1128.4722109375">
                <text:p>1128.4722109375</text:p>
              </table:table-cell>
              <table:table-cell office:value-type="float" office:value="0.552699013315452">
                <text:p>0.552699013315452</text:p>
              </table:table-cell>
            </table:table-row>
            <table:table-row>
              <table:table-cell office:value-type="float" office:value="1150.17359960938">
                <text:p>1150.17359960938</text:p>
              </table:table-cell>
              <table:table-cell office:value-type="float" office:value="0.288461538461538">
                <text:p>0.288461538461538</text:p>
              </table:table-cell>
            </table:table-row>
            <table:table-row>
              <table:table-cell office:value-type="float" office:value="1171.87498828125">
                <text:p>1171.87498828125</text:p>
              </table:table-cell>
              <table:table-cell office:value-type="float" office:value="1.76305032995174">
                <text:p>1.76305032995174</text:p>
              </table:table-cell>
            </table:table-row>
            <table:table-row>
              <table:table-cell office:value-type="float" office:value="1193.57637695313">
                <text:p>1193.57637695313</text:p>
              </table:table-cell>
              <table:table-cell office:value-type="float" office:value="-0.351698061833214">
                <text:p>-0.351698061833214</text:p>
              </table:table-cell>
            </table:table-row>
            <table:table-row>
              <table:table-cell office:value-type="float" office:value="1215.277765625">
                <text:p>1215.277765625</text:p>
              </table:table-cell>
              <table:table-cell office:value-type="float" office:value="-2.02936398613024">
                <text:p>-2.02936398613024</text:p>
              </table:table-cell>
            </table:table-row>
            <table:table-row>
              <table:table-cell office:value-type="float" office:value="1236.97915429688">
                <text:p>1236.97915429688</text:p>
              </table:table-cell>
              <table:table-cell office:value-type="float" office:value="-0.169407435604619">
                <text:p>-0.169407435604619</text:p>
              </table:table-cell>
            </table:table-row>
            <table:table-row>
              <table:table-cell office:value-type="float" office:value="1258.68054296875">
                <text:p>1258.68054296875</text:p>
              </table:table-cell>
              <table:table-cell office:value-type="float" office:value="0.784612436523905">
                <text:p>0.784612436523905</text:p>
              </table:table-cell>
            </table:table-row>
            <table:table-row>
              <table:table-cell office:value-type="float" office:value="1280.38193164063">
                <text:p>1280.38193164063</text:p>
              </table:table-cell>
              <table:table-cell office:value-type="float" office:value="-0.801603673960559">
                <text:p>-0.801603673960559</text:p>
              </table:table-cell>
            </table:table-row>
            <table:table-row>
              <table:table-cell office:value-type="float" office:value="1302.0833203125">
                <text:p>1302.0833203125</text:p>
              </table:table-cell>
              <table:table-cell office:value-type="float" office:value="-0.0813035119022918">
                <text:p>-0.0813035119022918</text:p>
              </table:table-cell>
            </table:table-row>
            <table:table-row>
              <table:table-cell office:value-type="float" office:value="1323.78470898438">
                <text:p>1323.78470898438</text:p>
              </table:table-cell>
              <table:table-cell office:value-type="float" office:value="0.777626338345979">
                <text:p>0.777626338345979</text:p>
              </table:table-cell>
            </table:table-row>
            <table:table-row>
              <table:table-cell office:value-type="float" office:value="1345.48609765625">
                <text:p>1345.48609765625</text:p>
              </table:table-cell>
              <table:table-cell office:value-type="float" office:value="-0.74703557312253">
                <text:p>-0.74703557312253</text:p>
              </table:table-cell>
            </table:table-row>
            <table:table-row>
              <table:table-cell office:value-type="float" office:value="1367.18748632813">
                <text:p>1367.18748632813</text:p>
              </table:table-cell>
              <table:table-cell office:value-type="float" office:value="-0.222433164233917">
                <text:p>-0.222433164233917</text:p>
              </table:table-cell>
            </table:table-row>
            <table:table-row>
              <table:table-cell office:value-type="float" office:value="1388.888875">
                <text:p>1388.888875</text:p>
              </table:table-cell>
              <table:table-cell office:value-type="float" office:value="-0.0748031496062992">
                <text:p>-0.0748031496062992</text:p>
              </table:table-cell>
            </table:table-row>
            <table:table-row>
              <table:table-cell office:value-type="float" office:value="1410.59026367188">
                <text:p>1410.59026367188</text:p>
              </table:table-cell>
              <table:table-cell office:value-type="float" office:value="-0.0483051320712571">
                <text:p>-0.0483051320712571</text:p>
              </table:table-cell>
            </table:table-row>
            <table:table-row>
              <table:table-cell office:value-type="float" office:value="1432.29165234375">
                <text:p>1432.29165234375</text:p>
              </table:table-cell>
              <table:table-cell office:value-type="float" office:value="-0.0114986629461691">
                <text:p>-0.0114986629461691</text:p>
              </table:table-cell>
            </table:table-row>
            <table:table-row>
              <table:table-cell office:value-type="float" office:value="1453.99304101563">
                <text:p>1453.99304101563</text:p>
              </table:table-cell>
              <table:table-cell office:value-type="float" office:value="0.0945002644103649">
                <text:p>0.0945002644103649</text:p>
              </table:table-cell>
            </table:table-row>
            <table:table-row>
              <table:table-cell office:value-type="float" office:value="1475.6944296875">
                <text:p>1475.6944296875</text:p>
              </table:table-cell>
              <table:table-cell office:value-type="float" office:value="-0.106770999680613">
                <text:p>-0.106770999680613</text:p>
              </table:table-cell>
            </table:table-row>
            <table:table-row>
              <table:table-cell office:value-type="float" office:value="1497.39581835938">
                <text:p>1497.39581835938</text:p>
              </table:table-cell>
              <table:table-cell office:value-type="float" office:value="0.12391870766024">
                <text:p>0.12391870766024</text:p>
              </table:table-cell>
            </table:table-row>
            <table:table-row>
              <table:table-cell office:value-type="float" office:value="1519.09720703125">
                <text:p>1519.09720703125</text:p>
              </table:table-cell>
              <table:table-cell office:value-type="float" office:value="-0.0177830940988835">
                <text:p>-0.0177830940988835</text:p>
              </table:table-cell>
            </table:table-row>
            <table:table-row>
              <table:table-cell office:value-type="float" office:value="1540.79859570313">
                <text:p>1540.79859570313</text:p>
              </table:table-cell>
              <table:table-cell office:value-type="float" office:value="0.46798170383076">
                <text:p>0.46798170383076</text:p>
              </table:table-cell>
            </table:table-row>
            <table:table-row>
              <table:table-cell office:value-type="float" office:value="1562.499984375">
                <text:p>1562.499984375</text:p>
              </table:table-cell>
              <table:table-cell office:value-type="float" office:value="0.0729273870783306">
                <text:p>0.0729273870783306</text:p>
              </table:table-cell>
            </table:table-row>
            <table:table-row>
              <table:table-cell office:value-type="float" office:value="1584.20137304687">
                <text:p>1584.20137304687</text:p>
              </table:table-cell>
              <table:table-cell office:value-type="float" office:value="0.0511655011655011">
                <text:p>0.0511655011655011</text:p>
              </table:table-cell>
            </table:table-row>
            <table:table-row>
              <table:table-cell office:value-type="float" office:value="1605.90276171875">
                <text:p>1605.90276171875</text:p>
              </table:table-cell>
              <table:table-cell office:value-type="float" office:value="0.353076923076923">
                <text:p>0.353076923076923</text:p>
              </table:table-cell>
            </table:table-row>
            <table:table-row>
              <table:table-cell office:value-type="float" office:value="1627.60415039063">
                <text:p>1627.60415039063</text:p>
              </table:table-cell>
              <table:table-cell office:value-type="float" office:value="-0.640431654676259">
                <text:p>-0.640431654676259</text:p>
              </table:table-cell>
            </table:table-row>
            <table:table-row>
              <table:table-cell office:value-type="float" office:value="1649.3055390625">
                <text:p>1649.3055390625</text:p>
              </table:table-cell>
              <table:table-cell office:value-type="float" office:value="-0.221049826805222">
                <text:p>-0.221049826805222</text:p>
              </table:table-cell>
            </table:table-row>
            <table:table-row>
              <table:table-cell office:value-type="float" office:value="1671.00692773438">
                <text:p>1671.00692773438</text:p>
              </table:table-cell>
              <table:table-cell office:value-type="float" office:value="-0.0177666388192704">
                <text:p>-0.0177666388192704</text:p>
              </table:table-cell>
            </table:table-row>
            <table:table-row>
              <table:table-cell office:value-type="float" office:value="1692.70831640625">
                <text:p>1692.70831640625</text:p>
              </table:table-cell>
              <table:table-cell office:value-type="float" office:value="0.0832481203007519">
                <text:p>0.0832481203007519</text:p>
              </table:table-cell>
            </table:table-row>
            <table:table-row>
              <table:table-cell office:value-type="float" office:value="1714.40970507813">
                <text:p>1714.40970507813</text:p>
              </table:table-cell>
              <table:table-cell office:value-type="float" office:value="0.88429268292683">
                <text:p>0.88429268292683</text:p>
              </table:table-cell>
            </table:table-row>
            <table:table-row>
              <table:table-cell office:value-type="float" office:value="1736.11109375">
                <text:p>1736.11109375</text:p>
              </table:table-cell>
              <table:table-cell office:value-type="float" office:value="-0.808615263571991">
                <text:p>-0.808615263571991</text:p>
              </table:table-cell>
            </table:table-row>
            <table:table-row>
              <table:table-cell office:value-type="float" office:value="1757.81248242188">
                <text:p>1757.81248242188</text:p>
              </table:table-cell>
              <table:table-cell office:value-type="float" office:value="7.40211119853134">
                <text:p>7.40211119853134</text:p>
              </table:table-cell>
            </table:table-row>
            <table:table-row>
              <table:table-cell office:value-type="float" office:value="1779.51387109375">
                <text:p>1779.51387109375</text:p>
              </table:table-cell>
              <table:table-cell office:value-type="float" office:value="-1.14867386378782">
                <text:p>-1.14867386378782</text:p>
              </table:table-cell>
            </table:table-row>
            <table:table-row>
              <table:table-cell office:value-type="float" office:value="1801.21525976563">
                <text:p>1801.21525976563</text:p>
              </table:table-cell>
              <table:table-cell office:value-type="float" office:value="-5.10655737704918">
                <text:p>-5.10655737704918</text:p>
              </table:table-cell>
            </table:table-row>
            <table:table-row>
              <table:table-cell office:value-type="float" office:value="1822.9166484375">
                <text:p>1822.9166484375</text:p>
              </table:table-cell>
              <table:table-cell office:value-type="float" office:value="-1.06489071038251">
                <text:p>-1.06489071038251</text:p>
              </table:table-cell>
            </table:table-row>
            <table:table-row>
              <table:table-cell office:value-type="float" office:value="1844.61803710938">
                <text:p>1844.61803710938</text:p>
              </table:table-cell>
              <table:table-cell office:value-type="float" office:value="-0.356792717086835">
                <text:p>-0.356792717086835</text:p>
              </table:table-cell>
            </table:table-row>
            <table:table-row>
              <table:table-cell office:value-type="float" office:value="1866.31942578125">
                <text:p>1866.31942578125</text:p>
              </table:table-cell>
              <table:table-cell office:value-type="float" office:value="0.38292266058966">
                <text:p>0.38292266058966</text:p>
              </table:table-cell>
            </table:table-row>
            <table:table-row>
              <table:table-cell office:value-type="float" office:value="1888.02081445313">
                <text:p>1888.02081445313</text:p>
              </table:table-cell>
              <table:table-cell office:value-type="float" office:value="-0.102279368790181">
                <text:p>-0.102279368790181</text:p>
              </table:table-cell>
            </table:table-row>
            <table:table-row>
              <table:table-cell office:value-type="float" office:value="1909.722203125">
                <text:p>1909.722203125</text:p>
              </table:table-cell>
              <table:table-cell office:value-type="float" office:value="-0.144088669950739">
                <text:p>-0.144088669950739</text:p>
              </table:table-cell>
            </table:table-row>
            <table:table-row>
              <table:table-cell office:value-type="float" office:value="1931.42359179688">
                <text:p>1931.42359179688</text:p>
              </table:table-cell>
              <table:table-cell office:value-type="float" office:value="0.641534391534391">
                <text:p>0.641534391534391</text:p>
              </table:table-cell>
            </table:table-row>
            <table:table-row>
              <table:table-cell office:value-type="float" office:value="1953.12498046875">
                <text:p>1953.12498046875</text:p>
              </table:table-cell>
              <table:table-cell office:value-type="float" office:value="-0.515343915343915">
                <text:p>-0.515343915343915</text:p>
              </table:table-cell>
            </table:table-row>
            <table:table-row>
              <table:table-cell office:value-type="float" office:value="1974.82636914063">
                <text:p>1974.82636914063</text:p>
              </table:table-cell>
              <table:table-cell office:value-type="float" office:value="0.00782649693540782">
                <text:p>0.00782649693540782</text:p>
              </table:table-cell>
            </table:table-row>
            <table:table-row>
              <table:table-cell office:value-type="float" office:value="1996.5277578125">
                <text:p>1996.5277578125</text:p>
              </table:table-cell>
              <table:table-cell office:value-type="float" office:value="-0.186214775323686">
                <text:p>-0.186214775323686</text:p>
              </table:table-cell>
            </table:table-row>
            <table:table-row>
              <table:table-cell office:value-type="float" office:value="2018.22914648438">
                <text:p>2018.22914648438</text:p>
              </table:table-cell>
              <table:table-cell office:value-type="float" office:value="0.16196189131969">
                <text:p>0.16196189131969</text:p>
              </table:table-cell>
            </table:table-row>
            <table:table-row>
              <table:table-cell office:value-type="float" office:value="2039.93053515625">
                <text:p>2039.93053515625</text:p>
              </table:table-cell>
              <table:table-cell office:value-type="float" office:value="-0.167556296914095">
                <text:p>-0.167556296914095</text:p>
              </table:table-cell>
            </table:table-row>
            <table:table-row>
              <table:table-cell office:value-type="float" office:value="2061.63192382813">
                <text:p>2061.63192382813</text:p>
              </table:table-cell>
              <table:table-cell office:value-type="float" office:value="0.571226021684737">
                <text:p>0.571226021684737</text:p>
              </table:table-cell>
            </table:table-row>
            <table:table-row>
              <table:table-cell office:value-type="float" office:value="2083.3333125">
                <text:p>2083.3333125</text:p>
              </table:table-cell>
              <table:table-cell office:value-type="float" office:value="0.0698995194408039">
                <text:p>0.0698995194408039</text:p>
              </table:table-cell>
            </table:table-row>
            <table:table-row>
              <table:table-cell office:value-type="float" office:value="2105.03470117187">
                <text:p>2105.03470117187</text:p>
              </table:table-cell>
              <table:table-cell office:value-type="float" office:value="-0.722069597069597">
                <text:p>-0.722069597069597</text:p>
              </table:table-cell>
            </table:table-row>
            <table:table-row>
              <table:table-cell office:value-type="float" office:value="2126.73608984375">
                <text:p>2126.73608984375</text:p>
              </table:table-cell>
              <table:table-cell office:value-type="float" office:value="-0.0511133603238866">
                <text:p>-0.0511133603238866</text:p>
              </table:table-cell>
            </table:table-row>
            <table:table-row>
              <table:table-cell office:value-type="float" office:value="2148.43747851563">
                <text:p>2148.43747851563</text:p>
              </table:table-cell>
              <table:table-cell office:value-type="float" office:value="0.299793601651187">
                <text:p>0.299793601651187</text:p>
              </table:table-cell>
            </table:table-row>
            <table:table-row>
              <table:table-cell office:value-type="float" office:value="2170.1388671875">
                <text:p>2170.1388671875</text:p>
              </table:table-cell>
              <table:table-cell office:value-type="float" office:value="0.0686274509803922">
                <text:p>0.0686274509803922</text:p>
              </table:table-cell>
            </table:table-row>
            <table:table-row>
              <table:table-cell office:value-type="float" office:value="2191.84025585937">
                <text:p>2191.84025585937</text:p>
              </table:table-cell>
              <table:table-cell office:value-type="float" office:value="-0.136363636363636">
                <text:p>-0.136363636363636</text:p>
              </table:table-cell>
            </table:table-row>
            <table:table-row>
              <table:table-cell office:value-type="float" office:value="2213.54164453125">
                <text:p>2213.5416445312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float" office:value="2235.24303320313">
                <text:p>2235.24303320313</text:p>
              </table:table-cell>
              <table:table-cell office:value-type="float" office:value="-0.545454545454546">
                <text:p>-0.545454545454546</text:p>
              </table:table-cell>
            </table:table-row>
            <table:table-row>
              <table:table-cell office:value-type="float" office:value="2256.944421875">
                <text:p>2256.944421875</text:p>
              </table:table-cell>
              <table:table-cell office:value-type="float" office:value="0.317073170731707">
                <text:p>0.317073170731707</text:p>
              </table:table-cell>
            </table:table-row>
            <table:table-row>
              <table:table-cell office:value-type="float" office:value="2278.64581054687">
                <text:p>2278.64581054687</text:p>
              </table:table-cell>
              <table:table-cell office:value-type="float" office:value="-0.0920731707317074">
                <text:p>-0.0920731707317074</text:p>
              </table:table-cell>
            </table:table-row>
            <table:table-row>
              <table:table-cell office:value-type="float" office:value="2300.34719921875">
                <text:p>2300.34719921875</text:p>
              </table:table-cell>
              <table:table-cell office:value-type="float" office:value="0.416025641025641">
                <text:p>0.416025641025641</text:p>
              </table:table-cell>
            </table:table-row>
            <table:table-row>
              <table:table-cell office:value-type="float" office:value="2322.04858789063">
                <text:p>2322.04858789063</text:p>
              </table:table-cell>
              <table:table-cell office:value-type="float" office:value="0.569500674763833">
                <text:p>0.569500674763833</text:p>
              </table:table-cell>
            </table:table-row>
            <table:table-row>
              <table:table-cell office:value-type="float" office:value="2343.7499765625">
                <text:p>2343.7499765625</text:p>
              </table:table-cell>
              <table:table-cell office:value-type="float" office:value="3.39473684210526">
                <text:p>3.39473684210526</text:p>
              </table:table-cell>
            </table:table-row>
            <table:table-row>
              <table:table-cell office:value-type="float" office:value="2365.45136523438">
                <text:p>2365.45136523438</text:p>
              </table:table-cell>
              <table:table-cell office:value-type="float" office:value="0.907557354925776">
                <text:p>0.907557354925776</text:p>
              </table:table-cell>
            </table:table-row>
            <table:table-row>
              <table:table-cell office:value-type="float" office:value="2387.15275390625">
                <text:p>2387.15275390625</text:p>
              </table:table-cell>
              <table:table-cell office:value-type="float" office:value="-4.02564102564103">
                <text:p>-4.02564102564103</text:p>
              </table:table-cell>
            </table:table-row>
            <table:table-row>
              <table:table-cell office:value-type="float" office:value="2408.85414257813">
                <text:p>2408.85414257813</text:p>
              </table:table-cell>
              <table:table-cell office:value-type="float" office:value="-1.09244264507422">
                <text:p>-1.09244264507422</text:p>
              </table:table-cell>
            </table:table-row>
            <table:table-row>
              <table:table-cell office:value-type="float" office:value="2430.55553125">
                <text:p>2430.55553125</text:p>
              </table:table-cell>
              <table:table-cell office:value-type="float" office:value="0.355263157894737">
                <text:p>0.355263157894737</text:p>
              </table:table-cell>
            </table:table-row>
            <table:table-row>
              <table:table-cell office:value-type="float" office:value="2452.25691992188">
                <text:p>2452.25691992188</text:p>
              </table:table-cell>
              <table:table-cell office:value-type="float" office:value="0.220588235294118">
                <text:p>0.220588235294118</text:p>
              </table:table-cell>
            </table:table-row>
            <table:table-row>
              <table:table-cell office:value-type="float" office:value="2473.95830859375">
                <text:p>2473.95830859375</text:p>
              </table:table-cell>
              <table:table-cell office:value-type="float" office:value="-0.38235294117647">
                <text:p>-0.38235294117647</text:p>
              </table:table-cell>
            </table:table-row>
            <table:table-row>
              <table:table-cell office:value-type="float" office:value="2495.65969726562">
                <text:p>2495.65969726562</text:p>
              </table:table-cell>
              <table:table-cell office:value-type="float" office:value="-0.0739495798319327">
                <text:p>-0.0739495798319327</text:p>
              </table:table-cell>
            </table:table-row>
            <table:table-row>
              <table:table-cell office:value-type="float" office:value="2517.3610859375">
                <text:p>2517.3610859375</text:p>
              </table:table-cell>
              <table:table-cell office:value-type="float" office:value="0.16218487394958">
                <text:p>0.16218487394958</text:p>
              </table:table-cell>
            </table:table-row>
            <table:table-row>
              <table:table-cell office:value-type="float" office:value="2539.06247460938">
                <text:p>2539.06247460938</text:p>
              </table:table-cell>
              <table:table-cell office:value-type="float" office:value="-0.323529411764706">
                <text:p>-0.323529411764706</text:p>
              </table:table-cell>
            </table:table-row>
            <table:table-row>
              <table:table-cell office:value-type="float" office:value="2560.76386328125">
                <text:p>2560.76386328125</text:p>
              </table:table-cell>
              <table:table-cell office:value-type="float" office:value="-0.205882352941176">
                <text:p>-0.205882352941176</text:p>
              </table:table-cell>
            </table:table-row>
            <table:table-row>
              <table:table-cell office:value-type="float" office:value="2582.46525195312">
                <text:p>2582.46525195312</text:p>
              </table:table-cell>
              <table:table-cell office:value-type="float" office:value="0.337789661319073">
                <text:p>0.337789661319073</text:p>
              </table:table-cell>
            </table:table-row>
            <table:table-row>
              <table:table-cell office:value-type="float" office:value="2604.166640625">
                <text:p>2604.166640625</text:p>
              </table:table-cell>
              <table:table-cell office:value-type="float" office:value="-0.278966131907308">
                <text:p>-0.278966131907308</text:p>
              </table:table-cell>
            </table:table-row>
            <table:table-row>
              <table:table-cell office:value-type="float" office:value="2625.86802929688">
                <text:p>2625.8680292968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2647.56941796875">
                <text:p>2647.56941796875</text:p>
              </table:table-cell>
              <table:table-cell office:value-type="float" office:value="1.14705882352941">
                <text:p>1.14705882352941</text:p>
              </table:table-cell>
            </table:table-row>
            <table:table-row>
              <table:table-cell office:value-type="float" office:value="2669.27080664063">
                <text:p>2669.27080664063</text:p>
              </table:table-cell>
              <table:table-cell office:value-type="float" office:value="-0.735294117647059">
                <text:p>-0.735294117647059</text:p>
              </table:table-cell>
            </table:table-row>
            <table:table-row>
              <table:table-cell office:value-type="float" office:value="2690.9721953125">
                <text:p>2690.9721953125</text:p>
              </table:table-cell>
              <table:table-cell office:value-type="float" office:value="0.567736185383244">
                <text:p>0.567736185383244</text:p>
              </table:table-cell>
            </table:table-row>
            <table:table-row>
              <table:table-cell office:value-type="float" office:value="2712.67358398438">
                <text:p>2712.67358398438</text:p>
              </table:table-cell>
              <table:table-cell office:value-type="float" office:value="1.08982683982684">
                <text:p>1.08982683982684</text:p>
              </table:table-cell>
            </table:table-row>
            <table:table-row>
              <table:table-cell office:value-type="float" office:value="2734.37497265625">
                <text:p>2734.37497265625</text:p>
              </table:table-cell>
              <table:table-cell office:value-type="float" office:value="-1.04503105590062">
                <text:p>-1.04503105590062</text:p>
              </table:table-cell>
            </table:table-row>
            <table:table-row>
              <table:table-cell office:value-type="float" office:value="2756.07636132812">
                <text:p>2756.07636132812</text:p>
              </table:table-cell>
              <table:table-cell office:value-type="float" office:value="-0.575098814229249">
                <text:p>-0.5750988142292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